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cccccc" draw:marker-start-width="0.253cm" draw:marker-end-width="0.253cm" draw:fill="none" draw:fill-color="#cfe7f5" draw:textarea-horizontal-align="justify" draw:textarea-vertical-align="middle" draw:auto-grow-height="false" fo:min-height="2.098cm" fo:min-width="0.728cm" fo:padding-top="0.143cm" fo:padding-bottom="0.143cm" fo:padding-left="0.268cm" fo:padding-right="0.268cm"/>
    </style:style>
    <style:style style:name="gr2" style:family="graphic" style:parent-style-name="objectwithoutfill">
      <style:graphic-properties svg:stroke-width="0.282cm" svg:stroke-color="#b2b2b2" draw:marker-start-width="0.621cm" draw:marker-end-width="0.621cm" draw:fill="none" draw:textarea-vertical-align="middle" fo:padding-top="0.264cm" fo:padding-bottom="0.264cm" fo:padding-left="0.389cm" fo:padding-right="0.389cm"/>
    </style:style>
    <style:style style:name="gr3" style:family="graphic" style:parent-style-name="objectwithoutfill">
      <style:graphic-properties svg:stroke-width="0.035cm" draw:marker-start-width="0.242cm" draw:marker-end-width="0.242cm" draw:fill="none" draw:textarea-vertical-align="middle" fo:padding-top="0.142cm" fo:padding-bottom="0.142cm" fo:padding-left="0.267cm" fo:padding-right="0.267cm"/>
    </style:style>
    <style:style style:name="gr4"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172cm" fo:padding-top="0.142cm" fo:padding-bottom="0.142cm" fo:padding-left="0.267cm" fo:padding-right="0.267cm"/>
    </style:style>
    <style:style style:name="gr5" style:family="graphic" style:parent-style-name="standard">
      <style:graphic-properties svg:stroke-width="0.035cm" draw:fill-color="#ffff00" draw:textarea-horizontal-align="justify" draw:textarea-vertical-align="middle" draw:auto-grow-height="false" fo:min-height="0cm" fo:min-width="0cm" fo:padding-top="0.142cm" fo:padding-bottom="0.142cm" fo:padding-left="0.267cm" fo:padding-right="0.267cm"/>
    </style:style>
    <style:style style:name="gr6" style:family="graphic" style:parent-style-name="standard">
      <style:graphic-properties svg:stroke-width="0.035cm" svg:stroke-color="#111111" draw:fill-color="#999999" draw:textarea-horizontal-align="justify" draw:textarea-vertical-align="middle" draw:auto-grow-height="false" fo:min-height="0cm" fo:min-width="0cm" fo:padding-top="0.142cm" fo:padding-bottom="0.142cm" fo:padding-left="0.267cm" fo:padding-right="0.267cm"/>
    </style:style>
    <style:style style:name="gr7"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cm" fo:min-width="0cm" fo:padding-top="0.142cm" fo:padding-bottom="0.142cm" fo:padding-left="0.267cm" fo:padding-right="0.267cm"/>
    </style:style>
    <style:style style:name="gr8" style:family="graphic" style:parent-style-name="standard">
      <style:graphic-properties svg:stroke-width="0.035cm" svg:stroke-color="#ffffff" draw:marker-start-width="0.227cm" draw:marker-end-width="0.227cm" draw:fill-color="#ffffff" draw:auto-grow-height="false" fo:min-height="0.193cm" fo:min-width="0.238cm" fo:padding-top="0.142cm" fo:padding-bottom="0.142cm" fo:padding-left="0.267cm" fo:padding-right="0.267cm" fo:wrap-option="no-wrap"/>
    </style:style>
    <style:style style:name="gr9"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191cm" fo:min-width="0.204cm" fo:padding-top="0.142cm" fo:padding-bottom="0.142cm" fo:padding-left="0.267cm" fo:padding-right="0.267cm"/>
    </style:style>
    <style:style style:name="gr10" style:family="graphic" style:parent-style-name="standard">
      <style:graphic-properties svg:stroke-width="0.106cm" svg:stroke-color="#cccccc" draw:marker-start-width="0.359cm" draw:marker-end-width="0.359cm" draw:fill="solid" draw:fill-color="#ffffff" draw:textarea-horizontal-align="justify" draw:textarea-vertical-align="middle" draw:auto-grow-height="false" fo:min-height="1.952cm" fo:min-width="0.622cm" fo:padding-top="0.178cm" fo:padding-bottom="0.178cm" fo:padding-left="0.303cm" fo:padding-right="0.303cm"/>
    </style:style>
    <style:style style:name="gr11"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cm" fo:min-width="0.598cm" fo:padding-top="0.143cm" fo:padding-bottom="0.143cm" fo:padding-left="0.268cm" fo:padding-right="0.268cm"/>
    </style:style>
    <style:style style:name="gr12"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133cm" fo:min-width="0.238cm" fo:padding-top="0.143cm" fo:padding-bottom="0.143cm" fo:padding-left="0.268cm" fo:padding-right="0.268cm"/>
    </style:style>
    <style:style style:name="gr1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193cm" fo:padding-top="0.142cm" fo:padding-bottom="0.142cm" fo:padding-left="0.267cm" fo:padding-right="0.267cm"/>
    </style:style>
    <style:style style:name="gr14" style:family="graphic" style:parent-style-name="standard">
      <style:graphic-properties svg:stroke-width="0.035cm" svg:stroke-color="#ffffff" draw:marker-start-width="0.227cm" draw:marker-end-width="0.227cm" draw:fill-color="#ffffff" draw:auto-grow-height="false" fo:min-height="0.157cm" fo:min-width="0.214cm" fo:padding-top="0.142cm" fo:padding-bottom="0.142cm" fo:padding-left="0.267cm" fo:padding-right="0.267cm" fo:wrap-option="no-wrap"/>
    </style:style>
    <style:style style:name="gr15"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152cm" fo:min-width="0.241cm" fo:padding-top="0.142cm" fo:padding-bottom="0.142cm" fo:padding-left="0.267cm" fo:padding-right="0.267cm"/>
    </style:style>
    <style:style style:name="gr16"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013cm" fo:min-width="0.238cm" fo:padding-top="0.143cm" fo:padding-bottom="0.143cm" fo:padding-left="0.268cm" fo:padding-right="0.268cm"/>
    </style:style>
    <style:style style:name="gr17"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013cm" fo:min-width="0cm" fo:padding-top="0.143cm" fo:padding-bottom="0.143cm" fo:padding-left="0.268cm" fo:padding-right="0.268cm"/>
    </style:style>
    <style:style style:name="gr18"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1.024cm" fo:min-width="0cm" fo:padding-top="0.143cm" fo:padding-bottom="0.143cm" fo:padding-left="0.268cm" fo:padding-right="0.268cm"/>
    </style:style>
    <style:style style:name="gr19"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034cm" fo:min-width="0.234cm" fo:padding-top="0.143cm" fo:padding-bottom="0.143cm" fo:padding-left="0.268cm" fo:padding-right="0.268cm"/>
    </style:style>
    <style:style style:name="gr20" style:family="graphic" style:parent-style-name="standard">
      <style:graphic-properties draw:stroke="none" draw:fill-color="#cccccc" draw:textarea-horizontal-align="justify" draw:textarea-vertical-align="middle" draw:auto-grow-height="false" fo:min-height="0.72cm" fo:min-width="0cm"/>
    </style:style>
    <style:style style:name="gr21"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323cm" fo:min-width="0.216cm" fo:padding-top="0.165cm" fo:padding-bottom="0.165cm" fo:padding-left="0.29cm" fo:padding-right="0.29cm"/>
    </style:style>
    <style:style style:name="gr22"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641cm" fo:min-width="0.588cm" fo:padding-top="0.165cm" fo:padding-bottom="0.165cm" fo:padding-left="0.29cm" fo:padding-right="0.29cm"/>
    </style:style>
    <style:style style:name="gr23"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1.07cm" fo:min-width="1.02cm" fo:padding-top="0.165cm" fo:padding-bottom="0.165cm" fo:padding-left="0.29cm" fo:padding-right="0.29cm"/>
    </style:style>
    <style:style style:name="gr24" style:family="graphic" style:parent-style-name="standard">
      <style:graphic-properties svg:stroke-width="0.018cm" svg:stroke-color="#111111" draw:marker-start-width="0.106cm" draw:marker-end-width="0.106cm" draw:fill-color="#111111" draw:textarea-horizontal-align="justify" draw:textarea-vertical-align="middle" draw:auto-grow-height="false" fo:min-height="0cm" fo:min-width="0cm" fo:padding-top="0.134cm" fo:padding-bottom="0.134cm" fo:padding-left="0.259cm" fo:padding-right="0.259cm"/>
    </style:style>
    <style:style style:name="gr25" style:family="graphic" style:parent-style-name="standard">
      <style:graphic-properties draw:stroke="none" svg:stroke-width="0.035cm" svg:stroke-color="#333333" draw:marker-start-width="0.253cm" draw:marker-end-width="0.253cm" draw:fill-color="#cccccc" draw:textarea-horizontal-align="justify" draw:textarea-vertical-align="middle" draw:auto-grow-height="false" fo:min-height="0cm" fo:min-width="0.764cm" fo:padding-top="0.143cm" fo:padding-bottom="0.143cm" fo:padding-left="0.268cm" fo:padding-right="0.268cm"/>
    </style:style>
    <style:style style:name="gr26" style:family="graphic" style:parent-style-name="standard">
      <style:graphic-properties svg:stroke-width="0.081cm" svg:stroke-color="#000000" draw:marker-start-width="0.299cm" draw:marker-end-width="0.299cm" draw:fill="solid" draw:fill-color="#333333" draw:textarea-horizontal-align="justify" draw:textarea-vertical-align="middle" draw:auto-grow-height="false" fo:min-height="0.608cm" fo:min-width="3.257cm" fo:padding-top="0.165cm" fo:padding-bottom="0.165cm" fo:padding-left="0.29cm" fo:padding-right="0.29cm"/>
    </style:style>
    <style:style style:name="gr27" style:family="graphic" style:parent-style-name="standard">
      <style:graphic-properties svg:stroke-width="0.081cm" svg:stroke-color="#000000" draw:marker-start-width="0.299cm" draw:marker-end-width="0.299cm" draw:fill="solid" draw:fill-color="#666666" draw:textarea-horizontal-align="justify" draw:textarea-vertical-align="middle" draw:auto-grow-height="false" fo:min-height="3.143cm" fo:min-width="4.032cm" fo:padding-top="0.165cm" fo:padding-bottom="0.165cm" fo:padding-left="0.29cm" fo:padding-right="0.29cm"/>
    </style:style>
    <style:style style:name="gr28" style:family="graphic" style:parent-style-name="standard">
      <style:graphic-properties svg:stroke-width="0.06cm" svg:stroke-color="#333333" draw:marker-start-width="0.29cm" draw:marker-end-width="0.29cm" draw:fill="solid" draw:fill-color="#cfe7f5" draw:textarea-horizontal-align="justify" draw:textarea-vertical-align="middle" draw:auto-grow-height="false" fo:min-height="3.048cm" fo:min-width="3.911cm" fo:padding-top="0.155cm" fo:padding-bottom="0.155cm" fo:padding-left="0.28cm" fo:padding-right="0.28cm"/>
    </style:style>
    <style:style style:name="gr29" style:family="graphic" style:parent-style-name="standard">
      <style:graphic-properties svg:stroke-width="0.212cm" svg:stroke-color="#333333" draw:marker-start-width="0.518cm" draw:marker-end-width="0.518cm" draw:fill="solid" draw:fill-color="#cfe7f5" draw:textarea-horizontal-align="justify" draw:textarea-vertical-align="middle" draw:auto-grow-height="false" fo:min-height="2.896cm" fo:min-width="3.759cm" fo:padding-top="0.231cm" fo:padding-bottom="0.231cm" fo:padding-left="0.356cm" fo:padding-right="0.356cm"/>
    </style:style>
    <style:style style:name="gr30" style:family="graphic" style:parent-style-name="standard">
      <style:graphic-properties svg:stroke-width="0.081cm" svg:stroke-color="#000000" draw:marker-start-width="0.299cm" draw:marker-end-width="0.299cm" draw:fill="solid" draw:fill-color="#333333" draw:textarea-horizontal-align="justify" draw:textarea-vertical-align="middle" draw:auto-grow-height="false" fo:min-height="0cm" fo:min-width="3.79cm" fo:padding-top="0.165cm" fo:padding-bottom="0.165cm" fo:padding-left="0.29cm" fo:padding-right="0.29cm"/>
    </style:style>
    <style:style style:name="gr31" style:family="graphic" style:parent-style-name="standard">
      <style:graphic-properties draw:stroke="none" svg:stroke-width="0.05cm" svg:stroke-color="#666666" draw:fill="solid" draw:fill-color="#cccccc" draw:textarea-horizontal-align="justify" draw:textarea-vertical-align="middle" draw:auto-grow-height="false" fo:min-height="0cm" fo:min-width="0cm" fo:padding-top="0.15cm" fo:padding-bottom="0.15cm" fo:padding-left="0.275cm" fo:padding-right="0.275cm"/>
    </style:style>
    <style:style style:name="gr32" style:family="graphic" style:parent-style-name="standard">
      <style:graphic-properties svg:stroke-width="0.018cm" svg:stroke-color="#b2b2b2" draw:marker-start-width="0.227cm" draw:marker-end-width="0.227cm" draw:fill-color="#66ff66" draw:textarea-horizontal-align="justify" draw:textarea-vertical-align="middle" draw:auto-grow-height="false" fo:min-height="0cm" fo:min-width="0cm" fo:padding-top="0.134cm" fo:padding-bottom="0.134cm" fo:padding-left="0.259cm" fo:padding-right="0.259cm"/>
    </style:style>
    <style:style style:name="gr33" style:family="graphic" style:parent-style-name="standard">
      <style:graphic-properties svg:stroke-width="0.018cm" svg:stroke-color="#b2b2b2" draw:marker-start-width="0.227cm" draw:marker-end-width="0.227cm" draw:fill-color="#ff3333" draw:textarea-horizontal-align="justify" draw:textarea-vertical-align="middle" draw:auto-grow-height="false" fo:min-height="0cm" fo:min-width="0cm" fo:padding-top="0.134cm" fo:padding-bottom="0.134cm" fo:padding-left="0.259cm" fo:padding-right="0.259cm"/>
    </style:style>
    <style:style style:name="gr3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5" style:family="graphic" style:parent-style-name="objectwithoutfill">
      <style:graphic-properties svg:stroke-width="0.106cm" svg:stroke-color="#808080" draw:marker-start-width="0.385cm" draw:marker-end-width="0.385cm" draw:fill="none" draw:textarea-vertical-align="middle" fo:padding-top="0.177cm" fo:padding-bottom="0.177cm" fo:padding-left="0.302cm" fo:padding-right="0.302cm"/>
    </style:style>
    <style:style style:name="gr36"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296cm" fo:min-width="2.555cm" fo:padding-top="0.142cm" fo:padding-bottom="0.142cm" fo:padding-left="0.267cm" fo:padding-right="0.267cm"/>
    </style:style>
    <style:style style:name="gr37" style:family="graphic" style:parent-style-name="standard">
      <style:graphic-properties svg:stroke-width="0.035cm" svg:stroke-color="#333333" draw:marker-start-width="0.227cm" draw:marker-end-width="0.227cm" draw:fill-color="#b2b2b2" draw:textarea-horizontal-align="justify" draw:textarea-vertical-align="middle" draw:auto-grow-height="false" fo:min-height="0cm" fo:min-width="0cm" fo:padding-top="0.142cm" fo:padding-bottom="0.142cm" fo:padding-left="0.267cm" fo:padding-right="0.267cm"/>
    </style:style>
    <style:style style:name="gr38"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cm" fo:padding-top="0.142cm" fo:padding-bottom="0.142cm" fo:padding-left="0.267cm" fo:padding-right="0.267cm"/>
    </style:style>
    <style:style style:name="gr39"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32cm" fo:min-width="0.211cm" fo:padding-top="0.165cm" fo:padding-bottom="0.165cm" fo:padding-left="0.29cm" fo:padding-right="0.29cm"/>
    </style:style>
    <style:style style:name="gr40"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636cm" fo:min-width="0.581cm" fo:padding-top="0.165cm" fo:padding-bottom="0.165cm" fo:padding-left="0.29cm" fo:padding-right="0.29cm"/>
    </style:style>
    <style:style style:name="gr41"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1.09cm" fo:min-width="1.02cm" fo:padding-top="0.165cm" fo:padding-bottom="0.165cm" fo:padding-left="0.29cm" fo:padding-right="0.29cm"/>
    </style:style>
    <style:style style:name="gr42"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3.148cm" fo:min-width="2.973cm" fo:padding-top="0.142cm" fo:padding-bottom="0.142cm" fo:padding-left="0.267cm" fo:padding-right="0.267cm"/>
    </style:style>
    <style:style style:name="gr4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1.46cm" fo:padding-top="0.142cm" fo:padding-bottom="0.142cm" fo:padding-left="0.267cm" fo:padding-right="0.267cm"/>
    </style:style>
    <style:style style:name="gr44" style:family="graphic" style:parent-style-name="standard">
      <style:graphic-properties svg:stroke-width="0.035cm" draw:fill-color="#ffff00" draw:textarea-horizontal-align="justify" draw:textarea-vertical-align="middle" draw:auto-grow-height="false" fo:min-height="0.17cm" fo:min-width="0.025cm" fo:padding-top="0.142cm" fo:padding-bottom="0.142cm" fo:padding-left="0.267cm" fo:padding-right="0.267cm"/>
    </style:style>
    <style:style style:name="gr45"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13cm" fo:min-width="0.104cm" fo:padding-top="0.142cm" fo:padding-bottom="0.142cm" fo:padding-left="0.267cm" fo:padding-right="0.267cm"/>
    </style:style>
    <style:style style:name="gr46" style:family="graphic" style:parent-style-name="standard">
      <style:graphic-properties svg:stroke-width="0.035cm" svg:stroke-color="#333333" draw:marker-start-width="0.227cm" draw:marker-end-width="0.227cm" draw:fill-color="#808080" draw:textarea-horizontal-align="justify" draw:textarea-vertical-align="middle" draw:auto-grow-height="false" fo:min-height="0.063cm" fo:min-width="0.046cm" fo:padding-top="0.142cm" fo:padding-bottom="0.142cm" fo:padding-left="0.267cm" fo:padding-right="0.267cm"/>
    </style:style>
    <style:style style:name="gr47" style:family="graphic" style:parent-style-name="standard">
      <style:graphic-properties svg:stroke-width="0.035cm" svg:stroke-color="#333333" draw:marker-start-width="0.227cm" draw:marker-end-width="0.227cm" draw:fill-color="#ffffff" draw:auto-grow-height="false" fo:min-height="2.172cm" fo:min-width="1.996cm" fo:padding-top="0.142cm" fo:padding-bottom="0.142cm" fo:padding-left="0.267cm" fo:padding-right="0.267cm" fo:wrap-option="no-wrap"/>
    </style:style>
    <style:style style:name="gr4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2.431cm" fo:min-width="2.882cm" fo:padding-top="0.142cm" fo:padding-bottom="0.142cm" fo:padding-left="0.267cm" fo:padding-right="0.267cm"/>
    </style:style>
    <style:style style:name="gr49"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554cm" fo:padding-top="0.142cm" fo:padding-bottom="0.142cm" fo:padding-left="0.267cm" fo:padding-right="0.267cm"/>
    </style:style>
    <style:style style:name="gr50" style:family="graphic" style:parent-style-name="standard">
      <style:graphic-properties svg:stroke-width="0.035cm" svg:stroke-color="#ffffff" draw:marker-start-width="0.227cm" draw:marker-end-width="0.227cm" draw:fill-color="#ffffff" draw:auto-grow-height="false" fo:min-height="0.486cm" fo:min-width="0.651cm" fo:padding-top="0.142cm" fo:padding-bottom="0.142cm" fo:padding-left="0.267cm" fo:padding-right="0.267cm" fo:wrap-option="no-wrap"/>
    </style:style>
    <style:style style:name="gr51"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483cm" fo:min-width="0.594cm" fo:padding-top="0.142cm" fo:padding-bottom="0.142cm" fo:padding-left="0.267cm" fo:padding-right="0.267cm"/>
    </style:style>
    <style:style style:name="gr5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2.643cm" fo:padding-top="0.142cm" fo:padding-bottom="0.142cm" fo:padding-left="0.267cm" fo:padding-right="0.267cm"/>
    </style:style>
    <style:style style:name="gr5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1.581cm" fo:min-width="0.08cm" fo:padding-top="0.142cm" fo:padding-bottom="0.142cm" fo:padding-left="0.267cm" fo:padding-right="0.267cm"/>
    </style:style>
    <style:style style:name="gr54"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8cm" fo:min-width="0.599cm" fo:padding-top="0.142cm" fo:padding-bottom="0.142cm" fo:padding-left="0.267cm" fo:padding-right="0.267cm"/>
    </style:style>
    <style:style style:name="gr55" style:family="graphic" style:parent-style-name="objectwithoutfill">
      <style:graphic-properties svg:stroke-width="0.035cm" draw:marker-start-width="0.217cm" draw:marker-end-width="0.217cm" draw:fill="none" draw:textarea-vertical-align="middle" fo:padding-top="0.143cm" fo:padding-bottom="0.143cm" fo:padding-left="0.268cm" fo:padding-right="0.268cm"/>
    </style:style>
    <style:style style:name="gr56"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4cm" fo:min-width="0.437cm" fo:padding-top="0.142cm" fo:padding-bottom="0.142cm" fo:padding-left="0.267cm" fo:padding-right="0.267cm"/>
    </style:style>
    <style:style style:name="gr57"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4cm" fo:min-width="0.195cm" fo:padding-top="0.142cm" fo:padding-bottom="0.142cm" fo:padding-left="0.267cm" fo:padding-right="0.267cm"/>
    </style:style>
    <style:style style:name="gr5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4cm" fo:min-width="0.75cm" fo:padding-top="0.142cm" fo:padding-bottom="0.142cm" fo:padding-left="0.267cm" fo:padding-right="0.267cm"/>
    </style:style>
    <style:style style:name="gr59"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4cm" fo:min-width="0.018cm" fo:padding-top="0.142cm" fo:padding-bottom="0.142cm" fo:padding-left="0.267cm" fo:padding-right="0.267cm"/>
    </style:style>
    <style:style style:name="gr6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8cm" fo:min-width="0.018cm" fo:padding-top="0.142cm" fo:padding-bottom="0.142cm" fo:padding-left="0.267cm" fo:padding-right="0.267cm"/>
    </style:style>
    <style:style style:name="gr61"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cm" fo:padding-top="0.142cm" fo:padding-bottom="0.142cm" fo:padding-left="0.267cm" fo:padding-right="0.267cm"/>
    </style:style>
    <style:style style:name="gr6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3cm" fo:min-width="0cm" fo:padding-top="0.142cm" fo:padding-bottom="0.142cm" fo:padding-left="0.267cm" fo:padding-right="0.267cm"/>
    </style:style>
    <style:style style:name="gr6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5cm" fo:min-width="0.599cm" fo:padding-top="0.142cm" fo:padding-bottom="0.142cm" fo:padding-left="0.267cm" fo:padding-right="0.267cm"/>
    </style:style>
    <style:style style:name="gr64"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65" style:family="graphic" style:parent-style-name="standard">
      <style:graphic-properties draw:stroke="none" svg:stroke-color="#000000" draw:fill="none" draw:fill-color="#ffffff" fo:min-height="2.845cm"/>
    </style:style>
    <style:style style:name="gr66" style:family="graphic" style:parent-style-name="standard">
      <style:graphic-properties draw:stroke="none" svg:stroke-color="#000000" draw:fill="none" draw:fill-color="#ffffff" fo:min-height="2.06cm"/>
    </style:style>
    <style:style style:name="gr67" style:family="graphic" style:parent-style-name="standard">
      <style:graphic-properties draw:stroke="none" svg:stroke-color="#000000" draw:fill="none" draw:fill-color="#ffffff" fo:min-height="0.369cm"/>
    </style:style>
    <style:style style:name="gr68" style:family="graphic" style:parent-style-name="standard">
      <style:graphic-properties draw:stroke="none" svg:stroke-color="#000000" draw:fill="none" draw:fill-color="#ffffff" fo:min-height="0.33cm"/>
    </style:style>
    <style:style style:name="gr69" style:family="graphic" style:parent-style-name="standard">
      <style:graphic-properties svg:stroke-width="0.028cm" svg:stroke-color="#000000" draw:marker-start-width="0.22cm" draw:marker-end-width="0.22cm" draw:fill="solid" draw:fill-color="#666666" draw:textarea-horizontal-align="justify" draw:textarea-vertical-align="middle" draw:auto-grow-height="false" fo:min-height="1.839cm" fo:min-width="2.728cm" fo:padding-top="0.139cm" fo:padding-bottom="0.139cm" fo:padding-left="0.264cm" fo:padding-right="0.264cm"/>
    </style:style>
    <style:style style:name="gr70" style:family="graphic" style:parent-style-name="standard">
      <style:graphic-properties svg:stroke-width="0.159cm" svg:stroke-color="#808080" draw:marker-start-width="0.545cm" draw:marker-end-width="0.545cm" draw:fill="solid" draw:fill-color="#cfe7f5" draw:textarea-horizontal-align="justify" draw:textarea-vertical-align="middle" draw:auto-grow-height="false" fo:min-height="1.51cm" fo:min-width="2.4cm" fo:padding-top="0.205cm" fo:padding-bottom="0.205cm" fo:padding-left="0.33cm" fo:padding-right="0.33cm"/>
    </style:style>
    <style:style style:name="gr71" style:family="graphic" style:parent-style-name="objectwithoutfill">
      <style:graphic-properties svg:stroke-width="0.212cm" svg:stroke-color="#808080" draw:marker-start-width="0.624cm" draw:marker-end-width="0.624cm" draw:fill="none" draw:textarea-vertical-align="middle" fo:padding-top="0.231cm" fo:padding-bottom="0.231cm" fo:padding-left="0.356cm" fo:padding-right="0.356cm"/>
    </style:style>
    <style:style style:name="gr7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1.329cm" fo:min-width="2.328cm" fo:padding-top="0.142cm" fo:padding-bottom="0.142cm" fo:padding-left="0.267cm" fo:padding-right="0.267cm"/>
    </style:style>
    <style:style style:name="gr7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399cm" fo:padding-top="0.142cm" fo:padding-bottom="0.142cm" fo:padding-left="0.267cm" fo:padding-right="0.267cm"/>
    </style:style>
    <style:style style:name="gr74" style:family="graphic" style:parent-style-name="standard">
      <style:graphic-properties svg:stroke-width="0.035cm" svg:stroke-color="#ffffff" draw:marker-start-width="0.227cm" draw:marker-end-width="0.227cm" draw:fill-color="#ffffff" draw:auto-grow-height="false" fo:min-height="0.167cm" fo:min-width="0.438cm" fo:padding-top="0.142cm" fo:padding-bottom="0.142cm" fo:padding-left="0.267cm" fo:padding-right="0.267cm" fo:wrap-option="no-wrap"/>
    </style:style>
    <style:style style:name="gr75"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162cm" fo:min-width="0.426cm" fo:padding-top="0.142cm" fo:padding-bottom="0.142cm" fo:padding-left="0.267cm" fo:padding-right="0.267cm"/>
    </style:style>
    <style:style style:name="gr76"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2.13cm" fo:padding-top="0.142cm" fo:padding-bottom="0.142cm" fo:padding-left="0.267cm" fo:padding-right="0.267cm"/>
    </style:style>
    <style:style style:name="gr77"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82cm" fo:min-width="0cm" fo:padding-top="0.142cm" fo:padding-bottom="0.142cm" fo:padding-left="0.267cm" fo:padding-right="0.267cm"/>
    </style:style>
    <style:style style:name="gr7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406cm" fo:padding-top="0.142cm" fo:padding-bottom="0.142cm" fo:padding-left="0.267cm" fo:padding-right="0.267cm"/>
    </style:style>
    <style:style style:name="gr79"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269cm" fo:padding-top="0.142cm" fo:padding-bottom="0.142cm" fo:padding-left="0.267cm" fo:padding-right="0.267cm"/>
    </style:style>
    <style:style style:name="gr8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072cm" fo:padding-top="0.142cm" fo:padding-bottom="0.142cm" fo:padding-left="0.267cm" fo:padding-right="0.267cm"/>
    </style:style>
    <style:style style:name="gr81"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534cm" fo:padding-top="0.142cm" fo:padding-bottom="0.142cm" fo:padding-left="0.267cm" fo:padding-right="0.267cm"/>
    </style:style>
    <style:style style:name="gr82" style:family="graphic" style:parent-style-name="objectwithoutfill">
      <style:graphic-properties draw:fill="none" draw:textarea-vertical-align="middle"/>
    </style:style>
    <style:style style:name="gr83" style:family="graphic" style:parent-style-name="standard" style:list-style-name="L1">
      <style:graphic-properties draw:stroke="none" draw:stroke-dash="Dashed_20__28_var_29__20_3" svg:stroke-width="0.1cm" svg:stroke-color="#000000" draw:marker-start="" draw:marker-start-width="0.36cm" draw:marker-start-center="false" draw:marker-end="" draw:marker-end-width="0.36cm" draw:marker-end-center="false" draw:fill="none" draw:fill-color="#ffffff" draw:textarea-horizontal-align="justify" draw:auto-grow-height="false" fo:min-height="13.06cm" fo:padding-top="0.125cm" fo:padding-bottom="0.125cm" fo:padding-left="0.25cm" fo:padding-right="0.25cm" draw:shadow="hidden" draw:shadow-offset-x="0.2cm" draw:shadow-offset-y="0.2cm" draw:shadow-color="#808080"/>
    </style:style>
    <style:style style:name="gr84"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3.134cm" fo:min-width="2.959cm" fo:padding-top="0.142cm" fo:padding-bottom="0.142cm" fo:padding-left="0.267cm" fo:padding-right="0.267cm"/>
    </style:style>
    <style:style style:name="gr85"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1.446cm" fo:padding-top="0.142cm" fo:padding-bottom="0.142cm" fo:padding-left="0.267cm" fo:padding-right="0.267cm"/>
    </style:style>
    <style:style style:name="gr86" style:family="graphic" style:parent-style-name="standard">
      <style:graphic-properties svg:stroke-width="0.035cm" draw:fill-color="#ffff00" draw:textarea-horizontal-align="justify" draw:textarea-vertical-align="middle" draw:auto-grow-height="false" fo:min-height="0.136cm" fo:min-width="0cm" fo:padding-top="0.142cm" fo:padding-bottom="0.142cm" fo:padding-left="0.267cm" fo:padding-right="0.267cm"/>
    </style:style>
    <style:style style:name="gr87"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116cm" fo:min-width="0.09cm" fo:padding-top="0.142cm" fo:padding-bottom="0.142cm" fo:padding-left="0.267cm" fo:padding-right="0.267cm"/>
    </style:style>
    <style:style style:name="gr88" style:family="graphic" style:parent-style-name="standard">
      <style:graphic-properties svg:stroke-width="0.035cm" svg:stroke-color="#333333" draw:marker-start-width="0.227cm" draw:marker-end-width="0.227cm" draw:fill-color="#808080" draw:textarea-horizontal-align="justify" draw:textarea-vertical-align="middle" draw:auto-grow-height="false" fo:min-height="0.047cm" fo:min-width="0.03cm" fo:padding-top="0.142cm" fo:padding-bottom="0.142cm" fo:padding-left="0.267cm" fo:padding-right="0.267cm"/>
    </style:style>
    <style:style style:name="gr89" style:family="graphic" style:parent-style-name="standard">
      <style:graphic-properties svg:stroke-width="0.035cm" svg:stroke-color="#333333" draw:marker-start-width="0.227cm" draw:marker-end-width="0.227cm" draw:fill-color="#ffffff" draw:auto-grow-height="false" fo:min-height="2.156cm" fo:min-width="1.98cm" fo:padding-top="0.142cm" fo:padding-bottom="0.142cm" fo:padding-left="0.267cm" fo:padding-right="0.267cm" fo:wrap-option="no-wrap"/>
    </style:style>
    <style:style style:name="gr9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2.415cm" fo:min-width="2.866cm" fo:padding-top="0.142cm" fo:padding-bottom="0.142cm" fo:padding-left="0.267cm" fo:padding-right="0.267cm"/>
    </style:style>
    <style:style style:name="gr91"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54cm" fo:padding-top="0.142cm" fo:padding-bottom="0.142cm" fo:padding-left="0.267cm" fo:padding-right="0.267cm"/>
    </style:style>
    <style:style style:name="gr92" style:family="graphic" style:parent-style-name="standard">
      <style:graphic-properties svg:stroke-width="0.035cm" svg:stroke-color="#ffffff" draw:marker-start-width="0.227cm" draw:marker-end-width="0.227cm" draw:fill-color="#ffffff" draw:auto-grow-height="false" fo:min-height="0.47cm" fo:min-width="0.635cm" fo:padding-top="0.142cm" fo:padding-bottom="0.142cm" fo:padding-left="0.267cm" fo:padding-right="0.267cm" fo:wrap-option="no-wrap"/>
    </style:style>
    <style:style style:name="gr93"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467cm" fo:min-width="0.578cm" fo:padding-top="0.142cm" fo:padding-bottom="0.142cm" fo:padding-left="0.267cm" fo:padding-right="0.267cm"/>
    </style:style>
    <style:style style:name="gr94"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2.627cm" fo:padding-top="0.142cm" fo:padding-bottom="0.142cm" fo:padding-left="0.267cm" fo:padding-right="0.267cm"/>
    </style:style>
    <style:style style:name="gr95"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1.565cm" fo:min-width="0.064cm" fo:padding-top="0.142cm" fo:padding-bottom="0.142cm" fo:padding-left="0.267cm" fo:padding-right="0.267cm"/>
    </style:style>
    <style:style style:name="gr96"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64cm" fo:min-width="0.583cm" fo:padding-top="0.142cm" fo:padding-bottom="0.142cm" fo:padding-left="0.267cm" fo:padding-right="0.267cm"/>
    </style:style>
    <style:style style:name="gr97"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8cm" fo:min-width="0.421cm" fo:padding-top="0.142cm" fo:padding-bottom="0.142cm" fo:padding-left="0.267cm" fo:padding-right="0.267cm"/>
    </style:style>
    <style:style style:name="gr9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8cm" fo:min-width="0.179cm" fo:padding-top="0.142cm" fo:padding-bottom="0.142cm" fo:padding-left="0.267cm" fo:padding-right="0.267cm"/>
    </style:style>
    <style:style style:name="gr99"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8cm" fo:min-width="0.734cm" fo:padding-top="0.142cm" fo:padding-bottom="0.142cm" fo:padding-left="0.267cm" fo:padding-right="0.267cm"/>
    </style:style>
    <style:style style:name="gr10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8cm" fo:min-width="0.002cm" fo:padding-top="0.142cm" fo:padding-bottom="0.142cm" fo:padding-left="0.267cm" fo:padding-right="0.267cm"/>
    </style:style>
    <style:style style:name="gr101"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64cm" fo:min-width="0.002cm" fo:padding-top="0.142cm" fo:padding-bottom="0.142cm" fo:padding-left="0.267cm" fo:padding-right="0.267cm"/>
    </style:style>
    <style:style style:name="gr10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14cm" fo:min-width="0cm" fo:padding-top="0.142cm" fo:padding-bottom="0.142cm" fo:padding-left="0.267cm" fo:padding-right="0.267cm"/>
    </style:style>
    <style:style style:name="gr10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9cm" fo:min-width="0.583cm" fo:padding-top="0.142cm" fo:padding-bottom="0.142cm" fo:padding-left="0.267cm" fo:padding-right="0.267cm"/>
    </style:style>
    <style:style style:name="gr104"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248cm" fo:min-width="0.817cm" fo:padding-top="0.142cm" fo:padding-bottom="0.142cm" fo:padding-left="0.267cm" fo:padding-right="0.267cm"/>
    </style:style>
    <style:style style:name="gr105"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322cm" fo:min-width="0.181cm" fo:padding-top="0.165cm" fo:padding-bottom="0.165cm" fo:padding-left="0.29cm" fo:padding-right="0.29cm"/>
    </style:style>
    <style:style style:name="gr106"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641cm" fo:min-width="0.536cm" fo:padding-top="0.165cm" fo:padding-bottom="0.165cm" fo:padding-left="0.29cm" fo:padding-right="0.29cm"/>
    </style:style>
    <style:style style:name="gr107"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1.096cm" fo:min-width="0.957cm" fo:padding-top="0.165cm" fo:padding-bottom="0.165cm" fo:padding-left="0.29cm" fo:padding-right="0.29cm"/>
    </style:style>
    <style:style style:name="gr108" style:family="graphic" style:parent-style-name="standard">
      <style:graphic-properties draw:stroke="none" svg:stroke-color="#000000" draw:fill="none" draw:fill-color="#ffffff" fo:min-height="2.221cm"/>
    </style:style>
    <style:style style:name="gr109" style:family="graphic" style:parent-style-name="standard">
      <style:graphic-properties draw:stroke="none" svg:stroke-color="#000000" draw:fill="none" draw:fill-color="#ffffff" fo:min-height="2.134cm"/>
    </style:style>
    <style:style style:name="gr110" style:family="graphic" style:parent-style-name="standard">
      <style:graphic-properties draw:stroke="none" svg:stroke-color="#000000" draw:fill="none" draw:fill-color="#ffffff" fo:min-height="0.551cm"/>
    </style:style>
    <style:style style:name="gr111" style:family="graphic" style:parent-style-name="standard">
      <style:graphic-properties draw:stroke="none" svg:stroke-color="#000000" draw:fill="none" draw:fill-color="#ffffff" fo:min-height="0.477cm"/>
    </style:style>
    <style:style style:name="gr112"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342cm" fo:min-width="0.232cm" fo:padding-top="0.165cm" fo:padding-bottom="0.165cm" fo:padding-left="0.29cm" fo:padding-right="0.29cm"/>
    </style:style>
    <style:style style:name="gr113"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666cm" fo:min-width="0.61cm" fo:padding-top="0.165cm" fo:padding-bottom="0.165cm" fo:padding-left="0.29cm" fo:padding-right="0.29cm"/>
    </style:style>
    <style:style style:name="gr114"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1.134cm" fo:min-width="1.061cm" fo:padding-top="0.165cm" fo:padding-bottom="0.165cm" fo:padding-left="0.29cm" fo:padding-right="0.29cm"/>
    </style:style>
    <style:style style:name="gr115" style:family="graphic" style:parent-style-name="standard">
      <style:graphic-properties draw:stroke="none" svg:stroke-color="#000000" draw:fill="none" draw:fill-color="#ffffff" fo:min-height="2.206cm"/>
    </style:style>
    <style:style style:name="gr116" style:family="graphic" style:parent-style-name="standard">
      <style:graphic-properties draw:fill-color="#0066cc" draw:textarea-horizontal-align="justify" draw:textarea-vertical-align="middle" draw:auto-grow-height="false" fo:min-height="0.141cm" fo:min-width="1.062cm"/>
    </style:style>
    <style:style style:name="gr117" style:family="graphic" style:parent-style-name="standard">
      <style:graphic-properties svg:stroke-width="0.035cm" svg:stroke-color="#666666" draw:marker-start-width="0.23cm" draw:marker-end-width="0.23cm" draw:fill="solid" draw:fill-color="#ffcc00" draw:textarea-horizontal-align="justify" draw:textarea-vertical-align="middle" draw:auto-grow-height="false" fo:min-height="0cm" fo:min-width="0cm" fo:padding-top="0.142cm" fo:padding-bottom="0.142cm" fo:padding-left="0.267cm" fo:padding-right="0.267cm"/>
    </style:style>
    <style:style style:name="gr118" style:family="graphic" style:parent-style-name="standard">
      <style:graphic-properties draw:stroke="none" draw:fill-color="#ffffff" draw:textarea-horizontal-align="justify" draw:textarea-vertical-align="middle" draw:auto-grow-height="false" fo:min-height="0.165cm" fo:min-width="1.361cm"/>
    </style:style>
    <style:style style:name="gr119" style:family="graphic" style:parent-style-name="standard">
      <style:graphic-properties draw:stroke="none" svg:stroke-color="#000000" draw:fill="none" draw:fill-color="#ffffff" fo:min-height="0.433cm"/>
    </style:style>
    <style:style style:name="gr120" style:family="graphic" style:parent-style-name="standard">
      <style:graphic-properties draw:stroke="none" draw:fill-color="#ffffff" draw:textarea-horizontal-align="justify" draw:textarea-vertical-align="middle" draw:auto-grow-height="false" fo:min-height="1.175cm" fo:min-width="4.71cm"/>
    </style:style>
    <style:style style:name="gr121" style:family="graphic" style:parent-style-name="standard">
      <style:graphic-properties svg:stroke-width="0.035cm" svg:stroke-color="#808080" draw:marker-start-width="0.252cm" draw:marker-end-width="0.252cm" draw:fill-color="#ffffff" draw:textarea-horizontal-align="justify" draw:textarea-vertical-align="middle" draw:auto-grow-height="false" fo:min-height="0.52cm" fo:min-width="2.466cm" fo:padding-top="0.142cm" fo:padding-bottom="0.142cm" fo:padding-left="0.267cm" fo:padding-right="0.267cm"/>
    </style:style>
    <style:style style:name="gr122"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216cm" fo:min-width="0.705cm" fo:padding-top="0.142cm" fo:padding-bottom="0.142cm" fo:padding-left="0.267cm" fo:padding-right="0.267cm"/>
    </style:style>
    <style:style style:name="gr123" style:family="graphic" style:parent-style-name="standard">
      <style:graphic-properties svg:stroke-width="0.035cm" svg:stroke-color="#666666" draw:marker-start-width="0.252cm" draw:marker-end-width="0.252cm" draw:fill-color="#eeeeee" draw:textarea-horizontal-align="justify" draw:textarea-vertical-align="middle" draw:auto-grow-height="false" fo:min-height="0cm" fo:min-width="0cm" fo:padding-top="0.142cm" fo:padding-bottom="0.142cm" fo:padding-left="0.267cm" fo:padding-right="0.267cm"/>
    </style:style>
    <style:style style:name="gr124" style:family="graphic" style:parent-style-name="standard">
      <style:graphic-properties svg:stroke-width="0.035cm" svg:stroke-color="#666666" draw:marker-start-width="0.23cm" draw:marker-end-width="0.23cm" draw:fill="solid" draw:fill-color="#cccccc" draw:textarea-horizontal-align="justify" draw:textarea-vertical-align="middle" draw:auto-grow-height="false" fo:min-height="0cm" fo:min-width="0cm" fo:padding-top="0.142cm" fo:padding-bottom="0.142cm" fo:padding-left="0.267cm" fo:padding-right="0.267cm"/>
    </style:style>
    <style:style style:name="gr125" style:family="graphic" style:parent-style-name="standard">
      <style:graphic-properties draw:stroke="none" svg:stroke-color="#000000" draw:fill="none" draw:fill-color="#ffffff" fo:min-height="0.865cm"/>
    </style:style>
    <style:style style:name="gr126" style:family="graphic" style:parent-style-name="standard">
      <style:graphic-properties svg:stroke-width="0.035cm" svg:stroke-color="#666666" draw:marker-start-width="0.252cm" draw:marker-end-width="0.252cm" draw:fill-color="#cccccc" draw:textarea-horizontal-align="justify" draw:textarea-vertical-align="middle" draw:auto-grow-height="false" fo:min-height="0.996cm" fo:min-width="0.734cm" fo:padding-top="0.142cm" fo:padding-bottom="0.142cm" fo:padding-left="0.267cm" fo:padding-right="0.267cm" draw:shadow-color="#999999"/>
    </style:style>
    <style:style style:name="gr127" style:family="graphic" style:parent-style-name="standard">
      <style:graphic-properties draw:stroke="none" draw:fill-color="#ffffff" draw:textarea-horizontal-align="justify" draw:textarea-vertical-align="middle" draw:auto-grow-height="false" fo:min-height="0cm" fo:min-width="4.71cm"/>
    </style:style>
    <style:style style:name="gr128" style:family="graphic" style:parent-style-name="objectwithoutfill">
      <style:graphic-properties draw:stroke="dash" draw:stroke-dash="Axis" svg:stroke-width="0.035cm" draw:marker-start-width="0.252cm" draw:marker-end-width="0.252cm" draw:fill="none" draw:textarea-vertical-align="middle" fo:padding-top="0.142cm" fo:padding-bottom="0.142cm" fo:padding-left="0.267cm" fo:padding-right="0.267cm"/>
    </style:style>
    <style:style style:name="gr129"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079cm" fo:padding-top="0.142cm" fo:padding-bottom="0.142cm" fo:padding-left="0.267cm" fo:padding-right="0.267cm"/>
    </style:style>
    <style:style style:name="gr130" style:family="graphic" style:parent-style-name="standard">
      <style:graphic-properties draw:stroke="none" svg:stroke-color="#000000" draw:fill="none" draw:fill-color="#ffffff" fo:min-height="3.03cm"/>
    </style:style>
    <style:style style:name="gr131" style:family="graphic" style:parent-style-name="standard">
      <style:graphic-properties draw:stroke="none" svg:stroke-color="#000000" draw:fill="none" draw:fill-color="#ffffff" fo:min-height="0.36cm"/>
    </style:style>
    <style:style style:name="gr132" style:family="graphic" style:parent-style-name="standard">
      <style:graphic-properties svg:stroke-width="0.035cm" svg:stroke-color="#ff3333" draw:marker-start-width="0.252cm" draw:marker-end-width="0.252cm" draw:fill-color="#ff9999" draw:textarea-horizontal-align="justify" draw:textarea-vertical-align="middle" draw:auto-grow-height="false" fo:min-height="0.276cm" fo:min-width="0.425cm" fo:padding-top="0.142cm" fo:padding-bottom="0.142cm" fo:padding-left="0.267cm" fo:padding-right="0.267cm"/>
    </style:style>
    <style:style style:name="gr13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2.137cm" fo:min-width="2.286cm" fo:padding-top="0.142cm" fo:padding-bottom="0.142cm" fo:padding-left="0.267cm" fo:padding-right="0.267cm"/>
    </style:style>
    <style:style style:name="gr134" style:family="graphic" style:parent-style-name="standard">
      <style:graphic-properties svg:stroke-width="0.018cm" svg:stroke-color="#ff3300" draw:marker-start-width="0.227cm" draw:marker-end-width="0.227cm" draw:fill-color="#ff9999" draw:textarea-horizontal-align="justify" draw:textarea-vertical-align="middle" draw:auto-grow-height="false" fo:min-height="0cm" fo:min-width="0cm" fo:padding-top="0.134cm" fo:padding-bottom="0.134cm" fo:padding-left="0.259cm" fo:padding-right="0.259cm"/>
    </style:style>
    <style:style style:name="gr135" style:family="graphic" style:parent-style-name="standard">
      <style:graphic-properties svg:stroke-width="0.035cm" svg:stroke-color="#ffffff" draw:marker-start-width="0.227cm" draw:marker-end-width="0.227cm" draw:fill-color="#ffffff" draw:auto-grow-height="false" fo:min-height="0.398cm" fo:min-width="0.479cm" fo:padding-top="0.142cm" fo:padding-bottom="0.142cm" fo:padding-left="0.267cm" fo:padding-right="0.267cm" fo:wrap-option="no-wrap"/>
    </style:style>
    <style:style style:name="gr136"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396cm" fo:min-width="0.441cm" fo:padding-top="0.142cm" fo:padding-bottom="0.142cm" fo:padding-left="0.267cm" fo:padding-right="0.267cm"/>
    </style:style>
    <style:style style:name="gr137" style:family="graphic" style:parent-style-name="standard">
      <style:graphic-properties svg:stroke-width="0.035cm" svg:stroke-color="#333333" draw:marker-start-width="0.227cm" draw:marker-end-width="0.227cm" draw:fill-color="#ffffcc" draw:textarea-horizontal-align="justify" draw:textarea-vertical-align="middle" draw:auto-grow-height="false" fo:min-height="0cm" fo:min-width="2.126cm" fo:padding-top="0.142cm" fo:padding-bottom="0.142cm" fo:padding-left="0.267cm" fo:padding-right="0.267cm"/>
    </style:style>
    <style:style style:name="gr13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1.375cm" fo:min-width="0cm" fo:padding-top="0.142cm" fo:padding-bottom="0.142cm" fo:padding-left="0.267cm" fo:padding-right="0.267cm"/>
    </style:style>
    <style:style style:name="gr139"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21cm" fo:min-width="0.445cm" fo:padding-top="0.142cm" fo:padding-bottom="0.142cm" fo:padding-left="0.267cm" fo:padding-right="0.267cm"/>
    </style:style>
    <style:style style:name="gr14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cm" fo:min-width="0.302cm" fo:padding-top="0.142cm" fo:padding-bottom="0.142cm" fo:padding-left="0.267cm" fo:padding-right="0.267cm"/>
    </style:style>
    <style:style style:name="gr141"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cm" fo:min-width="0.022cm" fo:padding-top="0.142cm" fo:padding-bottom="0.142cm" fo:padding-left="0.267cm" fo:padding-right="0.267cm"/>
    </style:style>
    <style:style style:name="gr14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cm" fo:min-width="0.576cm" fo:padding-top="0.142cm" fo:padding-bottom="0.142cm" fo:padding-left="0.267cm" fo:padding-right="0.267cm"/>
    </style:style>
    <style:style style:name="gr14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1cm" fo:min-width="0cm" fo:padding-top="0.142cm" fo:padding-bottom="0.142cm" fo:padding-left="0.267cm" fo:padding-right="0.267cm"/>
    </style:style>
    <style:style style:name="gr144"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19cm" fo:min-width="0cm" fo:padding-top="0.142cm" fo:padding-bottom="0.142cm" fo:padding-left="0.267cm" fo:padding-right="0.267cm"/>
    </style:style>
    <style:style style:name="gr145"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3cm" fo:min-width="0.445cm" fo:padding-top="0.142cm" fo:padding-bottom="0.142cm" fo:padding-left="0.267cm" fo:padding-right="0.267cm"/>
    </style:style>
    <style:style style:name="gr146" style:family="graphic" style:parent-style-name="standard">
      <style:graphic-properties svg:stroke-width="0.018cm" svg:stroke-color="#333333" draw:marker-start-width="0.202cm" draw:marker-end-width="0.202cm" draw:fill-color="#ffffcc" draw:textarea-horizontal-align="justify" draw:textarea-vertical-align="middle" draw:auto-grow-height="false" fo:min-height="0cm" fo:min-width="0.582cm" fo:padding-top="0.134cm" fo:padding-bottom="0.134cm" fo:padding-left="0.259cm" fo:padding-right="0.259cm"/>
    </style:style>
    <style:style style:name="gr147" style:family="graphic" style:parent-style-name="standard">
      <style:graphic-properties svg:stroke-width="0.018cm" svg:stroke-color="#333333" draw:marker-start-width="0.202cm" draw:marker-end-width="0.202cm" draw:fill-color="#ffffcc" draw:textarea-horizontal-align="justify" draw:textarea-vertical-align="middle" draw:auto-grow-height="false" fo:min-height="0cm" fo:min-width="0.042cm" fo:padding-top="0.134cm" fo:padding-bottom="0.134cm" fo:padding-left="0.259cm" fo:padding-right="0.259cm"/>
    </style:style>
    <style:style style:name="gr148" style:family="graphic" style:parent-style-name="standard">
      <style:graphic-properties svg:stroke-width="0.018cm" svg:stroke-color="#333333" draw:marker-start-width="0.202cm" draw:marker-end-width="0.202cm" draw:fill-color="#ccffff" draw:textarea-horizontal-align="justify" draw:textarea-vertical-align="middle" draw:auto-grow-height="false" fo:min-height="0cm" fo:min-width="0.302cm" fo:padding-top="0.134cm" fo:padding-bottom="0.134cm" fo:padding-left="0.259cm" fo:padding-right="0.259cm"/>
    </style:style>
    <style:style style:name="gr149" style:family="graphic" style:parent-style-name="standard">
      <style:graphic-properties svg:stroke-width="0.035cm" svg:stroke-color="#996600" draw:fill-color="#ffff00" draw:textarea-horizontal-align="justify" draw:textarea-vertical-align="middle" draw:auto-grow-height="false" fo:min-height="0cm" fo:min-width="0cm" fo:padding-top="0.142cm" fo:padding-bottom="0.142cm" fo:padding-left="0.267cm" fo:padding-right="0.267cm"/>
    </style:style>
    <style:style style:name="gr150" style:family="graphic" style:parent-style-name="standard">
      <style:graphic-properties svg:stroke-width="0.035cm" svg:stroke-color="#333333" draw:marker-start-width="0.227cm" draw:marker-end-width="0.227cm" draw:fill-color="#ccffcc" draw:textarea-horizontal-align="justify" draw:textarea-vertical-align="middle" draw:auto-grow-height="false" fo:min-height="0cm" fo:min-width="2.126cm" fo:padding-top="0.142cm" fo:padding-bottom="0.142cm" fo:padding-left="0.267cm" fo:padding-right="0.267cm"/>
    </style:style>
    <style:style style:name="gr151" style:family="graphic" style:parent-style-name="standard">
      <style:graphic-properties svg:stroke-width="0.018cm" svg:stroke-color="#333333" draw:marker-start-width="0.202cm" draw:marker-end-width="0.202cm" draw:fill-color="#ccffcc" draw:textarea-horizontal-align="justify" draw:textarea-vertical-align="middle" draw:auto-grow-height="false" fo:min-height="0cm" fo:min-width="0.582cm" fo:padding-top="0.134cm" fo:padding-bottom="0.134cm" fo:padding-left="0.259cm" fo:padding-right="0.259cm"/>
    </style:style>
    <style:style style:name="gr152" style:family="graphic" style:parent-style-name="standard">
      <style:graphic-properties svg:stroke-width="0.018cm" svg:stroke-color="#333333" draw:marker-start-width="0.202cm" draw:marker-end-width="0.202cm" draw:fill-color="#ccffcc" draw:textarea-horizontal-align="justify" draw:textarea-vertical-align="middle" draw:auto-grow-height="false" fo:min-height="0cm" fo:min-width="0.042cm" fo:padding-top="0.134cm" fo:padding-bottom="0.134cm" fo:padding-left="0.259cm" fo:padding-right="0.259cm"/>
    </style:style>
    <style:style style:name="gr153" style:family="graphic" style:parent-style-name="standard">
      <style:graphic-properties svg:stroke-width="0.018cm" svg:stroke-color="#333333" draw:marker-start-width="0.202cm" draw:marker-end-width="0.202cm" draw:fill-color="#ccffcc" draw:textarea-horizontal-align="justify" draw:textarea-vertical-align="middle" draw:auto-grow-height="false" fo:min-height="0cm" fo:min-width="0.302cm" fo:padding-top="0.134cm" fo:padding-bottom="0.134cm" fo:padding-left="0.259cm" fo:padding-right="0.259cm"/>
    </style:style>
    <style:style style:name="gr154" style:family="graphic" style:parent-style-name="standard">
      <style:graphic-properties draw:stroke="none" svg:stroke-color="#000000" draw:fill="none" draw:fill-color="#ffffff" fo:min-height="2.27cm"/>
    </style:style>
    <style:style style:name="gr155" style:family="graphic" style:parent-style-name="standard">
      <style:graphic-properties svg:stroke-width="0.035cm" svg:stroke-color="#cc9900" draw:fill-color="#ffff00" draw:textarea-horizontal-align="justify" draw:textarea-vertical-align="middle" draw:auto-grow-height="false" fo:min-height="0.136cm" fo:min-width="0cm" fo:padding-top="0.142cm" fo:padding-bottom="0.142cm" fo:padding-left="0.267cm" fo:padding-right="0.267cm"/>
    </style:style>
    <style:style style:name="gr156" style:family="graphic" style:parent-style-name="standard">
      <style:graphic-properties svg:stroke-width="0.035cm" svg:stroke-color="#666666" draw:marker-start-width="0.23cm" draw:marker-end-width="0.23cm" draw:fill="solid" draw:fill-color="#006699" draw:textarea-horizontal-align="justify" draw:textarea-vertical-align="middle" draw:auto-grow-height="false" fo:min-height="0cm" fo:min-width="7.771cm" fo:padding-top="0.142cm" fo:padding-bottom="0.142cm" fo:padding-left="0.267cm" fo:padding-right="0.267cm"/>
    </style:style>
    <style:style style:name="gr157"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563cm" fo:min-width="2.49cm" fo:padding-top="0.135cm" fo:padding-bottom="0.135cm" fo:padding-left="0.26cm" fo:padding-right="0.26cm"/>
    </style:style>
    <style:style style:name="gr158" style:family="graphic" style:parent-style-name="standard">
      <style:graphic-properties svg:stroke-width="0.081cm" svg:stroke-color="#000000" draw:marker-start-width="0.299cm" draw:marker-end-width="0.299cm" draw:fill="solid" draw:fill-color="#333333" draw:textarea-horizontal-align="justify" draw:textarea-vertical-align="middle" draw:auto-grow-height="false" fo:min-height="0.61cm" fo:min-width="3.349cm" fo:padding-top="0.165cm" fo:padding-bottom="0.165cm" fo:padding-left="0.29cm" fo:padding-right="0.29cm"/>
    </style:style>
    <style:style style:name="gr15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17cm" fo:min-width="0cm" fo:padding-top="0.142cm" fo:padding-bottom="0.142cm" fo:padding-left="0.267cm" fo:padding-right="0.267cm"/>
    </style:style>
    <style:style style:name="gr160" style:family="graphic" style:parent-style-name="standard">
      <style:graphic-properties draw:stroke="none" svg:stroke-color="#000000" draw:fill-color="#ffffff" draw:textarea-horizontal-align="justify" draw:textarea-vertical-align="middle" draw:auto-grow-height="false" fo:min-height="0.605cm" fo:min-width="3.036cm"/>
    </style:style>
    <style:style style:name="gr161" style:family="graphic" style:parent-style-name="standard">
      <style:graphic-properties draw:stroke="none" svg:stroke-color="#000000" draw:fill="none" draw:fill-color="#ffffff" fo:min-height="0.2cm"/>
    </style:style>
    <style:style style:name="gr162" style:family="graphic" style:parent-style-name="standard">
      <style:graphic-properties draw:stroke="none" svg:stroke-color="#000000" draw:fill="none" draw:fill-color="#ffffff" fo:min-height="3.014cm"/>
    </style:style>
    <style:style style:name="gr163" style:family="graphic" style:parent-style-name="standard">
      <style:graphic-properties svg:stroke-color="#000000" draw:marker-start="Arrow" draw:marker-start-width="0.15cm" draw:marker-end="" draw:marker-end-width="0.15cm" draw:textarea-vertical-align="middle"/>
    </style:style>
    <style:style style:name="gr164"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7cm" fo:min-width="0.065cm" fo:padding-top="0.142cm" fo:padding-bottom="0.142cm" fo:padding-left="0.267cm" fo:padding-right="0.267cm"/>
    </style:style>
    <style:style style:name="gr165"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7cm" fo:min-width="0.066cm" fo:padding-top="0.142cm" fo:padding-bottom="0.142cm" fo:padding-left="0.267cm" fo:padding-right="0.267cm"/>
    </style:style>
    <style:style style:name="gr166"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7cm" fo:min-width="0.064cm" fo:padding-top="0.142cm" fo:padding-bottom="0.142cm" fo:padding-left="0.267cm" fo:padding-right="0.267cm"/>
    </style:style>
    <style:style style:name="gr167" style:family="graphic" style:parent-style-name="standard">
      <style:graphic-properties svg:stroke-width="0.035cm" svg:stroke-color="#666666" draw:marker-start-width="0.23cm" draw:marker-end-width="0.23cm" draw:fill="solid" draw:fill-color="#000000" draw:textarea-horizontal-align="justify" draw:textarea-vertical-align="middle" draw:auto-grow-height="false" fo:min-height="0cm" fo:min-width="0cm" fo:padding-top="0.142cm" fo:padding-bottom="0.142cm" fo:padding-left="0.267cm" fo:padding-right="0.267cm"/>
    </style:style>
    <style:style style:name="gr168"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cm" fo:min-width="0.706cm" fo:padding-top="0.142cm" fo:padding-bottom="0.142cm" fo:padding-left="0.267cm" fo:padding-right="0.267cm"/>
    </style:style>
    <style:style style:name="gr169" style:family="graphic" style:parent-style-name="standard">
      <style:graphic-properties svg:stroke-color="#000000" draw:marker-start="Arrow" draw:marker-start-width="0.15cm" draw:marker-end="Arrow" draw:marker-end-width="0.15cm" draw:textarea-vertical-align="middle"/>
    </style:style>
    <style:style style:name="gr170" style:family="graphic" style:parent-style-name="objectwithoutfill">
      <style:graphic-properties svg:stroke-width="0.035cm" draw:marker-start-width="0.252cm" draw:marker-end="Arrow" draw:marker-end-width="0.16cm" draw:fill="none" draw:textarea-vertical-align="middle" fo:padding-top="0.142cm" fo:padding-bottom="0.142cm" fo:padding-left="0.267cm" fo:padding-right="0.267cm"/>
    </style:style>
    <style:style style:name="gr171"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287cm" fo:padding-top="0.142cm" fo:padding-bottom="0.142cm" fo:padding-left="0.267cm" fo:padding-right="0.267cm"/>
    </style:style>
    <style:style style:name="gr172"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288cm" fo:padding-top="0.142cm" fo:padding-bottom="0.142cm" fo:padding-left="0.267cm" fo:padding-right="0.267cm"/>
    </style:style>
    <style:style style:name="gr173"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289cm" fo:padding-top="0.142cm" fo:padding-bottom="0.142cm" fo:padding-left="0.267cm" fo:padding-right="0.267cm"/>
    </style:style>
    <style:style style:name="gr174"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cm" fo:padding-top="0.142cm" fo:padding-bottom="0.142cm" fo:padding-left="0.267cm" fo:padding-right="0.267cm"/>
    </style:style>
    <style:style style:name="gr175" style:family="graphic" style:parent-style-name="objectwithoutfill">
      <style:graphic-properties svg:stroke-width="0.053cm" draw:marker-start="Arrow" draw:marker-start-width="0.187cm" draw:marker-end-width="0.279cm" draw:fill="none" draw:textarea-vertical-align="middle" fo:padding-top="0.151cm" fo:padding-bottom="0.151cm" fo:padding-left="0.276cm" fo:padding-right="0.276cm"/>
    </style:style>
    <style:style style:name="gr176" style:family="graphic" style:parent-style-name="standard">
      <style:graphic-properties svg:stroke-color="#000000" draw:fill-color="#ffffff" draw:textarea-horizontal-align="justify" draw:textarea-vertical-align="middle" draw:auto-grow-height="false" fo:min-height="0cm" fo:min-width="0cm"/>
    </style:style>
    <style:style style:name="gr177"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352cm" fo:min-width="0.633cm" fo:padding-top="0.142cm" fo:padding-bottom="0.142cm" fo:padding-left="0.267cm" fo:padding-right="0.267cm"/>
    </style:style>
    <style:style style:name="gr17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17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1cm" fo:min-width="0cm" fo:padding-top="0.142cm" fo:padding-bottom="0.142cm" fo:padding-left="0.267cm" fo:padding-right="0.267cm"/>
    </style:style>
    <style:style style:name="gr180" style:family="graphic" style:parent-style-name="standard">
      <style:graphic-properties draw:stroke="none" draw:fill-color="#ffffff" draw:textarea-horizontal-align="justify" draw:textarea-vertical-align="middle" draw:auto-grow-height="false" fo:min-height="0.275cm" fo:min-width="0cm"/>
    </style:style>
    <style:style style:name="gr18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82" style:family="graphic" style:parent-style-name="standard">
      <style:graphic-properties draw:stroke="none" draw:fill-color="#000000" draw:textarea-horizontal-align="justify" draw:textarea-vertical-align="middle" draw:auto-grow-height="false" fo:min-height="0cm" fo:min-width="0cm"/>
    </style:style>
    <style:style style:name="gr18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7cm" fo:min-width="0cm" fo:padding-top="0.142cm" fo:padding-bottom="0.142cm" fo:padding-left="0.267cm" fo:padding-right="0.267cm"/>
    </style:style>
    <style:style style:name="gr184" style:family="graphic" style:parent-style-name="objectwithoutfill">
      <style:graphic-properties svg:stroke-width="0.035cm" draw:marker-start-width="0.252cm" draw:marker-end="" draw:marker-end-width="0.16cm" draw:fill="none" draw:textarea-vertical-align="middle" fo:padding-top="0.142cm" fo:padding-bottom="0.142cm" fo:padding-left="0.267cm" fo:padding-right="0.267cm"/>
    </style:style>
    <style:style style:name="gr185" style:family="graphic" style:parent-style-name="standard">
      <style:graphic-properties svg:stroke-width="0.035cm" svg:stroke-color="#666666" draw:marker-start-width="0.23cm" draw:marker-end-width="0.23cm" draw:fill="solid" draw:fill-color="#00cc33" draw:textarea-horizontal-align="justify" draw:textarea-vertical-align="middle" draw:auto-grow-height="false" fo:min-height="0.057cm" fo:min-width="0cm" fo:padding-top="0.142cm" fo:padding-bottom="0.142cm" fo:padding-left="0.267cm" fo:padding-right="0.267cm"/>
    </style:style>
    <style:style style:name="gr186"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cm" fo:min-width="0cm" fo:padding-top="0.134cm" fo:padding-bottom="0.134cm" fo:padding-left="0.259cm" fo:padding-right="0.259cm"/>
    </style:style>
    <style:style style:name="gr187"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111cm" fo:min-width="0cm" fo:padding-top="0.142cm" fo:padding-bottom="0.142cm" fo:padding-left="0.267cm" fo:padding-right="0.267cm"/>
    </style:style>
    <style:style style:name="gr188" style:family="graphic" style:parent-style-name="objectwithoutfill">
      <style:graphic-properties svg:stroke-width="0.028cm" draw:marker-start-width="0.242cm" draw:marker-end="Arrow" draw:marker-end-width="0.15cm" draw:fill="none" draw:textarea-vertical-align="middle" fo:padding-top="0.139cm" fo:padding-bottom="0.139cm" fo:padding-left="0.264cm" fo:padding-right="0.264cm"/>
    </style:style>
    <style:style style:name="gr189" style:family="graphic" style:parent-style-name="standard">
      <style:graphic-properties svg:stroke-width="0.035cm" svg:stroke-color="#666666" draw:marker-start-width="0.23cm" draw:marker-end-width="0.23cm" draw:fill="solid" draw:fill-color="#00cc00" draw:textarea-horizontal-align="justify" draw:textarea-vertical-align="middle" draw:auto-grow-height="false" fo:min-height="0.191cm" fo:min-width="0cm" fo:padding-top="0.142cm" fo:padding-bottom="0.142cm" fo:padding-left="0.267cm" fo:padding-right="0.267cm"/>
    </style:style>
    <style:style style:name="gr190"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91" style:family="graphic" style:parent-style-name="objectwithoutfill">
      <style:graphic-properties svg:stroke-width="0.028cm" draw:marker-start-width="0.242cm" draw:marker-end="Arrow" draw:marker-end-width="0.085cm" draw:fill="none" draw:textarea-vertical-align="middle" fo:padding-top="0.139cm" fo:padding-bottom="0.139cm" fo:padding-left="0.264cm" fo:padding-right="0.264cm"/>
    </style:style>
    <style:style style:name="gr192" style:family="graphic" style:parent-style-name="objectwithoutfill">
      <style:graphic-properties svg:stroke-width="0.035cm" draw:marker-start="Arrow" draw:marker-start-width="0.16cm" draw:marker-end-width="0.252cm" draw:fill="none" draw:textarea-vertical-align="middle" fo:padding-top="0.142cm" fo:padding-bottom="0.142cm" fo:padding-left="0.267cm" fo:padding-right="0.267cm"/>
    </style:style>
    <style:style style:name="gr193" style:family="graphic" style:parent-style-name="objectwithoutfill">
      <style:graphic-properties svg:stroke-width="0.035cm" draw:marker-start="" draw:marker-start-width="0.16cm" draw:marker-end-width="0.252cm" draw:fill="none" draw:textarea-vertical-align="middle" fo:padding-top="0.142cm" fo:padding-bottom="0.142cm" fo:padding-left="0.267cm" fo:padding-right="0.267cm"/>
    </style:style>
    <style:style style:name="gr194" style:family="graphic" style:parent-style-name="standard">
      <style:graphic-properties svg:stroke-width="0.035cm" svg:stroke-color="#ff3333" draw:marker-start-width="0.23cm" draw:marker-end-width="0.23cm" draw:fill="solid" draw:fill-color="#ff3300" draw:textarea-horizontal-align="justify" draw:textarea-vertical-align="middle" draw:auto-grow-height="false" fo:min-height="0cm" fo:min-width="1.285cm" fo:padding-top="0.142cm" fo:padding-bottom="0.142cm" fo:padding-left="0.267cm" fo:padding-right="0.267cm"/>
    </style:style>
    <style:style style:name="gr19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09cm" fo:min-width="0cm" fo:padding-top="0.142cm" fo:padding-bottom="0.142cm" fo:padding-left="0.267cm" fo:padding-right="0.267cm"/>
    </style:style>
    <style:style style:name="gr196" style:family="graphic" style:parent-style-name="standard">
      <style:graphic-properties draw:stroke="none"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197" style:family="graphic" style:parent-style-name="standard">
      <style:graphic-properties svg:stroke-color="#000000" draw:marker-start="" draw:marker-start-width="0.15cm" draw:marker-end="Arrow" draw:marker-end-width="0.15cm" draw:textarea-vertical-align="middle"/>
    </style:style>
    <style:style style:name="gr198"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59cm" fo:min-width="0cm" fo:padding-top="0.134cm" fo:padding-bottom="0.134cm" fo:padding-left="0.259cm" fo:padding-right="0.259cm"/>
    </style:style>
    <style:style style:name="gr199"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64cm" fo:min-width="0.059cm" fo:padding-top="0.134cm" fo:padding-bottom="0.134cm" fo:padding-left="0.259cm" fo:padding-right="0.259cm"/>
    </style:style>
    <style:style style:name="gr200"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57cm" fo:min-width="0cm" fo:padding-top="0.134cm" fo:padding-bottom="0.134cm" fo:padding-left="0.259cm" fo:padding-right="0.259cm"/>
    </style:style>
    <style:style style:name="gr201"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7cm" fo:min-width="0cm" fo:padding-top="0.134cm" fo:padding-bottom="0.134cm" fo:padding-left="0.259cm" fo:padding-right="0.259cm"/>
    </style:style>
    <style:style style:name="gr202" style:family="graphic" style:parent-style-name="standard">
      <style:graphic-properties svg:stroke-width="0.018cm" svg:stroke-color="#666666" draw:marker-start-width="0.205cm" draw:marker-end-width="0.205cm" draw:fill="solid" draw:fill-color="#ffffff" draw:textarea-horizontal-align="justify" draw:textarea-vertical-align="middle" draw:auto-grow-height="false" fo:min-height="0cm" fo:min-width="0cm" fo:padding-top="0.134cm" fo:padding-bottom="0.134cm" fo:padding-left="0.259cm" fo:padding-right="0.259cm"/>
    </style:style>
    <style:style style:name="gr203"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64cm" fo:min-width="0.058cm" fo:padding-top="0.134cm" fo:padding-bottom="0.134cm" fo:padding-left="0.259cm" fo:padding-right="0.259cm"/>
    </style:style>
    <style:style style:name="gr204"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58cm" fo:min-width="0cm" fo:padding-top="0.134cm" fo:padding-bottom="0.134cm" fo:padding-left="0.259cm" fo:padding-right="0.259cm"/>
    </style:style>
    <style:style style:name="gr205"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71cm" fo:min-width="0cm" fo:padding-top="0.134cm" fo:padding-bottom="0.134cm" fo:padding-left="0.259cm" fo:padding-right="0.259cm"/>
    </style:style>
    <style:style style:name="gr206"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6cm" fo:min-width="0cm" fo:padding-top="0.134cm" fo:padding-bottom="0.134cm" fo:padding-left="0.259cm" fo:padding-right="0.259cm"/>
    </style:style>
    <style:style style:name="gr207"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72cm" fo:min-width="0cm" fo:padding-top="0.134cm" fo:padding-bottom="0.134cm" fo:padding-left="0.259cm" fo:padding-right="0.259cm"/>
    </style:style>
    <style:style style:name="gr208"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61cm" fo:min-width="0cm" fo:padding-top="0.134cm" fo:padding-bottom="0.134cm" fo:padding-left="0.259cm" fo:padding-right="0.259cm"/>
    </style:style>
    <style:style style:name="gr209"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65cm" fo:min-width="0.058cm" fo:padding-top="0.134cm" fo:padding-bottom="0.134cm" fo:padding-left="0.259cm" fo:padding-right="0.259cm"/>
    </style:style>
    <style:style style:name="gr210" style:family="graphic" style:parent-style-name="standard">
      <style:graphic-properties svg:stroke-width="0.018cm" svg:stroke-color="#000000" draw:marker-start-width="0.227cm" draw:marker-end-width="0.227cm" draw:fill-color="#ff9900" draw:textarea-horizontal-align="justify" draw:textarea-vertical-align="middle" draw:auto-grow-height="false" fo:min-height="0.094cm" fo:min-width="0cm" fo:padding-top="0.134cm" fo:padding-bottom="0.134cm" fo:padding-left="0.259cm" fo:padding-right="0.259cm"/>
    </style:style>
    <style:style style:name="gr211" style:family="graphic" style:parent-style-name="standard">
      <style:graphic-properties draw:fill-color="#b2b2b2" draw:textarea-horizontal-align="justify" draw:textarea-vertical-align="middle" draw:auto-grow-height="false" fo:min-height="0cm" fo:min-width="0cm"/>
    </style:style>
    <style:style style:name="gr212" style:family="graphic" style:parent-style-name="standard">
      <style:graphic-properties svg:stroke-width="0.018cm" svg:stroke-color="#666666" draw:marker-start-width="0.227cm" draw:marker-end-width="0.227cm" draw:fill-color="#cccccc" draw:textarea-horizontal-align="justify" draw:textarea-vertical-align="middle" draw:auto-grow-height="false" fo:min-height="0.029cm" fo:min-width="0cm" fo:padding-top="0.134cm" fo:padding-bottom="0.134cm" fo:padding-left="0.259cm" fo:padding-right="0.259cm"/>
    </style:style>
    <style:style style:name="gr213" style:family="graphic" style:parent-style-name="standard">
      <style:graphic-properties svg:stroke-width="0.018cm" svg:stroke-color="#000000" draw:marker-start-width="0.227cm" draw:marker-end-width="0.227cm" draw:fill-color="#ff9900" draw:textarea-horizontal-align="justify" draw:textarea-vertical-align="middle" draw:auto-grow-height="false" fo:min-height="0cm" fo:min-width="0cm" fo:padding-top="0.134cm" fo:padding-bottom="0.134cm" fo:padding-left="0.259cm" fo:padding-right="0.259cm"/>
    </style:style>
    <style:style style:name="gr214"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088cm" fo:padding-top="0.134cm" fo:padding-bottom="0.134cm" fo:padding-left="0.259cm" fo:padding-right="0.259cm"/>
    </style:style>
    <style:style style:name="gr215"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089cm" fo:padding-top="0.134cm" fo:padding-bottom="0.134cm" fo:padding-left="0.259cm" fo:padding-right="0.259cm"/>
    </style:style>
    <style:style style:name="gr216"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cm" fo:padding-top="0.134cm" fo:padding-bottom="0.134cm" fo:padding-left="0.259cm" fo:padding-right="0.259cm"/>
    </style:style>
    <style:style style:name="gr217"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394cm" fo:min-width="1.53cm" fo:padding-top="0.135cm" fo:padding-bottom="0.135cm" fo:padding-left="0.26cm" fo:padding-right="0.26cm"/>
    </style:style>
    <style:style style:name="gr218" style:family="graphic" style:parent-style-name="objectwithoutfill">
      <style:graphic-properties svg:stroke-width="0.053cm" draw:marker-start="Arrow" draw:marker-start-width="0.187cm" draw:marker-end="" draw:marker-end-width="0.187cm" draw:fill="none" draw:textarea-vertical-align="middle" fo:padding-top="0.151cm" fo:padding-bottom="0.151cm" fo:padding-left="0.276cm" fo:padding-right="0.276cm"/>
    </style:style>
    <style:style style:name="gr219" style:family="graphic" style:parent-style-name="standard">
      <style:graphic-properties draw:stroke="none" svg:stroke-color="#000000" draw:fill="none" draw:fill-color="#ffffff" fo:min-height="2.395cm"/>
    </style:style>
    <style:style style:name="gr220" style:family="graphic" style:parent-style-name="standard">
      <style:graphic-properties svg:stroke-width="0.035cm" svg:stroke-color="#666666" draw:marker-start-width="0.23cm" draw:marker-end-width="0.23cm" draw:fill="solid" draw:fill-color="#0084d1" draw:textarea-horizontal-align="justify" draw:textarea-vertical-align="middle" draw:auto-grow-height="false" fo:min-height="0cm" fo:min-width="8.707cm" fo:padding-top="0.142cm" fo:padding-bottom="0.142cm" fo:padding-left="0.267cm" fo:padding-right="0.267cm"/>
    </style:style>
    <style:style style:name="gr221"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617cm" fo:min-width="2.969cm" fo:padding-top="0.135cm" fo:padding-bottom="0.135cm" fo:padding-left="0.26cm" fo:padding-right="0.26cm"/>
    </style:style>
    <style:style style:name="gr222" style:family="graphic" style:parent-style-name="standard">
      <style:graphic-properties draw:stroke="none" svg:stroke-color="#000000" draw:fill="none" draw:fill-color="#ffffff" fo:min-height="1.77cm"/>
    </style:style>
    <style:style style:name="gr223" style:family="graphic" style:parent-style-name="standard">
      <style:graphic-properties draw:stroke="none" svg:stroke-color="#000000" draw:fill="none" draw:fill-color="#ffffff" fo:min-height="1.768cm"/>
    </style:style>
    <style:style style:name="gr224"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41cm" fo:min-width="0cm" fo:padding-top="0.134cm" fo:padding-bottom="0.134cm" fo:padding-left="0.259cm" fo:padding-right="0.259cm"/>
    </style:style>
    <style:style style:name="gr225"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413cm" fo:min-width="0.106cm" fo:padding-top="0.134cm" fo:padding-bottom="0.134cm" fo:padding-left="0.259cm" fo:padding-right="0.259cm"/>
    </style:style>
    <style:style style:name="gr226"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409cm" fo:min-width="0cm" fo:padding-top="0.134cm" fo:padding-bottom="0.134cm" fo:padding-left="0.259cm" fo:padding-right="0.259cm"/>
    </style:style>
    <style:style style:name="gr227"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97cm" fo:min-width="0cm" fo:padding-top="0.134cm" fo:padding-bottom="0.134cm" fo:padding-left="0.259cm" fo:padding-right="0.259cm"/>
    </style:style>
    <style:style style:name="gr228"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415cm" fo:min-width="0.106cm" fo:padding-top="0.134cm" fo:padding-bottom="0.134cm" fo:padding-left="0.259cm" fo:padding-right="0.259cm"/>
    </style:style>
    <style:style style:name="gr229"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99cm" fo:min-width="0cm" fo:padding-top="0.134cm" fo:padding-bottom="0.134cm" fo:padding-left="0.259cm" fo:padding-right="0.259cm"/>
    </style:style>
    <style:style style:name="gr230"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415cm" fo:min-width="0.104cm" fo:padding-top="0.134cm" fo:padding-bottom="0.134cm" fo:padding-left="0.259cm" fo:padding-right="0.259cm"/>
    </style:style>
    <style:style style:name="gr231"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416cm" fo:min-width="0.105cm" fo:padding-top="0.134cm" fo:padding-bottom="0.134cm" fo:padding-left="0.259cm" fo:padding-right="0.259cm"/>
    </style:style>
    <style:style style:name="gr232" style:family="graphic" style:parent-style-name="standard">
      <style:graphic-properties svg:stroke-width="0.035cm" svg:stroke-color="#666666" draw:marker-start-width="0.23cm" draw:marker-end-width="0.23cm" draw:fill="solid" draw:fill-color="#666666" draw:textarea-horizontal-align="justify" draw:textarea-vertical-align="middle" draw:auto-grow-height="false" fo:min-height="0cm" fo:min-width="1.006cm" fo:padding-top="0.142cm" fo:padding-bottom="0.142cm" fo:padding-left="0.267cm" fo:padding-right="0.267cm"/>
    </style:style>
    <style:style style:name="gr233"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046cm" fo:min-width="3.93cm" fo:padding-top="0.142cm" fo:padding-bottom="0.142cm" fo:padding-left="0.267cm" fo:padding-right="0.267cm"/>
    </style:style>
    <style:style style:name="gr234" style:family="graphic" style:parent-style-name="objectwithoutfill">
      <style:graphic-properties svg:stroke-width="0.053cm" draw:marker-start="" draw:marker-start-width="0.187cm" draw:marker-end-width="0.279cm" draw:fill="none" draw:textarea-vertical-align="middle" fo:padding-top="0.151cm" fo:padding-bottom="0.151cm" fo:padding-left="0.276cm" fo:padding-right="0.276cm"/>
    </style:style>
    <style:style style:name="gr235" style:family="graphic" style:parent-style-name="standard">
      <style:graphic-properties draw:stroke="none" svg:stroke-color="#000000" draw:fill="none" draw:fill-color="#ffffff" fo:min-height="1.297cm"/>
    </style:style>
    <style:style style:name="gr236" style:family="graphic" style:parent-style-name="standard">
      <style:graphic-properties draw:stroke="dash" draw:stroke-dash="Fine_20_Dashed" svg:stroke-width="0.02cm" svg:stroke-color="#000000" draw:marker-start-width="0.26cm" draw:marker-end-width="0.26cm" draw:fill-color="#cfe7f5" draw:textarea-horizontal-align="justify" draw:textarea-vertical-align="middle" draw:auto-grow-height="false" fo:min-height="0.274cm" fo:min-width="1.346cm" fo:padding-top="0.135cm" fo:padding-bottom="0.135cm" fo:padding-left="0.26cm" fo:padding-right="0.26cm"/>
    </style:style>
    <style:style style:name="gr237" style:family="graphic" style:parent-style-name="standard">
      <style:graphic-properties svg:stroke-width="0.02cm" svg:stroke-color="#000000" draw:marker-start-width="0.26cm" draw:marker-end-width="0.26cm" draw:fill-color="#e6e6ff" draw:textarea-horizontal-align="justify" draw:textarea-vertical-align="middle" draw:auto-grow-height="false" fo:min-height="0.02cm" fo:min-width="1.621cm" fo:padding-top="0.135cm" fo:padding-bottom="0.135cm" fo:padding-left="0.26cm" fo:padding-right="0.26cm"/>
    </style:style>
    <style:style style:name="gr238" style:family="graphic" style:parent-style-name="standard">
      <style:graphic-properties svg:stroke-width="0.02cm" svg:stroke-color="#000000" draw:marker-start-width="0.26cm" draw:marker-end-width="0.26cm" draw:fill-color="#e6e6ff" draw:textarea-horizontal-align="justify" draw:textarea-vertical-align="middle" draw:auto-grow-height="false" fo:min-height="0.392cm" fo:min-width="0.976cm" fo:padding-top="0.135cm" fo:padding-bottom="0.135cm" fo:padding-left="0.26cm" fo:padding-right="0.26cm"/>
    </style:style>
    <style:style style:name="gr239" style:family="graphic" style:parent-style-name="standard">
      <style:graphic-properties draw:stroke="solid" svg:stroke-width="0.01cm" svg:stroke-color="#000000" draw:marker-start-width="0.235cm" draw:marker-end-width="0.235cm" draw:fill="solid" draw:fill-color="#ffffff" fo:min-height="0.589cm" fo:padding-top="0.13cm" fo:padding-bottom="0.13cm" fo:padding-left="0.255cm" fo:padding-right="0.255cm"/>
    </style:style>
    <style:style style:name="gr240" style:family="graphic" style:parent-style-name="standard">
      <style:graphic-properties draw:stroke="none" svg:stroke-color="#000000" draw:fill-color="#ffd320" draw:textarea-horizontal-align="justify" draw:textarea-vertical-align="middle" draw:auto-grow-height="false" fo:min-height="0cm" fo:min-width="0.502cm"/>
    </style:style>
    <style:style style:name="gr241" style:family="graphic" style:parent-style-name="standard">
      <style:graphic-properties draw:stroke="none" svg:stroke-color="#000000" draw:fill-color="#ffd320" draw:textarea-horizontal-align="justify" draw:textarea-vertical-align="middle" draw:auto-grow-height="false" fo:min-height="0cm" fo:min-width="0cm"/>
    </style:style>
    <style:style style:name="gr242" style:family="graphic" style:parent-style-name="standard">
      <style:graphic-properties draw:stroke="none" svg:stroke-color="#000000" draw:fill-color="#ffd320" draw:textarea-horizontal-align="justify" draw:textarea-vertical-align="middle" draw:auto-grow-height="false" fo:min-height="0cm" fo:min-width="0.022cm"/>
    </style:style>
    <style:style style:name="gr243" style:family="graphic" style:parent-style-name="standard">
      <style:graphic-properties svg:stroke-width="0.018cm" svg:stroke-color="#000000" draw:marker-start-width="0.227cm" draw:marker-end-width="0.227cm" draw:fill-color="#ff9900" draw:textarea-horizontal-align="justify" draw:textarea-vertical-align="middle" draw:auto-grow-height="false" fo:min-height="0.122cm" fo:min-width="0cm" fo:padding-top="0.134cm" fo:padding-bottom="0.134cm" fo:padding-left="0.259cm" fo:padding-right="0.259cm"/>
    </style:style>
    <style:style style:name="gr244"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134cm" fo:padding-top="0.134cm" fo:padding-bottom="0.134cm" fo:padding-left="0.259cm" fo:padding-right="0.259cm"/>
    </style:style>
    <style:style style:name="gr245"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135cm" fo:padding-top="0.134cm" fo:padding-bottom="0.134cm" fo:padding-left="0.259cm" fo:padding-right="0.259cm"/>
    </style:style>
    <style:style style:name="gr246"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247" style:family="graphic" style:parent-style-name="standard">
      <style:graphic-properties svg:stroke-width="0.05cm" svg:stroke-color="#000000" draw:marker-start-width="0.355cm" draw:marker-end-width="0.355cm" draw:fill-color="#ffff99" draw:textarea-horizontal-align="justify" draw:textarea-vertical-align="middle" draw:auto-grow-height="false" fo:min-height="0.015cm" fo:min-width="0cm" fo:padding-top="0.15cm" fo:padding-bottom="0.15cm" fo:padding-left="0.275cm" fo:padding-right="0.275cm"/>
    </style:style>
    <style:style style:name="gr248"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cm" fo:min-width="0cm" fo:padding-top="0.13cm" fo:padding-bottom="0.13cm" fo:padding-left="0.255cm" fo:padding-right="0.255cm"/>
    </style:style>
    <style:style style:name="gr249" style:family="graphic" style:parent-style-name="standard">
      <style:graphic-properties svg:stroke-width="0.02cm" svg:stroke-color="#000000" draw:marker-start-width="0.275cm" draw:marker-end-width="0.275cm" draw:textarea-horizontal-align="justify" draw:textarea-vertical-align="middle" draw:auto-grow-height="false" fo:min-height="0.276cm" fo:min-width="0.026cm" fo:padding-top="0.135cm" fo:padding-bottom="0.135cm" fo:padding-left="0.26cm" fo:padding-right="0.26cm"/>
    </style:style>
    <style:style style:name="gr250" style:family="graphic" style:parent-style-name="standard">
      <style:graphic-properties draw:stroke="dash" draw:stroke-dash="Fine_20_Dashed" svg:stroke-width="0.02cm" svg:stroke-color="#000000" draw:marker-start-width="0.275cm" draw:marker-end-width="0.275cm" draw:fill-color="#cfe7f5" draw:textarea-horizontal-align="justify" draw:textarea-vertical-align="middle" draw:auto-grow-height="false" fo:min-height="0.276cm" fo:min-width="0.026cm" fo:padding-top="0.135cm" fo:padding-bottom="0.135cm" fo:padding-left="0.26cm" fo:padding-right="0.26cm"/>
    </style:style>
    <style:style style:name="gr251" style:family="graphic" style:parent-style-name="standard">
      <style:graphic-properties draw:stroke="dash" draw:stroke-dash="Ultrafine_20_2_20_Dots_20_3_20_Dashes" svg:stroke-width="0.02cm" svg:stroke-color="#000000" draw:marker-start-width="0.275cm" draw:marker-end-width="0.275cm" draw:fill-color="#ffffcc" draw:textarea-horizontal-align="justify" draw:textarea-vertical-align="middle" draw:auto-grow-height="false" fo:min-height="0.276cm" fo:min-width="0.026cm" fo:padding-top="0.135cm" fo:padding-bottom="0.135cm" fo:padding-left="0.26cm" fo:padding-right="0.26cm"/>
    </style:style>
    <style:style style:name="gr252" style:family="graphic" style:parent-style-name="objectwithoutfill">
      <style:graphic-properties svg:stroke-width="0.03cm" svg:stroke-color="#e6e6ff" draw:marker-start-width="0.295cm" draw:marker-end-width="0.295cm" draw:fill="none" draw:textarea-vertical-align="middle" fo:padding-top="0.14cm" fo:padding-bottom="0.14cm" fo:padding-left="0.265cm" fo:padding-right="0.265cm"/>
    </style:style>
    <style:style style:name="gr253" style:family="graphic" style:parent-style-name="objectwithoutfill">
      <style:graphic-properties svg:stroke-width="0.053cm" draw:marker-start="" draw:marker-start-width="0.187cm" draw:marker-end="" draw:marker-end-width="0.187cm" draw:fill="none" draw:textarea-vertical-align="middle" fo:padding-top="0.151cm" fo:padding-bottom="0.151cm" fo:padding-left="0.276cm" fo:padding-right="0.276cm"/>
    </style:style>
    <style:style style:name="gr254" style:family="graphic" style:parent-style-name="standard">
      <style:graphic-properties draw:stroke="none" svg:stroke-color="#000000" draw:fill="none" draw:fill-color="#ffffff" fo:min-height="0.533cm"/>
    </style:style>
    <style:style style:name="gr255" style:family="graphic" style:parent-style-name="standard">
      <style:graphic-properties draw:stroke="none" svg:stroke-color="#000000" draw:fill="none" draw:fill-color="#ffffff" fo:min-height="2.2cm"/>
    </style:style>
    <style:style style:name="gr256" style:family="graphic" style:parent-style-name="standard">
      <style:graphic-properties svg:stroke-width="0.035cm" svg:stroke-color="#666666" draw:marker-start-width="0.23cm" draw:marker-end-width="0.23cm" draw:fill="solid" draw:fill-color="#0084d1" draw:textarea-horizontal-align="justify" draw:textarea-vertical-align="middle" draw:auto-grow-height="false" fo:min-height="0cm" fo:min-width="8.739cm" fo:padding-top="0.142cm" fo:padding-bottom="0.142cm" fo:padding-left="0.267cm" fo:padding-right="0.267cm"/>
    </style:style>
    <style:style style:name="gr257"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597cm" fo:min-width="3.057cm" fo:padding-top="0.135cm" fo:padding-bottom="0.135cm" fo:padding-left="0.26cm" fo:padding-right="0.26cm"/>
    </style:style>
    <style:style style:name="gr258"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191cm" fo:padding-top="0.142cm" fo:padding-bottom="0.142cm" fo:padding-left="0.267cm" fo:padding-right="0.267cm"/>
    </style:style>
    <style:style style:name="gr259"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91cm" fo:min-width="0cm" fo:padding-top="0.134cm" fo:padding-bottom="0.134cm" fo:padding-left="0.259cm" fo:padding-right="0.259cm"/>
    </style:style>
    <style:style style:name="gr260"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5cm" fo:min-width="0.09cm" fo:padding-top="0.134cm" fo:padding-bottom="0.134cm" fo:padding-left="0.259cm" fo:padding-right="0.259cm"/>
    </style:style>
    <style:style style:name="gr261"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89cm" fo:min-width="0cm" fo:padding-top="0.134cm" fo:padding-bottom="0.134cm" fo:padding-left="0.259cm" fo:padding-right="0.259cm"/>
    </style:style>
    <style:style style:name="gr262"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88cm" fo:min-width="0cm" fo:padding-top="0.134cm" fo:padding-bottom="0.134cm" fo:padding-left="0.259cm" fo:padding-right="0.259cm"/>
    </style:style>
    <style:style style:name="gr263"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9cm" fo:min-width="0cm" fo:padding-top="0.134cm" fo:padding-bottom="0.134cm" fo:padding-left="0.259cm" fo:padding-right="0.259cm"/>
    </style:style>
    <style:style style:name="gr264"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5cm" fo:min-width="0.088cm" fo:padding-top="0.134cm" fo:padding-bottom="0.134cm" fo:padding-left="0.259cm" fo:padding-right="0.259cm"/>
    </style:style>
    <style:style style:name="gr265"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89cm" fo:min-width="0cm" fo:padding-top="0.134cm" fo:padding-bottom="0.134cm" fo:padding-left="0.259cm" fo:padding-right="0.259cm"/>
    </style:style>
    <style:style style:name="gr266"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5cm" fo:min-width="0.087cm" fo:padding-top="0.134cm" fo:padding-bottom="0.134cm" fo:padding-left="0.259cm" fo:padding-right="0.259cm"/>
    </style:style>
    <style:style style:name="gr267"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7cm" fo:min-width="0.087cm" fo:padding-top="0.134cm" fo:padding-bottom="0.134cm" fo:padding-left="0.259cm" fo:padding-right="0.259cm"/>
    </style:style>
    <style:style style:name="gr268"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87cm" fo:min-width="0cm" fo:padding-top="0.134cm" fo:padding-bottom="0.134cm" fo:padding-left="0.259cm" fo:padding-right="0.259cm"/>
    </style:style>
    <style:style style:name="gr269"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5cm" fo:min-width="0.086cm" fo:padding-top="0.134cm" fo:padding-bottom="0.134cm" fo:padding-left="0.259cm" fo:padding-right="0.259cm"/>
    </style:style>
    <style:style style:name="gr270" style:family="graphic" style:parent-style-name="standard">
      <style:graphic-properties svg:stroke-width="0.02cm" svg:stroke-color="#000000" draw:marker-start-width="0.26cm" draw:marker-end-width="0.26cm" draw:fill-color="#e6e6ff" draw:textarea-horizontal-align="justify" draw:textarea-vertical-align="middle" draw:auto-grow-height="false" fo:min-height="0.396cm" fo:min-width="1.01cm" fo:padding-top="0.135cm" fo:padding-bottom="0.135cm" fo:padding-left="0.26cm" fo:padding-right="0.26cm"/>
    </style:style>
    <style:style style:name="gr271" style:family="graphic" style:parent-style-name="standard">
      <style:graphic-properties draw:stroke="none" svg:stroke-color="#000000" draw:fill-color="#ffd320" draw:textarea-horizontal-align="justify" draw:textarea-vertical-align="middle" draw:auto-grow-height="false" fo:min-height="0cm" fo:min-width="0.004cm"/>
    </style:style>
    <style:style style:name="gr272"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9cm" fo:min-width="0cm" fo:padding-top="0.142cm" fo:padding-bottom="0.142cm" fo:padding-left="0.267cm" fo:padding-right="0.267cm"/>
    </style:style>
    <style:style style:name="gr273"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611cm" fo:min-width="3.109cm" fo:padding-top="0.135cm" fo:padding-bottom="0.135cm" fo:padding-left="0.26cm" fo:padding-right="0.26cm"/>
    </style:style>
    <style:style style:name="gr274" style:family="graphic" style:parent-style-name="standard">
      <style:graphic-properties draw:stroke="none" draw:fill-color="#ffffff" draw:opacity="65%" draw:textarea-vertical-align="middle" draw:auto-grow-height="false" fo:min-height="2.075cm" fo:min-width="1.503cm" draw:shadow-opacity="65%"/>
    </style:style>
    <style:style style:name="gr275" style:family="graphic" style:parent-style-name="standard">
      <style:graphic-properties svg:stroke-width="0.035cm" svg:stroke-color="#666666" draw:marker-start-width="0.23cm" draw:marker-end-width="0.23cm" draw:fill="solid" draw:fill-color="#666666" draw:textarea-horizontal-align="justify" draw:textarea-vertical-align="middle" draw:auto-grow-height="false" fo:min-height="0cm" fo:min-width="0.989cm" fo:padding-top="0.142cm" fo:padding-bottom="0.142cm" fo:padding-left="0.267cm" fo:padding-right="0.267cm"/>
    </style:style>
    <style:style style:name="gr276" style:family="graphic" style:parent-style-name="standard">
      <style:graphic-properties draw:stroke="dash" draw:stroke-dash="Fine_20_Dashed" svg:stroke-width="0.02cm" svg:stroke-color="#000000" draw:marker-start-width="0.26cm" draw:marker-end-width="0.26cm" draw:fill-color="#cfe7f5" draw:textarea-horizontal-align="justify" draw:textarea-vertical-align="middle" draw:auto-grow-height="false" fo:min-height="0.296cm" fo:min-width="1.346cm" fo:padding-top="0.135cm" fo:padding-bottom="0.135cm" fo:padding-left="0.26cm" fo:padding-right="0.26cm"/>
    </style:style>
    <style:style style:name="gr277" style:family="graphic" style:parent-style-name="standard">
      <style:graphic-properties svg:stroke-width="0.02cm" svg:stroke-color="#000000" draw:marker-start-width="0.26cm" draw:marker-end-width="0.26cm" draw:fill-color="#e6e6ff" draw:textarea-horizontal-align="justify" draw:textarea-vertical-align="middle" draw:auto-grow-height="false" fo:min-height="0.003cm" fo:min-width="1.539cm" fo:padding-top="0.135cm" fo:padding-bottom="0.135cm" fo:padding-left="0.26cm" fo:padding-right="0.26cm"/>
    </style:style>
    <style:style style:name="gr278"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106cm" fo:padding-top="0.134cm" fo:padding-bottom="0.134cm" fo:padding-left="0.259cm" fo:padding-right="0.259cm"/>
    </style:style>
    <style:style style:name="gr279"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107cm" fo:padding-top="0.134cm" fo:padding-bottom="0.134cm" fo:padding-left="0.259cm" fo:padding-right="0.259cm"/>
    </style:style>
    <style:style style:name="gr280"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098cm" fo:padding-top="0.134cm" fo:padding-bottom="0.134cm" fo:padding-left="0.259cm" fo:padding-right="0.259cm"/>
    </style:style>
    <style:style style:name="gr281"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099cm" fo:padding-top="0.134cm" fo:padding-bottom="0.134cm" fo:padding-left="0.259cm" fo:padding-right="0.259cm"/>
    </style:style>
    <style:style style:name="gr282" style:family="graphic" style:parent-style-name="standard">
      <style:graphic-properties svg:stroke-width="0.035cm" svg:stroke-color="#666666" draw:marker-start-width="0.23cm" draw:marker-end-width="0.23cm" draw:fill="solid" draw:fill-color="#006699" draw:textarea-horizontal-align="justify" draw:textarea-vertical-align="middle" draw:auto-grow-height="false" fo:min-height="0cm" fo:min-width="5.8cm" fo:padding-top="0.142cm" fo:padding-bottom="0.142cm" fo:padding-left="0.267cm" fo:padding-right="0.267cm"/>
    </style:style>
    <style:style style:name="gr283" style:family="graphic" style:parent-style-name="standard">
      <style:graphic-properties svg:stroke-color="#000000" draw:fill-color="#b2b2b2" draw:textarea-horizontal-align="justify" draw:textarea-vertical-align="middle" draw:auto-grow-height="false" fo:min-height="0.207cm" fo:min-width="0cm"/>
    </style:style>
    <style:style style:name="gr284" style:family="graphic" style:parent-style-name="standard">
      <style:graphic-properties svg:stroke-color="#000000" draw:fill-color="#000000" draw:textarea-horizontal-align="justify" draw:textarea-vertical-align="middle" draw:auto-grow-height="false" fo:min-height="0.211cm" fo:min-width="0cm"/>
    </style:style>
    <style:style style:name="gr285" style:family="graphic" style:parent-style-name="standard">
      <style:graphic-properties svg:stroke-color="#000000" draw:fill-color="#b2b2b2" draw:textarea-horizontal-align="justify" draw:textarea-vertical-align="middle" draw:auto-grow-height="false" fo:min-height="0cm" fo:min-width="0cm"/>
    </style:style>
    <style:style style:name="gr286" style:family="graphic" style:parent-style-name="standard">
      <style:graphic-properties svg:stroke-color="#000000" draw:fill-color="#ffffff" draw:textarea-horizontal-align="justify" draw:textarea-vertical-align="middle" draw:auto-grow-height="false" fo:min-height="0.37cm" fo:min-width="1.626cm"/>
    </style:style>
    <style:style style:name="gr287"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cm" fo:min-width="0.433cm" fo:padding-top="0.142cm" fo:padding-bottom="0.142cm" fo:padding-left="0.267cm" fo:padding-right="0.267cm"/>
    </style:style>
    <style:style style:name="gr288" style:family="graphic" style:parent-style-name="standard">
      <style:graphic-properties svg:stroke-color="#000000" draw:fill-color="#ffffff" draw:textarea-horizontal-align="justify" draw:textarea-vertical-align="middle" draw:auto-grow-height="false" fo:min-height="0.206cm" fo:min-width="0.996cm"/>
    </style:style>
    <style:style style:name="gr289"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093cm" fo:padding-top="0.142cm" fo:padding-bottom="0.142cm" fo:padding-left="0.267cm" fo:padding-right="0.267cm"/>
    </style:style>
    <style:style style:name="gr290" style:family="graphic" style:parent-style-name="objectwithoutfill">
      <style:graphic-properties svg:stroke-width="0.028cm" draw:marker-start="Arrow" draw:marker-start-width="0.15cm" draw:marker-end-width="0.242cm" draw:fill="none" draw:textarea-vertical-align="middle" fo:padding-top="0.139cm" fo:padding-bottom="0.139cm" fo:padding-left="0.264cm" fo:padding-right="0.264cm"/>
    </style:style>
    <style:style style:name="gr291" style:family="graphic" style:parent-style-name="standard">
      <style:graphic-properties svg:stroke-width="0.035cm" svg:stroke-color="#ff3333" draw:marker-start-width="0.23cm" draw:marker-end-width="0.23cm" draw:fill="solid" draw:fill-color="#ff3300" draw:textarea-horizontal-align="justify" draw:textarea-vertical-align="middle" draw:auto-grow-height="false" fo:min-height="0cm" fo:min-width="0.867cm" fo:padding-top="0.142cm" fo:padding-bottom="0.142cm" fo:padding-left="0.267cm" fo:padding-right="0.267cm"/>
    </style:style>
    <style:style style:name="gr29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346cm" fo:min-width="0cm" fo:padding-top="0.142cm" fo:padding-bottom="0.142cm" fo:padding-left="0.267cm" fo:padding-right="0.267cm"/>
    </style:style>
    <style:style style:name="gr293" style:family="graphic" style:parent-style-name="standard">
      <style:graphic-properties draw:stroke="none" svg:stroke-color="#000000" draw:fill="none" draw:fill-color="#ffffff" fo:min-height="1.29cm"/>
    </style:style>
    <style:style style:name="gr294"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202cm" fo:min-width="0.357cm" fo:padding-top="0.142cm" fo:padding-bottom="0.142cm" fo:padding-left="0.267cm" fo:padding-right="0.267cm"/>
    </style:style>
    <style:style style:name="gr295" style:family="graphic" style:parent-style-name="objectwithoutfill">
      <style:graphic-properties svg:stroke-width="0.028cm" draw:marker-start="Arrow" draw:marker-start-width="0.15cm" draw:marker-end="" draw:marker-end-width="0.15cm" draw:fill="none" draw:textarea-vertical-align="middle" fo:padding-top="0.139cm" fo:padding-bottom="0.139cm" fo:padding-left="0.264cm" fo:padding-right="0.264cm"/>
    </style:style>
    <style:style style:name="gr29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16cm" fo:min-width="0cm" fo:padding-top="0.142cm" fo:padding-bottom="0.142cm" fo:padding-left="0.267cm" fo:padding-right="0.267cm"/>
    </style:style>
    <style:style style:name="gr297" style:family="graphic" style:parent-style-name="standard">
      <style:graphic-properties draw:stroke="none" draw:fill-color="#ffffff" draw:textarea-horizontal-align="justify" draw:textarea-vertical-align="middle" draw:auto-grow-height="false" fo:min-height="0.15cm" fo:min-width="0cm"/>
    </style:style>
    <style:style style:name="gr298" style:family="graphic" style:parent-style-name="standard">
      <style:graphic-properties svg:stroke-width="0.018cm" svg:stroke-color="#666666" draw:marker-start-width="0.227cm" draw:marker-end-width="0.227cm" draw:fill-color="#cccccc" draw:textarea-horizontal-align="justify" draw:textarea-vertical-align="middle" draw:auto-grow-height="false" fo:min-height="0cm" fo:min-width="0cm" fo:padding-top="0.134cm" fo:padding-bottom="0.134cm" fo:padding-left="0.259cm" fo:padding-right="0.259cm"/>
    </style:style>
    <style:style style:name="gr299"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cm" fo:min-width="0cm" fo:padding-top="0.134cm" fo:padding-bottom="0.134cm" fo:padding-left="0.259cm" fo:padding-right="0.259cm"/>
    </style:style>
    <style:style style:name="gr300" style:family="graphic" style:parent-style-name="objectwithoutfill">
      <style:graphic-properties svg:stroke-width="0.028cm" draw:marker-start-width="0.242cm" draw:marker-end="" draw:marker-end-width="0.15cm" draw:fill="none" draw:textarea-vertical-align="middle" fo:padding-top="0.139cm" fo:padding-bottom="0.139cm" fo:padding-left="0.264cm" fo:padding-right="0.264cm"/>
    </style:style>
    <style:style style:name="gr301" style:family="graphic" style:parent-style-name="standard">
      <style:graphic-properties svg:stroke-width="0.035cm" svg:stroke-color="#666666" draw:marker-start-width="0.23cm" draw:marker-end-width="0.23cm" draw:fill="solid" draw:fill-color="#00cc33" draw:textarea-horizontal-align="justify" draw:textarea-vertical-align="middle" draw:auto-grow-height="false" fo:min-height="0cm" fo:min-width="0cm" fo:padding-top="0.142cm" fo:padding-bottom="0.142cm" fo:padding-left="0.267cm" fo:padding-right="0.267cm"/>
    </style:style>
    <style:style style:name="gr302"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18cm" fo:min-width="0cm" fo:padding-top="0.142cm" fo:padding-bottom="0.142cm" fo:padding-left="0.267cm" fo:padding-right="0.267cm"/>
    </style:style>
    <style:style style:name="gr303" style:family="graphic" style:parent-style-name="standard">
      <style:graphic-properties svg:stroke-width="0.035cm" svg:stroke-color="#666666" draw:marker-start-width="0.23cm" draw:marker-end-width="0.23cm" draw:fill="solid" draw:fill-color="#00cc00" draw:textarea-horizontal-align="justify" draw:textarea-vertical-align="middle" draw:auto-grow-height="false" fo:min-height="0.079cm" fo:min-width="0cm" fo:padding-top="0.142cm" fo:padding-bottom="0.142cm" fo:padding-left="0.267cm" fo:padding-right="0.267cm"/>
    </style:style>
    <style:style style:name="gr304" style:family="graphic" style:parent-style-name="objectwithoutfill">
      <style:graphic-properties svg:stroke-width="0.018cm" draw:marker-start-width="0.227cm" draw:marker-end="Arrow" draw:marker-end-width="0.07cm" draw:fill="none" draw:textarea-vertical-align="middle" fo:padding-top="0.134cm" fo:padding-bottom="0.134cm" fo:padding-left="0.259cm" fo:padding-right="0.259cm"/>
    </style:style>
    <style:style style:name="gr305" style:family="graphic" style:parent-style-name="objectwithoutfill">
      <style:graphic-properties svg:stroke-width="0.028cm" draw:marker-start="" draw:marker-start-width="0.15cm" draw:marker-end-width="0.242cm" draw:fill="none" draw:textarea-vertical-align="middle" fo:padding-top="0.139cm" fo:padding-bottom="0.139cm" fo:padding-left="0.264cm" fo:padding-right="0.264cm"/>
    </style:style>
    <style:style style:name="gr306" style:family="graphic" style:parent-style-name="standard">
      <style:graphic-properties svg:stroke-color="#000000" draw:fill-color="#009900" draw:textarea-horizontal-align="justify" draw:textarea-vertical-align="middle" draw:auto-grow-height="false" fo:min-height="5.31cm" fo:min-width="7.6cm"/>
    </style:style>
    <style:style style:name="gr307" style:family="graphic" style:parent-style-name="standard">
      <style:graphic-properties svg:stroke-color="#000000" draw:fill-color="#b2b2b2" draw:textarea-horizontal-align="justify" draw:textarea-vertical-align="middle" draw:auto-grow-height="false" fo:min-height="0.762cm" fo:min-width="0.974cm"/>
    </style:style>
    <style:style style:name="gr308" style:family="graphic" style:parent-style-name="standard">
      <style:graphic-properties svg:stroke-color="#000000" draw:fill-color="#b2b2b2" draw:textarea-horizontal-align="justify" draw:textarea-vertical-align="middle" draw:auto-grow-height="false" fo:min-height="0.95cm" fo:min-width="0.8cm"/>
    </style:style>
    <style:style style:name="gr309" style:family="graphic" style:parent-style-name="standard">
      <style:graphic-properties svg:stroke-color="#000000" draw:fill-color="#000000" draw:textarea-horizontal-align="justify" draw:textarea-vertical-align="middle" draw:auto-grow-height="false" fo:min-height="0.94cm" fo:min-width="0cm"/>
    </style:style>
    <style:style style:name="gr310"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432cm" fo:min-width="0cm" fo:padding-top="0.134cm" fo:padding-bottom="0.134cm" fo:padding-left="0.259cm" fo:padding-right="0.259cm"/>
    </style:style>
    <style:style style:name="gr311" style:family="graphic" style:parent-style-name="standard">
      <style:graphic-properties draw:stroke="none" svg:stroke-color="#000000" draw:fill="none" draw:fill-color="#ffffff" fo:min-height="1.58cm"/>
    </style:style>
    <style:style style:name="gr312"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332cm" fo:min-width="0cm" fo:padding-top="0.134cm" fo:padding-bottom="0.134cm" fo:padding-left="0.259cm" fo:padding-right="0.259cm"/>
    </style:style>
    <style:style style:name="gr313" style:family="graphic" style:parent-style-name="standard">
      <style:graphic-properties svg:stroke-width="0.081cm" svg:stroke-color="#000000" draw:marker-start-width="0.299cm" draw:marker-end-width="0.299cm" draw:fill="solid" draw:fill-color="#333333" draw:textarea-horizontal-align="justify" draw:textarea-vertical-align="middle" draw:auto-grow-height="false" fo:min-height="2.526cm" fo:min-width="0.575cm" fo:padding-top="0.165cm" fo:padding-bottom="0.165cm" fo:padding-left="0.29cm" fo:padding-right="0.29cm"/>
    </style:style>
    <style:style style:name="gr314" style:family="graphic" style:parent-style-name="standard">
      <style:graphic-properties svg:stroke-width="0.04cm" svg:stroke-color="#000000" draw:marker-start-width="0.32cm" draw:marker-end-width="0.32cm" draw:fill-color="#ffffff" draw:textarea-horizontal-align="justify" draw:textarea-vertical-align="middle" draw:auto-grow-height="false" fo:min-height="0cm" fo:min-width="0.066cm" fo:padding-top="0.145cm" fo:padding-bottom="0.145cm" fo:padding-left="0.27cm" fo:padding-right="0.27cm"/>
    </style:style>
    <style:style style:name="gr315" style:family="graphic" style:parent-style-name="standard">
      <style:graphic-properties svg:stroke-width="0.04cm" svg:stroke-color="#000000" draw:marker-start-width="0.32cm" draw:marker-end-width="0.32cm" draw:fill-color="#ffffff" draw:textarea-horizontal-align="justify" draw:textarea-vertical-align="middle" draw:auto-grow-height="false" fo:min-height="0cm" fo:min-width="0cm" fo:padding-top="0.145cm" fo:padding-bottom="0.145cm" fo:padding-left="0.27cm" fo:padding-right="0.27cm"/>
    </style:style>
    <style:style style:name="gr316" style:family="graphic" style:parent-style-name="objectwithoutfill">
      <style:graphic-properties svg:stroke-width="0.03cm" draw:marker-start-width="0.295cm" draw:marker-end-width="0.295cm" svg:stroke-linecap="round" draw:fill="none" draw:textarea-vertical-align="middle" fo:padding-top="0.14cm" fo:padding-bottom="0.14cm" fo:padding-left="0.265cm" fo:padding-right="0.265cm"/>
    </style:style>
    <style:style style:name="P1" style:family="paragraph">
      <loext:graphic-properties draw:fill="none" draw:fill-color="#cfe7f5"/>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text-properties style:use-window-font-color="true"/>
    </style:style>
    <style:style style:name="P4" style:family="paragraph">
      <loext:graphic-properties draw:fill-color="#ffff00"/>
      <style:paragraph-properties fo:text-align="center"/>
    </style:style>
    <style:style style:name="P5" style:family="paragraph">
      <loext:graphic-properties draw:fill-color="#999999"/>
      <style:paragraph-properties fo:text-align="center"/>
    </style:style>
    <style:style style:name="P6" style:family="paragraph">
      <loext:graphic-properties draw:fill="solid" draw:fill-color="#b2b2b2"/>
      <style:paragraph-properties fo:text-align="center"/>
      <style:text-properties style:use-window-font-color="true"/>
    </style:style>
    <style:style style:name="P7" style:family="paragraph">
      <loext:graphic-properties draw:fill-color="#ffffff"/>
    </style:style>
    <style:style style:name="P8" style:family="paragraph">
      <loext:graphic-properties draw:fill="solid" draw:fill-color="#ffffff"/>
      <style:paragraph-properties fo:text-align="center"/>
    </style:style>
    <style:style style:name="P9" style:family="paragraph">
      <loext:graphic-properties draw:fill-color="#ffffff"/>
      <style:paragraph-properties fo:text-align="center"/>
    </style:style>
    <style:style style:name="P10" style:family="paragraph">
      <loext:graphic-properties draw:fill-color="#cccccc"/>
      <style:paragraph-properties fo:text-align="center"/>
    </style:style>
    <style:style style:name="P11" style:family="paragraph">
      <loext:graphic-properties draw:fill="solid" draw:fill-color="#000000"/>
      <style:paragraph-properties fo:text-align="center"/>
      <style:text-properties style:use-window-font-color="true"/>
    </style:style>
    <style:style style:name="P12" style:family="paragraph">
      <loext:graphic-properties draw:fill-color="#111111"/>
      <style:paragraph-properties fo:text-align="center"/>
    </style:style>
    <style:style style:name="P13" style:family="paragraph">
      <loext:graphic-properties draw:fill="solid" draw:fill-color="#333333"/>
      <style:paragraph-properties fo:text-align="center"/>
      <style:text-properties style:use-window-font-color="true"/>
    </style:style>
    <style:style style:name="P14" style:family="paragraph">
      <loext:graphic-properties draw:fill="solid" draw:fill-color="#666666"/>
      <style:paragraph-properties fo:text-align="center"/>
      <style:text-properties style:use-window-font-color="true"/>
    </style:style>
    <style:style style:name="P15" style:family="paragraph">
      <loext:graphic-properties draw:fill="solid" draw:fill-color="#cfe7f5"/>
      <style:paragraph-properties fo:text-align="center"/>
      <style:text-properties style:use-window-font-color="true"/>
    </style:style>
    <style:style style:name="P16" style:family="paragraph">
      <loext:graphic-properties draw:fill="solid" draw:fill-color="#cccccc"/>
      <style:paragraph-properties fo:text-align="center"/>
      <style:text-properties style:use-window-font-color="true"/>
    </style:style>
    <style:style style:name="P17" style:family="paragraph">
      <loext:graphic-properties draw:fill-color="#66ff66"/>
      <style:paragraph-properties fo:text-align="center"/>
    </style:style>
    <style:style style:name="P18" style:family="paragraph">
      <loext:graphic-properties draw:fill-color="#ff3333"/>
      <style:paragraph-properties fo:text-align="center"/>
    </style:style>
    <style:style style:name="P19" style:family="paragraph">
      <loext:graphic-properties draw:fill-color="#b2b2b2"/>
      <style:paragraph-properties fo:text-align="center"/>
    </style:style>
    <style:style style:name="P20" style:family="paragraph">
      <loext:graphic-properties draw:fill-color="#808080"/>
      <style:paragraph-properties fo:text-align="center"/>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none" draw:fill-color="#ffffff"/>
      <style:text-properties fo:font-size="13pt" style:font-size-asian="13pt" style:font-size-complex="13pt"/>
    </style:style>
    <style:style style:name="P23" style:family="paragraph">
      <loext:graphic-properties draw:fill="none" draw:fill-color="#ffffff"/>
      <style:text-properties fo:font-size="7pt" style:font-size-asian="7pt" style:font-size-complex="7pt"/>
    </style:style>
    <style:style style:name="P24" style:family="paragraph">
      <loext:graphic-properties draw:fill="none" draw:fill-color="#ffffff"/>
      <style:text-properties fo:font-size="6pt" style:font-size-asian="6pt" style:font-size-complex="6pt"/>
    </style:style>
    <style:style style:name="P25" style:family="paragraph">
      <style:paragraph-properties fo:margin-left="0cm" fo:margin-right="0cm" fo:margin-top="0cm" fo:margin-bottom="0cm" fo:line-height="100%" fo:text-indent="0cm">
        <style:tab-stops/>
      </style:paragraph-properties>
    </style:style>
    <style:style style:name="P26" style:family="paragraph">
      <loext:graphic-properties draw:fill="none" draw:fill-color="#ffffff"/>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27" style:family="paragraph">
      <style:paragraph-properties fo:text-align="center"/>
    </style:style>
    <style:style style:name="P28" style:family="paragraph">
      <loext:graphic-properties draw:fill="none" draw:fill-color="#ffffff"/>
      <style:paragraph-properties fo:text-align="center"/>
      <style:text-properties fo:font-size="13pt" style:font-size-asian="13pt" style:font-size-complex="13pt"/>
    </style:style>
    <style:style style:name="P29" style:family="paragraph">
      <loext:graphic-properties draw:fill-color="#0066cc"/>
      <style:paragraph-properties fo:text-align="center"/>
    </style:style>
    <style:style style:name="P30" style:family="paragraph">
      <loext:graphic-properties draw:fill="solid" draw:fill-color="#ffcc00"/>
      <style:paragraph-properties fo:text-align="center"/>
      <style:text-properties style:use-window-font-color="true"/>
    </style:style>
    <style:style style:name="P31" style:family="paragraph">
      <loext:graphic-properties draw:fill="none" draw:fill-color="#ffffff"/>
      <style:text-properties fo:font-size="11pt" style:font-size-asian="11pt" style:font-size-complex="11pt"/>
    </style:style>
    <style:style style:name="P32" style:family="paragraph">
      <loext:graphic-properties draw:fill-color="#eeeeee"/>
      <style:paragraph-properties fo:text-align="center"/>
    </style:style>
    <style:style style:name="P33" style:family="paragraph">
      <loext:graphic-properties draw:fill="none" draw:fill-color="#ffffff"/>
      <style:text-properties fo:font-size="16pt" style:font-size-asian="16pt" style:font-size-complex="16pt"/>
    </style:style>
    <style:style style:name="P34" style:family="paragraph">
      <loext:graphic-properties draw:fill="none" draw:fill-color="#ffffff"/>
      <style:text-properties fo:font-size="8pt" style:font-size-asian="8pt" style:font-size-complex="8pt"/>
    </style:style>
    <style:style style:name="P35" style:family="paragraph">
      <loext:graphic-properties draw:fill="none" draw:fill-color="#ffffff"/>
      <style:text-properties fo:font-size="5.5pt" style:font-size-asian="5.5pt" style:font-size-complex="5.5pt"/>
    </style:style>
    <style:style style:name="P36" style:family="paragraph">
      <loext:graphic-properties draw:fill-color="#ff9999"/>
      <style:paragraph-properties fo:text-align="center"/>
    </style:style>
    <style:style style:name="P37" style:family="paragraph">
      <loext:graphic-properties draw:fill-color="#ffffcc"/>
      <style:paragraph-properties fo:text-align="center"/>
    </style:style>
    <style:style style:name="P38" style:family="paragraph">
      <loext:graphic-properties draw:fill-color="#ccffff"/>
      <style:paragraph-properties fo:text-align="center"/>
    </style:style>
    <style:style style:name="P39" style:family="paragraph">
      <loext:graphic-properties draw:fill-color="#ccffcc"/>
      <style:paragraph-properties fo:text-align="center"/>
    </style:style>
    <style:style style:name="P40" style:family="paragraph">
      <loext:graphic-properties draw:fill="none" draw:fill-color="#ffffff"/>
      <style:text-properties fo:font-size="12pt" style:font-size-asian="12pt" style:font-size-complex="12pt"/>
    </style:style>
    <style:style style:name="P41" style:family="paragraph">
      <loext:graphic-properties draw:fill="solid" draw:fill-color="#006699"/>
      <style:paragraph-properties fo:text-align="center"/>
      <style:text-properties style:use-window-font-color="true"/>
    </style:style>
    <style:style style:name="P42" style:family="paragraph">
      <style:paragraph-properties fo:margin-left="0cm" fo:margin-right="0cm" fo:text-align="start" fo:text-indent="0cm"/>
    </style:style>
    <style:style style:name="P43" style:family="paragraph">
      <style:paragraph-properties fo:margin-left="0cm" fo:margin-right="0cm" fo:line-height="0.3cm" fo:text-align="end" fo:text-indent="0cm">
        <style:tab-stops/>
      </style:paragraph-properties>
    </style:style>
    <style:style style:name="P44" style:family="paragraph">
      <style:paragraph-properties fo:margin-left="0cm" fo:margin-right="0cm" fo:line-height="0.3cm" fo:text-align="start" fo:text-indent="0cm"/>
    </style:style>
    <style:style style:name="P45" style:family="paragraph">
      <loext:graphic-properties draw:fill-color="#ffffcc"/>
      <style:paragraph-properties fo:margin-left="0cm" fo:margin-right="0cm" fo:line-height="0.4cm" fo:text-align="start" fo:text-indent="0cm"/>
      <style:text-properties fo:font-size="10pt" style:font-size-asian="10pt" style:font-size-complex="10pt"/>
    </style:style>
    <style:style style:name="P46" style:family="paragraph">
      <style:paragraph-properties fo:margin-left="0cm" fo:margin-right="0cm" fo:text-align="center" fo:text-indent="0cm"/>
    </style:style>
    <style:style style:name="P47" style:family="paragraph">
      <loext:graphic-properties draw:fill-color="#ffffff"/>
      <style:paragraph-properties fo:margin-left="0cm" fo:margin-right="0cm" fo:text-align="center" fo:text-indent="0cm"/>
      <style:text-properties fo:font-size="11pt" style:font-size-asian="11pt" style:font-size-complex="11pt"/>
    </style:style>
    <style:style style:name="P48" style:family="paragraph">
      <loext:graphic-properties draw:fill="none" draw:fill-color="#ffffff"/>
      <style:text-properties fo:font-size="5pt" style:font-size-asian="5pt" style:font-size-complex="5pt"/>
    </style:style>
    <style:style style:name="P49" style:family="paragraph">
      <loext:graphic-properties draw:fill-color="#ffffff"/>
      <style:paragraph-properties fo:margin-left="0cm" fo:margin-right="0cm" fo:text-align="start" fo:text-indent="0cm"/>
      <style:text-properties fo:font-size="3pt" fo:font-style="italic" style:font-size-asian="3pt" style:font-style-asian="italic" style:font-size-complex="3pt" style:font-style-complex="italic"/>
    </style:style>
    <style:style style:name="P50" style:family="paragraph">
      <loext:graphic-properties draw:fill-color="#000000"/>
      <style:paragraph-properties fo:text-align="center"/>
    </style:style>
    <style:style style:name="P51" style:family="paragraph">
      <loext:graphic-properties draw:fill="solid" draw:fill-color="#00cc33"/>
      <style:paragraph-properties fo:text-align="center"/>
      <style:text-properties style:use-window-font-color="true"/>
    </style:style>
    <style:style style:name="P52" style:family="paragraph">
      <loext:graphic-properties draw:fill-color="#ffffff"/>
      <style:paragraph-properties fo:margin-left="0cm" fo:margin-right="0cm" fo:text-align="start" fo:text-indent="0cm"/>
      <style:text-properties fo:font-size="3pt" style:font-size-asian="3pt" style:font-size-complex="3pt"/>
    </style:style>
    <style:style style:name="P53" style:family="paragraph">
      <loext:graphic-properties draw:fill-color="#ffffff"/>
      <style:paragraph-properties fo:margin-left="0cm" fo:margin-right="0cm" fo:text-align="start" fo:text-indent="0cm"/>
      <style:text-properties fo:font-size="2pt" style:font-size-asian="2pt" style:font-size-complex="2pt"/>
    </style:style>
    <style:style style:name="P54" style:family="paragraph">
      <loext:graphic-properties draw:fill="solid" draw:fill-color="#00cc00"/>
      <style:paragraph-properties fo:text-align="center"/>
      <style:text-properties style:use-window-font-color="true"/>
    </style:style>
    <style:style style:name="P55" style:family="paragraph">
      <loext:graphic-properties draw:fill="solid" draw:fill-color="#ff3300"/>
      <style:paragraph-properties fo:text-align="center"/>
      <style:text-properties style:use-window-font-color="true" fo:font-size="9pt" style:font-size-asian="9pt" style:font-size-complex="9pt"/>
    </style:style>
    <style:style style:name="P56" style:family="paragraph">
      <loext:graphic-properties draw:fill-color="#ff9900"/>
      <style:paragraph-properties fo:text-align="center"/>
    </style:style>
    <style:style style:name="P57" style:family="paragraph">
      <loext:graphic-properties draw:fill="none"/>
      <style:paragraph-properties fo:margin-left="0cm" fo:margin-right="0cm" fo:text-align="center" fo:text-indent="0cm"/>
    </style:style>
    <style:style style:name="P58" style:family="paragraph">
      <loext:graphic-properties draw:fill="solid" draw:fill-color="#0084d1"/>
      <style:paragraph-properties fo:text-align="center"/>
      <style:text-properties style:use-window-font-color="true"/>
    </style:style>
    <style:style style:name="P59" style:family="paragraph">
      <loext:graphic-properties draw:fill-color="#cfe7f5"/>
      <style:paragraph-properties fo:margin-left="0cm" fo:margin-right="0cm" fo:text-align="start" fo:text-indent="0cm"/>
      <style:text-properties fo:font-size="10pt" style:font-size-asian="10pt" style:font-size-complex="10pt"/>
    </style:style>
    <style:style style:name="P60" style:family="paragraph">
      <loext:graphic-properties draw:fill-color="#e6e6ff"/>
      <style:paragraph-properties fo:margin-left="0cm" fo:margin-right="0cm" fo:text-align="start" fo:text-indent="0cm"/>
      <style:text-properties fo:font-size="10pt" style:font-size-asian="10pt" style:font-size-complex="10pt"/>
    </style:style>
    <style:style style:name="P61" style:family="paragraph">
      <loext:graphic-properties draw:fill="solid" draw:fill-color="#ffffff"/>
      <style:text-properties style:font-name="Arial1" fo:font-size="15pt" style:font-size-asian="11pt" style:font-size-complex="11pt"/>
    </style:style>
    <style:style style:name="P62" style:family="paragraph">
      <loext:graphic-properties draw:fill-color="#ffd320"/>
      <style:paragraph-properties fo:margin-left="0cm" fo:margin-right="0cm" fo:line-height="0.4cm" fo:text-align="start" fo:text-indent="0cm"/>
      <style:text-properties fo:font-size="10pt" style:font-size-asian="10pt" style:font-size-complex="10pt"/>
    </style:style>
    <style:style style:name="P63" style:family="paragraph">
      <loext:graphic-properties draw:fill-color="#ffd320"/>
      <style:paragraph-properties fo:margin-left="0cm" fo:margin-right="0cm" fo:line-height="0.4cm" fo:text-align="start" fo:text-indent="0cm"/>
      <style:text-properties fo:font-size="10pt" fo:font-weight="bold" style:font-size-asian="10pt" style:font-size-complex="10pt"/>
    </style:style>
    <style:style style:name="P64" style:family="paragraph">
      <loext:graphic-properties draw:fill-color="#ffff99"/>
      <style:paragraph-properties fo:text-align="center"/>
    </style:style>
    <style:style style:name="P65" style:family="paragraph">
      <loext:graphic-properties draw:fill-color="#cfe7f5"/>
      <style:paragraph-properties fo:text-align="center"/>
    </style:style>
    <style:style style:name="P66" style:family="paragraph">
      <loext:graphic-properties draw:fill="none" draw:fill-color="#ffffff"/>
      <style:text-properties style:font-name="Arial1" fo:font-size="15pt" style:font-size-asian="14pt" style:font-size-complex="14pt"/>
    </style:style>
    <style:style style:name="P67" style:family="paragraph">
      <loext:graphic-properties draw:fill-color="#ffffff" draw:opacity="65%"/>
      <style:paragraph-properties fo:text-align="center"/>
    </style:style>
    <style:style style:name="P68" style:family="paragraph">
      <loext:graphic-properties draw:fill-color="#ffffff"/>
      <style:paragraph-properties fo:margin-left="0cm" fo:margin-right="0cm" fo:line-height="0.4cm" fo:text-align="start" fo:text-indent="0cm"/>
      <style:text-properties fo:font-size="10pt" style:font-size-asian="10pt" style:font-size-complex="10pt"/>
    </style:style>
    <style:style style:name="P69" style:family="paragraph">
      <loext:graphic-properties draw:fill-color="#ffffff"/>
      <style:paragraph-properties fo:margin-left="0cm" fo:margin-right="0cm" fo:text-align="start" fo:text-indent="0cm"/>
      <style:text-properties fo:font-size="10pt" style:font-size-asian="10pt" style:font-size-complex="10pt"/>
    </style:style>
    <style:style style:name="P70" style:family="paragraph">
      <loext:graphic-properties draw:fill="none" draw:fill-color="#ffffff"/>
      <style:text-properties fo:font-size="15pt" style:font-size-asian="15pt" style:font-size-complex="15pt"/>
    </style:style>
    <style:style style:name="P71" style:family="paragraph">
      <loext:graphic-properties draw:fill="none" draw:fill-color="#ffffff"/>
      <style:text-properties fo:font-size="9pt" style:font-size-asian="9pt" style:font-size-complex="9pt"/>
    </style:style>
    <style:style style:name="P72" style:family="paragraph">
      <loext:graphic-properties draw:fill-color="#ffffff"/>
      <style:paragraph-properties fo:margin-left="0cm" fo:margin-right="0cm" fo:text-align="start" fo:text-indent="0cm"/>
      <style:text-properties fo:font-size="2pt" fo:font-style="italic" style:font-size-asian="2pt" style:font-style-asian="italic" style:font-size-complex="2pt" style:font-style-complex="italic"/>
    </style:style>
    <style:style style:name="P73" style:family="paragraph">
      <loext:graphic-properties draw:fill-color="#009900"/>
      <style:paragraph-properties fo:text-align="center"/>
    </style:style>
    <style:style style:name="P74" style:family="paragraph">
      <loext:graphic-properties draw:fill="none" draw:fill-color="#ffffff"/>
      <style:paragraph-properties fo:margin-left="0cm" fo:margin-right="0cm" fo:text-align="start" fo:text-indent="0cm"/>
      <style:text-properties fo:font-size="3pt" fo:font-style="normal" style:font-size-asian="3pt" style:font-style-asian="normal" style:font-size-complex="3pt" style:font-style-complex="normal"/>
    </style:style>
    <style:style style:name="P75" style:family="paragraph">
      <loext:graphic-properties draw:fill-color="#ffffff"/>
      <style:paragraph-properties fo:margin-left="0cm" fo:margin-right="0cm" fo:text-align="center" fo:text-indent="0cm"/>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font-size="7pt" style:font-size-asian="7pt" style:font-size-complex="7pt"/>
    </style:style>
    <style:style style:name="T4" style:family="text">
      <style:text-properties fo:font-size="6pt" style:font-size-asian="6pt" style:font-size-complex="6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4pt" style:font-size-asian="4pt" style:font-size-complex="4pt"/>
    </style:style>
    <style:style style:name="T10" style:family="text">
      <style:text-properties fo:font-size="11pt" style:font-size-asian="11pt" style:font-size-complex="11pt"/>
    </style:style>
    <style:style style:name="T11" style:family="text">
      <style:text-properties fo:font-size="16pt" style:font-size-asian="16pt" style:font-size-complex="16pt"/>
    </style:style>
    <style:style style:name="T12" style:family="text">
      <style:text-properties fo:font-size="8pt" style:font-size-asian="8pt" style:font-size-complex="8pt"/>
    </style:style>
    <style:style style:name="T13" style:family="text">
      <style:text-properties fo:font-size="5.5pt" style:font-size-asian="5.5pt" style:font-size-complex="5.5pt"/>
    </style:style>
    <style:style style:name="T14" style:family="text">
      <style:text-properties fo:font-size="12pt" style:font-size-asian="12pt" style:font-size-complex="12pt"/>
    </style:style>
    <style:style style:name="T15" style:family="text">
      <style:text-properties fo:font-size="9pt" style:font-size-asian="9pt" style:font-size-complex="9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5pt" style:font-size-asian="5pt" style:font-size-complex="5pt"/>
    </style:style>
    <style:style style:name="T19" style:family="text">
      <style:text-properties fo:font-size="3pt" fo:font-style="italic" style:font-size-asian="3pt" style:font-style-asian="italic" style:font-size-complex="3pt" style:font-style-complex="italic"/>
    </style:style>
    <style:style style:name="T20" style:family="text">
      <style:text-properties fo:font-size="3pt" style:font-size-asian="3pt" style:font-size-complex="3pt"/>
    </style:style>
    <style:style style:name="T21" style:family="text">
      <style:text-properties fo:font-size="2pt" style:font-size-asian="2pt" style:font-size-complex="2pt"/>
    </style:style>
    <style:style style:name="T22" style:family="text">
      <style:text-properties fo:font-size="11pt" fo:font-style="italic" fo:font-weight="bold" style:font-size-asian="11pt" style:font-style-asian="italic" style:font-weight-asian="bold" style:font-size-complex="11pt" style:font-style-complex="italic" style:font-weight-complex="bold"/>
    </style:style>
    <style:style style:name="T23" style:family="text">
      <style:text-properties fo:font-size="10pt" style:font-size-asian="10pt" style:font-size-complex="10pt"/>
    </style:style>
    <style:style style:name="T24" style:family="text">
      <style:text-properties style:font-name="Arial1" fo:font-size="15pt" style:font-size-asian="11pt" style:font-size-complex="11pt"/>
    </style:style>
    <style:style style:name="T25" style:family="text">
      <style:text-properties style:font-name="Arial1" fo:font-size="15pt" style:font-size-asian="14pt" style:font-size-complex="14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5pt" style:font-size-asian="15pt" style:font-size-complex="15pt"/>
    </style:style>
    <style:style style:name="T28" style:family="text">
      <style:text-properties fo:font-size="2pt" fo:font-style="italic" style:font-size-asian="2pt" style:font-style-asian="italic" style:font-size-complex="2pt" style:font-style-complex="italic"/>
    </style:style>
    <style:style style:name="T29" style:family="text">
      <style:text-properties fo:font-size="3pt" fo:font-style="normal" style:font-size-asian="3pt" style:font-style-asian="normal" style:font-size-complex="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4cm" svg:height="2.52cm" svg:x="10.781cm" svg:y="6.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10.766cm" svg:y1="9.227cm" svg:x2="12.068cm" svg:y2="9.227cm">
            <text:p/>
          </draw:line>
          <draw:g>
            <draw:line draw:style-name="gr3" draw:text-style-name="P2" draw:layer="layout" svg:x1="11.16cm" svg:y1="7.668cm" svg:x2="11.919cm" svg:y2="7.668cm">
              <text:p/>
            </draw:line>
            <draw:custom-shape draw:style-name="gr4" draw:text-style-name="P3" draw:layer="layout" svg:width="0.879cm" svg:height="0.202cm" svg:x="11.185cm" svg:y="7.873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3cm" svg:height="0.171cm" svg:x="11.526cm" svg:y="7.7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6cm" svg:height="0.111cm" svg:x="11.505cm" svg:y="7.68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2cm" svg:height="0.135cm" svg:x="11.408cm" svg:y="7.591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625cm" svg:y1="7.668cm" svg:x2="11.968cm" svg:y2="7.668cm">
              <text:p/>
            </draw:line>
            <draw:custom-shape draw:style-name="gr8" draw:text-style-name="P7" draw:layer="layout" svg:width="1.012cm" svg:height="0.717cm" svg:x="11.076cm" svg:y="7.5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2" draw:layer="layout" svg:width="0.738cm" svg:height="0.475cm" svg:x="11.209cm" svg:y="7.623cm">
              <text:p/>
              <draw:enhanced-geometry svg:viewBox="0 0 21600 21600" draw:mirror-horizontal="false" draw:mirror-vertical="false" draw:type="rectangle" draw:enhanced-path="M 0 0 L 21600 0 21600 21600 0 21600 0 0 Z N"/>
            </draw:custom-shape>
          </draw:g>
          <draw:custom-shape draw:style-name="gr10" draw:text-style-name="P8" draw:layer="layout" svg:width="1.36cm" svg:height="2.44cm" svg:x="10.726cm" svg:y="6.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9" draw:layer="layout" svg:width="1.134cm" svg:height="0.109cm" svg:x="10.836cm" svg:y="7.212cm">
              <text:p/>
              <draw:enhanced-geometry svg:viewBox="0 0 21600 21600" draw:type="rectangle" draw:enhanced-path="M 0 0 L 21600 0 21600 21600 0 21600 0 0 Z N"/>
            </draw:custom-shape>
            <draw:custom-shape draw:style-name="gr12" draw:text-style-name="P9" draw:layer="layout" svg:width="0.774cm" svg:height="0.419cm" svg:x="11.196cm" svg:y="8.634cm">
              <text:p/>
              <draw:enhanced-geometry svg:viewBox="0 0 21600 21600" draw:type="rectangle" draw:enhanced-path="M 0 0 L 21600 0 21600 21600 0 21600 0 0 Z N"/>
            </draw:custom-shape>
            <draw:g>
              <draw:g>
                <draw:line draw:style-name="gr3" draw:text-style-name="P2" draw:layer="layout" svg:x1="11.154cm" svg:y1="7.791cm" svg:x2="11.917cm" svg:y2="7.791cm">
                  <text:p/>
                </draw:line>
                <draw:custom-shape draw:style-name="gr13" draw:text-style-name="P3" draw:layer="layout" svg:width="0.889cm" svg:height="0.19cm" svg:x="11.176cm" svg:y="7.981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4cm" svg:height="0.155cm" svg:x="11.523cm" svg:y="7.89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8cm" svg:height="0.101cm" svg:x="11.5cm" svg:y="7.81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4cm" svg:height="0.114cm" svg:x="11.401cm" svg:y="7.725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622cm" svg:y1="7.791cm" svg:x2="11.966cm" svg:y2="7.791cm">
                  <text:p/>
                </draw:line>
                <draw:custom-shape draw:style-name="gr14" draw:text-style-name="P7" draw:layer="layout" svg:width="0.97cm" svg:height="0.663cm" svg:x="11.1cm" svg:y="7.637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2" draw:layer="layout" svg:width="0.775cm" svg:height="0.436cm" svg:x="11.198cm" svg:y="7.752cm">
                  <text:p/>
                  <draw:enhanced-geometry svg:viewBox="0 0 21600 21600" draw:mirror-horizontal="false" draw:mirror-vertical="false" draw:type="rectangle" draw:enhanced-path="M 0 0 L 21600 0 21600 21600 0 21600 0 0 Z N"/>
                </draw:custom-shape>
              </draw:g>
            </draw:g>
            <draw:custom-shape draw:style-name="gr16" draw:text-style-name="P9" draw:layer="layout" svg:width="0.774cm" svg:height="0.299cm" svg:x="11.196cm" svg:y="7.382cm">
              <text:p/>
              <draw:enhanced-geometry svg:viewBox="0 0 21600 21600" draw:type="rectangle" draw:enhanced-path="M 0 0 L 21600 0 21600 21600 0 21600 0 0 Z N"/>
            </draw:custom-shape>
            <draw:custom-shape draw:style-name="gr17" draw:text-style-name="P9" draw:layer="layout" svg:width="0.299cm" svg:height="0.299cm" svg:x="10.836cm" svg:y="7.382cm">
              <text:p/>
              <draw:enhanced-geometry svg:viewBox="0 0 21600 21600" draw:type="rectangle" draw:enhanced-path="M 0 0 L 21600 0 21600 21600 0 21600 0 0 Z N"/>
            </draw:custom-shape>
            <draw:custom-shape draw:style-name="gr18" draw:text-style-name="P9" draw:layer="layout" svg:width="0.3cm" svg:height="1.31cm" svg:x="10.835cm" svg:y="7.747cm">
              <text:p/>
              <draw:enhanced-geometry svg:viewBox="0 0 21600 21600" draw:mirror-horizontal="false" draw:mirror-vertical="false" draw:type="rectangle" draw:enhanced-path="M 0 0 L 21600 0 21600 21600 0 21600 0 0 Z N"/>
            </draw:custom-shape>
            <draw:custom-shape draw:style-name="gr19" draw:text-style-name="P9" draw:layer="layout" svg:width="0.77cm" svg:height="0.32cm" svg:x="11.196cm" svg:y="8.25cm">
              <text:p/>
              <draw:enhanced-geometry svg:viewBox="0 0 21600 21600" draw:mirror-horizontal="false" draw:mirror-vertical="false" draw:type="rectangle" draw:enhanced-path="M 0 0 L 21600 0 21600 21600 0 21600 0 0 Z N"/>
            </draw:custom-shape>
            <draw:custom-shape draw:style-name="gr20" draw:text-style-name="P10" draw:layer="layout" svg:width="0.1cm" svg:height="0.97cm" svg:x="12.03cm" svg:y="7.4cm">
              <text:p/>
              <draw:enhanced-geometry svg:viewBox="0 0 21600 21600" draw:mirror-horizontal="false" draw:mirror-vertical="false" draw:type="rectangle" draw:enhanced-path="M 0 0 L 21600 0 21600 21600 0 21600 0 0 Z N"/>
            </draw:custom-shape>
          </draw:g>
          <draw:g>
            <draw:custom-shape draw:style-name="gr21" draw:text-style-name="P11" draw:layer="layout" svg:width="0.796cm" svg:height="0.653cm" svg:x="11.032cm" svg:y="6.38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1.168cm" svg:height="0.971cm" svg:x="10.855cm" svg:y="6.13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3" draw:text-style-name="P11" draw:layer="layout" svg:width="1.6cm" svg:height="1.4cm" svg:x="10.643cm" svg:y="5.86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1cm" svg:height="0.21cm" svg:x="11.315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1.3cm" svg:height="0.25cm" svg:x="10.761cm" svg:y="9.127cm">
            <text:p/>
            <draw:enhanced-geometry svg:viewBox="0 0 21600 21600" draw:type="rectangle" draw:enhanced-path="M 0 0 L 21600 0 21600 21600 0 21600 0 0 Z N"/>
          </draw:custom-shape>
          <draw:custom-shape draw:style-name="gr25" draw:text-style-name="P10" draw:layer="layout" svg:width="1.3cm" svg:height="0.15cm" svg:x="10.761cm" svg:y="7.007cm">
            <text:p/>
            <draw:enhanced-geometry svg:viewBox="0 0 21600 21600" draw:type="rectangle" draw:enhanced-path="M 0 0 L 21600 0 21600 21600 0 21600 0 0 Z N"/>
          </draw:custom-shape>
        </draw:g>
        <draw:g>
          <draw:custom-shape draw:style-name="gr26" draw:text-style-name="P13" draw:layer="layout" svg:width="4.4cm" svg:height="1.5cm" svg:x="2.106cm" svg:y="4.664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1cm" svg:y="1.346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6cm" svg:y="1.544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6cm" svg:y="1.544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6cm" svg:y="1.544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6cm" svg:y="6.368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1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1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1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6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58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3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2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5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cm" svg:y="6.784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88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cm" svg:y="6.784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4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4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4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6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8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4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2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3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1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2cm" svg:y="6.60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19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19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19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6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09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3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1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1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2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39cm" svg:y="6.407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2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4cm" svg:y="6.60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4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cm" svg:y="6.407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cm" svg:y="5.38cm">
            <text:p/>
            <draw:enhanced-geometry svg:viewBox="0 0 21600 21600" draw:type="rectangle" draw:enhanced-path="M 0 0 L 21600 0 21600 21600 0 21600 0 0 Z N"/>
          </draw:custom-shape>
          <draw:custom-shape draw:style-name="gr33" draw:text-style-name="P18" draw:layer="layout" svg:width="0.2cm" svg:height="0.1cm" svg:x="5.58cm" svg:y="5.58cm">
            <text:p/>
            <draw:enhanced-geometry svg:viewBox="0 0 21600 21600" draw:type="rectangle" draw:enhanced-path="M 0 0 L 21600 0 21600 21600 0 21600 0 0 Z N"/>
          </draw:custom-shape>
        </draw:g>
        <draw:path draw:style-name="gr34" draw:text-style-name="P2" draw:layer="layout" svg:width="1.364cm" svg:height="0.492cm" draw:transform="skewX (-0.0160570291183479) rotate (0.784001899995853) translate (11.6cm 4.04cm)" svg:viewBox="0 0 1365 493" svg:d="M0 0c744 409 1005-72 1365 493">
          <text:p/>
        </draw:path>
        <draw:g>
          <draw:line draw:style-name="gr35" draw:text-style-name="P2" draw:layer="layout" svg:x1="8.74cm" svg:y1="1.9cm" svg:x2="8.74cm" svg:y2="2.795cm">
            <text:p/>
          </draw:line>
          <draw:line draw:style-name="gr35" draw:text-style-name="P2" draw:layer="layout" svg:x1="10.836cm" svg:y1="1.9cm" svg:x2="10.836cm" svg:y2="2.795cm">
            <text:p/>
          </draw:line>
          <draw:custom-shape draw:style-name="gr36" draw:text-style-name="P3" draw:layer="layout" svg:width="3.6cm" svg:height="1.09cm" svg:x="7.76cm" svg:y="2.78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19" draw:layer="layout" svg:width="0.372cm" svg:height="0.225cm" svg:x="7.929cm" svg:y="3.475cm">
            <text:p/>
            <draw:enhanced-geometry svg:viewBox="0 0 21600 21600" draw:mirror-horizontal="false" draw:mirror-vertical="false" draw:type="rectangle" draw:enhanced-path="M 0 0 L 21600 0 21600 21600 0 21600 0 0 Z N"/>
          </draw:custom-shape>
          <draw:custom-shape draw:style-name="gr37" draw:text-style-name="P19" draw:layer="layout" svg:width="0.374cm" svg:height="0.225cm" svg:x="8.524cm" svg:y="3.475cm">
            <text:p/>
            <draw:enhanced-geometry svg:viewBox="0 0 21600 21600" draw:type="rectangle" draw:enhanced-path="M 0 0 L 21600 0 21600 21600 0 21600 0 0 Z N"/>
          </draw:custom-shape>
          <draw:custom-shape draw:style-name="gr37" draw:text-style-name="P19" draw:layer="layout" svg:width="0.373cm" svg:height="0.225cm" svg:x="9.121cm" svg:y="3.475cm">
            <text:p/>
            <draw:enhanced-geometry svg:viewBox="0 0 21600 21600" draw:type="rectangle" draw:enhanced-path="M 0 0 L 21600 0 21600 21600 0 21600 0 0 Z N"/>
          </draw:custom-shape>
          <draw:custom-shape draw:style-name="gr37" draw:text-style-name="P19" draw:layer="layout" svg:width="0.372cm" svg:height="0.225cm" svg:x="9.719cm" svg:y="3.475cm">
            <text:p/>
            <draw:enhanced-geometry svg:viewBox="0 0 21600 21600" draw:type="rectangle" draw:enhanced-path="M 0 0 L 21600 0 21600 21600 0 21600 0 0 Z N"/>
          </draw:custom-shape>
          <draw:custom-shape draw:style-name="gr37" draw:text-style-name="P19" draw:layer="layout" svg:width="0.37cm" svg:height="0.225cm" svg:x="10.316cm" svg:y="3.475cm">
            <text:p/>
            <draw:enhanced-geometry svg:viewBox="0 0 21600 21600" draw:type="rectangle" draw:enhanced-path="M 0 0 L 21600 0 21600 21600 0 21600 0 0 Z N"/>
          </draw:custom-shape>
          <draw:custom-shape draw:style-name="gr38" draw:text-style-name="P3" draw:layer="layout" svg:width="0.296cm" svg:height="0.223cm" svg:x="7.929cm" svg:y="3.55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9cm" svg:height="0.223cm" svg:x="9.123cm" svg:y="3.55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8cm" svg:height="0.223cm" svg:x="9.721cm" svg:y="3.55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9" draw:text-style-name="P11" draw:layer="layout" svg:width="0.791cm" svg:height="0.65cm" svg:x="9.387cm" svg:y="2.21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9.211cm" svg:y="1.96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9cm" svg:y="1.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9.668cm" svg:y="2.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4" draw:text-style-name="P2" draw:layer="layout" svg:width="2.009cm" svg:height="3.856cm" draw:transform="skewX (0.24015730507442) rotate (-2.02283660306143) translate (12.92cm 4.9cm)" svg:viewBox="0 0 2010 3857" svg:d="M1494 3845c1474 222-585-2630-1494-3845">
          <text:p/>
        </draw:path>
        <draw:g>
          <draw:custom-shape draw:style-name="gr42" draw:text-style-name="P3" draw:layer="layout" svg:width="4.547cm" svg:height="4.471cm" svg:x="12.901cm" svg:y="1.53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3.422cm" svg:y1="3.476cm" svg:x2="15.733cm" svg:y2="3.476cm">
            <text:p/>
          </draw:line>
          <draw:custom-shape draw:style-name="gr43" draw:text-style-name="P3" draw:layer="layout" svg:width="2.682cm" svg:height="0.822cm" svg:x="13.498cm" svg:y="4.295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4" draw:layer="layout" svg:width="0.524cm" svg:height="0.671cm" svg:x="14.539cm" svg:y="3.9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4.466cm" svg:y="3.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5" draw:text-style-name="P6" draw:layer="layout" svg:width="0.747cm" svg:height="0.522cm" svg:x="14.167cm" svg:y="3.17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4.839cm" svg:y1="3.476cm" svg:x2="15.883cm" svg:y2="3.476cm">
            <text:p/>
          </draw:line>
          <draw:g>
            <draw:custom-shape draw:style-name="gr37" draw:text-style-name="P19" draw:layer="layout" svg:width="0.295cm" svg:height="0.446cm" draw:transform="skewX (-0.0045378560551853) rotate (1.17774817924577) translate (13.346cm 3.761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20" draw:layer="layout" svg:width="0.674cm" svg:height="0.44cm" draw:transform="skewX (-0.00453785605518522) rotate (1.18595122673015) translate (13.15cm 3.87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47" draw:text-style-name="P7" draw:layer="layout" svg:width="3.502cm" svg:height="3.428cm" svg:x="12.901cm" svg:y="2.58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path draw:style-name="gr34" draw:text-style-name="P2" draw:layer="layout" svg:width="1.991cm" svg:height="1.852cm" draw:transform="skewX (0.697608102022133) rotate (-1.84289315718081) translate (11.6cm 4.04cm)" svg:viewBox="0 0 1992 1853" svg:d="M1701 1820c793 226-122-742-1701-1820">
          <text:p/>
        </draw:path>
        <draw:g>
          <draw:custom-shape draw:style-name="gr48" draw:text-style-name="P9" draw:layer="layout" svg:width="3.4cm" svg:height="2.699cm" svg:x="2.199cm" svg:y="1.939cm">
            <text:p/>
            <draw:enhanced-geometry svg:viewBox="0 0 21600 21600" draw:type="rectangle" draw:enhanced-path="M 0 0 L 21600 0 21600 21600 0 21600 0 0 Z N"/>
          </draw:custom-shape>
          <draw:g>
            <draw:g>
              <draw:line draw:style-name="gr3" draw:text-style-name="P2" draw:layer="layout" svg:x1="3.609cm" svg:y1="2.889cm" svg:x2="4.77cm" svg:y2="2.889cm">
                <text:p/>
              </draw:line>
              <draw:custom-shape draw:style-name="gr49" draw:text-style-name="P3" draw:layer="layout" svg:width="1.351cm" svg:height="0.324cm" svg:x="3.643cm" svg:y="3.2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171cm" svg:y="3.0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133cm" svg:y="2.9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986cm" svg:y="2.7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32cm" svg:y1="2.889cm" svg:x2="4.844cm" svg:y2="2.889cm">
                <text:p/>
              </draw:line>
              <draw:custom-shape draw:style-name="gr50" draw:text-style-name="P7" draw:layer="layout" svg:width="1.549cm" svg:height="1.134cm" svg:x="3.482cm" svg:y="2.6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1" draw:text-style-name="P2" draw:layer="layout" svg:width="1.112cm" svg:height="0.751cm" svg:x="3.692cm" svg:y="2.816cm">
                <text:p/>
                <draw:enhanced-geometry svg:viewBox="0 0 21600 21600" draw:type="rectangle" draw:enhanced-path="M 0 0 L 21600 0 21600 21600 0 21600 0 0 Z N"/>
              </draw:custom-shape>
            </draw:g>
          </draw:g>
          <draw:custom-shape draw:style-name="gr52" draw:text-style-name="P9" draw:layer="layout" svg:width="3.161cm" svg:height="0.149cm" svg:x="2.316cm" svg:y="2.045cm">
            <text:p/>
            <draw:enhanced-geometry svg:viewBox="0 0 21600 21600" draw:type="rectangle" draw:enhanced-path="M 0 0 L 21600 0 21600 21600 0 21600 0 0 Z N"/>
          </draw:custom-shape>
          <draw:custom-shape draw:style-name="gr53" draw:text-style-name="P9" draw:layer="layout" svg:width="0.598cm" svg:height="1.849cm" svg:x="2.316cm" svg:y="2.789cm">
            <text:p/>
            <draw:enhanced-geometry svg:viewBox="0 0 21600 21600" draw:type="rectangle" draw:enhanced-path="M 0 0 L 21600 0 21600 21600 0 21600 0 0 Z N"/>
          </draw:custom-shape>
          <draw:custom-shape draw:style-name="gr54" draw:text-style-name="P9" draw:layer="layout" svg:width="1.117cm" svg:height="0.448cm" svg:x="3.704cm" svg:y="3.6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19) rotate (0.540528469342644) translate (3.67913039438303cm 3.94696537177489cm)" svg:viewBox="0 0 906 448" draw:points="0,77 307,0 357,205 524,217 676,396 906,448">
            <text:p/>
          </draw:polyline>
          <draw:custom-shape draw:style-name="gr56" draw:text-style-name="P9" draw:layer="layout" svg:width="0.955cm" svg:height="0.372cm" svg:x="2.316cm" svg:y="2.314cm">
            <text:p/>
            <draw:enhanced-geometry svg:viewBox="0 0 21600 21600" draw:type="rectangle" draw:enhanced-path="M 0 0 L 21600 0 21600 21600 0 21600 0 0 Z N"/>
          </draw:custom-shape>
          <draw:custom-shape draw:style-name="gr57" draw:text-style-name="P9" draw:layer="layout" svg:width="0.713cm" svg:height="0.372cm" svg:x="4.764cm" svg:y="2.314cm">
            <text:p/>
            <draw:enhanced-geometry svg:viewBox="0 0 21600 21600" draw:type="rectangle" draw:enhanced-path="M 0 0 L 21600 0 21600 21600 0 21600 0 0 Z N"/>
          </draw:custom-shape>
          <draw:custom-shape draw:style-name="gr58" draw:text-style-name="P9" draw:layer="layout" svg:width="1.268cm" svg:height="0.372cm" svg:x="3.391cm" svg:y="2.314cm">
            <text:p/>
            <draw:enhanced-geometry svg:viewBox="0 0 21600 21600" draw:type="rectangle" draw:enhanced-path="M 0 0 L 21600 0 21600 21600 0 21600 0 0 Z N"/>
          </draw:custom-shape>
          <draw:custom-shape draw:style-name="gr59" draw:text-style-name="P9" draw:layer="layout" svg:width="0.536cm" svg:height="0.372cm" svg:x="3.034cm" svg:y="2.789cm">
            <text:p/>
            <draw:enhanced-geometry svg:viewBox="0 0 21600 21600" draw:type="rectangle" draw:enhanced-path="M 0 0 L 21600 0 21600 21600 0 21600 0 0 Z N"/>
          </draw:custom-shape>
          <draw:custom-shape draw:style-name="gr60" draw:text-style-name="P9" draw:layer="layout" svg:width="0.536cm" svg:height="0.448cm" svg:x="3.034cm" svg:y="3.266cm">
            <text:p/>
            <draw:enhanced-geometry svg:viewBox="0 0 21600 21600" draw:type="rectangle" draw:enhanced-path="M 0 0 L 21600 0 21600 21600 0 21600 0 0 Z N"/>
          </draw:custom-shape>
          <draw:custom-shape draw:style-name="gr61" draw:text-style-name="P9" draw:layer="layout" svg:width="0.507cm" svg:height="0.223cm" svg:x="4.97cm" svg:y="2.806cm">
            <text:p/>
            <draw:enhanced-geometry svg:viewBox="0 0 21600 21600" draw:type="rectangle" draw:enhanced-path="M 0 0 L 21600 0 21600 21600 0 21600 0 0 Z N"/>
          </draw:custom-shape>
          <draw:custom-shape draw:style-name="gr62" draw:text-style-name="P9" draw:layer="layout" svg:width="0.507cm" svg:height="0.298cm" svg:x="4.97cm" svg:y="3.149cm">
            <text:p/>
            <draw:enhanced-geometry svg:viewBox="0 0 21600 21600" draw:type="rectangle" draw:enhanced-path="M 0 0 L 21600 0 21600 21600 0 21600 0 0 Z N"/>
          </draw:custom-shape>
          <draw:custom-shape draw:style-name="gr63" draw:text-style-name="P9" draw:layer="layout" svg:width="1.117cm" svg:height="0.373cm" svg:x="3.704cm" svg:y="4.265cm">
            <text:p/>
            <draw:enhanced-geometry svg:viewBox="0 0 21600 21600" draw:type="rectangle" draw:enhanced-path="M 0 0 L 21600 0 21600 21600 0 21600 0 0 Z N"/>
          </draw:custom-shape>
        </draw:g>
        <draw:path draw:style-name="gr64" draw:text-style-name="P2" draw:layer="layout" svg:width="3.506cm" svg:height="1.389cm" draw:transform="rotate (1.6632987771506) translate (8.3cm 5.96cm)" svg:viewBox="0 0 3507 1390" svg:d="M0 0c2810 241 2665 287 3507 1390">
          <text:p/>
        </draw:path>
        <draw:path draw:style-name="gr64" draw:text-style-name="P2" draw:layer="layout" svg:width="3.636cm" svg:height="1.107cm" draw:transform="rotate (1.81060456601892) translate (11.2838309319633cm 5.71285624842143cm)" svg:viewBox="0 0 3637 1108" svg:d="M0 223c1644 937 2972 1488 3637-223">
          <text:p/>
        </draw:path>
        <draw:frame draw:style-name="gr65" draw:text-style-name="P21" draw:layer="layout" svg:width="6.14cm" svg:height="3.095cm" svg:x="1.051cm" svg:y="7.305cm">
          <draw:text-box>
            <text:p><text:span text:style-name="T1">RepRap Firmware </text:span></text:p>
            <text:p><text:span text:style-name="T1">possible connection</text:span></text:p>
            <text:p><text:span text:style-name="T1">on Duet board.</text:span></text:p>
            <text:p><text:span text:style-name="T1">Web interface</text:span></text:p>
          </draw:text-box>
        </draw:frame>
        <draw:frame draw:style-name="gr66" draw:text-style-name="P22" draw:layer="layout" svg:width="6cm" svg:height="2.31cm" svg:x="12.4cm" svg:y="6.08cm">
          <draw:text-box>
            <text:p><text:span text:style-name="T2">Ethernet connection</text:span></text:p>
            <text:p><text:span text:style-name="T2">to printer.</text:span></text:p>
            <text:p><text:span text:style-name="T2">Ethernet (IP) camera</text:span></text:p>
          </draw:text-box>
        </draw:frame>
        <draw:frame draw:style-name="gr67" draw:text-style-name="P23" draw:layer="layout" svg:width="4.92cm" svg:height="0.619cm" svg:x="12.773cm" svg:y="9.281cm">
          <draw:text-box>
            <text:p><text:span text:style-name="T3">License : GFDL 1.2 - CC BY-SA</text:span></text:p>
          </draw:text-box>
        </draw:frame>
        <draw:frame draw:style-name="gr68" draw:text-style-name="P24" draw:layer="layout" svg:width="1.1cm" svg:height="0.58cm" svg:x="16.7cm" svg:y="9.32cm">
          <draw:text-box>
            <text:p><text:span text:style-name="T4">PRZ</text:span></text:p>
          </draw:text-box>
        </draw:frame>
        <draw:path draw:style-name="gr34" draw:text-style-name="P2" draw:layer="layout" svg:width="2.287cm" svg:height="0.605cm" draw:transform="skewX (0.24015730507442) rotate (-2.02283660306143) translate (8.02cm 3.72cm)" svg:viewBox="0 0 2288 606" svg:d="M0 0c593 203 1366 257 2288 606">
          <text:p/>
        </draw:path>
        <draw:g>
          <draw:custom-shape draw:style-name="gr69" draw:text-style-name="P14" draw:layer="layout" svg:width="3.37cm" svg:height="2.23cm" svg:x="6.58cm" svg:y="7.159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70" draw:text-style-name="P15" draw:layer="layout" svg:width="3.06cm" svg:height="1.92cm" svg:x="6.68cm" svg:y="7.366cm">
              <text:p/>
              <draw:enhanced-geometry svg:viewBox="0 0 21600 21600" draw:mirror-horizontal="false" draw:mirror-vertical="false" draw:type="rectangle" draw:enhanced-path="M 0 0 L 21600 0 21600 21600 0 21600 0 0 Z N"/>
            </draw:custom-shape>
            <draw:line draw:style-name="gr71" draw:text-style-name="P2" draw:layer="layout" svg:x1="9.72cm" svg:y1="9.186cm" svg:x2="6.7cm" svg:y2="9.186cm">
              <text:p/>
            </draw:line>
            <draw:g>
              <draw:custom-shape draw:style-name="gr39" draw:text-style-name="P11" draw:layer="layout" svg:width="0.791cm" svg:height="0.65cm" svg:x="7.848cm" svg:y="6.63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7.672cm" svg:y="6.38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7.461cm" svg:y="6.1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8.129cm" svg:y="6.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2" draw:text-style-name="P9" draw:layer="layout" svg:width="2.862cm" svg:height="1.613cm" svg:x="6.778cm" svg:y="7.465cm">
              <text:p/>
              <draw:enhanced-geometry svg:viewBox="0 0 21600 21600" draw:type="rectangle" draw:enhanced-path="M 0 0 L 21600 0 21600 21600 0 21600 0 0 Z N"/>
            </draw:custom-shape>
            <draw:g>
              <draw:g>
                <draw:line draw:style-name="gr3" draw:text-style-name="P2" draw:layer="layout" svg:x1="7.987cm" svg:y1="8.033cm" svg:x2="8.93cm" svg:y2="8.033cm">
                  <text:p/>
                </draw:line>
                <draw:custom-shape draw:style-name="gr73" draw:text-style-name="P3" draw:layer="layout" svg:width="1.099cm" svg:height="0.194cm" svg:x="8.014cm" svg:y="8.22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17cm" svg:height="0.158cm" svg:x="8.442cm" svg:y="8.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1cm" svg:height="0.105cm" svg:x="8.415cm" svg:y="8.0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01cm" svg:height="0.118cm" svg:x="8.292cm" svg:y="7.965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8.565cm" svg:y1="8.033cm" svg:x2="8.991cm" svg:y2="8.033cm">
                  <text:p/>
                </draw:line>
                <draw:custom-shape draw:style-name="gr74" draw:text-style-name="P7" draw:layer="layout" svg:width="1.2cm" svg:height="0.679cm" svg:x="7.92cm" svg:y="7.87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5" draw:text-style-name="P2" draw:layer="layout" svg:width="0.96cm" svg:height="0.446cm" svg:x="8.04cm" svg:y="7.993cm">
                  <text:p/>
                  <draw:enhanced-geometry svg:viewBox="0 0 21600 21600" draw:type="rectangle" draw:enhanced-path="M 0 0 L 21600 0 21600 21600 0 21600 0 0 Z N"/>
                </draw:custom-shape>
              </draw:g>
            </draw:g>
            <draw:custom-shape draw:style-name="gr76" draw:text-style-name="P9" draw:layer="layout" svg:width="2.664cm" svg:height="0.09cm" svg:x="6.879cm" svg:y="7.528cm">
              <text:p/>
              <draw:enhanced-geometry svg:viewBox="0 0 21600 21600" draw:type="rectangle" draw:enhanced-path="M 0 0 L 21600 0 21600 21600 0 21600 0 0 Z N"/>
            </draw:custom-shape>
            <draw:custom-shape draw:style-name="gr77" draw:text-style-name="P9" draw:layer="layout" svg:width="0.502cm" svg:height="1.104cm" svg:x="6.879cm" svg:y="7.974cm">
              <text:p/>
              <draw:enhanced-geometry svg:viewBox="0 0 21600 21600" draw:type="rectangle" draw:enhanced-path="M 0 0 L 21600 0 21600 21600 0 21600 0 0 Z N"/>
            </draw:custom-shape>
            <draw:custom-shape draw:style-name="gr78" draw:text-style-name="P9" draw:layer="layout" svg:width="0.94cm" svg:height="0.267cm" svg:x="8.048cm" svg:y="8.508cm">
              <text:p/>
              <draw:enhanced-geometry svg:viewBox="0 0 21600 21600" draw:type="rectangle" draw:enhanced-path="M 0 0 L 21600 0 21600 21600 0 21600 0 0 Z N"/>
            </draw:custom-shape>
            <draw:polyline draw:style-name="gr55" draw:text-style-name="P2" draw:layer="layout" svg:width="0.709cm" svg:height="0.286cm" draw:transform="skewX (-0.309272343453395) rotate (0.402123859659493) translate (8.02533093280265cm 8.66410445036198cm)" svg:viewBox="0 0 710 287" draw:points="0,49 241,0 280,131 410,139 530,254 710,287">
              <text:p/>
            </draw:polyline>
            <draw:custom-shape draw:style-name="gr79" draw:text-style-name="P9" draw:layer="layout" svg:width="0.803cm" svg:height="0.221cm" svg:x="6.879cm" svg:y="7.69cm">
              <text:p/>
              <draw:enhanced-geometry svg:viewBox="0 0 21600 21600" draw:type="rectangle" draw:enhanced-path="M 0 0 L 21600 0 21600 21600 0 21600 0 0 Z N"/>
            </draw:custom-shape>
            <draw:custom-shape draw:style-name="gr80" draw:text-style-name="P9" draw:layer="layout" svg:width="0.606cm" svg:height="0.221cm" svg:x="8.937cm" svg:y="7.69cm">
              <text:p/>
              <draw:enhanced-geometry svg:viewBox="0 0 21600 21600" draw:type="rectangle" draw:enhanced-path="M 0 0 L 21600 0 21600 21600 0 21600 0 0 Z N"/>
            </draw:custom-shape>
            <draw:custom-shape draw:style-name="gr81" draw:text-style-name="P9" draw:layer="layout" svg:width="1.068cm" svg:height="0.221cm" svg:x="7.783cm" svg:y="7.69cm">
              <text:p/>
              <draw:enhanced-geometry svg:viewBox="0 0 21600 21600" draw:type="rectangle" draw:enhanced-path="M 0 0 L 21600 0 21600 21600 0 21600 0 0 Z N"/>
            </draw:custom-shape>
            <draw:custom-shape draw:style-name="gr61" draw:text-style-name="P9" draw:layer="layout" svg:width="0.454cm" svg:height="0.223cm" svg:x="7.482cm" svg:y="7.974cm">
              <text:p/>
              <draw:enhanced-geometry svg:viewBox="0 0 21600 21600" draw:type="rectangle" draw:enhanced-path="M 0 0 L 21600 0 21600 21600 0 21600 0 0 Z N"/>
            </draw:custom-shape>
            <draw:custom-shape draw:style-name="gr61" draw:text-style-name="P9" draw:layer="layout" svg:width="0.454cm" svg:height="0.269cm" svg:x="7.482cm" svg:y="8.256cm">
              <text:p/>
              <draw:enhanced-geometry svg:viewBox="0 0 21600 21600" draw:type="rectangle" draw:enhanced-path="M 0 0 L 21600 0 21600 21600 0 21600 0 0 Z N"/>
            </draw:custom-shape>
            <draw:custom-shape draw:style-name="gr61" draw:text-style-name="P9" draw:layer="layout" svg:width="0.429cm" svg:height="0.135cm" svg:x="9.114cm" svg:y="7.982cm">
              <text:p/>
              <draw:enhanced-geometry svg:viewBox="0 0 21600 21600" draw:type="rectangle" draw:enhanced-path="M 0 0 L 21600 0 21600 21600 0 21600 0 0 Z N"/>
            </draw:custom-shape>
            <draw:custom-shape draw:style-name="gr61" draw:text-style-name="P9" draw:layer="layout" svg:width="0.429cm" svg:height="0.181cm" svg:x="9.114cm" svg:y="8.186cm">
              <text:p/>
              <draw:enhanced-geometry svg:viewBox="0 0 21600 21600" draw:type="rectangle" draw:enhanced-path="M 0 0 L 21600 0 21600 21600 0 21600 0 0 Z N"/>
            </draw:custom-shape>
            <draw:custom-shape draw:style-name="gr78" draw:text-style-name="P9" draw:layer="layout" svg:width="0.94cm" svg:height="0.225cm" svg:x="8.048cm" svg:y="8.853cm">
              <text:p/>
              <draw:enhanced-geometry svg:viewBox="0 0 21600 21600" draw:type="rectangle" draw:enhanced-path="M 0 0 L 21600 0 21600 21600 0 21600 0 0 Z N"/>
            </draw:custom-shape>
          </draw:g>
        </draw:g>
        <draw:line draw:style-name="gr82" draw:text-style-name="P2" draw:layer="layout" svg:x1="1.2cm" svg:y1="9.76cm" svg:x2="17.56cm" svg:y2="9.76cm">
          <text:p/>
        </draw:line>
        <draw:frame draw:style-name="gr83" draw:text-style-name="P26" draw:layer="layout" svg:width="17.75cm" svg:height="7.825cm" svg:x="1.143cm" svg:y="12.21cm">
          <draw:text-box>
            <text:p text:style-name="P25"><text:span text:style-name="T5">For vectorial schematics, png format is more adapted than jpg, however the file size optimisation of libre office draw export is poor, so images in png format needs to be compressed with an external software, by example online tool <text:s/></text:span><text:span text:style-name="T6"><text:a xlink:href="https://tinypng.com/" xlink:type="simple">https://tinypng.com/</text:a></text:span><text:span text:style-name="T5">. As an average, that will save <text:s/>more than 50 % of the file size without any loss (it only change color internal mapping).</text:span></text:p>
            <text:p text:style-name="P25"><text:span text:style-name="T5"/></text:p>
            <text:p text:style-name="P25"><text:span text:style-name="T5">Note about licence and Copyright.</text:span></text:p>
            <text:p text:style-name="P25"><text:span text:style-name="T5">If drawings are published in jpg format, Licence and Copyright can be defined in the IPTC data.</text:span></text:p>
            <text:p text:style-name="P25"><text:span text:style-name="T5">Unfortunately, png format does not have an equivalent solution, so in this case, Copyright and licences are defined in plain text in the images.</text:span></text:p>
            <text:p text:style-name="P25"><text:span text:style-name="T5">Wikipedia badly regard Copyright written directly in the images, but for png format, I don’t see any other solution to have the Copyright reliably transferred to image users. It is too common to have people using Wikipedia images without giving credit.</text:span></text:p>
            <text:p text:style-name="P25"><text:span text:style-name="T7"/></text:p>
            <text:p text:style-name="P25"><text:span text:style-name="T7"/></text:p>
          </draw:text-box>
        </draw:frame>
      </draw:page>
      <draw:page draw:name="page2" draw:style-name="dp1" draw:master-page-name="Standard">
        <draw:g>
          <draw:custom-shape draw:style-name="gr26" draw:text-style-name="P13" draw:layer="layout" svg:width="4.4cm" svg:height="1.5cm" svg:x="2.107cm" svg:y="4.665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2cm" svg:y="1.3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7cm" svg:y="6.369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7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59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4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1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3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6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1cm" svg:y="6.78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89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1cm" svg:y="6.78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7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9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3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4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2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3cm" svg:y="6.60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7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1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4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3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4cm" svg:y="6.40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3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5cm" svg:y="6.60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5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01cm" svg:y="6.408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1cm" svg:y="5.381cm">
            <text:p/>
            <draw:enhanced-geometry svg:viewBox="0 0 21600 21600" draw:type="rectangle" draw:enhanced-path="M 0 0 L 21600 0 21600 21600 0 21600 0 0 Z N"/>
          </draw:custom-shape>
          <draw:custom-shape draw:style-name="gr33" draw:text-style-name="P18" draw:layer="layout" svg:width="0.2cm" svg:height="0.1cm" svg:x="5.581cm" svg:y="5.581cm">
            <text:p/>
            <draw:enhanced-geometry svg:viewBox="0 0 21600 21600" draw:type="rectangle" draw:enhanced-path="M 0 0 L 21600 0 21600 21600 0 21600 0 0 Z N"/>
          </draw:custom-shape>
        </draw:g>
        <draw:g>
          <draw:custom-shape draw:style-name="gr84" draw:text-style-name="P3" draw:layer="layout" svg:width="4.547cm" svg:height="4.471cm" svg:x="12.993cm" svg:y="2.42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3.514cm" svg:y1="4.367cm" svg:x2="15.825cm" svg:y2="4.367cm">
            <text:p/>
          </draw:line>
          <draw:custom-shape draw:style-name="gr85" draw:text-style-name="P3" draw:layer="layout" svg:width="2.682cm" svg:height="0.822cm" svg:x="13.59cm" svg:y="5.18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6" draw:text-style-name="P4" draw:layer="layout" svg:width="0.524cm" svg:height="0.671cm" svg:x="14.631cm" svg:y="4.8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4.558cm" svg:y="4.44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14.259cm" svg:y="4.06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4.931cm" svg:y1="4.367cm" svg:x2="15.975cm" svg:y2="4.367cm">
            <text:p/>
          </draw:line>
          <draw:g>
            <draw:custom-shape draw:style-name="gr37" draw:text-style-name="P19" draw:layer="layout" svg:width="0.295cm" svg:height="0.446cm" draw:transform="skewX (-0.0045378560551853) rotate (1.17774817924577) translate (13.438cm 4.652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13.242cm 4.7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12.993cm" svg:y="3.47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path draw:style-name="gr34" draw:text-style-name="P2" draw:layer="layout" svg:width="1.02cm" svg:height="0.596cm" draw:transform="skewX (0.697608102022133) rotate (-1.84289315718081) translate (13.8cm 2.7cm)" svg:viewBox="0 0 1021 597" svg:d="M705 204c790 688-74 379-705-204">
          <text:p/>
        </draw:path>
        <draw:g>
          <draw:custom-shape draw:style-name="gr90" draw:text-style-name="P9" draw:layer="layout" svg:width="3.4cm" svg:height="2.699cm" svg:x="2.199cm" svg:y="1.839cm">
            <text:p/>
            <draw:enhanced-geometry svg:viewBox="0 0 21600 21600" draw:type="rectangle" draw:enhanced-path="M 0 0 L 21600 0 21600 21600 0 21600 0 0 Z N"/>
          </draw:custom-shape>
          <draw:g>
            <draw:g>
              <draw:line draw:style-name="gr3" draw:text-style-name="P2" draw:layer="layout" svg:x1="3.609cm" svg:y1="2.789cm" svg:x2="4.77cm" svg:y2="2.789cm">
                <text:p/>
              </draw:line>
              <draw:custom-shape draw:style-name="gr91" draw:text-style-name="P3" draw:layer="layout" svg:width="1.351cm" svg:height="0.324cm" svg:x="3.643cm" svg:y="3.1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171cm" svg:y="2.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133cm" svg:y="2.8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986cm" svg:y="2.6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32cm" svg:y1="2.789cm" svg:x2="4.844cm" svg:y2="2.789cm">
                <text:p/>
              </draw:line>
              <draw:custom-shape draw:style-name="gr92" draw:text-style-name="P7" draw:layer="layout" svg:width="1.549cm" svg:height="1.134cm" svg:x="3.482cm" svg:y="2.5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692cm" svg:y="2.716cm">
                <text:p/>
                <draw:enhanced-geometry svg:viewBox="0 0 21600 21600" draw:type="rectangle" draw:enhanced-path="M 0 0 L 21600 0 21600 21600 0 21600 0 0 Z N"/>
              </draw:custom-shape>
            </draw:g>
          </draw:g>
          <draw:custom-shape draw:style-name="gr94" draw:text-style-name="P9" draw:layer="layout" svg:width="3.161cm" svg:height="0.149cm" svg:x="2.316cm" svg:y="1.945cm">
            <text:p/>
            <draw:enhanced-geometry svg:viewBox="0 0 21600 21600" draw:type="rectangle" draw:enhanced-path="M 0 0 L 21600 0 21600 21600 0 21600 0 0 Z N"/>
          </draw:custom-shape>
          <draw:custom-shape draw:style-name="gr95" draw:text-style-name="P9" draw:layer="layout" svg:width="0.598cm" svg:height="1.849cm" svg:x="2.316cm" svg:y="2.689cm">
            <text:p/>
            <draw:enhanced-geometry svg:viewBox="0 0 21600 21600" draw:type="rectangle" draw:enhanced-path="M 0 0 L 21600 0 21600 21600 0 21600 0 0 Z N"/>
          </draw:custom-shape>
          <draw:custom-shape draw:style-name="gr96" draw:text-style-name="P9" draw:layer="layout" svg:width="1.117cm" svg:height="0.448cm" svg:x="3.704cm" svg:y="3.5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5) rotate (0.540528469342644) translate (3.67913039438303cm 3.84696537177489cm)" svg:viewBox="0 0 906 448" draw:points="0,77 307,0 357,205 524,217 676,396 906,448">
            <text:p/>
          </draw:polyline>
          <draw:custom-shape draw:style-name="gr97" draw:text-style-name="P9" draw:layer="layout" svg:width="0.955cm" svg:height="0.372cm" svg:x="2.316cm" svg:y="2.214cm">
            <text:p/>
            <draw:enhanced-geometry svg:viewBox="0 0 21600 21600" draw:type="rectangle" draw:enhanced-path="M 0 0 L 21600 0 21600 21600 0 21600 0 0 Z N"/>
          </draw:custom-shape>
          <draw:custom-shape draw:style-name="gr98" draw:text-style-name="P9" draw:layer="layout" svg:width="0.713cm" svg:height="0.372cm" svg:x="4.764cm" svg:y="2.214cm">
            <text:p/>
            <draw:enhanced-geometry svg:viewBox="0 0 21600 21600" draw:type="rectangle" draw:enhanced-path="M 0 0 L 21600 0 21600 21600 0 21600 0 0 Z N"/>
          </draw:custom-shape>
          <draw:custom-shape draw:style-name="gr99" draw:text-style-name="P9" draw:layer="layout" svg:width="1.268cm" svg:height="0.372cm" svg:x="3.391cm" svg:y="2.214cm">
            <text:p/>
            <draw:enhanced-geometry svg:viewBox="0 0 21600 21600" draw:type="rectangle" draw:enhanced-path="M 0 0 L 21600 0 21600 21600 0 21600 0 0 Z N"/>
          </draw:custom-shape>
          <draw:custom-shape draw:style-name="gr100" draw:text-style-name="P9" draw:layer="layout" svg:width="0.536cm" svg:height="0.372cm" svg:x="3.034cm" svg:y="2.689cm">
            <text:p/>
            <draw:enhanced-geometry svg:viewBox="0 0 21600 21600" draw:type="rectangle" draw:enhanced-path="M 0 0 L 21600 0 21600 21600 0 21600 0 0 Z N"/>
          </draw:custom-shape>
          <draw:custom-shape draw:style-name="gr101" draw:text-style-name="P9" draw:layer="layout" svg:width="0.536cm" svg:height="0.448cm" svg:x="3.034cm" svg:y="3.166cm">
            <text:p/>
            <draw:enhanced-geometry svg:viewBox="0 0 21600 21600" draw:type="rectangle" draw:enhanced-path="M 0 0 L 21600 0 21600 21600 0 21600 0 0 Z N"/>
          </draw:custom-shape>
          <draw:custom-shape draw:style-name="gr61" draw:text-style-name="P9" draw:layer="layout" svg:width="0.507cm" svg:height="0.223cm" svg:x="4.97cm" svg:y="2.706cm">
            <text:p/>
            <draw:enhanced-geometry svg:viewBox="0 0 21600 21600" draw:type="rectangle" draw:enhanced-path="M 0 0 L 21600 0 21600 21600 0 21600 0 0 Z N"/>
          </draw:custom-shape>
          <draw:custom-shape draw:style-name="gr102" draw:text-style-name="P9" draw:layer="layout" svg:width="0.507cm" svg:height="0.298cm" svg:x="4.97cm" svg:y="3.049cm">
            <text:p/>
            <draw:enhanced-geometry svg:viewBox="0 0 21600 21600" draw:type="rectangle" draw:enhanced-path="M 0 0 L 21600 0 21600 21600 0 21600 0 0 Z N"/>
          </draw:custom-shape>
          <draw:custom-shape draw:style-name="gr103" draw:text-style-name="P9" draw:layer="layout" svg:width="1.117cm" svg:height="0.373cm" svg:x="3.704cm" svg:y="4.165cm">
            <text:p/>
            <draw:enhanced-geometry svg:viewBox="0 0 21600 21600" draw:type="rectangle" draw:enhanced-path="M 0 0 L 21600 0 21600 21600 0 21600 0 0 Z N"/>
          </draw:custom-shape>
        </draw:g>
        <draw:g>
          <draw:custom-shape draw:style-name="gr104" draw:text-style-name="P3" draw:layer="layout" svg:width="1.82cm" svg:height="1cm" svg:x="13.726cm" svg:y="2.22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19" draw:layer="layout" svg:width="0.372cm" svg:height="0.225cm" svg:x="13.949cm" svg:y="2.772cm">
            <text:p/>
            <draw:enhanced-geometry svg:viewBox="0 0 21600 21600" draw:mirror-horizontal="false" draw:mirror-vertical="false" draw:type="rectangle" draw:enhanced-path="M 0 0 L 21600 0 21600 21600 0 21600 0 0 Z N"/>
          </draw:custom-shape>
          <draw:custom-shape draw:style-name="gr38" draw:text-style-name="P3" draw:layer="layout" svg:width="0.296cm" svg:height="0.223cm" svg:x="13.949cm" svg:y="2.847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9" draw:text-style-name="P11" draw:layer="layout" svg:width="0.791cm" svg:height="0.65cm" svg:x="14.167cm" svg:y="1.99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13.991cm" svg:y="1.74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13.78cm" svg:y="1.4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14.448cm" svg:y="2.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4" draw:text-style-name="P2" draw:layer="layout" svg:width="0.567cm" svg:height="0.198cm" draw:transform="skewX (-0.00279252680319095) rotate (-0.0682423737529787) translate (13.4730268790009cm 2.96124823374692cm)" svg:viewBox="0 0 568 199" svg:d="M0 199c339-23 499-34 568-199">
          <text:p/>
        </draw:path>
        <draw:path draw:style-name="gr64" draw:text-style-name="P2" draw:layer="layout" svg:width="6.761cm" svg:height="2.31cm" draw:transform="rotate (0.104894288044859) translate (7.197988078765cm 2.10126982024331cm)" svg:viewBox="0 0 6762 2311" svg:d="M0 2311c2282-2193 5845-2602 6762-2143">
          <text:p/>
        </draw:path>
        <draw:path draw:style-name="gr64" draw:text-style-name="P2" draw:layer="layout" svg:width="4.26cm" svg:height="1.359cm" draw:transform="rotate (-0.0588175957922099) translate (7.83994530316464cm 3.42236049933847cm)" svg:viewBox="0 0 4261 1360" svg:d="M0 1360c1413-1185 2545-1692 4261-1132">
          <text:p/>
        </draw:path>
        <draw:path draw:style-name="gr64" draw:text-style-name="P2" draw:layer="layout" svg:width="6.771cm" svg:height="0.764cm" draw:transform="rotate (0.711396203112889) translate (8.2313058516378cm 5.7218692239994cm)" svg:viewBox="0 0 6772 765" svg:d="M0 473c2023-1214 6772 292 6772 292">
          <text:p/>
        </draw:path>
        <draw:path draw:style-name="gr64" draw:text-style-name="P2" draw:layer="layout" svg:width="3.75cm" svg:height="0.691cm" draw:transform="rotate (0.423242343608625) translate (8.49570927258284cm 5.48889798714982cm)" svg:viewBox="0 0 3751 692" svg:d="M0 692c1830-1238 3751-438 3751-438">
          <text:p/>
        </draw:path>
        <draw:path draw:style-name="gr64" draw:text-style-name="P2" draw:layer="layout" svg:width="4.689cm" svg:height="0.713cm" draw:transform="rotate (0.939161670498149) translate (10.634873875507cm 5.38360106890311cm)" svg:viewBox="0 0 4690 714" svg:d="M0 502c1867-1242 4690 212 4690 212">
          <text:p/>
        </draw:path>
        <draw:path draw:style-name="gr64" draw:text-style-name="P2" draw:layer="layout" svg:width="1.395cm" svg:height="0.273cm" draw:transform="rotate (1.02223934289308) translate (11.086239974975cm 5.55714421726695cm)" svg:viewBox="0 0 1396 274" svg:d="M0 274c581-238 1039-448 1396-56">
          <text:p/>
        </draw:path>
        <draw:g>
          <draw:custom-shape draw:style-name="gr105" draw:text-style-name="P11" draw:layer="layout" svg:width="0.761cm" svg:height="0.652cm" draw:transform="skewX (-0.00610865238198014) rotate (1.06360364616534) translate (12.492cm 4.62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302) rotate (1.06360364616534) translate (12.192cm 4.65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 rotate (1.06360364616534) translate (11.862cm 4.70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8) rotate (1.06360364616534) translate (12.806cm 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8" draw:text-style-name="P21" draw:layer="layout" svg:width="8.38cm" svg:height="2.471cm" svg:x="1.33cm" svg:y="7.24cm">
            <draw:text-box>
              <text:p><text:span text:style-name="T1">RepRap Firmware</text:span></text:p>
              <text:p><text:span text:style-name="T1">possible connection</text:span></text:p>
              <text:p><text:span text:style-name="T1">on Duet board.</text:span></text:p>
              <text:p><text:span text:style-name="T1">Web interface</text:span></text:p>
            </draw:text-box>
          </draw:frame>
          <draw:frame draw:style-name="gr109" draw:text-style-name="P22" draw:layer="layout" svg:width="7.38cm" svg:height="2.384cm" svg:x="12.4cm" svg:y="6.94cm">
            <draw:text-box>
              <text:p><text:span text:style-name="T2">Wifi bridge connected</text:span></text:p>
              <text:p><text:span text:style-name="T2">to printer.</text:span></text:p>
              <text:p><text:span text:style-name="T2">Wifi camera</text:span></text:p>
            </draw:text-box>
          </draw:frame>
          <draw:frame draw:style-name="gr110" draw:text-style-name="P23" draw:layer="layout" svg:width="4.1cm" svg:height="0.801cm" svg:x="13.08cm" svg:y="9.36cm">
            <draw:text-box>
              <text:p><text:span text:style-name="T3">License : GFDL 1.2 - CC BY-SA</text:span></text:p>
            </draw:text-box>
          </draw:frame>
          <draw:frame draw:style-name="gr111" draw:text-style-name="P24" draw:layer="layout" svg:width="1.1cm" svg:height="0.727cm" svg:x="16.82cm" svg:y="9.394cm">
            <draw:text-box>
              <text:p><text:span text:style-name="T4">PRZ</text:span></text:p>
            </draw:text-box>
          </draw:frame>
        </draw:g>
        <draw:custom-shape draw:style-name="gr38" draw:text-style-name="P3" draw:layer="layout" svg:width="0.6cm" svg:height="0.25cm" svg:x="6.06cm" svg:y="5.437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2" draw:text-style-name="P11" draw:layer="layout" svg:width="0.812cm" svg:height="0.672cm" draw:transform="skewX (0.00453785605518534) rotate (-0.715584993317675) translate (6.736cm 4.776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3" draw:text-style-name="P11" draw:layer="layout" svg:width="1.19cm" svg:height="0.996cm" draw:transform="skewX (0.00209439510239309) rotate (-0.715584993317675) translate (6.768cm 4.46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4" draw:text-style-name="P11" draw:layer="layout" svg:width="1.641cm" svg:height="1.464cm" draw:transform="skewX (0.00139626340159553) rotate (-0.715584993317675) translate (6.782cm 4.1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59) rotate (-0.715584993317675) translate (6.815cm 5.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2" draw:layer="layout" svg:x1="1.24cm" svg:y1="9.82cm" svg:x2="17.6cm" svg:y2="9.82cm">
          <text:p/>
        </draw:line>
        <draw:g>
          <draw:custom-shape draw:style-name="gr69" draw:text-style-name="P14" draw:layer="layout" svg:width="3.37cm" svg:height="2.23cm" svg:x="6.581cm" svg:y="7.2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70" draw:text-style-name="P15" draw:layer="layout" svg:width="3.06cm" svg:height="1.92cm" svg:x="6.681cm" svg:y="7.454cm">
              <text:p/>
              <draw:enhanced-geometry svg:viewBox="0 0 21600 21600" draw:mirror-horizontal="false" draw:mirror-vertical="false" draw:type="rectangle" draw:enhanced-path="M 0 0 L 21600 0 21600 21600 0 21600 0 0 Z N"/>
            </draw:custom-shape>
            <draw:line draw:style-name="gr71" draw:text-style-name="P2" draw:layer="layout" svg:x1="9.721cm" svg:y1="9.274cm" svg:x2="6.701cm" svg:y2="9.274cm">
              <text:p/>
            </draw:line>
            <draw:g>
              <draw:custom-shape draw:style-name="gr39" draw:text-style-name="P11" draw:layer="layout" svg:width="0.791cm" svg:height="0.65cm" svg:x="7.849cm" svg:y="6.7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7.673cm" svg:y="6.4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7.462cm" svg:y="6.20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8.1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2" draw:text-style-name="P9" draw:layer="layout" svg:width="2.862cm" svg:height="1.613cm" svg:x="6.779cm" svg:y="7.553cm">
              <text:p/>
              <draw:enhanced-geometry svg:viewBox="0 0 21600 21600" draw:type="rectangle" draw:enhanced-path="M 0 0 L 21600 0 21600 21600 0 21600 0 0 Z N"/>
            </draw:custom-shape>
            <draw:g>
              <draw:g>
                <draw:line draw:style-name="gr3" draw:text-style-name="P2" draw:layer="layout" svg:x1="7.988cm" svg:y1="8.121cm" svg:x2="8.931cm" svg:y2="8.121cm">
                  <text:p/>
                </draw:line>
                <draw:custom-shape draw:style-name="gr73" draw:text-style-name="P3" draw:layer="layout" svg:width="1.099cm" svg:height="0.194cm" svg:x="8.015cm" svg:y="8.31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17cm" svg:height="0.158cm" svg:x="8.443cm" svg:y="8.2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1cm" svg:height="0.105cm" svg:x="8.416cm" svg:y="8.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01cm" svg:height="0.118cm" svg:x="8.293cm" svg:y="8.053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8.566cm" svg:y1="8.121cm" svg:x2="8.992cm" svg:y2="8.121cm">
                  <text:p/>
                </draw:line>
                <draw:custom-shape draw:style-name="gr74" draw:text-style-name="P7" draw:layer="layout" svg:width="1.2cm" svg:height="0.679cm" svg:x="7.921cm" svg:y="7.96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5" draw:text-style-name="P2" draw:layer="layout" svg:width="0.96cm" svg:height="0.446cm" svg:x="8.041cm" svg:y="8.081cm">
                  <text:p/>
                  <draw:enhanced-geometry svg:viewBox="0 0 21600 21600" draw:type="rectangle" draw:enhanced-path="M 0 0 L 21600 0 21600 21600 0 21600 0 0 Z N"/>
                </draw:custom-shape>
              </draw:g>
            </draw:g>
            <draw:custom-shape draw:style-name="gr76" draw:text-style-name="P9" draw:layer="layout" svg:width="2.664cm" svg:height="0.09cm" svg:x="6.88cm" svg:y="7.616cm">
              <text:p/>
              <draw:enhanced-geometry svg:viewBox="0 0 21600 21600" draw:type="rectangle" draw:enhanced-path="M 0 0 L 21600 0 21600 21600 0 21600 0 0 Z N"/>
            </draw:custom-shape>
            <draw:custom-shape draw:style-name="gr77" draw:text-style-name="P9" draw:layer="layout" svg:width="0.502cm" svg:height="1.104cm" svg:x="6.88cm" svg:y="8.062cm">
              <text:p/>
              <draw:enhanced-geometry svg:viewBox="0 0 21600 21600" draw:type="rectangle" draw:enhanced-path="M 0 0 L 21600 0 21600 21600 0 21600 0 0 Z N"/>
            </draw:custom-shape>
            <draw:custom-shape draw:style-name="gr78" draw:text-style-name="P9" draw:layer="layout" svg:width="0.94cm" svg:height="0.267cm" svg:x="8.049cm" svg:y="8.596cm">
              <text:p/>
              <draw:enhanced-geometry svg:viewBox="0 0 21600 21600" draw:type="rectangle" draw:enhanced-path="M 0 0 L 21600 0 21600 21600 0 21600 0 0 Z N"/>
            </draw:custom-shape>
            <draw:polyline draw:style-name="gr55" draw:text-style-name="P2" draw:layer="layout" svg:width="0.709cm" svg:height="0.286cm" draw:transform="skewX (-0.309272343453395) rotate (0.402123859659493) translate (8.02633093280265cm 8.75210445036198cm)" svg:viewBox="0 0 710 287" draw:points="0,49 241,0 280,131 410,139 530,254 710,287">
              <text:p/>
            </draw:polyline>
            <draw:custom-shape draw:style-name="gr79" draw:text-style-name="P9" draw:layer="layout" svg:width="0.803cm" svg:height="0.221cm" svg:x="6.88cm" svg:y="7.778cm">
              <text:p/>
              <draw:enhanced-geometry svg:viewBox="0 0 21600 21600" draw:type="rectangle" draw:enhanced-path="M 0 0 L 21600 0 21600 21600 0 21600 0 0 Z N"/>
            </draw:custom-shape>
            <draw:custom-shape draw:style-name="gr80" draw:text-style-name="P9" draw:layer="layout" svg:width="0.606cm" svg:height="0.221cm" svg:x="8.938cm" svg:y="7.778cm">
              <text:p/>
              <draw:enhanced-geometry svg:viewBox="0 0 21600 21600" draw:type="rectangle" draw:enhanced-path="M 0 0 L 21600 0 21600 21600 0 21600 0 0 Z N"/>
            </draw:custom-shape>
            <draw:custom-shape draw:style-name="gr81" draw:text-style-name="P9" draw:layer="layout" svg:width="1.068cm" svg:height="0.221cm" svg:x="7.784cm" svg:y="7.778cm">
              <text:p/>
              <draw:enhanced-geometry svg:viewBox="0 0 21600 21600" draw:type="rectangle" draw:enhanced-path="M 0 0 L 21600 0 21600 21600 0 21600 0 0 Z N"/>
            </draw:custom-shape>
            <draw:custom-shape draw:style-name="gr61" draw:text-style-name="P9" draw:layer="layout" svg:width="0.454cm" svg:height="0.223cm" svg:x="7.483cm" svg:y="8.062cm">
              <text:p/>
              <draw:enhanced-geometry svg:viewBox="0 0 21600 21600" draw:type="rectangle" draw:enhanced-path="M 0 0 L 21600 0 21600 21600 0 21600 0 0 Z N"/>
            </draw:custom-shape>
            <draw:custom-shape draw:style-name="gr61" draw:text-style-name="P9" draw:layer="layout" svg:width="0.454cm" svg:height="0.269cm" svg:x="7.483cm" svg:y="8.344cm">
              <text:p/>
              <draw:enhanced-geometry svg:viewBox="0 0 21600 21600" draw:type="rectangle" draw:enhanced-path="M 0 0 L 21600 0 21600 21600 0 21600 0 0 Z N"/>
            </draw:custom-shape>
            <draw:custom-shape draw:style-name="gr61" draw:text-style-name="P9" draw:layer="layout" svg:width="0.429cm" svg:height="0.135cm" svg:x="9.115cm" svg:y="8.07cm">
              <text:p/>
              <draw:enhanced-geometry svg:viewBox="0 0 21600 21600" draw:type="rectangle" draw:enhanced-path="M 0 0 L 21600 0 21600 21600 0 21600 0 0 Z N"/>
            </draw:custom-shape>
            <draw:custom-shape draw:style-name="gr61" draw:text-style-name="P9" draw:layer="layout" svg:width="0.429cm" svg:height="0.181cm" svg:x="9.115cm" svg:y="8.274cm">
              <text:p/>
              <draw:enhanced-geometry svg:viewBox="0 0 21600 21600" draw:type="rectangle" draw:enhanced-path="M 0 0 L 21600 0 21600 21600 0 21600 0 0 Z N"/>
            </draw:custom-shape>
            <draw:custom-shape draw:style-name="gr78" draw:text-style-name="P9" draw:layer="layout" svg:width="0.94cm" svg:height="0.225cm" svg:x="8.049cm" svg:y="8.941cm">
              <text:p/>
              <draw:enhanced-geometry svg:viewBox="0 0 21600 21600" draw:type="rectangle" draw:enhanced-path="M 0 0 L 21600 0 21600 21600 0 21600 0 0 Z N"/>
            </draw:custom-shape>
          </draw:g>
        </draw:g>
        <draw:g>
          <draw:custom-shape draw:style-name="gr1" draw:text-style-name="P1" draw:layer="layout" svg:width="1.4cm" svg:height="2.52cm" svg:x="10.582cm" svg:y="6.8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10.567cm" svg:y1="9.234cm" svg:x2="11.869cm" svg:y2="9.234cm">
            <text:p/>
          </draw:line>
          <draw:g>
            <draw:line draw:style-name="gr3" draw:text-style-name="P2" draw:layer="layout" svg:x1="10.961cm" svg:y1="7.675cm" svg:x2="11.72cm" svg:y2="7.675cm">
              <text:p/>
            </draw:line>
            <draw:custom-shape draw:style-name="gr4" draw:text-style-name="P3" draw:layer="layout" svg:width="0.879cm" svg:height="0.202cm" svg:x="10.986cm" svg:y="7.8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3cm" svg:height="0.171cm" svg:x="11.327cm" svg:y="7.7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6cm" svg:height="0.111cm" svg:x="11.306cm" svg:y="7.6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2cm" svg:height="0.135cm" svg:x="11.209cm" svg:y="7.59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426cm" svg:y1="7.675cm" svg:x2="11.769cm" svg:y2="7.675cm">
              <text:p/>
            </draw:line>
            <draw:custom-shape draw:style-name="gr8" draw:text-style-name="P7" draw:layer="layout" svg:width="1.012cm" svg:height="0.717cm" svg:x="10.877cm" svg:y="7.5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2" draw:layer="layout" svg:width="0.738cm" svg:height="0.475cm" svg:x="11.01cm" svg:y="7.63cm">
              <text:p/>
              <draw:enhanced-geometry svg:viewBox="0 0 21600 21600" draw:mirror-horizontal="false" draw:mirror-vertical="false" draw:type="rectangle" draw:enhanced-path="M 0 0 L 21600 0 21600 21600 0 21600 0 0 Z N"/>
            </draw:custom-shape>
          </draw:g>
          <draw:custom-shape draw:style-name="gr10" draw:text-style-name="P8" draw:layer="layout" svg:width="1.36cm" svg:height="2.44cm" svg:x="10.527cm" svg:y="6.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9" draw:layer="layout" svg:width="1.134cm" svg:height="0.109cm" svg:x="10.637cm" svg:y="7.219cm">
              <text:p/>
              <draw:enhanced-geometry svg:viewBox="0 0 21600 21600" draw:type="rectangle" draw:enhanced-path="M 0 0 L 21600 0 21600 21600 0 21600 0 0 Z N"/>
            </draw:custom-shape>
            <draw:custom-shape draw:style-name="gr12" draw:text-style-name="P9" draw:layer="layout" svg:width="0.774cm" svg:height="0.419cm" svg:x="10.997cm" svg:y="8.641cm">
              <text:p/>
              <draw:enhanced-geometry svg:viewBox="0 0 21600 21600" draw:type="rectangle" draw:enhanced-path="M 0 0 L 21600 0 21600 21600 0 21600 0 0 Z N"/>
            </draw:custom-shape>
            <draw:g>
              <draw:g>
                <draw:line draw:style-name="gr3" draw:text-style-name="P2" draw:layer="layout" svg:x1="10.955cm" svg:y1="7.798cm" svg:x2="11.718cm" svg:y2="7.798cm">
                  <text:p/>
                </draw:line>
                <draw:custom-shape draw:style-name="gr13" draw:text-style-name="P3" draw:layer="layout" svg:width="0.889cm" svg:height="0.19cm" svg:x="10.977cm" svg:y="7.98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4cm" svg:height="0.155cm" svg:x="11.324cm" svg:y="7.9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8cm" svg:height="0.101cm" svg:x="11.301cm" svg:y="7.81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4cm" svg:height="0.114cm" svg:x="11.202cm" svg:y="7.73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423cm" svg:y1="7.798cm" svg:x2="11.767cm" svg:y2="7.798cm">
                  <text:p/>
                </draw:line>
                <draw:custom-shape draw:style-name="gr14" draw:text-style-name="P7" draw:layer="layout" svg:width="0.97cm" svg:height="0.663cm" svg:x="10.901cm" svg:y="7.64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2" draw:layer="layout" svg:width="0.775cm" svg:height="0.436cm" svg:x="10.999cm" svg:y="7.759cm">
                  <text:p/>
                  <draw:enhanced-geometry svg:viewBox="0 0 21600 21600" draw:mirror-horizontal="false" draw:mirror-vertical="false" draw:type="rectangle" draw:enhanced-path="M 0 0 L 21600 0 21600 21600 0 21600 0 0 Z N"/>
                </draw:custom-shape>
              </draw:g>
            </draw:g>
            <draw:custom-shape draw:style-name="gr16" draw:text-style-name="P9" draw:layer="layout" svg:width="0.774cm" svg:height="0.299cm" svg:x="10.997cm" svg:y="7.389cm">
              <text:p/>
              <draw:enhanced-geometry svg:viewBox="0 0 21600 21600" draw:type="rectangle" draw:enhanced-path="M 0 0 L 21600 0 21600 21600 0 21600 0 0 Z N"/>
            </draw:custom-shape>
            <draw:custom-shape draw:style-name="gr17" draw:text-style-name="P9" draw:layer="layout" svg:width="0.299cm" svg:height="0.299cm" svg:x="10.637cm" svg:y="7.389cm">
              <text:p/>
              <draw:enhanced-geometry svg:viewBox="0 0 21600 21600" draw:type="rectangle" draw:enhanced-path="M 0 0 L 21600 0 21600 21600 0 21600 0 0 Z N"/>
            </draw:custom-shape>
            <draw:custom-shape draw:style-name="gr18" draw:text-style-name="P9" draw:layer="layout" svg:width="0.3cm" svg:height="1.31cm" svg:x="10.636cm" svg:y="7.754cm">
              <text:p/>
              <draw:enhanced-geometry svg:viewBox="0 0 21600 21600" draw:mirror-horizontal="false" draw:mirror-vertical="false" draw:type="rectangle" draw:enhanced-path="M 0 0 L 21600 0 21600 21600 0 21600 0 0 Z N"/>
            </draw:custom-shape>
            <draw:custom-shape draw:style-name="gr19" draw:text-style-name="P9" draw:layer="layout" svg:width="0.77cm" svg:height="0.32cm" svg:x="10.997cm" svg:y="8.257cm">
              <text:p/>
              <draw:enhanced-geometry svg:viewBox="0 0 21600 21600" draw:mirror-horizontal="false" draw:mirror-vertical="false" draw:type="rectangle" draw:enhanced-path="M 0 0 L 21600 0 21600 21600 0 21600 0 0 Z N"/>
            </draw:custom-shape>
            <draw:custom-shape draw:style-name="gr20" draw:text-style-name="P10" draw:layer="layout" svg:width="0.1cm" svg:height="0.97cm" svg:x="11.831cm" svg:y="7.407cm">
              <text:p/>
              <draw:enhanced-geometry svg:viewBox="0 0 21600 21600" draw:mirror-horizontal="false" draw:mirror-vertical="false" draw:type="rectangle" draw:enhanced-path="M 0 0 L 21600 0 21600 21600 0 21600 0 0 Z N"/>
            </draw:custom-shape>
          </draw:g>
          <draw:g>
            <draw:custom-shape draw:style-name="gr21" draw:text-style-name="P11" draw:layer="layout" svg:width="0.796cm" svg:height="0.653cm" svg:x="10.833cm" svg:y="6.38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1.168cm" svg:height="0.971cm" svg:x="10.656cm" svg:y="6.13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3" draw:text-style-name="P11" draw:layer="layout" svg:width="1.6cm" svg:height="1.4cm" svg:x="10.444cm" svg:y="5.87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1cm" svg:height="0.21cm" svg:x="11.116cm" svg:y="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1.3cm" svg:height="0.25cm" svg:x="10.562cm" svg:y="9.134cm">
            <text:p/>
            <draw:enhanced-geometry svg:viewBox="0 0 21600 21600" draw:type="rectangle" draw:enhanced-path="M 0 0 L 21600 0 21600 21600 0 21600 0 0 Z N"/>
          </draw:custom-shape>
          <draw:custom-shape draw:style-name="gr25" draw:text-style-name="P10" draw:layer="layout" svg:width="1.3cm" svg:height="0.15cm" svg:x="10.562cm" svg:y="7.014cm">
            <text:p/>
            <draw:enhanced-geometry svg:viewBox="0 0 21600 21600" draw:type="rectangle" draw:enhanced-path="M 0 0 L 21600 0 21600 21600 0 21600 0 0 Z N"/>
          </draw:custom-shape>
        </draw:g>
      </draw:page>
      <draw:page draw:name="page3" draw:style-name="dp1" draw:master-page-name="Standard">
        <draw:g>
          <draw:custom-shape draw:style-name="gr26" draw:text-style-name="P13" draw:layer="layout" svg:width="4.4cm" svg:height="1.5cm" svg:x="2.107cm" svg:y="4.665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2cm" svg:y="1.3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7cm" svg:y="6.369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7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59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4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1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3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6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1cm" svg:y="6.78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89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1cm" svg:y="6.78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7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9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3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4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2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3cm" svg:y="6.60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7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1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4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3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4cm" svg:y="6.40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3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5cm" svg:y="6.60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5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01cm" svg:y="6.408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1cm" svg:y="5.381cm">
            <text:p/>
            <draw:enhanced-geometry svg:viewBox="0 0 21600 21600" draw:type="rectangle" draw:enhanced-path="M 0 0 L 21600 0 21600 21600 0 21600 0 0 Z N"/>
          </draw:custom-shape>
          <draw:custom-shape draw:style-name="gr33" draw:text-style-name="P18" draw:layer="layout" svg:width="0.2cm" svg:height="0.1cm" svg:x="5.581cm" svg:y="5.581cm">
            <text:p/>
            <draw:enhanced-geometry svg:viewBox="0 0 21600 21600" draw:type="rectangle" draw:enhanced-path="M 0 0 L 21600 0 21600 21600 0 21600 0 0 Z N"/>
          </draw:custom-shape>
        </draw:g>
        <draw:g>
          <draw:custom-shape draw:style-name="gr84" draw:text-style-name="P3" draw:layer="layout" svg:width="4.547cm" svg:height="4.471cm" svg:x="12.793cm" svg:y="2.44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3.314cm" svg:y1="4.387cm" svg:x2="15.625cm" svg:y2="4.387cm">
            <text:p/>
          </draw:line>
          <draw:custom-shape draw:style-name="gr85" draw:text-style-name="P3" draw:layer="layout" svg:width="2.682cm" svg:height="0.822cm" svg:x="13.39cm" svg:y="5.20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6" draw:text-style-name="P4" draw:layer="layout" svg:width="0.524cm" svg:height="0.671cm" svg:x="14.431cm" svg:y="4.8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4.358cm" svg:y="4.4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14.059cm" svg:y="4.08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4.731cm" svg:y1="4.387cm" svg:x2="15.775cm" svg:y2="4.387cm">
            <text:p/>
          </draw:line>
          <draw:g>
            <draw:custom-shape draw:style-name="gr37" draw:text-style-name="P19" draw:layer="layout" svg:width="0.295cm" svg:height="0.446cm" draw:transform="skewX (-0.0045378560551853) rotate (1.17774817924577) translate (13.238cm 4.672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13.042cm 4.78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12.793cm" svg:y="3.4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90" draw:text-style-name="P9" draw:layer="layout" svg:width="3.4cm" svg:height="2.699cm" svg:x="2.199cm" svg:y="1.839cm">
            <text:p/>
            <draw:enhanced-geometry svg:viewBox="0 0 21600 21600" draw:type="rectangle" draw:enhanced-path="M 0 0 L 21600 0 21600 21600 0 21600 0 0 Z N"/>
          </draw:custom-shape>
          <draw:g>
            <draw:g>
              <draw:line draw:style-name="gr3" draw:text-style-name="P2" draw:layer="layout" svg:x1="3.609cm" svg:y1="2.789cm" svg:x2="4.77cm" svg:y2="2.789cm">
                <text:p/>
              </draw:line>
              <draw:custom-shape draw:style-name="gr91" draw:text-style-name="P3" draw:layer="layout" svg:width="1.351cm" svg:height="0.324cm" svg:x="3.643cm" svg:y="3.1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171cm" svg:y="2.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133cm" svg:y="2.8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986cm" svg:y="2.6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32cm" svg:y1="2.789cm" svg:x2="4.844cm" svg:y2="2.789cm">
                <text:p/>
              </draw:line>
              <draw:custom-shape draw:style-name="gr92" draw:text-style-name="P7" draw:layer="layout" svg:width="1.549cm" svg:height="1.134cm" svg:x="3.482cm" svg:y="2.5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692cm" svg:y="2.716cm">
                <text:p/>
                <draw:enhanced-geometry svg:viewBox="0 0 21600 21600" draw:type="rectangle" draw:enhanced-path="M 0 0 L 21600 0 21600 21600 0 21600 0 0 Z N"/>
              </draw:custom-shape>
            </draw:g>
          </draw:g>
          <draw:custom-shape draw:style-name="gr94" draw:text-style-name="P9" draw:layer="layout" svg:width="3.161cm" svg:height="0.149cm" svg:x="2.316cm" svg:y="1.945cm">
            <text:p/>
            <draw:enhanced-geometry svg:viewBox="0 0 21600 21600" draw:type="rectangle" draw:enhanced-path="M 0 0 L 21600 0 21600 21600 0 21600 0 0 Z N"/>
          </draw:custom-shape>
          <draw:custom-shape draw:style-name="gr95" draw:text-style-name="P9" draw:layer="layout" svg:width="0.598cm" svg:height="1.849cm" svg:x="2.316cm" svg:y="2.689cm">
            <text:p/>
            <draw:enhanced-geometry svg:viewBox="0 0 21600 21600" draw:type="rectangle" draw:enhanced-path="M 0 0 L 21600 0 21600 21600 0 21600 0 0 Z N"/>
          </draw:custom-shape>
          <draw:custom-shape draw:style-name="gr96" draw:text-style-name="P9" draw:layer="layout" svg:width="1.117cm" svg:height="0.448cm" svg:x="3.704cm" svg:y="3.5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5) rotate (0.540528469342644) translate (3.67913039438303cm 3.84696537177489cm)" svg:viewBox="0 0 906 448" draw:points="0,77 307,0 357,205 524,217 676,396 906,448">
            <text:p/>
          </draw:polyline>
          <draw:custom-shape draw:style-name="gr97" draw:text-style-name="P9" draw:layer="layout" svg:width="0.955cm" svg:height="0.372cm" svg:x="2.316cm" svg:y="2.214cm">
            <text:p/>
            <draw:enhanced-geometry svg:viewBox="0 0 21600 21600" draw:type="rectangle" draw:enhanced-path="M 0 0 L 21600 0 21600 21600 0 21600 0 0 Z N"/>
          </draw:custom-shape>
          <draw:custom-shape draw:style-name="gr98" draw:text-style-name="P9" draw:layer="layout" svg:width="0.713cm" svg:height="0.372cm" svg:x="4.764cm" svg:y="2.214cm">
            <text:p/>
            <draw:enhanced-geometry svg:viewBox="0 0 21600 21600" draw:type="rectangle" draw:enhanced-path="M 0 0 L 21600 0 21600 21600 0 21600 0 0 Z N"/>
          </draw:custom-shape>
          <draw:custom-shape draw:style-name="gr99" draw:text-style-name="P9" draw:layer="layout" svg:width="1.268cm" svg:height="0.372cm" svg:x="3.391cm" svg:y="2.214cm">
            <text:p/>
            <draw:enhanced-geometry svg:viewBox="0 0 21600 21600" draw:type="rectangle" draw:enhanced-path="M 0 0 L 21600 0 21600 21600 0 21600 0 0 Z N"/>
          </draw:custom-shape>
          <draw:custom-shape draw:style-name="gr100" draw:text-style-name="P9" draw:layer="layout" svg:width="0.536cm" svg:height="0.372cm" svg:x="3.034cm" svg:y="2.689cm">
            <text:p/>
            <draw:enhanced-geometry svg:viewBox="0 0 21600 21600" draw:type="rectangle" draw:enhanced-path="M 0 0 L 21600 0 21600 21600 0 21600 0 0 Z N"/>
          </draw:custom-shape>
          <draw:custom-shape draw:style-name="gr101" draw:text-style-name="P9" draw:layer="layout" svg:width="0.536cm" svg:height="0.448cm" svg:x="3.034cm" svg:y="3.166cm">
            <text:p/>
            <draw:enhanced-geometry svg:viewBox="0 0 21600 21600" draw:type="rectangle" draw:enhanced-path="M 0 0 L 21600 0 21600 21600 0 21600 0 0 Z N"/>
          </draw:custom-shape>
          <draw:custom-shape draw:style-name="gr61" draw:text-style-name="P9" draw:layer="layout" svg:width="0.507cm" svg:height="0.223cm" svg:x="4.97cm" svg:y="2.706cm">
            <text:p/>
            <draw:enhanced-geometry svg:viewBox="0 0 21600 21600" draw:type="rectangle" draw:enhanced-path="M 0 0 L 21600 0 21600 21600 0 21600 0 0 Z N"/>
          </draw:custom-shape>
          <draw:custom-shape draw:style-name="gr102" draw:text-style-name="P9" draw:layer="layout" svg:width="0.507cm" svg:height="0.298cm" svg:x="4.97cm" svg:y="3.049cm">
            <text:p/>
            <draw:enhanced-geometry svg:viewBox="0 0 21600 21600" draw:type="rectangle" draw:enhanced-path="M 0 0 L 21600 0 21600 21600 0 21600 0 0 Z N"/>
          </draw:custom-shape>
          <draw:custom-shape draw:style-name="gr103" draw:text-style-name="P9" draw:layer="layout" svg:width="1.117cm" svg:height="0.373cm" svg:x="3.704cm" svg:y="4.165cm">
            <text:p/>
            <draw:enhanced-geometry svg:viewBox="0 0 21600 21600" draw:type="rectangle" draw:enhanced-path="M 0 0 L 21600 0 21600 21600 0 21600 0 0 Z N"/>
          </draw:custom-shape>
        </draw:g>
        <draw:g>
          <draw:custom-shape draw:style-name="gr39" draw:text-style-name="P11" draw:layer="layout" svg:width="0.791cm" svg:height="0.65cm" draw:transform="rotate (2.00712863979348) translate (12.679cm 2.57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draw:transform="rotate (2.00712863979348) translate (12.528cm 2.83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draw:transform="rotate (2.00712863979348) translate (12.38cm 3.1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draw:transform="rotate (2.00712863979348) translate (12.748cm 2.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64" draw:text-style-name="P2" draw:layer="layout" svg:width="4.6cm" svg:height="1.485cm" draw:transform="rotate (0.104894288044859) translate (7.30436627079215cm 2.96172591956418cm)" svg:viewBox="0 0 4601 1486" svg:d="M0 1486c1583-1281 2870-1286 4601-1486">
          <text:p/>
        </draw:path>
        <draw:path draw:style-name="gr64" draw:text-style-name="P2" draw:layer="layout" svg:width="4.102cm" svg:height="1.319cm" draw:transform="rotate (-0.0588175957922099) translate (7.8376050184928cm 3.46210345843064cm)" svg:viewBox="0 0 4103 1320" svg:d="M0 1320c1413-1185 2388-1642 4103-1083">
          <text:p/>
        </draw:path>
        <draw:path draw:style-name="gr64" draw:text-style-name="P2" draw:layer="layout" svg:width="4.809cm" svg:height="0.886cm" draw:transform="rotate (0.711396203112889) translate (7.96105973288884cm 5.40834383735955cm)" svg:viewBox="0 0 4810 887" svg:d="M0 887c2023-1214 3610-1034 4810-343">
          <text:p/>
        </draw:path>
        <draw:path draw:style-name="gr64" draw:text-style-name="P2" draw:layer="layout" svg:width="3.578cm" svg:height="0.714cm" draw:transform="rotate (0.423242343608625) translate (8.48614853993274cm 5.4676739476793cm)" svg:viewBox="0 0 3579 715" svg:d="M0 715c1830-1237 3579-493 3579-493">
          <text:p/>
        </draw:path>
        <draw:path draw:style-name="gr64" draw:text-style-name="P2" draw:layer="layout" svg:width="3.044cm" svg:height="1.003cm" draw:transform="rotate (0.939161670498149) translate (10.089852943549cm 5.12727909891302cm)" svg:viewBox="0 0 3045 1004" svg:d="M0 1004c1065-1052 2255-1254 3045-716">
          <text:p/>
        </draw:path>
        <draw:path draw:style-name="gr64" draw:text-style-name="P2" draw:layer="layout" svg:width="1.38cm" svg:height="0.35cm" draw:transform="rotate (1.02223934289308) translate (10.8409191651391cm 5.53722526441401cm)" svg:viewBox="0 0 1381 351" svg:d="M0 351c481-365 1025-510 1381-118">
          <text:p/>
        </draw:path>
        <draw:g>
          <draw:custom-shape draw:style-name="gr105" draw:text-style-name="P11" draw:layer="layout" svg:width="0.761cm" svg:height="0.652cm" draw:transform="skewX (-0.00610865238198014) rotate (1.06360364616534) translate (12.292cm 4.62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302) rotate (1.06360364616534) translate (11.992cm 4.65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 rotate (1.06360364616534) translate (11.662cm 4.70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8) rotate (1.06360364616534) translate (12.606cm 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8" draw:text-style-name="P21" draw:layer="layout" svg:width="8.38cm" svg:height="2.471cm" svg:x="1.14cm" svg:y="7.24cm">
            <draw:text-box>
              <text:p><text:span text:style-name="T1">RepRap Firmware</text:span></text:p>
              <text:p><text:span text:style-name="T1">possible connection</text:span></text:p>
              <text:p><text:span text:style-name="T1">on Duet board.</text:span></text:p>
              <text:p><text:span text:style-name="T1">Web interface</text:span></text:p>
            </draw:text-box>
          </draw:frame>
          <draw:frame draw:style-name="gr115" draw:text-style-name="P28" draw:layer="layout" svg:width="5.58cm" svg:height="2.456cm" svg:x="12.52cm" svg:y="6.94cm">
            <draw:text-box>
              <text:p text:style-name="P27"><text:span text:style-name="T2">Wifi bridge connected</text:span></text:p>
              <text:p text:style-name="P27"><text:span text:style-name="T2">to Duet 0.6/0.8.5</text:span></text:p>
              <text:p text:style-name="P27"><text:span text:style-name="T8">Or</text:span><text:span text:style-name="T2"> <text:s/>Duet WiFi.</text:span></text:p>
              <text:p text:style-name="P27"><text:span text:style-name="T9"/></text:p>
              <text:p text:style-name="P27"><text:span text:style-name="T2">Wifi camera</text:span></text:p>
            </draw:text-box>
          </draw:frame>
          <draw:frame draw:style-name="gr110" draw:text-style-name="P23" draw:layer="layout" svg:width="4.1cm" svg:height="0.801cm" svg:x="13.62cm" svg:y="9.326cm">
            <draw:text-box>
              <text:p><text:span text:style-name="T3">License : GFDL 1.2 - CC BY-SA</text:span></text:p>
            </draw:text-box>
          </draw:frame>
          <draw:frame draw:style-name="gr111" draw:text-style-name="P24" draw:layer="layout" svg:width="1.1cm" svg:height="0.727cm" svg:x="17.63cm" svg:y="9.394cm">
            <draw:text-box>
              <text:p><text:span text:style-name="T4">PRZ</text:span></text:p>
            </draw:text-box>
          </draw:frame>
        </draw:g>
        <draw:custom-shape draw:style-name="gr38" draw:text-style-name="P3" draw:layer="layout" svg:width="0.6cm" svg:height="0.25cm" svg:x="6.06cm" svg:y="5.437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2" draw:text-style-name="P11" draw:layer="layout" svg:width="0.812cm" svg:height="0.672cm" draw:transform="skewX (0.00453785605518534) rotate (-0.715584993317675) translate (6.736cm 4.776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3" draw:text-style-name="P11" draw:layer="layout" svg:width="1.19cm" svg:height="0.996cm" draw:transform="skewX (0.00209439510239309) rotate (-0.715584993317675) translate (6.768cm 4.46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4" draw:text-style-name="P11" draw:layer="layout" svg:width="1.641cm" svg:height="1.464cm" draw:transform="skewX (0.00139626340159553) rotate (-0.715584993317675) translate (6.782cm 4.1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59) rotate (-0.715584993317675) translate (6.815cm 5.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2" draw:layer="layout" svg:x1="1.24cm" svg:y1="9.82cm" svg:x2="18.56cm" svg:y2="9.82cm">
          <text:p/>
        </draw:line>
        <draw:g>
          <draw:custom-shape draw:style-name="gr69" draw:text-style-name="P14" draw:layer="layout" svg:width="3.37cm" svg:height="2.23cm" svg:x="6.581cm" svg:y="7.2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70" draw:text-style-name="P15" draw:layer="layout" svg:width="3.06cm" svg:height="1.92cm" svg:x="6.681cm" svg:y="7.454cm">
              <text:p/>
              <draw:enhanced-geometry svg:viewBox="0 0 21600 21600" draw:mirror-horizontal="false" draw:mirror-vertical="false" draw:type="rectangle" draw:enhanced-path="M 0 0 L 21600 0 21600 21600 0 21600 0 0 Z N"/>
            </draw:custom-shape>
            <draw:line draw:style-name="gr71" draw:text-style-name="P2" draw:layer="layout" svg:x1="9.721cm" svg:y1="9.274cm" svg:x2="6.701cm" svg:y2="9.274cm">
              <text:p/>
            </draw:line>
            <draw:g>
              <draw:custom-shape draw:style-name="gr39" draw:text-style-name="P11" draw:layer="layout" svg:width="0.791cm" svg:height="0.65cm" svg:x="7.849cm" svg:y="6.7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7.673cm" svg:y="6.4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7.462cm" svg:y="6.20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8.1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2" draw:text-style-name="P9" draw:layer="layout" svg:width="2.862cm" svg:height="1.613cm" svg:x="6.779cm" svg:y="7.553cm">
              <text:p/>
              <draw:enhanced-geometry svg:viewBox="0 0 21600 21600" draw:type="rectangle" draw:enhanced-path="M 0 0 L 21600 0 21600 21600 0 21600 0 0 Z N"/>
            </draw:custom-shape>
            <draw:g>
              <draw:g>
                <draw:line draw:style-name="gr3" draw:text-style-name="P2" draw:layer="layout" svg:x1="7.988cm" svg:y1="8.121cm" svg:x2="8.931cm" svg:y2="8.121cm">
                  <text:p/>
                </draw:line>
                <draw:custom-shape draw:style-name="gr73" draw:text-style-name="P3" draw:layer="layout" svg:width="1.099cm" svg:height="0.194cm" svg:x="8.015cm" svg:y="8.31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17cm" svg:height="0.158cm" svg:x="8.443cm" svg:y="8.2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1cm" svg:height="0.105cm" svg:x="8.416cm" svg:y="8.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01cm" svg:height="0.118cm" svg:x="8.293cm" svg:y="8.053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8.566cm" svg:y1="8.121cm" svg:x2="8.992cm" svg:y2="8.121cm">
                  <text:p/>
                </draw:line>
                <draw:custom-shape draw:style-name="gr74" draw:text-style-name="P7" draw:layer="layout" svg:width="1.2cm" svg:height="0.679cm" svg:x="7.921cm" svg:y="7.96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5" draw:text-style-name="P2" draw:layer="layout" svg:width="0.96cm" svg:height="0.446cm" svg:x="8.041cm" svg:y="8.081cm">
                  <text:p/>
                  <draw:enhanced-geometry svg:viewBox="0 0 21600 21600" draw:type="rectangle" draw:enhanced-path="M 0 0 L 21600 0 21600 21600 0 21600 0 0 Z N"/>
                </draw:custom-shape>
              </draw:g>
            </draw:g>
            <draw:custom-shape draw:style-name="gr76" draw:text-style-name="P9" draw:layer="layout" svg:width="2.664cm" svg:height="0.09cm" svg:x="6.88cm" svg:y="7.616cm">
              <text:p/>
              <draw:enhanced-geometry svg:viewBox="0 0 21600 21600" draw:type="rectangle" draw:enhanced-path="M 0 0 L 21600 0 21600 21600 0 21600 0 0 Z N"/>
            </draw:custom-shape>
            <draw:custom-shape draw:style-name="gr77" draw:text-style-name="P9" draw:layer="layout" svg:width="0.502cm" svg:height="1.104cm" svg:x="6.88cm" svg:y="8.062cm">
              <text:p/>
              <draw:enhanced-geometry svg:viewBox="0 0 21600 21600" draw:type="rectangle" draw:enhanced-path="M 0 0 L 21600 0 21600 21600 0 21600 0 0 Z N"/>
            </draw:custom-shape>
            <draw:custom-shape draw:style-name="gr78" draw:text-style-name="P9" draw:layer="layout" svg:width="0.94cm" svg:height="0.267cm" svg:x="8.049cm" svg:y="8.596cm">
              <text:p/>
              <draw:enhanced-geometry svg:viewBox="0 0 21600 21600" draw:type="rectangle" draw:enhanced-path="M 0 0 L 21600 0 21600 21600 0 21600 0 0 Z N"/>
            </draw:custom-shape>
            <draw:polyline draw:style-name="gr55" draw:text-style-name="P2" draw:layer="layout" svg:width="0.709cm" svg:height="0.286cm" draw:transform="skewX (-0.309272343453395) rotate (0.402123859659493) translate (8.02633093280265cm 8.75210445036198cm)" svg:viewBox="0 0 710 287" draw:points="0,49 241,0 280,131 410,139 530,254 710,287">
              <text:p/>
            </draw:polyline>
            <draw:custom-shape draw:style-name="gr79" draw:text-style-name="P9" draw:layer="layout" svg:width="0.803cm" svg:height="0.221cm" svg:x="6.88cm" svg:y="7.778cm">
              <text:p/>
              <draw:enhanced-geometry svg:viewBox="0 0 21600 21600" draw:type="rectangle" draw:enhanced-path="M 0 0 L 21600 0 21600 21600 0 21600 0 0 Z N"/>
            </draw:custom-shape>
            <draw:custom-shape draw:style-name="gr80" draw:text-style-name="P9" draw:layer="layout" svg:width="0.606cm" svg:height="0.221cm" svg:x="8.938cm" svg:y="7.778cm">
              <text:p/>
              <draw:enhanced-geometry svg:viewBox="0 0 21600 21600" draw:type="rectangle" draw:enhanced-path="M 0 0 L 21600 0 21600 21600 0 21600 0 0 Z N"/>
            </draw:custom-shape>
            <draw:custom-shape draw:style-name="gr81" draw:text-style-name="P9" draw:layer="layout" svg:width="1.068cm" svg:height="0.221cm" svg:x="7.784cm" svg:y="7.778cm">
              <text:p/>
              <draw:enhanced-geometry svg:viewBox="0 0 21600 21600" draw:type="rectangle" draw:enhanced-path="M 0 0 L 21600 0 21600 21600 0 21600 0 0 Z N"/>
            </draw:custom-shape>
            <draw:custom-shape draw:style-name="gr61" draw:text-style-name="P9" draw:layer="layout" svg:width="0.454cm" svg:height="0.223cm" svg:x="7.483cm" svg:y="8.062cm">
              <text:p/>
              <draw:enhanced-geometry svg:viewBox="0 0 21600 21600" draw:type="rectangle" draw:enhanced-path="M 0 0 L 21600 0 21600 21600 0 21600 0 0 Z N"/>
            </draw:custom-shape>
            <draw:custom-shape draw:style-name="gr61" draw:text-style-name="P9" draw:layer="layout" svg:width="0.454cm" svg:height="0.269cm" svg:x="7.483cm" svg:y="8.344cm">
              <text:p/>
              <draw:enhanced-geometry svg:viewBox="0 0 21600 21600" draw:type="rectangle" draw:enhanced-path="M 0 0 L 21600 0 21600 21600 0 21600 0 0 Z N"/>
            </draw:custom-shape>
            <draw:custom-shape draw:style-name="gr61" draw:text-style-name="P9" draw:layer="layout" svg:width="0.429cm" svg:height="0.135cm" svg:x="9.115cm" svg:y="8.07cm">
              <text:p/>
              <draw:enhanced-geometry svg:viewBox="0 0 21600 21600" draw:type="rectangle" draw:enhanced-path="M 0 0 L 21600 0 21600 21600 0 21600 0 0 Z N"/>
            </draw:custom-shape>
            <draw:custom-shape draw:style-name="gr61" draw:text-style-name="P9" draw:layer="layout" svg:width="0.429cm" svg:height="0.181cm" svg:x="9.115cm" svg:y="8.274cm">
              <text:p/>
              <draw:enhanced-geometry svg:viewBox="0 0 21600 21600" draw:type="rectangle" draw:enhanced-path="M 0 0 L 21600 0 21600 21600 0 21600 0 0 Z N"/>
            </draw:custom-shape>
            <draw:custom-shape draw:style-name="gr78" draw:text-style-name="P9" draw:layer="layout" svg:width="0.94cm" svg:height="0.225cm" svg:x="8.049cm" svg:y="8.941cm">
              <text:p/>
              <draw:enhanced-geometry svg:viewBox="0 0 21600 21600" draw:type="rectangle" draw:enhanced-path="M 0 0 L 21600 0 21600 21600 0 21600 0 0 Z N"/>
            </draw:custom-shape>
          </draw:g>
        </draw:g>
        <draw:g>
          <draw:custom-shape draw:style-name="gr39" draw:text-style-name="P11" draw:layer="layout" svg:width="0.791cm" svg:height="0.65cm" draw:transform="rotate (1.22173047639603) translate (12.653cm 3.38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draw:transform="rotate (1.22173047639603) translate (12.359cm 3.46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draw:transform="rotate (1.22173047639603) translate (12.04cm 3.57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draw:transform="rotate (1.22173047639603) translate (12.944cm 3.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29" draw:layer="layout" svg:width="2.48cm" svg:height="0.62cm" svg:x="13.16cm" svg:y="2.7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7" draw:text-style-name="P30" draw:layer="layout" svg:width="0.36cm" svg:height="0.163cm" svg:x="13.44cm" svg:y="3.097cm">
          <text:p/>
          <draw:enhanced-geometry svg:viewBox="0 0 21600 21600" draw:mirror-horizontal="false" draw:mirror-vertical="false" draw:glue-points="?f7 0 ?f6 ?f1 0 ?f10 ?f6 21600 ?f4 ?f10 21600 ?f9" draw:path-stretchpoint-x="10800" draw:path-stretchpoint-y="10800" draw:text-areas="0 ?f1 ?f4 ?f12" draw:type="cube" draw:modifiers="14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8" draw:text-style-name="P9" draw:layer="layout" svg:width="1.861cm" svg:height="0.415cm" svg:x="14.459cm" svg:y="2.88cm">
          <text:p/>
          <draw:enhanced-geometry svg:viewBox="0 0 21600 21600" draw:type="rectangle" draw:enhanced-path="M 0 0 L 21600 0 21600 21600 0 21600 0 0 Z N"/>
        </draw:custom-shape>
        <draw:frame draw:style-name="gr119" draw:text-style-name="P31" draw:layer="layout" svg:width="2.637cm" svg:height="0.683cm" svg:x="14.283cm" svg:y="2.745cm">
          <draw:text-box>
            <text:p><text:span text:style-name="T10">Duet WiFi</text:span></text:p>
          </draw:text-box>
        </draw:frame>
        <draw:custom-shape draw:style-name="gr120" draw:text-style-name="P9" draw:layer="layout" svg:width="5.21cm" svg:height="1.425cm" svg:x="13.035cm" svg:y="1.18cm">
          <text:p/>
          <draw:enhanced-geometry svg:viewBox="0 0 21600 21600" draw:type="rectangle" draw:enhanced-path="M 0 0 L 21600 0 21600 21600 0 21600 0 0 Z N"/>
        </draw:custom-shape>
        <draw:custom-shape draw:style-name="gr121" draw:text-style-name="P9" draw:layer="layout" svg:width="4.778cm" svg:height="1.28cm" svg:x="13.482cm" svg:y="1.32cm">
          <text:p/>
          <draw:enhanced-geometry svg:viewBox="0 0 21600 21600" draw:mirror-horizontal="false" draw:mirror-vertical="false" draw:glue-points="?f6 0 10800 ?f8 ?f11 10800 ?f9 21600 10800 ?f10 ?f5 10800" draw:text-areas="?f3 ?f3 ?f4 ?f4" draw:type="parallelogram" draw:modifiers="5708.474576271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2" draw:text-style-name="P3" draw:layer="layout" svg:width="1.68cm" svg:height="0.94cm" svg:x="13.02cm" svg:y="1.42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3" draw:text-style-name="P32" draw:layer="layout" svg:width="0.36cm" svg:height="0.12cm" draw:transform="rotate (1.5707963267949) translate (14.32cm 2.18cm)">
          <text:p/>
          <draw:enhanced-geometry svg:viewBox="0 0 21600 21600" draw:mirror-horizontal="true" draw:glue-points="?f6 0 10800 ?f8 ?f11 10800 ?f9 21600 10800 ?f10 ?f5 10800" draw:text-areas="?f3 ?f3 ?f4 ?f4" draw:type="parallelogram" draw:modifiers="7539.058171745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8" draw:text-style-name="P3" draw:layer="layout" svg:width="0.291cm" svg:height="0.191cm" svg:x="14.349cm" svg:y="1.909cm">
          <text:p/>
          <draw:enhanced-geometry svg:viewBox="0 0 21600 21600" draw:mirror-horizontal="false" draw:mirror-vertical="false" draw:glue-points="?f7 0 ?f6 ?f1 0 ?f10 ?f6 21600 ?f4 ?f10 21600 ?f9" draw:path-stretchpoint-x="10800" draw:path-stretchpoint-y="10800" draw:text-areas="0 ?f1 ?f4 ?f12" draw:type="cube" draw:modifiers="6942.8571428571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557cm" svg:height="0.264cm" draw:transform="skewX (-0.00279252680319091) rotate (-0.0682423737529787) translate (14.6400834438018cm 2.01872689360308cm)" svg:viewBox="0 0 558 265" svg:d="M0 1c339-23 339 278 558 263">
          <text:p/>
        </draw:path>
        <draw:custom-shape draw:style-name="gr116" draw:text-style-name="P29" draw:layer="layout" svg:width="2.48cm" svg:height="0.62cm" svg:x="15.04cm" svg:y="1.8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4" draw:text-style-name="P16" draw:layer="layout" svg:width="0.291cm" svg:height="0.191cm" svg:x="15.149cm" svg:y="2.209cm">
          <text:p/>
          <draw:enhanced-geometry svg:viewBox="0 0 21600 21600" draw:mirror-horizontal="false" draw:mirror-vertical="false" draw:glue-points="?f7 0 ?f6 ?f1 0 ?f10 ?f6 21600 ?f4 ?f10 21600 ?f9" draw:path-stretchpoint-x="10800" draw:path-stretchpoint-y="10800" draw:text-areas="0 ?f1 ?f4 ?f12" draw:type="cube" draw:modifiers="6942.8571428571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25" draw:text-style-name="P31" draw:layer="layout" svg:width="3.381cm" svg:height="1.115cm" svg:x="14.66cm" svg:y="1.26cm">
          <draw:text-box>
            <text:p><text:span text:style-name="T10">Duet 0.6 / 0.8.5</text:span></text:p>
          </draw:text-box>
        </draw:frame>
        <draw:custom-shape draw:style-name="gr126" draw:text-style-name="P10" draw:layer="layout" svg:width="1.268cm" svg:height="1.28cm" svg:x="16.991cm" svg:y="1.32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27" draw:text-style-name="P9" draw:layer="layout" svg:width="5.21cm" svg:height="0.065cm" svg:x="13.235cm" svg:y="2.575cm">
          <text:p/>
          <draw:enhanced-geometry svg:viewBox="0 0 21600 21600" draw:type="rectangle" draw:enhanced-path="M 0 0 L 21600 0 21600 21600 0 21600 0 0 Z N"/>
        </draw:custom-shape>
        <draw:line draw:style-name="gr128" draw:text-style-name="P2" draw:layer="layout" svg:x1="13cm" svg:y1="2.6cm" svg:x2="18.54cm" svg:y2="2.6cm">
          <text:p/>
        </draw:line>
        <draw:g>
          <draw:custom-shape draw:style-name="gr1" draw:text-style-name="P1" draw:layer="layout" svg:width="1.4cm" svg:height="2.52cm" svg:x="10.482cm" svg:y="6.8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10.467cm" svg:y1="9.234cm" svg:x2="11.769cm" svg:y2="9.234cm">
            <text:p/>
          </draw:line>
          <draw:g>
            <draw:line draw:style-name="gr3" draw:text-style-name="P2" draw:layer="layout" svg:x1="10.861cm" svg:y1="7.675cm" svg:x2="11.62cm" svg:y2="7.675cm">
              <text:p/>
            </draw:line>
            <draw:custom-shape draw:style-name="gr4" draw:text-style-name="P3" draw:layer="layout" svg:width="0.879cm" svg:height="0.202cm" svg:x="10.886cm" svg:y="7.8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3cm" svg:height="0.171cm" svg:x="11.227cm" svg:y="7.7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6cm" svg:height="0.111cm" svg:x="11.206cm" svg:y="7.6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2cm" svg:height="0.135cm" svg:x="11.109cm" svg:y="7.59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326cm" svg:y1="7.675cm" svg:x2="11.669cm" svg:y2="7.675cm">
              <text:p/>
            </draw:line>
            <draw:custom-shape draw:style-name="gr8" draw:text-style-name="P7" draw:layer="layout" svg:width="1.012cm" svg:height="0.717cm" svg:x="10.777cm" svg:y="7.5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2" draw:layer="layout" svg:width="0.738cm" svg:height="0.475cm" svg:x="10.91cm" svg:y="7.63cm">
              <text:p/>
              <draw:enhanced-geometry svg:viewBox="0 0 21600 21600" draw:mirror-horizontal="false" draw:mirror-vertical="false" draw:type="rectangle" draw:enhanced-path="M 0 0 L 21600 0 21600 21600 0 21600 0 0 Z N"/>
            </draw:custom-shape>
          </draw:g>
          <draw:custom-shape draw:style-name="gr10" draw:text-style-name="P8" draw:layer="layout" svg:width="1.36cm" svg:height="2.44cm" svg:x="10.427cm" svg:y="6.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9" draw:layer="layout" svg:width="1.134cm" svg:height="0.109cm" svg:x="10.537cm" svg:y="7.219cm">
              <text:p/>
              <draw:enhanced-geometry svg:viewBox="0 0 21600 21600" draw:type="rectangle" draw:enhanced-path="M 0 0 L 21600 0 21600 21600 0 21600 0 0 Z N"/>
            </draw:custom-shape>
            <draw:custom-shape draw:style-name="gr12" draw:text-style-name="P9" draw:layer="layout" svg:width="0.774cm" svg:height="0.419cm" svg:x="10.897cm" svg:y="8.641cm">
              <text:p/>
              <draw:enhanced-geometry svg:viewBox="0 0 21600 21600" draw:type="rectangle" draw:enhanced-path="M 0 0 L 21600 0 21600 21600 0 21600 0 0 Z N"/>
            </draw:custom-shape>
            <draw:g>
              <draw:g>
                <draw:line draw:style-name="gr3" draw:text-style-name="P2" draw:layer="layout" svg:x1="10.855cm" svg:y1="7.798cm" svg:x2="11.618cm" svg:y2="7.798cm">
                  <text:p/>
                </draw:line>
                <draw:custom-shape draw:style-name="gr13" draw:text-style-name="P3" draw:layer="layout" svg:width="0.889cm" svg:height="0.19cm" svg:x="10.877cm" svg:y="7.98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4cm" svg:height="0.155cm" svg:x="11.224cm" svg:y="7.9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8cm" svg:height="0.101cm" svg:x="11.201cm" svg:y="7.81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4cm" svg:height="0.114cm" svg:x="11.102cm" svg:y="7.73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323cm" svg:y1="7.798cm" svg:x2="11.667cm" svg:y2="7.798cm">
                  <text:p/>
                </draw:line>
                <draw:custom-shape draw:style-name="gr14" draw:text-style-name="P7" draw:layer="layout" svg:width="0.97cm" svg:height="0.663cm" svg:x="10.801cm" svg:y="7.64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2" draw:layer="layout" svg:width="0.775cm" svg:height="0.436cm" svg:x="10.899cm" svg:y="7.759cm">
                  <text:p/>
                  <draw:enhanced-geometry svg:viewBox="0 0 21600 21600" draw:mirror-horizontal="false" draw:mirror-vertical="false" draw:type="rectangle" draw:enhanced-path="M 0 0 L 21600 0 21600 21600 0 21600 0 0 Z N"/>
                </draw:custom-shape>
              </draw:g>
            </draw:g>
            <draw:custom-shape draw:style-name="gr16" draw:text-style-name="P9" draw:layer="layout" svg:width="0.774cm" svg:height="0.299cm" svg:x="10.897cm" svg:y="7.389cm">
              <text:p/>
              <draw:enhanced-geometry svg:viewBox="0 0 21600 21600" draw:type="rectangle" draw:enhanced-path="M 0 0 L 21600 0 21600 21600 0 21600 0 0 Z N"/>
            </draw:custom-shape>
            <draw:custom-shape draw:style-name="gr17" draw:text-style-name="P9" draw:layer="layout" svg:width="0.299cm" svg:height="0.299cm" svg:x="10.537cm" svg:y="7.389cm">
              <text:p/>
              <draw:enhanced-geometry svg:viewBox="0 0 21600 21600" draw:type="rectangle" draw:enhanced-path="M 0 0 L 21600 0 21600 21600 0 21600 0 0 Z N"/>
            </draw:custom-shape>
            <draw:custom-shape draw:style-name="gr18" draw:text-style-name="P9" draw:layer="layout" svg:width="0.3cm" svg:height="1.31cm" svg:x="10.536cm" svg:y="7.754cm">
              <text:p/>
              <draw:enhanced-geometry svg:viewBox="0 0 21600 21600" draw:mirror-horizontal="false" draw:mirror-vertical="false" draw:type="rectangle" draw:enhanced-path="M 0 0 L 21600 0 21600 21600 0 21600 0 0 Z N"/>
            </draw:custom-shape>
            <draw:custom-shape draw:style-name="gr19" draw:text-style-name="P9" draw:layer="layout" svg:width="0.77cm" svg:height="0.32cm" svg:x="10.897cm" svg:y="8.257cm">
              <text:p/>
              <draw:enhanced-geometry svg:viewBox="0 0 21600 21600" draw:mirror-horizontal="false" draw:mirror-vertical="false" draw:type="rectangle" draw:enhanced-path="M 0 0 L 21600 0 21600 21600 0 21600 0 0 Z N"/>
            </draw:custom-shape>
            <draw:custom-shape draw:style-name="gr20" draw:text-style-name="P10" draw:layer="layout" svg:width="0.1cm" svg:height="0.97cm" svg:x="11.731cm" svg:y="7.407cm">
              <text:p/>
              <draw:enhanced-geometry svg:viewBox="0 0 21600 21600" draw:mirror-horizontal="false" draw:mirror-vertical="false" draw:type="rectangle" draw:enhanced-path="M 0 0 L 21600 0 21600 21600 0 21600 0 0 Z N"/>
            </draw:custom-shape>
          </draw:g>
          <draw:g>
            <draw:custom-shape draw:style-name="gr21" draw:text-style-name="P11" draw:layer="layout" svg:width="0.796cm" svg:height="0.653cm" svg:x="10.733cm" svg:y="6.38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1.168cm" svg:height="0.971cm" svg:x="10.556cm" svg:y="6.13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3" draw:text-style-name="P11" draw:layer="layout" svg:width="1.6cm" svg:height="1.4cm" svg:x="10.344cm" svg:y="5.87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1cm" svg:height="0.21cm" svg:x="11.016cm" svg:y="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1.3cm" svg:height="0.25cm" svg:x="10.462cm" svg:y="9.134cm">
            <text:p/>
            <draw:enhanced-geometry svg:viewBox="0 0 21600 21600" draw:type="rectangle" draw:enhanced-path="M 0 0 L 21600 0 21600 21600 0 21600 0 0 Z N"/>
          </draw:custom-shape>
          <draw:custom-shape draw:style-name="gr25" draw:text-style-name="P10" draw:layer="layout" svg:width="1.3cm" svg:height="0.15cm" svg:x="10.462cm" svg:y="7.014cm">
            <text:p/>
            <draw:enhanced-geometry svg:viewBox="0 0 21600 21600" draw:type="rectangle" draw:enhanced-path="M 0 0 L 21600 0 21600 21600 0 21600 0 0 Z N"/>
          </draw:custom-shape>
        </draw:g>
      </draw:page>
      <draw:page draw:name="page4" draw:style-name="dp1" draw:master-page-name="Standard">
        <draw:g>
          <draw:custom-shape draw:style-name="gr26" draw:text-style-name="P13" draw:layer="layout" svg:width="4.4cm" svg:height="1.5cm" svg:x="2.108cm" svg:y="4.666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3cm" svg:y="1.348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8cm" svg:y="6.37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8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6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5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2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4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7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2cm" svg:y="6.7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9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2cm" svg:y="6.7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8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5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3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4cm" svg:y="6.6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8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1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5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3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3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4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41cm" svg:y="6.409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6cm" svg:y="6.6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6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02cm" svg:y="6.409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2cm" svg:y="5.382cm">
            <text:p/>
            <draw:enhanced-geometry svg:viewBox="0 0 21600 21600" draw:type="rectangle" draw:enhanced-path="M 0 0 L 21600 0 21600 21600 0 21600 0 0 Z N"/>
          </draw:custom-shape>
          <draw:custom-shape draw:style-name="gr33" draw:text-style-name="P18" draw:layer="layout" svg:width="0.2cm" svg:height="0.1cm" svg:x="5.582cm" svg:y="5.582cm">
            <text:p/>
            <draw:enhanced-geometry svg:viewBox="0 0 21600 21600" draw:type="rectangle" draw:enhanced-path="M 0 0 L 21600 0 21600 21600 0 21600 0 0 Z N"/>
          </draw:custom-shape>
        </draw:g>
        <draw:custom-shape draw:style-name="gr129" draw:text-style-name="P3" draw:layer="layout" svg:width="0.7cm" svg:height="0.249cm" svg:x="6.043cm" svg:y="5.509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2" draw:text-style-name="P11" draw:layer="layout" svg:width="0.812cm" svg:height="0.672cm" draw:transform="skewX (0.00453785605518534) rotate (-0.715584993317675) translate (6.775cm 4.79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3" draw:text-style-name="P11" draw:layer="layout" svg:width="1.19cm" svg:height="0.996cm" draw:transform="skewX (0.00209439510239309) rotate (-0.715584993317675) translate (6.807cm 4.4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4" draw:text-style-name="P11" draw:layer="layout" svg:width="1.641cm" svg:height="1.464cm" draw:transform="skewX (0.00139626340159553) rotate (-0.715584993317675) translate (6.821cm 4.13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59) rotate (-0.715584993317675) translate (6.854cm 5.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4" draw:text-style-name="P3" draw:layer="layout" svg:width="4.547cm" svg:height="4.471cm" svg:x="13.893cm" svg:y="2.44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4.414cm" svg:y1="4.378cm" svg:x2="16.725cm" svg:y2="4.378cm">
            <text:p/>
          </draw:line>
          <draw:custom-shape draw:style-name="gr85" draw:text-style-name="P3" draw:layer="layout" svg:width="2.682cm" svg:height="0.822cm" svg:x="14.49cm" svg:y="5.197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6" draw:text-style-name="P4" draw:layer="layout" svg:width="0.524cm" svg:height="0.671cm" svg:x="15.531cm" svg:y="4.8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5.458cm" svg:y="4.4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15.159cm" svg:y="4.0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5.831cm" svg:y1="4.378cm" svg:x2="16.875cm" svg:y2="4.378cm">
            <text:p/>
          </draw:line>
          <draw:g>
            <draw:custom-shape draw:style-name="gr37" draw:text-style-name="P19" draw:layer="layout" svg:width="0.295cm" svg:height="0.446cm" draw:transform="skewX (-0.0045378560551853) rotate (1.17774817924577) translate (14.338cm 4.663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14.142cm 4.7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13.893cm" svg:y="3.48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90" draw:text-style-name="P9" draw:layer="layout" svg:width="3.4cm" svg:height="2.699cm" svg:x="2.099cm" svg:y="1.939cm">
            <text:p/>
            <draw:enhanced-geometry svg:viewBox="0 0 21600 21600" draw:type="rectangle" draw:enhanced-path="M 0 0 L 21600 0 21600 21600 0 21600 0 0 Z N"/>
          </draw:custom-shape>
          <draw:g>
            <draw:g>
              <draw:line draw:style-name="gr3" draw:text-style-name="P2" draw:layer="layout" svg:x1="3.509cm" svg:y1="2.889cm" svg:x2="4.67cm" svg:y2="2.889cm">
                <text:p/>
              </draw:line>
              <draw:custom-shape draw:style-name="gr91" draw:text-style-name="P3" draw:layer="layout" svg:width="1.351cm" svg:height="0.324cm" svg:x="3.543cm" svg:y="3.2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071cm" svg:y="3.0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033cm" svg:y="2.9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886cm" svg:y="2.7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22cm" svg:y1="2.889cm" svg:x2="4.744cm" svg:y2="2.889cm">
                <text:p/>
              </draw:line>
              <draw:custom-shape draw:style-name="gr92" draw:text-style-name="P7" draw:layer="layout" svg:width="1.549cm" svg:height="1.134cm" svg:x="3.382cm" svg:y="2.6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592cm" svg:y="2.816cm">
                <text:p/>
                <draw:enhanced-geometry svg:viewBox="0 0 21600 21600" draw:type="rectangle" draw:enhanced-path="M 0 0 L 21600 0 21600 21600 0 21600 0 0 Z N"/>
              </draw:custom-shape>
            </draw:g>
          </draw:g>
          <draw:custom-shape draw:style-name="gr94" draw:text-style-name="P9" draw:layer="layout" svg:width="3.161cm" svg:height="0.149cm" svg:x="2.216cm" svg:y="2.045cm">
            <text:p/>
            <draw:enhanced-geometry svg:viewBox="0 0 21600 21600" draw:type="rectangle" draw:enhanced-path="M 0 0 L 21600 0 21600 21600 0 21600 0 0 Z N"/>
          </draw:custom-shape>
          <draw:custom-shape draw:style-name="gr95" draw:text-style-name="P9" draw:layer="layout" svg:width="0.598cm" svg:height="1.849cm" svg:x="2.216cm" svg:y="2.789cm">
            <text:p/>
            <draw:enhanced-geometry svg:viewBox="0 0 21600 21600" draw:type="rectangle" draw:enhanced-path="M 0 0 L 21600 0 21600 21600 0 21600 0 0 Z N"/>
          </draw:custom-shape>
          <draw:custom-shape draw:style-name="gr96" draw:text-style-name="P9" draw:layer="layout" svg:width="1.117cm" svg:height="0.448cm" svg:x="3.604cm" svg:y="3.6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18) rotate (0.540528469342644) translate (3.57913039438303cm 3.94696537177489cm)" svg:viewBox="0 0 906 448" draw:points="0,77 307,0 357,205 524,217 676,396 906,448">
            <text:p/>
          </draw:polyline>
          <draw:custom-shape draw:style-name="gr97" draw:text-style-name="P9" draw:layer="layout" svg:width="0.955cm" svg:height="0.372cm" svg:x="2.216cm" svg:y="2.314cm">
            <text:p/>
            <draw:enhanced-geometry svg:viewBox="0 0 21600 21600" draw:type="rectangle" draw:enhanced-path="M 0 0 L 21600 0 21600 21600 0 21600 0 0 Z N"/>
          </draw:custom-shape>
          <draw:custom-shape draw:style-name="gr98" draw:text-style-name="P9" draw:layer="layout" svg:width="0.713cm" svg:height="0.372cm" svg:x="4.664cm" svg:y="2.314cm">
            <text:p/>
            <draw:enhanced-geometry svg:viewBox="0 0 21600 21600" draw:type="rectangle" draw:enhanced-path="M 0 0 L 21600 0 21600 21600 0 21600 0 0 Z N"/>
          </draw:custom-shape>
          <draw:custom-shape draw:style-name="gr99" draw:text-style-name="P9" draw:layer="layout" svg:width="1.268cm" svg:height="0.372cm" svg:x="3.291cm" svg:y="2.314cm">
            <text:p/>
            <draw:enhanced-geometry svg:viewBox="0 0 21600 21600" draw:type="rectangle" draw:enhanced-path="M 0 0 L 21600 0 21600 21600 0 21600 0 0 Z N"/>
          </draw:custom-shape>
          <draw:custom-shape draw:style-name="gr100" draw:text-style-name="P9" draw:layer="layout" svg:width="0.536cm" svg:height="0.372cm" svg:x="2.934cm" svg:y="2.789cm">
            <text:p/>
            <draw:enhanced-geometry svg:viewBox="0 0 21600 21600" draw:type="rectangle" draw:enhanced-path="M 0 0 L 21600 0 21600 21600 0 21600 0 0 Z N"/>
          </draw:custom-shape>
          <draw:custom-shape draw:style-name="gr101" draw:text-style-name="P9" draw:layer="layout" svg:width="0.536cm" svg:height="0.448cm" svg:x="2.934cm" svg:y="3.266cm">
            <text:p/>
            <draw:enhanced-geometry svg:viewBox="0 0 21600 21600" draw:type="rectangle" draw:enhanced-path="M 0 0 L 21600 0 21600 21600 0 21600 0 0 Z N"/>
          </draw:custom-shape>
          <draw:custom-shape draw:style-name="gr61" draw:text-style-name="P9" draw:layer="layout" svg:width="0.507cm" svg:height="0.223cm" svg:x="4.87cm" svg:y="2.806cm">
            <text:p/>
            <draw:enhanced-geometry svg:viewBox="0 0 21600 21600" draw:type="rectangle" draw:enhanced-path="M 0 0 L 21600 0 21600 21600 0 21600 0 0 Z N"/>
          </draw:custom-shape>
          <draw:custom-shape draw:style-name="gr102" draw:text-style-name="P9" draw:layer="layout" svg:width="0.507cm" svg:height="0.298cm" svg:x="4.87cm" svg:y="3.149cm">
            <text:p/>
            <draw:enhanced-geometry svg:viewBox="0 0 21600 21600" draw:type="rectangle" draw:enhanced-path="M 0 0 L 21600 0 21600 21600 0 21600 0 0 Z N"/>
          </draw:custom-shape>
          <draw:custom-shape draw:style-name="gr103" draw:text-style-name="P9" draw:layer="layout" svg:width="1.117cm" svg:height="0.373cm" svg:x="3.604cm" svg:y="4.265cm">
            <text:p/>
            <draw:enhanced-geometry svg:viewBox="0 0 21600 21600" draw:type="rectangle" draw:enhanced-path="M 0 0 L 21600 0 21600 21600 0 21600 0 0 Z N"/>
          </draw:custom-shape>
        </draw:g>
        <draw:path draw:style-name="gr64" draw:text-style-name="P2" draw:layer="layout" svg:width="6.433cm" svg:height="1.723cm" draw:transform="rotate (0.104894288044859) translate (7.23953787406866cm 2.70589545066823cm)" svg:viewBox="0 0 6434 1724" svg:d="M0 1724c1794-1762 5316-1975 6434-1515">
          <text:p/>
        </draw:path>
        <draw:path draw:style-name="gr64" draw:text-style-name="P2" draw:layer="layout" svg:width="5.309cm" svg:height="1.48cm" draw:transform="rotate (-0.0588175957922099) translate (7.7670723022955cm 3.22132905461045cm)" svg:viewBox="0 0 5310 1481" svg:d="M0 1481c2221-2094 5310-1354 5310-1354">
          <text:p/>
        </draw:path>
        <draw:path draw:style-name="gr64" draw:text-style-name="P2" draw:layer="layout" svg:width="4.942cm" svg:height="1.391cm" draw:transform="rotate (0.711396203112889) translate (8.8872872399324cm 4.63243951372473cm)" svg:viewBox="0 0 4943 1392" svg:d="M0 142c1251-532 4381 554 4943 1250">
          <text:p/>
        </draw:path>
        <draw:path draw:style-name="gr64" draw:text-style-name="P2" draw:layer="layout" svg:width="3.729cm" svg:height="0.889cm" draw:transform="rotate (0.423242343608625) translate (9.19395765854543cm 4.62019637742315cm)" svg:viewBox="0 0 3730 890" svg:d="M0 307c1806-941 3730 583 3730 583">
          <text:p/>
        </draw:path>
        <draw:path draw:style-name="gr64" draw:text-style-name="P2" draw:layer="layout" svg:width="3.361cm" svg:height="0.636cm" draw:transform="rotate (0.939161670498149) translate (11.1456580825373cm 5.12369646058973cm)" svg:viewBox="0 0 3362 637" svg:d="M0 637c1215-913 2889-725 3362-180">
          <text:p/>
        </draw:path>
        <draw:path draw:style-name="gr64" draw:text-style-name="P2" draw:layer="layout" svg:width="1.636cm" svg:height="0.47cm" draw:transform="rotate (1.02223934289308) translate (11.6443988835847cm 5.33157422573256cm)" svg:viewBox="0 0 1637 471" svg:d="M0 323c502-213 1181-675 1637 148">
          <text:p/>
        </draw:path>
        <draw:g>
          <draw:frame draw:style-name="gr130" draw:text-style-name="P33" draw:layer="layout" svg:width="9cm" svg:height="3.28cm" svg:x="1.5cm" svg:y="8.2cm">
            <draw:text-box>
              <text:p><text:span text:style-name="T11">RepRap Firmware connection on Duet NG (WiFi only)</text:span></text:p>
              <text:p><text:span text:style-name="T11">Web interface</text:span></text:p>
            </draw:text-box>
          </draw:frame>
          <draw:frame draw:style-name="gr109" draw:text-style-name="P33" draw:layer="layout" svg:width="7.38cm" svg:height="2.384cm" svg:x="12.744cm" svg:y="6.976cm">
            <draw:text-box>
              <text:p><text:span text:style-name="T11"><text:s text:c="2"/></text:span><text:span text:style-name="T11">Wifi camera</text:span></text:p>
            </draw:text-box>
          </draw:frame>
          <draw:frame draw:style-name="gr131" draw:text-style-name="P23" draw:layer="layout" svg:width="4.5cm" svg:height="0.61cm" svg:x="13.98cm" svg:y="9.881cm">
            <draw:text-box>
              <text:p><text:span text:style-name="T3">License : GFDL 1.2 - CC BY-SA</text:span></text:p>
            </draw:text-box>
          </draw:frame>
          <draw:frame draw:style-name="gr67" draw:text-style-name="P24" draw:layer="layout" svg:width="1.4cm" svg:height="0.619cm" svg:x="17.72cm" svg:y="9.901cm">
            <draw:text-box>
              <text:p><text:span text:style-name="T4">PRZ</text:span></text:p>
            </draw:text-box>
          </draw:frame>
        </draw:g>
        <draw:g>
          <draw:custom-shape draw:style-name="gr105" draw:text-style-name="P11" draw:layer="layout" svg:width="0.761cm" svg:height="0.652cm" draw:transform="skewX (-0.00610865238198014) rotate (1.06360364616534) translate (13.393cm 4.42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302) rotate (1.06360364616534) translate (13.093cm 4.45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 rotate (1.06360364616534) translate (12.763cm 4.50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8) rotate (1.06360364616534) translate (13.707cm 4.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5" draw:text-style-name="P11" draw:layer="layout" svg:width="0.761cm" svg:height="0.652cm" draw:transform="skewX (-0.00610865238198014) rotate (1.06360364616534) translate (13.97cm 3.02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302) rotate (1.06360364616534) translate (13.67cm 3.05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 rotate (1.06360364616534) translate (13.34cm 3.10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8) rotate (1.06360364616534) translate (14.284cm 2.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2" draw:layer="layout" svg:x1="1.2cm" svg:y1="10.34cm" svg:x2="18.46cm" svg:y2="10.34cm">
          <text:p/>
        </draw:line>
        <draw:g>
          <draw:custom-shape draw:style-name="gr69" draw:text-style-name="P14" draw:layer="layout" svg:width="3.37cm" svg:height="2.23cm" svg:x="7.181cm" svg:y="5.9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70" draw:text-style-name="P15" draw:layer="layout" svg:width="3.06cm" svg:height="1.92cm" svg:x="7.281cm" svg:y="6.154cm">
              <text:p/>
              <draw:enhanced-geometry svg:viewBox="0 0 21600 21600" draw:mirror-horizontal="false" draw:mirror-vertical="false" draw:type="rectangle" draw:enhanced-path="M 0 0 L 21600 0 21600 21600 0 21600 0 0 Z N"/>
            </draw:custom-shape>
            <draw:line draw:style-name="gr71" draw:text-style-name="P2" draw:layer="layout" svg:x1="10.321cm" svg:y1="7.974cm" svg:x2="7.301cm" svg:y2="7.974cm">
              <text:p/>
            </draw:line>
            <draw:g>
              <draw:custom-shape draw:style-name="gr39" draw:text-style-name="P11" draw:layer="layout" svg:width="0.791cm" svg:height="0.65cm" svg:x="8.449cm" svg:y="5.4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8.273cm" svg:y="5.1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8.062cm" svg:y="4.90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8.73cm" svg:y="5.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2" draw:text-style-name="P9" draw:layer="layout" svg:width="2.862cm" svg:height="1.613cm" svg:x="7.379cm" svg:y="6.253cm">
              <text:p/>
              <draw:enhanced-geometry svg:viewBox="0 0 21600 21600" draw:type="rectangle" draw:enhanced-path="M 0 0 L 21600 0 21600 21600 0 21600 0 0 Z N"/>
            </draw:custom-shape>
            <draw:g>
              <draw:g>
                <draw:line draw:style-name="gr3" draw:text-style-name="P2" draw:layer="layout" svg:x1="8.588cm" svg:y1="6.821cm" svg:x2="9.531cm" svg:y2="6.821cm">
                  <text:p/>
                </draw:line>
                <draw:custom-shape draw:style-name="gr73" draw:text-style-name="P3" draw:layer="layout" svg:width="1.099cm" svg:height="0.194cm" svg:x="8.615cm" svg:y="7.01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17cm" svg:height="0.158cm" svg:x="9.043cm" svg:y="6.9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1cm" svg:height="0.105cm" svg:x="9.016cm" svg:y="6.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01cm" svg:height="0.118cm" svg:x="8.893cm" svg:y="6.753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9.166cm" svg:y1="6.821cm" svg:x2="9.592cm" svg:y2="6.821cm">
                  <text:p/>
                </draw:line>
                <draw:custom-shape draw:style-name="gr74" draw:text-style-name="P7" draw:layer="layout" svg:width="1.2cm" svg:height="0.679cm" svg:x="8.521cm" svg:y="6.66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5" draw:text-style-name="P2" draw:layer="layout" svg:width="0.96cm" svg:height="0.446cm" svg:x="8.641cm" svg:y="6.781cm">
                  <text:p/>
                  <draw:enhanced-geometry svg:viewBox="0 0 21600 21600" draw:type="rectangle" draw:enhanced-path="M 0 0 L 21600 0 21600 21600 0 21600 0 0 Z N"/>
                </draw:custom-shape>
              </draw:g>
            </draw:g>
            <draw:custom-shape draw:style-name="gr76" draw:text-style-name="P9" draw:layer="layout" svg:width="2.664cm" svg:height="0.09cm" svg:x="7.48cm" svg:y="6.316cm">
              <text:p/>
              <draw:enhanced-geometry svg:viewBox="0 0 21600 21600" draw:type="rectangle" draw:enhanced-path="M 0 0 L 21600 0 21600 21600 0 21600 0 0 Z N"/>
            </draw:custom-shape>
            <draw:custom-shape draw:style-name="gr77" draw:text-style-name="P9" draw:layer="layout" svg:width="0.502cm" svg:height="1.104cm" svg:x="7.48cm" svg:y="6.762cm">
              <text:p/>
              <draw:enhanced-geometry svg:viewBox="0 0 21600 21600" draw:type="rectangle" draw:enhanced-path="M 0 0 L 21600 0 21600 21600 0 21600 0 0 Z N"/>
            </draw:custom-shape>
            <draw:custom-shape draw:style-name="gr78" draw:text-style-name="P9" draw:layer="layout" svg:width="0.94cm" svg:height="0.267cm" svg:x="8.649cm" svg:y="7.296cm">
              <text:p/>
              <draw:enhanced-geometry svg:viewBox="0 0 21600 21600" draw:type="rectangle" draw:enhanced-path="M 0 0 L 21600 0 21600 21600 0 21600 0 0 Z N"/>
            </draw:custom-shape>
            <draw:polyline draw:style-name="gr55" draw:text-style-name="P2" draw:layer="layout" svg:width="0.709cm" svg:height="0.286cm" draw:transform="skewX (-0.309272343453395) rotate (0.402123859659493) translate (8.62633093280265cm 7.45210445036198cm)" svg:viewBox="0 0 710 287" draw:points="0,49 241,0 280,131 410,139 530,254 710,287">
              <text:p/>
            </draw:polyline>
            <draw:custom-shape draw:style-name="gr79" draw:text-style-name="P9" draw:layer="layout" svg:width="0.803cm" svg:height="0.221cm" svg:x="7.48cm" svg:y="6.478cm">
              <text:p/>
              <draw:enhanced-geometry svg:viewBox="0 0 21600 21600" draw:type="rectangle" draw:enhanced-path="M 0 0 L 21600 0 21600 21600 0 21600 0 0 Z N"/>
            </draw:custom-shape>
            <draw:custom-shape draw:style-name="gr80" draw:text-style-name="P9" draw:layer="layout" svg:width="0.606cm" svg:height="0.221cm" svg:x="9.538cm" svg:y="6.478cm">
              <text:p/>
              <draw:enhanced-geometry svg:viewBox="0 0 21600 21600" draw:type="rectangle" draw:enhanced-path="M 0 0 L 21600 0 21600 21600 0 21600 0 0 Z N"/>
            </draw:custom-shape>
            <draw:custom-shape draw:style-name="gr81" draw:text-style-name="P9" draw:layer="layout" svg:width="1.068cm" svg:height="0.221cm" svg:x="8.384cm" svg:y="6.478cm">
              <text:p/>
              <draw:enhanced-geometry svg:viewBox="0 0 21600 21600" draw:type="rectangle" draw:enhanced-path="M 0 0 L 21600 0 21600 21600 0 21600 0 0 Z N"/>
            </draw:custom-shape>
            <draw:custom-shape draw:style-name="gr61" draw:text-style-name="P9" draw:layer="layout" svg:width="0.454cm" svg:height="0.223cm" svg:x="8.083cm" svg:y="6.762cm">
              <text:p/>
              <draw:enhanced-geometry svg:viewBox="0 0 21600 21600" draw:type="rectangle" draw:enhanced-path="M 0 0 L 21600 0 21600 21600 0 21600 0 0 Z N"/>
            </draw:custom-shape>
            <draw:custom-shape draw:style-name="gr61" draw:text-style-name="P9" draw:layer="layout" svg:width="0.454cm" svg:height="0.269cm" svg:x="8.083cm" svg:y="7.044cm">
              <text:p/>
              <draw:enhanced-geometry svg:viewBox="0 0 21600 21600" draw:type="rectangle" draw:enhanced-path="M 0 0 L 21600 0 21600 21600 0 21600 0 0 Z N"/>
            </draw:custom-shape>
            <draw:custom-shape draw:style-name="gr61" draw:text-style-name="P9" draw:layer="layout" svg:width="0.429cm" svg:height="0.135cm" svg:x="9.715cm" svg:y="6.77cm">
              <text:p/>
              <draw:enhanced-geometry svg:viewBox="0 0 21600 21600" draw:type="rectangle" draw:enhanced-path="M 0 0 L 21600 0 21600 21600 0 21600 0 0 Z N"/>
            </draw:custom-shape>
            <draw:custom-shape draw:style-name="gr61" draw:text-style-name="P9" draw:layer="layout" svg:width="0.429cm" svg:height="0.181cm" svg:x="9.715cm" svg:y="6.974cm">
              <text:p/>
              <draw:enhanced-geometry svg:viewBox="0 0 21600 21600" draw:type="rectangle" draw:enhanced-path="M 0 0 L 21600 0 21600 21600 0 21600 0 0 Z N"/>
            </draw:custom-shape>
            <draw:custom-shape draw:style-name="gr78" draw:text-style-name="P9" draw:layer="layout" svg:width="0.94cm" svg:height="0.225cm" svg:x="8.649cm" svg:y="7.641cm">
              <text:p/>
              <draw:enhanced-geometry svg:viewBox="0 0 21600 21600" draw:type="rectangle" draw:enhanced-path="M 0 0 L 21600 0 21600 21600 0 21600 0 0 Z N"/>
            </draw:custom-shape>
          </draw:g>
        </draw:g>
        <draw:g>
          <draw:custom-shape draw:style-name="gr1" draw:text-style-name="P1" draw:layer="layout" svg:width="1.4cm" svg:height="2.52cm" svg:x="11.182cm" svg:y="6.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11.167cm" svg:y1="9.034cm" svg:x2="12.469cm" svg:y2="9.034cm">
            <text:p/>
          </draw:line>
          <draw:g>
            <draw:line draw:style-name="gr3" draw:text-style-name="P2" draw:layer="layout" svg:x1="11.561cm" svg:y1="7.475cm" svg:x2="12.32cm" svg:y2="7.475cm">
              <text:p/>
            </draw:line>
            <draw:custom-shape draw:style-name="gr4" draw:text-style-name="P3" draw:layer="layout" svg:width="0.879cm" svg:height="0.202cm" svg:x="11.586cm" svg:y="7.6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3cm" svg:height="0.171cm" svg:x="11.927cm" svg:y="7.5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6cm" svg:height="0.111cm" svg:x="11.906cm" svg:y="7.4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2cm" svg:height="0.135cm" svg:x="11.809cm" svg:y="7.39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2.026cm" svg:y1="7.475cm" svg:x2="12.369cm" svg:y2="7.475cm">
              <text:p/>
            </draw:line>
            <draw:custom-shape draw:style-name="gr8" draw:text-style-name="P7" draw:layer="layout" svg:width="1.012cm" svg:height="0.717cm" svg:x="11.477cm" svg:y="7.3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2" draw:layer="layout" svg:width="0.738cm" svg:height="0.475cm" svg:x="11.61cm" svg:y="7.43cm">
              <text:p/>
              <draw:enhanced-geometry svg:viewBox="0 0 21600 21600" draw:mirror-horizontal="false" draw:mirror-vertical="false" draw:type="rectangle" draw:enhanced-path="M 0 0 L 21600 0 21600 21600 0 21600 0 0 Z N"/>
            </draw:custom-shape>
          </draw:g>
          <draw:custom-shape draw:style-name="gr10" draw:text-style-name="P8" draw:layer="layout" svg:width="1.36cm" svg:height="2.44cm" svg:x="11.127cm" svg:y="6.7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9" draw:layer="layout" svg:width="1.134cm" svg:height="0.109cm" svg:x="11.237cm" svg:y="7.019cm">
              <text:p/>
              <draw:enhanced-geometry svg:viewBox="0 0 21600 21600" draw:type="rectangle" draw:enhanced-path="M 0 0 L 21600 0 21600 21600 0 21600 0 0 Z N"/>
            </draw:custom-shape>
            <draw:custom-shape draw:style-name="gr12" draw:text-style-name="P9" draw:layer="layout" svg:width="0.774cm" svg:height="0.419cm" svg:x="11.597cm" svg:y="8.441cm">
              <text:p/>
              <draw:enhanced-geometry svg:viewBox="0 0 21600 21600" draw:type="rectangle" draw:enhanced-path="M 0 0 L 21600 0 21600 21600 0 21600 0 0 Z N"/>
            </draw:custom-shape>
            <draw:g>
              <draw:g>
                <draw:line draw:style-name="gr3" draw:text-style-name="P2" draw:layer="layout" svg:x1="11.555cm" svg:y1="7.598cm" svg:x2="12.318cm" svg:y2="7.598cm">
                  <text:p/>
                </draw:line>
                <draw:custom-shape draw:style-name="gr13" draw:text-style-name="P3" draw:layer="layout" svg:width="0.889cm" svg:height="0.19cm" svg:x="11.577cm" svg:y="7.78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4cm" svg:height="0.155cm" svg:x="11.924cm" svg:y="7.7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8cm" svg:height="0.101cm" svg:x="11.901cm" svg:y="7.61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4cm" svg:height="0.114cm" svg:x="11.802cm" svg:y="7.53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2.023cm" svg:y1="7.598cm" svg:x2="12.367cm" svg:y2="7.598cm">
                  <text:p/>
                </draw:line>
                <draw:custom-shape draw:style-name="gr14" draw:text-style-name="P7" draw:layer="layout" svg:width="0.97cm" svg:height="0.663cm" svg:x="11.501cm" svg:y="7.44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2" draw:layer="layout" svg:width="0.775cm" svg:height="0.436cm" svg:x="11.599cm" svg:y="7.559cm">
                  <text:p/>
                  <draw:enhanced-geometry svg:viewBox="0 0 21600 21600" draw:mirror-horizontal="false" draw:mirror-vertical="false" draw:type="rectangle" draw:enhanced-path="M 0 0 L 21600 0 21600 21600 0 21600 0 0 Z N"/>
                </draw:custom-shape>
              </draw:g>
            </draw:g>
            <draw:custom-shape draw:style-name="gr16" draw:text-style-name="P9" draw:layer="layout" svg:width="0.774cm" svg:height="0.299cm" svg:x="11.597cm" svg:y="7.189cm">
              <text:p/>
              <draw:enhanced-geometry svg:viewBox="0 0 21600 21600" draw:type="rectangle" draw:enhanced-path="M 0 0 L 21600 0 21600 21600 0 21600 0 0 Z N"/>
            </draw:custom-shape>
            <draw:custom-shape draw:style-name="gr17" draw:text-style-name="P9" draw:layer="layout" svg:width="0.299cm" svg:height="0.299cm" svg:x="11.237cm" svg:y="7.189cm">
              <text:p/>
              <draw:enhanced-geometry svg:viewBox="0 0 21600 21600" draw:type="rectangle" draw:enhanced-path="M 0 0 L 21600 0 21600 21600 0 21600 0 0 Z N"/>
            </draw:custom-shape>
            <draw:custom-shape draw:style-name="gr18" draw:text-style-name="P9" draw:layer="layout" svg:width="0.3cm" svg:height="1.31cm" svg:x="11.236cm" svg:y="7.554cm">
              <text:p/>
              <draw:enhanced-geometry svg:viewBox="0 0 21600 21600" draw:mirror-horizontal="false" draw:mirror-vertical="false" draw:type="rectangle" draw:enhanced-path="M 0 0 L 21600 0 21600 21600 0 21600 0 0 Z N"/>
            </draw:custom-shape>
            <draw:custom-shape draw:style-name="gr19" draw:text-style-name="P9" draw:layer="layout" svg:width="0.77cm" svg:height="0.32cm" svg:x="11.597cm" svg:y="8.057cm">
              <text:p/>
              <draw:enhanced-geometry svg:viewBox="0 0 21600 21600" draw:mirror-horizontal="false" draw:mirror-vertical="false" draw:type="rectangle" draw:enhanced-path="M 0 0 L 21600 0 21600 21600 0 21600 0 0 Z N"/>
            </draw:custom-shape>
            <draw:custom-shape draw:style-name="gr20" draw:text-style-name="P10" draw:layer="layout" svg:width="0.1cm" svg:height="0.97cm" svg:x="12.431cm" svg:y="7.207cm">
              <text:p/>
              <draw:enhanced-geometry svg:viewBox="0 0 21600 21600" draw:mirror-horizontal="false" draw:mirror-vertical="false" draw:type="rectangle" draw:enhanced-path="M 0 0 L 21600 0 21600 21600 0 21600 0 0 Z N"/>
            </draw:custom-shape>
          </draw:g>
          <draw:g>
            <draw:custom-shape draw:style-name="gr21" draw:text-style-name="P11" draw:layer="layout" svg:width="0.796cm" svg:height="0.653cm" svg:x="11.433cm" svg:y="6.18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1.168cm" svg:height="0.971cm" svg:x="11.256cm" svg:y="5.93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3" draw:text-style-name="P11" draw:layer="layout" svg:width="1.6cm" svg:height="1.4cm" svg:x="11.044cm" svg:y="5.67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1cm" svg:height="0.21cm" svg:x="11.716cm" svg:y="6.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1.3cm" svg:height="0.25cm" svg:x="11.162cm" svg:y="8.934cm">
            <text:p/>
            <draw:enhanced-geometry svg:viewBox="0 0 21600 21600" draw:type="rectangle" draw:enhanced-path="M 0 0 L 21600 0 21600 21600 0 21600 0 0 Z N"/>
          </draw:custom-shape>
          <draw:custom-shape draw:style-name="gr25" draw:text-style-name="P10" draw:layer="layout" svg:width="1.3cm" svg:height="0.15cm" svg:x="11.162cm" svg:y="6.814cm">
            <text:p/>
            <draw:enhanced-geometry svg:viewBox="0 0 21600 21600" draw:type="rectangle" draw:enhanced-path="M 0 0 L 21600 0 21600 21600 0 21600 0 0 Z N"/>
          </draw:custom-shape>
        </draw:g>
      </draw:page>
      <draw:page draw:name="page5" draw:style-name="dp1" draw:master-page-name="Standard">
        <draw:g>
          <draw:custom-shape draw:style-name="gr26" draw:text-style-name="P13" draw:layer="layout" svg:width="4.4cm" svg:height="1.5cm" svg:x="2.108cm" svg:y="4.666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3cm" svg:y="1.348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8cm" svg:y="6.37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8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6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5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2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4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7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2cm" svg:y="6.7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9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2cm" svg:y="6.7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8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5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3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4cm" svg:y="6.6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8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1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5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3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3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4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41cm" svg:y="6.409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6cm" svg:y="6.6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6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02cm" svg:y="6.409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2cm" svg:y="5.382cm">
            <text:p/>
            <draw:enhanced-geometry svg:viewBox="0 0 21600 21600" draw:type="rectangle" draw:enhanced-path="M 0 0 L 21600 0 21600 21600 0 21600 0 0 Z N"/>
          </draw:custom-shape>
          <draw:custom-shape draw:style-name="gr33" draw:text-style-name="P18" draw:layer="layout" svg:width="0.2cm" svg:height="0.1cm" svg:x="5.582cm" svg:y="5.582cm">
            <text:p/>
            <draw:enhanced-geometry svg:viewBox="0 0 21600 21600" draw:type="rectangle" draw:enhanced-path="M 0 0 L 21600 0 21600 21600 0 21600 0 0 Z N"/>
          </draw:custom-shape>
        </draw:g>
        <draw:g>
          <draw:custom-shape draw:style-name="gr36" draw:text-style-name="P3" draw:layer="layout" svg:width="3.6cm" svg:height="1.09cm" svg:x="7.76cm" svg:y="3.08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19" draw:layer="layout" svg:width="0.372cm" svg:height="0.225cm" svg:x="7.929cm" svg:y="3.778cm">
            <text:p/>
            <draw:enhanced-geometry svg:viewBox="0 0 21600 21600" draw:mirror-horizontal="false" draw:mirror-vertical="false" draw:type="rectangle" draw:enhanced-path="M 0 0 L 21600 0 21600 21600 0 21600 0 0 Z N"/>
          </draw:custom-shape>
          <draw:custom-shape draw:style-name="gr37" draw:text-style-name="P19" draw:layer="layout" svg:width="0.374cm" svg:height="0.225cm" svg:x="8.524cm" svg:y="3.778cm">
            <text:p/>
            <draw:enhanced-geometry svg:viewBox="0 0 21600 21600" draw:type="rectangle" draw:enhanced-path="M 0 0 L 21600 0 21600 21600 0 21600 0 0 Z N"/>
          </draw:custom-shape>
          <draw:custom-shape draw:style-name="gr37" draw:text-style-name="P19" draw:layer="layout" svg:width="0.373cm" svg:height="0.225cm" svg:x="9.121cm" svg:y="3.778cm">
            <text:p/>
            <draw:enhanced-geometry svg:viewBox="0 0 21600 21600" draw:type="rectangle" draw:enhanced-path="M 0 0 L 21600 0 21600 21600 0 21600 0 0 Z N"/>
          </draw:custom-shape>
          <draw:custom-shape draw:style-name="gr37" draw:text-style-name="P19" draw:layer="layout" svg:width="0.372cm" svg:height="0.225cm" svg:x="9.719cm" svg:y="3.778cm">
            <text:p/>
            <draw:enhanced-geometry svg:viewBox="0 0 21600 21600" draw:type="rectangle" draw:enhanced-path="M 0 0 L 21600 0 21600 21600 0 21600 0 0 Z N"/>
          </draw:custom-shape>
          <draw:custom-shape draw:style-name="gr37" draw:text-style-name="P19" draw:layer="layout" svg:width="0.37cm" svg:height="0.225cm" svg:x="10.316cm" svg:y="3.778cm">
            <text:p/>
            <draw:enhanced-geometry svg:viewBox="0 0 21600 21600" draw:type="rectangle" draw:enhanced-path="M 0 0 L 21600 0 21600 21600 0 21600 0 0 Z N"/>
          </draw:custom-shape>
          <draw:custom-shape draw:style-name="gr38" draw:text-style-name="P3" draw:layer="layout" svg:width="0.296cm" svg:height="0.223cm" svg:x="7.929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9cm" svg:height="0.223cm" svg:x="9.123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8cm" svg:height="0.223cm" svg:x="9.721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6cm" svg:height="0.223cm" svg:x="8.53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6cm" svg:height="0.223cm" svg:x="10.331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1.788cm" svg:height="0.766cm" draw:transform="skewX (0.24015730507442) rotate (-2.02283660306143) translate (9.22cm 4.02cm)" svg:viewBox="0 0 1789 767" svg:d="M0 0c1197 206 2102 1264 1687 483">
          <text:p/>
        </draw:path>
        <draw:path draw:style-name="gr34" draw:text-style-name="P2" draw:layer="layout" svg:width="0.798cm" svg:height="0.979cm" draw:transform="skewX (0.697608102022133) rotate (-1.84289315718081) translate (10.66cm 4.6cm)" svg:viewBox="0 0 799 980" svg:d="M454 946c750 187 127-426-454-946">
          <text:p/>
        </draw:path>
        <draw:path draw:style-name="gr34" draw:text-style-name="P2" draw:layer="layout" svg:width="2.476cm" svg:height="1.371cm" draw:transform="skewX (-0.00279252680319094) rotate (-0.0682423737529787) translate (10.7297350588564cm 3.23090756877812cm)" svg:viewBox="0 0 2477 1372" svg:d="M0 1372c1300-49 1742-1563 2477-1352">
          <text:p/>
        </draw:path>
        <draw:frame draw:style-name="gr65" draw:text-style-name="P21" draw:layer="layout" svg:width="6.92cm" svg:height="3.095cm" svg:x="6.66cm" svg:y="1.065cm">
          <draw:text-box>
            <text:p><text:span text:style-name="T1">RepRap Firmware </text:span></text:p>
            <text:p><text:span text:style-name="T1">Running multiple printers with <text:s/>Web interface</text:span></text:p>
          </draw:text-box>
        </draw:frame>
        <draw:frame draw:style-name="gr67" draw:text-style-name="P34" draw:layer="layout" svg:width="4.92cm" svg:height="0.619cm" svg:x="12.488cm" svg:y="9.196cm">
          <draw:text-box>
            <text:p><text:span text:style-name="T12">License : GFDL 1.2 - CC BY-SA</text:span></text:p>
          </draw:text-box>
        </draw:frame>
        <draw:frame draw:style-name="gr131" draw:text-style-name="P35" draw:layer="layout" svg:width="0.9cm" svg:height="0.61cm" svg:x="17.108cm" svg:y="9.256cm">
          <draw:text-box>
            <text:p><text:span text:style-name="T13">PRZ</text:span></text:p>
          </draw:text-box>
        </draw:frame>
        <draw:g>
          <draw:custom-shape draw:style-name="gr84" draw:text-style-name="P3" draw:layer="layout" svg:width="4.547cm" svg:height="4.471cm" svg:x="7.351cm" svg:y="4.907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7.872cm" svg:y1="6.845cm" svg:x2="10.183cm" svg:y2="6.845cm">
            <text:p/>
          </draw:line>
          <draw:custom-shape draw:style-name="gr85" draw:text-style-name="P3" draw:layer="layout" svg:width="2.682cm" svg:height="0.822cm" svg:x="7.948cm" svg:y="7.66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2" draw:text-style-name="P36" draw:layer="layout" svg:width="1.1cm" svg:height="0.7cm" svg:x="8.66cm" svg:y="7.39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5" draw:layer="layout" svg:width="0.149cm" svg:height="0.446cm" svg:x="8.916cm" svg:y="6.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8.617cm" svg:y="6.547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9.289cm" svg:y1="6.845cm" svg:x2="10.333cm" svg:y2="6.845cm">
            <text:p/>
          </draw:line>
          <draw:g>
            <draw:custom-shape draw:style-name="gr37" draw:text-style-name="P19" draw:layer="layout" svg:width="0.295cm" svg:height="0.446cm" draw:transform="skewX (-0.0045378560551853) rotate (1.17774817924577) translate (7.747cm 7.161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7.551cm 7.27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7.351cm" svg:y="5.9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133" draw:text-style-name="P9" draw:layer="layout" svg:width="2.82cm" svg:height="2.421cm" svg:x="3.36cm" svg:y="2.259cm">
            <text:p/>
            <draw:enhanced-geometry svg:viewBox="0 0 21600 21600" draw:mirror-horizontal="false" draw:mirror-vertical="false" draw:type="rectangle" draw:enhanced-path="M 0 0 L 21600 0 21600 21600 0 21600 0 0 Z N"/>
          </draw:custom-shape>
          <draw:g>
            <draw:g>
              <draw:line draw:style-name="gr3" draw:text-style-name="P2" draw:layer="layout" svg:x1="4.543cm" svg:y1="3.099cm" svg:x2="5.56cm" svg:y2="3.099cm">
                <text:p/>
              </draw:line>
              <draw:custom-shape draw:style-name="gr73" draw:text-style-name="P3" draw:layer="layout" svg:width="1.183cm" svg:height="0.293cm" svg:x="4.573cm" svg:y="3.393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4" draw:text-style-name="P36" draw:layer="layout" svg:width="0.36cm" svg:height="0.24cm" svg:x="4.916cm" svg:y="3.29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5" draw:layer="layout" svg:width="0.067cm" svg:height="0.163cm" svg:x="5.002cm" svg:y="3.1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26cm" svg:height="0.186cm" svg:x="4.873cm" svg:y="2.994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5.166cm" svg:y1="3.099cm" svg:x2="5.625cm" svg:y2="3.099cm">
                <text:p/>
              </draw:line>
              <draw:custom-shape draw:style-name="gr135" draw:text-style-name="P7" draw:layer="layout" svg:width="1.357cm" svg:height="1.026cm" svg:x="4.431cm" svg:y="2.8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6" draw:text-style-name="P2" draw:layer="layout" svg:width="0.975cm" svg:height="0.68cm" svg:x="4.615cm" svg:y="3.033cm">
                <text:p/>
                <draw:enhanced-geometry svg:viewBox="0 0 21600 21600" draw:type="rectangle" draw:enhanced-path="M 0 0 L 21600 0 21600 21600 0 21600 0 0 Z N"/>
              </draw:custom-shape>
            </draw:g>
          </draw:g>
          <draw:custom-shape draw:style-name="gr137" draw:text-style-name="P37" draw:layer="layout" svg:width="2.66cm" svg:height="0.134cm" svg:x="3.442cm" svg:y="2.354cm">
            <text:p/>
            <draw:enhanced-geometry svg:viewBox="0 0 21600 21600" draw:type="rectangle" draw:enhanced-path="M 0 0 L 21600 0 21600 21600 0 21600 0 0 Z N"/>
          </draw:custom-shape>
          <draw:custom-shape draw:style-name="gr138" draw:text-style-name="P9" draw:layer="layout" svg:width="0.523cm" svg:height="1.659cm" svg:x="3.442cm" svg:y="3.021cm">
            <text:p/>
            <draw:enhanced-geometry svg:viewBox="0 0 21600 21600" draw:type="rectangle" draw:enhanced-path="M 0 0 L 21600 0 21600 21600 0 21600 0 0 Z N"/>
          </draw:custom-shape>
          <draw:custom-shape draw:style-name="gr139" draw:text-style-name="P9" draw:layer="layout" svg:width="0.979cm" svg:height="0.405cm" svg:x="4.613cm" svg:y="3.818cm">
            <text:p/>
            <draw:enhanced-geometry svg:viewBox="0 0 21600 21600" draw:type="rectangle" draw:enhanced-path="M 0 0 L 21600 0 21600 21600 0 21600 0 0 Z N"/>
          </draw:custom-shape>
          <draw:polyline draw:style-name="gr55" draw:text-style-name="P2" draw:layer="layout" svg:width="0.799cm" svg:height="0.401cm" draw:transform="skewX (0.0249582083035188) rotate (0.555712833834994) translate (4.59177910121157cm 4.0552846257662cm)" svg:viewBox="0 0 800 402" draw:points="0,69 271,0 315,184 463,195 597,355 800,402">
            <text:p/>
          </draw:polyline>
          <draw:custom-shape draw:style-name="gr140" draw:text-style-name="P9" draw:layer="layout" svg:width="0.836cm" svg:height="0.334cm" svg:x="3.442cm" svg:y="2.595cm">
            <text:p/>
            <draw:enhanced-geometry svg:viewBox="0 0 21600 21600" draw:type="rectangle" draw:enhanced-path="M 0 0 L 21600 0 21600 21600 0 21600 0 0 Z N"/>
          </draw:custom-shape>
          <draw:custom-shape draw:style-name="gr141" draw:text-style-name="P9" draw:layer="layout" svg:width="0.556cm" svg:height="0.334cm" svg:x="5.546cm" svg:y="2.595cm">
            <text:p/>
            <draw:enhanced-geometry svg:viewBox="0 0 21600 21600" draw:type="rectangle" draw:enhanced-path="M 0 0 L 21600 0 21600 21600 0 21600 0 0 Z N"/>
          </draw:custom-shape>
          <draw:custom-shape draw:style-name="gr142" draw:text-style-name="P9" draw:layer="layout" svg:width="1.11cm" svg:height="0.334cm" svg:x="4.359cm" svg:y="2.595cm">
            <text:p/>
            <draw:enhanced-geometry svg:viewBox="0 0 21600 21600" draw:type="rectangle" draw:enhanced-path="M 0 0 L 21600 0 21600 21600 0 21600 0 0 Z N"/>
          </draw:custom-shape>
          <draw:custom-shape draw:style-name="gr143" draw:text-style-name="P9" draw:layer="layout" svg:width="0.469cm" svg:height="0.335cm" svg:x="4.065cm" svg:y="3.027cm">
            <text:p/>
            <draw:enhanced-geometry svg:viewBox="0 0 21600 21600" draw:type="rectangle" draw:enhanced-path="M 0 0 L 21600 0 21600 21600 0 21600 0 0 Z N"/>
          </draw:custom-shape>
          <draw:custom-shape draw:style-name="gr144" draw:text-style-name="P9" draw:layer="layout" svg:width="0.469cm" svg:height="0.403cm" svg:x="4.065cm" svg:y="3.455cm">
            <text:p/>
            <draw:enhanced-geometry svg:viewBox="0 0 21600 21600" draw:type="rectangle" draw:enhanced-path="M 0 0 L 21600 0 21600 21600 0 21600 0 0 Z N"/>
          </draw:custom-shape>
          <draw:custom-shape draw:style-name="gr61" draw:text-style-name="P9" draw:layer="layout" svg:width="0.424cm" svg:height="0.199cm" svg:x="5.678cm" svg:y="3.045cm">
            <text:p/>
            <draw:enhanced-geometry svg:viewBox="0 0 21600 21600" draw:type="rectangle" draw:enhanced-path="M 0 0 L 21600 0 21600 21600 0 21600 0 0 Z N"/>
          </draw:custom-shape>
          <draw:custom-shape draw:style-name="gr61" draw:text-style-name="P9" draw:layer="layout" svg:width="0.425cm" svg:height="0.268cm" svg:x="5.677cm" svg:y="3.342cm">
            <text:p/>
            <draw:enhanced-geometry svg:viewBox="0 0 21600 21600" draw:type="rectangle" draw:enhanced-path="M 0 0 L 21600 0 21600 21600 0 21600 0 0 Z N"/>
          </draw:custom-shape>
          <draw:custom-shape draw:style-name="gr145" draw:text-style-name="P9" draw:layer="layout" svg:width="0.979cm" svg:height="0.337cm" svg:x="4.613cm" svg:y="4.343cm">
            <text:p/>
            <draw:enhanced-geometry svg:viewBox="0 0 21600 21600" draw:type="rectangle" draw:enhanced-path="M 0 0 L 21600 0 21600 21600 0 21600 0 0 Z N"/>
          </draw:custom-shape>
          <draw:custom-shape draw:style-name="gr146" draw:text-style-name="P37" draw:layer="layout" svg:width="1.1cm" svg:height="0.105cm" svg:x="4.366cm" svg:y="2.601cm">
            <text:p/>
            <draw:enhanced-geometry svg:viewBox="0 0 21600 21600" draw:type="rectangle" draw:enhanced-path="M 0 0 L 21600 0 21600 21600 0 21600 0 0 Z N"/>
          </draw:custom-shape>
          <draw:custom-shape draw:style-name="gr147" draw:text-style-name="P37" draw:layer="layout" svg:width="0.56cm" svg:height="0.105cm" svg:x="5.546cm" svg:y="2.601cm">
            <text:p/>
            <draw:enhanced-geometry svg:viewBox="0 0 21600 21600" draw:type="rectangle" draw:enhanced-path="M 0 0 L 21600 0 21600 21600 0 21600 0 0 Z N"/>
          </draw:custom-shape>
          <draw:custom-shape draw:style-name="gr148" draw:text-style-name="P38" draw:layer="layout" svg:width="0.82cm" svg:height="0.105cm" svg:x="3.446cm" svg:y="2.601cm">
            <text:p/>
            <draw:enhanced-geometry svg:viewBox="0 0 21600 21600" draw:type="rectangle" draw:enhanced-path="M 0 0 L 21600 0 21600 21600 0 21600 0 0 Z N"/>
          </draw:custom-shape>
        </draw:g>
        <draw:g>
          <draw:custom-shape draw:style-name="gr133" draw:text-style-name="P9" draw:layer="layout" svg:width="2.82cm" svg:height="2.421cm" svg:x="2.132cm" svg:y="1.71cm">
            <text:p/>
            <draw:enhanced-geometry svg:viewBox="0 0 21600 21600" draw:mirror-horizontal="false" draw:mirror-vertical="false" draw:type="rectangle" draw:enhanced-path="M 0 0 L 21600 0 21600 21600 0 21600 0 0 Z N"/>
          </draw:custom-shape>
          <draw:g>
            <draw:g>
              <draw:line draw:style-name="gr3" draw:text-style-name="P2" draw:layer="layout" svg:x1="3.315cm" svg:y1="2.55cm" svg:x2="4.332cm" svg:y2="2.55cm">
                <text:p/>
              </draw:line>
              <draw:custom-shape draw:style-name="gr73" draw:text-style-name="P3" draw:layer="layout" svg:width="1.183cm" svg:height="0.293cm" svg:x="3.345cm" svg:y="2.84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9" draw:text-style-name="P4" draw:layer="layout" svg:width="0.232cm" svg:height="0.241cm" svg:x="3.807cm" svg:y="2.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7cm" svg:height="0.163cm" svg:x="3.774cm" svg:y="2.5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26cm" svg:height="0.186cm" svg:x="3.645cm" svg:y="2.445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3.938cm" svg:y1="2.55cm" svg:x2="4.397cm" svg:y2="2.55cm">
                <text:p/>
              </draw:line>
              <draw:custom-shape draw:style-name="gr135" draw:text-style-name="P7" draw:layer="layout" svg:width="1.357cm" svg:height="1.026cm" svg:x="3.203cm" svg:y="2.31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6" draw:text-style-name="P2" draw:layer="layout" svg:width="0.975cm" svg:height="0.68cm" svg:x="3.387cm" svg:y="2.484cm">
                <text:p/>
                <draw:enhanced-geometry svg:viewBox="0 0 21600 21600" draw:type="rectangle" draw:enhanced-path="M 0 0 L 21600 0 21600 21600 0 21600 0 0 Z N"/>
              </draw:custom-shape>
            </draw:g>
          </draw:g>
          <draw:custom-shape draw:style-name="gr150" draw:text-style-name="P39" draw:layer="layout" svg:width="2.66cm" svg:height="0.134cm" svg:x="2.214cm" svg:y="1.805cm">
            <text:p/>
            <draw:enhanced-geometry svg:viewBox="0 0 21600 21600" draw:type="rectangle" draw:enhanced-path="M 0 0 L 21600 0 21600 21600 0 21600 0 0 Z N"/>
          </draw:custom-shape>
          <draw:custom-shape draw:style-name="gr138" draw:text-style-name="P9" draw:layer="layout" svg:width="0.523cm" svg:height="1.659cm" svg:x="2.214cm" svg:y="2.472cm">
            <text:p/>
            <draw:enhanced-geometry svg:viewBox="0 0 21600 21600" draw:type="rectangle" draw:enhanced-path="M 0 0 L 21600 0 21600 21600 0 21600 0 0 Z N"/>
          </draw:custom-shape>
          <draw:custom-shape draw:style-name="gr139" draw:text-style-name="P9" draw:layer="layout" svg:width="0.979cm" svg:height="0.405cm" svg:x="3.385cm" svg:y="3.269cm">
            <text:p/>
            <draw:enhanced-geometry svg:viewBox="0 0 21600 21600" draw:type="rectangle" draw:enhanced-path="M 0 0 L 21600 0 21600 21600 0 21600 0 0 Z N"/>
          </draw:custom-shape>
          <draw:polyline draw:style-name="gr55" draw:text-style-name="P2" draw:layer="layout" svg:width="0.799cm" svg:height="0.401cm" draw:transform="skewX (0.0249582083035188) rotate (0.555712833834994) translate (3.36377910121157cm 3.5062846257662cm)" svg:viewBox="0 0 800 402" draw:points="0,69 271,0 315,184 463,195 597,355 800,402">
            <text:p/>
          </draw:polyline>
          <draw:custom-shape draw:style-name="gr140" draw:text-style-name="P9" draw:layer="layout" svg:width="0.836cm" svg:height="0.334cm" svg:x="2.214cm" svg:y="2.046cm">
            <text:p/>
            <draw:enhanced-geometry svg:viewBox="0 0 21600 21600" draw:type="rectangle" draw:enhanced-path="M 0 0 L 21600 0 21600 21600 0 21600 0 0 Z N"/>
          </draw:custom-shape>
          <draw:custom-shape draw:style-name="gr141" draw:text-style-name="P9" draw:layer="layout" svg:width="0.556cm" svg:height="0.334cm" svg:x="4.318cm" svg:y="2.046cm">
            <text:p/>
            <draw:enhanced-geometry svg:viewBox="0 0 21600 21600" draw:type="rectangle" draw:enhanced-path="M 0 0 L 21600 0 21600 21600 0 21600 0 0 Z N"/>
          </draw:custom-shape>
          <draw:custom-shape draw:style-name="gr142" draw:text-style-name="P9" draw:layer="layout" svg:width="1.11cm" svg:height="0.334cm" svg:x="3.131cm" svg:y="2.046cm">
            <text:p/>
            <draw:enhanced-geometry svg:viewBox="0 0 21600 21600" draw:type="rectangle" draw:enhanced-path="M 0 0 L 21600 0 21600 21600 0 21600 0 0 Z N"/>
          </draw:custom-shape>
          <draw:custom-shape draw:style-name="gr143" draw:text-style-name="P9" draw:layer="layout" svg:width="0.469cm" svg:height="0.335cm" svg:x="2.837cm" svg:y="2.478cm">
            <text:p/>
            <draw:enhanced-geometry svg:viewBox="0 0 21600 21600" draw:type="rectangle" draw:enhanced-path="M 0 0 L 21600 0 21600 21600 0 21600 0 0 Z N"/>
          </draw:custom-shape>
          <draw:custom-shape draw:style-name="gr144" draw:text-style-name="P9" draw:layer="layout" svg:width="0.469cm" svg:height="0.403cm" svg:x="2.837cm" svg:y="2.906cm">
            <text:p/>
            <draw:enhanced-geometry svg:viewBox="0 0 21600 21600" draw:type="rectangle" draw:enhanced-path="M 0 0 L 21600 0 21600 21600 0 21600 0 0 Z N"/>
          </draw:custom-shape>
          <draw:custom-shape draw:style-name="gr61" draw:text-style-name="P9" draw:layer="layout" svg:width="0.424cm" svg:height="0.199cm" svg:x="4.45cm" svg:y="2.496cm">
            <text:p/>
            <draw:enhanced-geometry svg:viewBox="0 0 21600 21600" draw:type="rectangle" draw:enhanced-path="M 0 0 L 21600 0 21600 21600 0 21600 0 0 Z N"/>
          </draw:custom-shape>
          <draw:custom-shape draw:style-name="gr61" draw:text-style-name="P9" draw:layer="layout" svg:width="0.425cm" svg:height="0.268cm" svg:x="4.449cm" svg:y="2.793cm">
            <text:p/>
            <draw:enhanced-geometry svg:viewBox="0 0 21600 21600" draw:type="rectangle" draw:enhanced-path="M 0 0 L 21600 0 21600 21600 0 21600 0 0 Z N"/>
          </draw:custom-shape>
          <draw:custom-shape draw:style-name="gr145" draw:text-style-name="P9" draw:layer="layout" svg:width="0.979cm" svg:height="0.337cm" svg:x="3.385cm" svg:y="3.794cm">
            <text:p/>
            <draw:enhanced-geometry svg:viewBox="0 0 21600 21600" draw:type="rectangle" draw:enhanced-path="M 0 0 L 21600 0 21600 21600 0 21600 0 0 Z N"/>
          </draw:custom-shape>
          <draw:custom-shape draw:style-name="gr151" draw:text-style-name="P39" draw:layer="layout" svg:width="1.1cm" svg:height="0.105cm" svg:x="3.136cm" svg:y="2.046cm">
            <text:p/>
            <draw:enhanced-geometry svg:viewBox="0 0 21600 21600" draw:type="rectangle" draw:enhanced-path="M 0 0 L 21600 0 21600 21600 0 21600 0 0 Z N"/>
          </draw:custom-shape>
          <draw:custom-shape draw:style-name="gr152" draw:text-style-name="P39" draw:layer="layout" svg:width="0.56cm" svg:height="0.105cm" svg:x="4.316cm" svg:y="2.046cm">
            <text:p/>
            <draw:enhanced-geometry svg:viewBox="0 0 21600 21600" draw:type="rectangle" draw:enhanced-path="M 0 0 L 21600 0 21600 21600 0 21600 0 0 Z N"/>
          </draw:custom-shape>
          <draw:custom-shape draw:style-name="gr153" draw:text-style-name="P39" draw:layer="layout" svg:width="0.82cm" svg:height="0.105cm" svg:x="2.216cm" svg:y="2.046cm">
            <text:p/>
            <draw:enhanced-geometry svg:viewBox="0 0 21600 21600" draw:type="rectangle" draw:enhanced-path="M 0 0 L 21600 0 21600 21600 0 21600 0 0 Z N"/>
          </draw:custom-shape>
        </draw:g>
        <draw:frame draw:style-name="gr154" draw:text-style-name="P40" draw:layer="layout" svg:width="7.74cm" svg:height="2.52cm" svg:x="12.04cm" svg:y="6.24cm">
          <draw:text-box>
            <text:p><text:span text:style-name="T14">Printers shall have </text:span></text:p>
            <text:p><text:span text:style-name="T14">different MAC addresses</text:span></text:p>
            <text:p><text:span text:style-name="T14"><text:s text:c="3"/></text:span><text:span text:style-name="T14">See code M540</text:span></text:p>
          </draw:text-box>
        </draw:frame>
        <draw:path draw:style-name="gr34" draw:text-style-name="P2" draw:layer="layout" svg:width="3.096cm" svg:height="0.852cm" draw:transform="skewX (0.24015730507442) rotate (-2.02283660306143) translate (8.64136544958742cm 4.02113200871224cm)" svg:viewBox="0 0 3097 853" svg:d="M0 2c1197 207 3768 1809 2934-2">
          <text:p/>
        </draw:path>
        <draw:path draw:style-name="gr34" draw:text-style-name="P2" draw:layer="layout" svg:width="1.198cm" svg:height="1.045cm" draw:transform="skewX (0.697608102022133) rotate (-1.84289315718081) translate (11.42cm 4.22cm)" svg:viewBox="0 0 1199 1046" svg:d="M929 1017c748 188-222-570-929-1017">
          <text:p/>
        </draw:path>
        <draw:path draw:style-name="gr34" draw:text-style-name="P2" draw:layer="layout" svg:width="2.174cm" svg:height="2.292cm" draw:transform="skewX (-0.00279252680319093) rotate (-0.0682423737529787) translate (11.5699842422815cm 1.93168266308566cm)" svg:viewBox="0 0 2175 2293" svg:d="M0 2293c993-448 1015-2254 2175-2293">
          <text:p/>
        </draw:path>
        <draw:path draw:style-name="gr34" draw:text-style-name="P2" draw:layer="layout" svg:width="2.139cm" svg:height="0.737cm" draw:transform="skewX (0.24015730507442) rotate (-2.02283660306143) translate (8.04cm 4.02cm)" svg:viewBox="0 0 2140 738" svg:d="M0 0c683 204 1154 424 2140 738">
          <text:p/>
        </draw:path>
        <draw:g>
          <draw:custom-shape draw:style-name="gr84" draw:text-style-name="P3" draw:layer="layout" svg:width="4.547cm" svg:height="4.471cm" svg:x="13.201cm" svg:y="1.53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3.722cm" svg:y1="3.476cm" svg:x2="16.033cm" svg:y2="3.476cm">
            <text:p/>
          </draw:line>
          <draw:custom-shape draw:style-name="gr85" draw:text-style-name="P3" draw:layer="layout" svg:width="2.682cm" svg:height="0.822cm" svg:x="13.798cm" svg:y="4.295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5" draw:text-style-name="P4" draw:layer="layout" svg:width="0.524cm" svg:height="0.671cm" svg:x="14.839cm" svg:y="3.9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4.766cm" svg:y="3.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14.467cm" svg:y="3.17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5.139cm" svg:y1="3.476cm" svg:x2="16.183cm" svg:y2="3.476cm">
            <text:p/>
          </draw:line>
          <draw:g>
            <draw:custom-shape draw:style-name="gr37" draw:text-style-name="P19" draw:layer="layout" svg:width="0.295cm" svg:height="0.446cm" draw:transform="skewX (-0.0045378560551853) rotate (1.17774817924577) translate (13.647cm 3.761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13.451cm 3.87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13.201cm" svg:y="2.58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line draw:style-name="gr82" draw:text-style-name="P2" draw:layer="layout" svg:x1="1.24cm" svg:y1="9.68cm" svg:x2="17.78cm" svg:y2="9.68cm">
          <text:p/>
        </draw:line>
      </draw:page>
      <draw:page draw:name="page6" draw:style-name="dp1" draw:master-page-name="Standard">
        <draw:custom-shape draw:style-name="gr156" draw:text-style-name="P41" draw:layer="layout" svg:width="11.668cm" svg:height="3.569cm" svg:x="6.7cm" svg:y="3.527cm">
          <text:p/>
          <draw:enhanced-geometry svg:viewBox="0 0 21600 21600" draw:mirror-horizontal="false" draw:mirror-vertical="false" draw:glue-points="?f7 0 ?f6 ?f1 0 ?f10 ?f6 21600 ?f4 ?f10 21600 ?f9" draw:path-stretchpoint-x="10800" draw:path-stretchpoint-y="10800" draw:text-areas="0 ?f1 ?f4 ?f12" draw:type="cube" draw:modifiers="20765.042016806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7" draw:text-style-name="P45" draw:layer="layout" svg:width="4.968cm" svg:height="1.375cm" svg:x="11.151cm" svg:y="5.404cm">
          <text:p text:style-name="P42"><text:span text:style-name="T14"><text:s text:c="6"/></text:span></text:p>
          <text:p text:style-name="P43"><text:span text:style-name="T15"><text:s text:c="15"/></text:span><text:span text:style-name="T16">G-code</text:span></text:p>
          <text:p text:style-name="P44"><text:span text:style-name="T16"><text:s text:c="4"/></text:span><text:span text:style-name="T16">interpreter</text:span></text:p>
          <draw:enhanced-geometry svg:viewBox="0 0 21600 21600" draw:mirror-horizontal="false" draw:mirror-vertical="false" draw:glue-points="?f6 0 10800 ?f8 ?f11 10800 ?f9 21600 10800 ?f10 ?f5 10800" draw:text-areas="?f3 ?f3 ?f4 ?f4" draw:type="parallelogram" draw:modifiers="6155.2827530690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58" draw:text-style-name="P13" draw:layer="layout" svg:width="4.29cm" svg:height="1.3cm" svg:x="2.301cm" svg:y="4.88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956cm" svg:y="1.32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2.101cm" svg:y="1.518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2.101cm" svg:y="1.51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2.101cm" svg:y="1.518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581cm" svg:y="6.342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846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846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846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761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353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928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505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677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3.1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2.265cm" svg:y="6.75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5.283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705cm" svg:y="6.75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2.039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2.039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2.039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941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533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4.109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707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868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3.276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447cm" svg:y="6.57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2.214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214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214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5.111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704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4.278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866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3.046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447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634cm" svg:y="6.38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427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839cm" svg:y="6.57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679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6.095cm" svg:y="6.381cm">
                <text:p/>
                <draw:enhanced-geometry svg:viewBox="0 0 21600 21600" draw:mirror-horizontal="false" draw:mirror-vertical="false" draw:type="rectangle" draw:enhanced-path="M 0 0 L 21600 0 21600 21600 0 21600 0 0 Z N"/>
              </draw:custom-shape>
            </draw:g>
          </draw:g>
        </draw:g>
        <draw:g>
          <draw:custom-shape draw:style-name="gr90" draw:text-style-name="P9" draw:layer="layout" svg:width="3.4cm" svg:height="2.699cm" svg:x="2.4cm" svg:y="1.819cm">
            <text:p/>
            <draw:enhanced-geometry svg:viewBox="0 0 21600 21600" draw:type="rectangle" draw:enhanced-path="M 0 0 L 21600 0 21600 21600 0 21600 0 0 Z N"/>
          </draw:custom-shape>
          <draw:g>
            <draw:g>
              <draw:line draw:style-name="gr3" draw:text-style-name="P2" draw:layer="layout" svg:x1="3.81cm" svg:y1="2.769cm" svg:x2="4.971cm" svg:y2="2.769cm">
                <text:p/>
              </draw:line>
              <draw:custom-shape draw:style-name="gr91" draw:text-style-name="P3" draw:layer="layout" svg:width="1.351cm" svg:height="0.324cm" svg:x="3.844cm" svg:y="3.09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372cm" svg:y="2.94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334cm" svg:y="2.79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4.187cm" svg:y="2.65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521cm" svg:y1="2.769cm" svg:x2="5.045cm" svg:y2="2.769cm">
                <text:p/>
              </draw:line>
              <draw:custom-shape draw:style-name="gr92" draw:text-style-name="P7" draw:layer="layout" svg:width="1.549cm" svg:height="1.134cm" svg:x="3.683cm" svg:y="2.50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893cm" svg:y="2.696cm">
                <text:p/>
                <draw:enhanced-geometry svg:viewBox="0 0 21600 21600" draw:type="rectangle" draw:enhanced-path="M 0 0 L 21600 0 21600 21600 0 21600 0 0 Z N"/>
              </draw:custom-shape>
            </draw:g>
          </draw:g>
          <draw:custom-shape draw:style-name="gr94" draw:text-style-name="P9" draw:layer="layout" svg:width="3.161cm" svg:height="0.149cm" svg:x="2.517cm" svg:y="1.925cm">
            <text:p/>
            <draw:enhanced-geometry svg:viewBox="0 0 21600 21600" draw:type="rectangle" draw:enhanced-path="M 0 0 L 21600 0 21600 21600 0 21600 0 0 Z N"/>
          </draw:custom-shape>
          <draw:custom-shape draw:style-name="gr95" draw:text-style-name="P9" draw:layer="layout" svg:width="0.598cm" svg:height="1.849cm" svg:x="2.517cm" svg:y="2.669cm">
            <text:p/>
            <draw:enhanced-geometry svg:viewBox="0 0 21600 21600" draw:type="rectangle" draw:enhanced-path="M 0 0 L 21600 0 21600 21600 0 21600 0 0 Z N"/>
          </draw:custom-shape>
          <draw:custom-shape draw:style-name="gr96" draw:text-style-name="P9" draw:layer="layout" svg:width="1.117cm" svg:height="0.448cm" svg:x="3.905cm" svg:y="3.56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5) rotate (0.540528469342644) translate (3.88013039438303cm 3.82696537177489cm)" svg:viewBox="0 0 906 448" draw:points="0,77 307,0 357,205 524,217 676,396 906,448">
            <text:p/>
          </draw:polyline>
          <draw:custom-shape draw:style-name="gr97" draw:text-style-name="P9" draw:layer="layout" svg:width="0.955cm" svg:height="0.372cm" svg:x="2.517cm" svg:y="2.194cm">
            <text:p/>
            <draw:enhanced-geometry svg:viewBox="0 0 21600 21600" draw:type="rectangle" draw:enhanced-path="M 0 0 L 21600 0 21600 21600 0 21600 0 0 Z N"/>
          </draw:custom-shape>
          <draw:custom-shape draw:style-name="gr98" draw:text-style-name="P9" draw:layer="layout" svg:width="0.713cm" svg:height="0.372cm" svg:x="4.965cm" svg:y="2.194cm">
            <text:p/>
            <draw:enhanced-geometry svg:viewBox="0 0 21600 21600" draw:type="rectangle" draw:enhanced-path="M 0 0 L 21600 0 21600 21600 0 21600 0 0 Z N"/>
          </draw:custom-shape>
          <draw:custom-shape draw:style-name="gr99" draw:text-style-name="P9" draw:layer="layout" svg:width="1.268cm" svg:height="0.372cm" svg:x="3.592cm" svg:y="2.194cm">
            <text:p/>
            <draw:enhanced-geometry svg:viewBox="0 0 21600 21600" draw:type="rectangle" draw:enhanced-path="M 0 0 L 21600 0 21600 21600 0 21600 0 0 Z N"/>
          </draw:custom-shape>
          <draw:custom-shape draw:style-name="gr100" draw:text-style-name="P9" draw:layer="layout" svg:width="0.536cm" svg:height="0.372cm" svg:x="3.235cm" svg:y="2.669cm">
            <text:p/>
            <draw:enhanced-geometry svg:viewBox="0 0 21600 21600" draw:type="rectangle" draw:enhanced-path="M 0 0 L 21600 0 21600 21600 0 21600 0 0 Z N"/>
          </draw:custom-shape>
          <draw:custom-shape draw:style-name="gr101" draw:text-style-name="P9" draw:layer="layout" svg:width="0.536cm" svg:height="0.448cm" svg:x="3.235cm" svg:y="3.146cm">
            <text:p/>
            <draw:enhanced-geometry svg:viewBox="0 0 21600 21600" draw:type="rectangle" draw:enhanced-path="M 0 0 L 21600 0 21600 21600 0 21600 0 0 Z N"/>
          </draw:custom-shape>
          <draw:custom-shape draw:style-name="gr61" draw:text-style-name="P9" draw:layer="layout" svg:width="0.507cm" svg:height="0.223cm" svg:x="5.171cm" svg:y="2.686cm">
            <text:p/>
            <draw:enhanced-geometry svg:viewBox="0 0 21600 21600" draw:type="rectangle" draw:enhanced-path="M 0 0 L 21600 0 21600 21600 0 21600 0 0 Z N"/>
          </draw:custom-shape>
          <draw:custom-shape draw:style-name="gr102" draw:text-style-name="P9" draw:layer="layout" svg:width="0.507cm" svg:height="0.298cm" svg:x="5.171cm" svg:y="3.029cm">
            <text:p/>
            <draw:enhanced-geometry svg:viewBox="0 0 21600 21600" draw:type="rectangle" draw:enhanced-path="M 0 0 L 21600 0 21600 21600 0 21600 0 0 Z N"/>
          </draw:custom-shape>
          <draw:custom-shape draw:style-name="gr103" draw:text-style-name="P9" draw:layer="layout" svg:width="1.117cm" svg:height="0.373cm" svg:x="3.905cm" svg:y="4.145cm">
            <text:p/>
            <draw:enhanced-geometry svg:viewBox="0 0 21600 21600" draw:type="rectangle" draw:enhanced-path="M 0 0 L 21600 0 21600 21600 0 21600 0 0 Z N"/>
          </draw:custom-shape>
        </draw:g>
        <draw:custom-shape draw:style-name="gr159" draw:text-style-name="P9" draw:layer="layout" svg:width="0.8cm" svg:height="0.8cm" svg:x="3.572cm" svg:y="4.5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47" draw:layer="layout" svg:width="3.536cm" svg:height="0.855cm" svg:x="2.473cm" svg:y="5.285cm">
          <text:p text:style-name="P46"><text:span text:style-name="T17">Browser execute</text:span></text:p>
          <text:p text:style-name="P46"><text:span text:style-name="T17">html and Javascript</text:span></text:p>
          <draw:enhanced-geometry svg:viewBox="0 0 21600 21600" draw:type="rectangle" draw:enhanced-path="M 0 0 L 21600 0 21600 21600 0 21600 0 0 Z N"/>
        </draw:custom-shape>
        <draw:frame draw:style-name="gr131" draw:text-style-name="P24" draw:layer="layout" svg:width="4.2cm" svg:height="0.61cm" svg:x="14.94cm" svg:y="6.801cm">
          <draw:text-box>
            <text:p><text:span text:style-name="T4">License : GFDL 1.2 - CC BY-SA</text:span></text:p>
          </draw:text-box>
        </draw:frame>
        <draw:frame draw:style-name="gr161" draw:text-style-name="P48" draw:layer="layout" svg:width="0.9cm" svg:height="0.45cm" svg:x="18.109cm" svg:y="6.824cm">
          <draw:text-box>
            <text:p><text:span text:style-name="T18">PRZ</text:span></text:p>
          </draw:text-box>
        </draw:frame>
        <draw:frame draw:style-name="gr162" draw:text-style-name="P21" draw:layer="layout" svg:width="7.26cm" svg:height="3.264cm" svg:x="6.88cm" svg:y="1.24cm">
          <draw:text-box>
            <text:p><text:span text:style-name="T1">RepRap Firmware </text:span></text:p>
            <text:p><text:span text:style-name="T1"><text:s text:c="2"/></text:span><text:span text:style-name="T1">Functional</text:span></text:p>
            <text:p><text:span text:style-name="T1"><text:s text:c="2"/></text:span><text:span text:style-name="T1">Operation</text:span></text:p>
            <text:p><text:span text:style-name="T4"/></text:p>
            <text:p><text:span text:style-name="T1">Duet 0.8.5</text:span></text:p>
            <text:p><text:span text:style-name="T1">And 0.6</text:span></text:p>
          </draw:text-box>
        </draw:frame>
        <draw:line draw:style-name="gr163" draw:text-style-name="P27" draw:layer="layout" svg:x1="6.775cm" svg:y1="5.309cm" svg:x2="6.801cm" svg:y2="5.557cm">
          <text:p/>
        </draw:line>
        <draw:path draw:style-name="gr34" draw:text-style-name="P2" draw:layer="layout" svg:width="0.641cm" svg:height="1.007cm" draw:transform="rotate (-0.0588175957922099) translate (6.61836091311832cm 5.09697830806989cm)" svg:viewBox="0 0 642 1008" svg:d="M0 108c360-508-57 940 642 899">
          <text:p/>
        </draw:path>
        <draw:custom-shape draw:style-name="gr164" draw:text-style-name="P3" draw:layer="layout" svg:width="0.69cm" svg:height="0.431cm" svg:x="12.507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5" draw:text-style-name="P3" draw:layer="layout" svg:width="0.691cm" svg:height="0.431cm" svg:x="13.849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5" draw:text-style-name="P3" draw:layer="layout" svg:width="0.691cm" svg:height="0.431cm" svg:x="15.19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6" draw:text-style-name="P3" draw:layer="layout" svg:width="0.689cm" svg:height="0.431cm" svg:x="16.534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7" draw:text-style-name="P11" draw:layer="layout" svg:width="0.8cm" svg:height="0.591cm" svg:x="7.853cm" svg:y="4.777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8" draw:text-style-name="P6" draw:layer="layout" svg:width="1.833cm" svg:height="0.786cm" svg:x="8.091cm" svg:y="4.709cm">
          <text:p/>
          <draw:enhanced-geometry svg:viewBox="0 0 21600 21600" draw:mirror-horizontal="false" draw:mirror-vertical="false" draw:glue-points="?f7 0 ?f6 ?f1 0 ?f10 ?f6 21600 ?f4 ?f10 21600 ?f9" draw:path-stretchpoint-x="10800" draw:path-stretchpoint-y="10800" draw:text-areas="0 ?f1 ?f4 ?f12" draw:type="cube" draw:modifiers="16280.865224625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9" draw:text-style-name="P27" draw:layer="layout" svg:x1="9.573cm" svg:y1="6.363cm" svg:x2="10.51cm" svg:y2="6.478cm">
          <text:p/>
        </draw:line>
        <draw:path draw:style-name="gr170" draw:text-style-name="P2" draw:layer="layout" svg:width="0.461cm" svg:height="1.499cm" draw:transform="rotate (-0.0582939970166117) translate (14.7844198314215cm 3.91906212677712cm)" svg:viewBox="0 0 462 1500" svg:d="M0 1500c655-931-69-707 462-1500">
          <text:p/>
        </draw:path>
        <draw:custom-shape draw:style-name="gr171" draw:text-style-name="P11" draw:layer="layout" svg:width="1.048cm" svg:height="0.262cm" svg:x="14.856cm" svg:y="3.68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2" draw:text-style-name="P11" draw:layer="layout" svg:width="1.049cm" svg:height="0.262cm" svg:x="16.186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3" draw:text-style-name="P11" draw:layer="layout" svg:width="1.05cm" svg:height="0.262cm" svg:x="13.519cm" svg:y="3.69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1" draw:text-style-name="P11" draw:layer="layout" svg:width="1.048cm" svg:height="0.262cm" svg:x="12.215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0" draw:text-style-name="P2" draw:layer="layout" svg:width="1.621cm" svg:height="1.582cm" draw:transform="skewX (-0.000698131700797723) rotate (-0.0595157274930076) translate (15.0000665523506cm 3.83653407317386cm)" svg:viewBox="0 0 1622 1583" svg:d="M0 1583c1078-1770 1129-582 1622-1583">
          <text:p/>
        </draw:path>
        <draw:path draw:style-name="gr170" draw:text-style-name="P2" draw:layer="layout" svg:width="2.007cm" svg:height="1.368cm" draw:transform="skewX (-0.00069813170079773) rotate (-0.0588175957922099) translate (12.5207407253254cm 3.93891847050153cm)" svg:viewBox="0 0 2008 1369" svg:d="M1899 1369c738-1278-2559-324-1779-1369">
          <text:p/>
        </draw:path>
        <draw:path draw:style-name="gr170" draw:text-style-name="P2" draw:layer="layout" svg:width="0.889cm" svg:height="1.422cm" draw:transform="skewX (-0.0020943951023932) rotate (-0.0612610567450018) translate (13.8337424403902cm 3.94991175888081cm)" svg:viewBox="0 0 890 1423" svg:d="M765 1423c601-929-1197-629-666-1423">
          <text:p/>
        </draw:path>
        <draw:custom-shape draw:style-name="gr174" draw:text-style-name="P11" draw:layer="layout" svg:width="0.686cm" svg:height="0.263cm" svg:x="16.139cm" svg:y="4.632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5" draw:text-style-name="P2" draw:layer="layout" svg:width="3.992cm" svg:height="0.695cm" draw:transform="rotate (-0.0588175957922099) translate (9.14778173054374cm 4.6550272471138cm)" svg:viewBox="0 0 3993 696" svg:d="M3814 696c987-1082-2373-595-3814-536">
          <text:p/>
        </draw:path>
        <draw:custom-shape draw:style-name="gr176" draw:text-style-name="P49" draw:layer="layout" svg:width="0.9cm" svg:height="0.41cm" svg:x="8.34cm" svg:y="4.747cm">
          <text:p text:style-name="P42"><text:span text:style-name="T19"><text:s text:c="8"/></text:span><text:span text:style-name="T19">Gxx yyy</text:span></text:p>
          <text:p text:style-name="P42"><text:span text:style-name="T19"><text:s text:c="4"/></text:span><text:span text:style-name="T19">Mxxx <text:s/>zz</text:span></text:p>
          <text:p text:style-name="P42"><text:span text:style-name="T19">Gtt uu</text:span></text:p>
          <draw:enhanced-geometry svg:viewBox="0 0 21600 21600" draw:glue-points="?f6 0 10800 ?f8 ?f11 10800 ?f9 21600 10800 ?f10 ?f5 10800" draw:text-areas="?f3 ?f3 ?f4 ?f4" draw:type="parallelogram" draw:modifiers="9658.5365853658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7" draw:text-style-name="P6" draw:layer="layout" svg:width="1.423cm" svg:height="0.891cm" svg:x="7.137cm" svg:y="5.653cm">
          <text:p/>
          <draw:enhanced-geometry svg:viewBox="0 0 21600 21600" draw:mirror-horizontal="false" draw:mirror-vertical="false" draw:glue-points="?f7 0 ?f6 ?f1 0 ?f10 ?f6 21600 ?f4 ?f10 21600 ?f9" draw:path-stretchpoint-x="10800" draw:path-stretchpoint-y="10800" draw:text-areas="0 ?f1 ?f4 ?f12" draw:type="cube" draw:modifiers="6204.2553191489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2.994cm" svg:height="0.122cm" draw:transform="skewX (0.00418879020478638) rotate (-0.0582939970166117) translate (8.46315990055667cm 6.23344421751322cm)" svg:viewBox="0 0 2995 123" svg:d="M0 3c1889-32 485 235 2995 61">
          <text:p/>
        </draw:path>
        <draw:g>
          <draw:custom-shape draw:style-name="gr178" draw:text-style-name="P9" draw:layer="layout" svg:width="0.262cm" svg:height="0.261cm" svg:x="12.105cm" svg:y="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1cm" svg:height="0.132cm" svg:x="12.171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 draw:layer="layout" svg:width="0.13cm" svg:height="0.394cm" svg:x="12.171cm" svg:y="2.058cm">
            <text:p/>
            <draw:enhanced-geometry svg:viewBox="0 0 21600 21600" draw:type="rectangle" draw:enhanced-path="M 0 0 L 21600 0 21600 21600 0 21600 0 0 Z N"/>
          </draw:custom-shape>
          <draw:custom-shape draw:style-name="gr180" draw:text-style-name="P9" draw:layer="layout" svg:width="0.091cm" svg:height="0.525cm" svg:x="12.191cm" svg:y="2.032cm">
            <text:p/>
            <draw:enhanced-geometry svg:viewBox="0 0 21600 21600" draw:type="rectangle" draw:enhanced-path="M 0 0 L 21600 0 21600 21600 0 21600 0 0 Z N"/>
          </draw:custom-shape>
          <draw:line draw:style-name="gr181" draw:text-style-name="P2" draw:layer="layout" svg:x1="12.236cm" svg:y1="2.582cm" svg:x2="12.236cm" svg:y2="2.215cm">
            <text:p/>
          </draw:line>
          <draw:custom-shape draw:style-name="gr182" draw:text-style-name="P50" draw:layer="layout" svg:width="0.13cm" svg:height="0.13cm" svg:x="12.171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3" draw:text-style-name="P3" draw:layer="layout" svg:width="0.498cm" svg:height="0.432cm" svg:x="11.614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1" draw:text-style-name="P2" draw:layer="layout" svg:width="0.322cm" svg:height="0.548cm" draw:transform="skewX (0.00366519142918808) rotate (-0.0577703982410134) translate (11.8822537491289cm 2.71856538957915cm)" svg:viewBox="0 0 323 549" svg:d="M1 549c-28-444 360-191 318-549">
          <text:p/>
        </draw:path>
        <draw:frame draw:style-name="gr119" draw:text-style-name="P31" draw:layer="layout" svg:width="2.042cm" svg:height="0.683cm" svg:x="9.982cm" svg:y="1.974cm">
          <draw:text-box>
            <text:p><text:span text:style-name="T10">Heater</text:span></text:p>
          </draw:text-box>
        </draw:frame>
        <draw:path draw:style-name="gr184" draw:text-style-name="P2" draw:layer="layout" svg:width="1.766cm" svg:height="0.709cm" draw:transform="skewX (-0.00122173047639605) rotate (-0.0586430628670105) translate (10.7708190417227cm 3.89735317937725cm)" svg:viewBox="0 0 1767 710" svg:d="M1767 710c-929-156-2115-237-1671-710">
          <text:p/>
        </draw:path>
        <draw:custom-shape draw:style-name="gr185" draw:text-style-name="P51" draw:layer="layout" svg:width="0.525cm" svg:height="0.432cm" svg:x="10.803cm" svg:y="3.23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317cm" svg:height="0.722cm" draw:transform="skewX (0.0015707963267949) rotate (-0.0567232006898169) translate (11.0670759001232cm 2.55594696131075cm)" svg:viewBox="0 0 318 723" svg:d="M39 723c-26-445-159-678 279-723">
          <text:p/>
        </draw:path>
        <draw:custom-shape draw:style-name="gr174" draw:text-style-name="P11" draw:layer="layout" svg:width="0.525cm" svg:height="0.196cm" svg:x="10.67cm" svg:y="3.7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4" draw:text-style-name="P2" draw:layer="layout" svg:width="1.253cm" svg:height="0.902cm" draw:transform="rotate (-0.0581194640914122) translate (11.5812757838631cm 3.65607726785998cm)" svg:viewBox="0 0 1254 903" svg:d="M1254 903c-925-156-1598-111-1066-903">
          <text:p/>
        </draw:path>
        <draw:custom-shape draw:style-name="gr186" draw:text-style-name="P52" draw:layer="layout" svg:width="1.2cm" svg:height="0.6cm" svg:x="12.1cm" svg:y="5.574cm">
          <text:p text:style-name="P42"><text:span text:style-name="T20"><text:s text:c="11"/></text:span><text:span text:style-name="T20">G</text:span><text:span text:style-name="T19">xx yyy</text:span></text:p>
          <text:p text:style-name="P42"><text:span text:style-name="T19"><text:s text:c="7"/></text:span><text:span text:style-name="T19">Mxxx <text:s/>zz</text:span></text:p>
          <text:p text:style-name="P42"><text:span text:style-name="T19"><text:s text:c="3"/></text:span><text:span text:style-name="T19">Gtt xxxxx</text:span></text:p>
          <text:p text:style-name="P42"><text:span text:style-name="T19">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6" draw:text-style-name="P53" draw:layer="layout" svg:width="0.919cm" svg:height="0.329cm" svg:x="14.815cm" svg:y="5.469cm">
          <text:p text:style-name="P42"><text:span text:style-name="T21"><text:s text:c="10"/></text:span></text:p>
          <draw:enhanced-geometry svg:viewBox="0 0 21600 21600" draw:glue-points="?f6 0 10800 ?f8 ?f11 10800 ?f9 21600 10800 ?f10 ?f5 10800" draw:text-areas="?f3 ?f3 ?f4 ?f4" draw:type="parallelogram" draw:modifiers="7641.6547788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7" draw:text-style-name="P3" draw:layer="layout" svg:width="0.393cm" svg:height="0.523cm" svg:x="15.97cm" svg:y="5.123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8" draw:text-style-name="P2" draw:layer="layout" svg:width="0.588cm" svg:height="0.539cm" draw:transform="skewX (0.0026179938779915) rotate (-0.0548033385126223) translate (15.5930042698194cm 4.95665015943524cm)" svg:viewBox="0 0 589 540" svg:d="M577 201c87-346-322-253-577 339">
          <text:p/>
        </draw:path>
        <draw:path draw:style-name="gr170" draw:text-style-name="P2" draw:layer="layout" svg:width="0.967cm" svg:height="0.843cm" draw:transform="skewX (0.00314159265358979) rotate (-0.0595157274930076) translate (15.3048221785353cm 4.65507068114137cm)" svg:viewBox="0 0 968 844" svg:d="M0 844c359-576 230-874 968-842">
          <text:p/>
        </draw:path>
        <draw:custom-shape draw:style-name="gr189" draw:text-style-name="P54" draw:layer="layout" svg:width="0.472cm" svg:height="0.63cm" svg:x="16.635cm" svg:y="4.291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90" draw:text-style-name="P2" draw:layer="layout" svg:width="0.383cm" svg:height="0.76cm" draw:transform="skewX (-0.00628318530717959) rotate (-0.0242600766027217) translate (17.0120013231519cm 4.65692640499777cm)" svg:viewBox="0 0 384 761" svg:d="M0 0c550-7 385 537 259 761">
          <text:p/>
        </draw:path>
        <draw:path draw:style-name="gr191" draw:text-style-name="P2" draw:layer="layout" svg:width="0.428cm" svg:height="0.241cm" draw:transform="skewX (0.0137881010907552) rotate (-0.0568977336150163) translate (15.1080591650098cm 5.4978507279774cm)" svg:viewBox="0 0 429 242" svg:d="M429 0c-70 135-677 459-315 18">
          <text:p/>
        </draw:path>
        <draw:custom-shape draw:style-name="gr186" draw:text-style-name="P53" draw:layer="layout" svg:width="0.918cm" svg:height="0.328cm" svg:x="13.151cm" svg:y="5.471cm">
          <text:p text:style-name="P42"><text:span text:style-name="T21"><text:s text:c="10"/></text:span></text:p>
          <draw:enhanced-geometry svg:viewBox="0 0 21600 21600" draw:glue-points="?f6 0 10800 ?f8 ?f11 10800 ?f9 21600 10800 ?f10 ?f5 10800" draw:text-areas="?f3 ?f3 ?f4 ?f4" draw:type="parallelogram" draw:modifiers="8011.4122681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2" draw:text-style-name="P2" draw:layer="layout" svg:width="1.392cm" svg:height="0.796cm" draw:transform="skewX (0.00122173047639603) rotate (-0.0577703982410134) translate (12.7828977155793cm 4.63076274190341cm)" svg:viewBox="0 0 1393 797" svg:d="M1202 797c608-823-354-662-1202-797">
          <text:p/>
        </draw:path>
        <draw:path draw:style-name="gr193" draw:text-style-name="P2" draw:layer="layout" svg:width="1.322cm" svg:height="0.72cm" draw:transform="skewX (-0.00122173047639602) rotate (-0.0584685299418111) translate (12.4944844618234cm 4.70942090201866cm)" svg:viewBox="0 0 1323 721" svg:d="M1145 721c566-664-325-612-1145-721">
          <text:p/>
        </draw:path>
        <draw:path draw:style-name="gr191" draw:text-style-name="P2" draw:layer="layout" svg:width="0.431cm" svg:height="0.231cm" draw:transform="skewX (0.00436332312998582) rotate (-0.0563741348394171) translate (13.4532613548282cm 5.51566357605103cm)" svg:viewBox="0 0 432 232" svg:d="M432 9c-70 134-683 432-315-9">
          <text:p/>
        </draw:path>
        <draw:custom-shape draw:style-name="gr194" draw:text-style-name="P55" draw:layer="layout" svg:width="2.635cm" svg:height="0.918cm" svg:x="16.105cm" svg:y="5.417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9" draw:text-style-name="P31" draw:layer="layout" svg:width="2.043cm" svg:height="0.683cm" svg:x="16.816cm" svg:y="5.341cm">
          <draw:text-box>
            <text:p><text:span text:style-name="T10">Heater</text:span></text:p>
          </draw:text-box>
        </draw:frame>
        <draw:g>
          <draw:custom-shape draw:style-name="gr178" draw:text-style-name="P9" draw:layer="layout" svg:width="0.262cm" svg:height="0.263cm" svg:x="17.129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4cm" svg:height="0.131cm" svg:x="17.194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 draw:layer="layout" svg:width="0.133cm" svg:height="0.393cm" svg:x="17.194cm" svg:y="5.995cm">
            <text:p/>
            <draw:enhanced-geometry svg:viewBox="0 0 21600 21600" draw:type="rectangle" draw:enhanced-path="M 0 0 L 21600 0 21600 21600 0 21600 0 0 Z N"/>
          </draw:custom-shape>
          <draw:custom-shape draw:style-name="gr180" draw:text-style-name="P9" draw:layer="layout" svg:width="0.093cm" svg:height="0.525cm" svg:x="17.213cm" svg:y="5.967cm">
            <text:p/>
            <draw:enhanced-geometry svg:viewBox="0 0 21600 21600" draw:type="rectangle" draw:enhanced-path="M 0 0 L 21600 0 21600 21600 0 21600 0 0 Z N"/>
          </draw:custom-shape>
          <draw:line draw:style-name="gr181" draw:text-style-name="P2" draw:layer="layout" svg:x1="17.26cm" svg:y1="6.519cm" svg:x2="17.26cm" svg:y2="6.152cm">
            <text:p/>
          </draw:line>
          <draw:custom-shape draw:style-name="gr182" draw:text-style-name="P50" draw:layer="layout" svg:width="0.133cm" svg:height="0.131cm" svg:x="17.194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6" draw:text-style-name="P49" draw:layer="layout" svg:width="0.8cm" svg:height="0.3cm" svg:x="8.86cm" svg:y="4.919cm">
          <text:p text:style-name="P42"><text:span text:style-name="T19"><text:s text:c="5"/></text:span><text:span text:style-name="T19">&lt;xx yy&gt;</text:span></text:p>
          <text:p text:style-name="P42"><text:span text:style-name="T19"><text:s/></text:span><text:span text:style-name="T19">Xxx <text:s/>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78" draw:text-style-name="P9" draw:layer="layout" svg:width="0.486cm" svg:height="0.21cm" svg:x="14.161cm" svg:y="5.484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8" draw:text-style-name="P9" draw:layer="layout" svg:width="0.387cm" svg:height="0.184cm" svg:x="14.122cm" svg:y="5.69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6" draw:text-style-name="P9" draw:layer="layout" svg:width="0.269cm" svg:height="0.131cm" svg:x="14.274cm" svg:y="5.62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197" draw:text-style-name="P27" draw:layer="layout" svg:x1="6.813cm" svg:y1="5.836cm" svg:x2="6.959cm" svg:y2="6.061cm">
          <text:p/>
        </draw:line>
        <draw:g>
          <draw:g>
            <draw:custom-shape draw:style-name="gr198" draw:text-style-name="P19" draw:layer="layout" svg:width="0.383cm" svg:height="0.823cm" svg:x="14.294cm" svg:y="1.49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9" draw:text-style-name="P50" draw:layer="layout" svg:width="0.769cm" svg:height="0.823cm" svg:x="14.482cm" svg:y="1.49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0" draw:text-style-name="P19" draw:layer="layout" svg:width="0.384cm" svg:height="0.822cm" svg:x="14.934cm" svg:y="1.4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1" draw:text-style-name="P19" draw:layer="layout" svg:width="0.111cm" svg:height="0.411cm" draw:transform="rotate (-1.5707963267949) translate (15.621cm 1.852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36cm" svg:height="0.275cm" svg:x="14.292cm" svg:y="1.8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198" draw:text-style-name="P19" draw:layer="layout" svg:width="0.384cm" svg:height="0.823cm" svg:x="15.872cm" svg:y="1.49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3" draw:text-style-name="P50" draw:layer="layout" svg:width="0.768cm" svg:height="0.823cm" svg:x="16.06cm" svg:y="1.49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4" draw:text-style-name="P19" draw:layer="layout" svg:width="0.385cm" svg:height="0.822cm" svg:x="16.512cm" svg:y="1.4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5" draw:text-style-name="P19" draw:layer="layout" svg:width="0.111cm" svg:height="0.412cm" draw:transform="rotate (-1.5707963267949) translate (17.199cm 1.852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35cm" svg:height="0.275cm" svg:x="15.87cm" svg:y="1.8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06" draw:text-style-name="P19" draw:layer="layout" svg:width="0.382cm" svg:height="0.823cm" svg:x="17.426cm" svg:y="1.49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3" draw:text-style-name="P50" draw:layer="layout" svg:width="0.768cm" svg:height="0.823cm" svg:x="17.612cm" svg:y="1.49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0" draw:text-style-name="P19" draw:layer="layout" svg:width="0.384cm" svg:height="0.822cm" svg:x="18.066cm" svg:y="1.4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7" draw:text-style-name="P19" draw:layer="layout" svg:width="0.111cm" svg:height="0.413cm" draw:transform="rotate (-1.5707963267949) translate (18.751cm 1.852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37cm" svg:height="0.275cm" svg:x="17.424cm" svg:y="1.8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08" draw:text-style-name="P19" draw:layer="layout" svg:width="0.383cm" svg:height="0.824cm" svg:x="12.729cm" svg:y="1.494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9" draw:text-style-name="P50" draw:layer="layout" svg:width="0.768cm" svg:height="0.824cm" svg:x="12.914cm" svg:y="1.49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8" draw:text-style-name="P19" draw:layer="layout" svg:width="0.384cm" svg:height="0.823cm" svg:x="13.367cm" svg:y="1.49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1" draw:text-style-name="P19" draw:layer="layout" svg:width="0.111cm" svg:height="0.411cm" draw:transform="rotate (-1.5707963267949) translate (14.052cm 1.85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cm" svg:height="0.275cm" svg:x="12.722cm" svg:y="1.879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251cm" svg:height="1.274cm" draw:transform="skewX (0.00244346095279207) rotate (-0.0563741348394171) translate (14.1042904128674cm 1.99779503861236cm)" svg:viewBox="0 0 252 1275" svg:d="M163 1275c-27-849-404-542 89-1275">
            <text:p/>
          </draw:path>
          <draw:path draw:style-name="gr34" draw:text-style-name="P2" draw:layer="layout" svg:width="0.351cm" svg:height="1.25cm" draw:transform="skewX (0.00314159265358979) rotate (-0.0561996019142177) translate (15.5788747527417cm 2.01524609962668cm)" svg:viewBox="0 0 352 1251" svg:d="M45 1251c-27-849-184-518 307-1251">
            <text:p/>
          </draw:path>
          <draw:path draw:style-name="gr34" draw:text-style-name="P2" draw:layer="layout" svg:width="0.538cm" svg:height="1.28cm" draw:transform="skewX (0.00558505360638185) rotate (-0.0535816080362264) translate (16.9492427533607cm 2.00115849549627cm)" svg:viewBox="0 0 539 1281" svg:d="M5 1281c-26-848 42-550 534-1281">
            <text:p/>
          </draw:path>
          <draw:path draw:style-name="gr34" draw:text-style-name="P2" draw:layer="layout" svg:width="0.329cm" svg:height="1.261cm" draw:transform="skewX (0.0015707963267949) rotate (-0.0568977336150163) translate (12.5949409987841cm 2.00123134816334cm)" svg:viewBox="0 0 330 1262" svg:d="M330 1262c-23-849-628-401-141-1262">
            <text:p/>
          </draw:path>
        </draw:g>
        <draw:g>
          <draw:custom-shape draw:style-name="gr210" draw:text-style-name="P56" draw:layer="layout" svg:width="0.159cm" svg:height="0.44cm" draw:transform="rotate (-1.5707963267949) translate (11.822cm 2.49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1" draw:text-style-name="P19" draw:layer="layout" svg:width="0.097cm" svg:height="0.096cm" svg:x="11.693cm" svg:y="2.73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2" draw:text-style-name="P10" draw:layer="layout" svg:width="0.554cm" svg:height="0.395cm" svg:x="11.451cm" svg:y="2.35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13" draw:text-style-name="P56" draw:layer="layout" svg:width="0.161cm" svg:height="0.102cm" draw:transform="rotate (-1.5707963267949) translate (12.037cm 2.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4" draw:text-style-name="P19" draw:layer="layout" svg:width="0.605cm" svg:height="0.388cm" svg:x="11.441cm" svg:y="2.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606cm" svg:height="0.388cm" svg:x="11.442cm" svg:y="1.9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606cm" svg:height="0.389cm" svg:x="11.443cm" svg:y="1.7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606cm" svg:height="0.386cm" svg:x="11.444cm" svg:y="1.66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606cm" svg:height="0.386cm" svg:x="11.445cm" svg:y="1.5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9" draw:layer="layout" svg:width="0.264cm" svg:height="0.322cm" svg:x="11.614cm" svg:y="1.336cm">
              <text:p/>
              <draw:enhanced-geometry svg:viewBox="0 0 88 21600" draw:mirror-horizontal="false" draw:mirror-vertical="false"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ath draw:style-name="gr181" draw:text-style-name="P2" draw:layer="layout" svg:width="0.945cm" svg:height="1.428cm" draw:transform="skewX (0.00261799387799148) rotate (-0.0589921287174094) translate (16.2144442979524cm 5.01169211161132cm)" svg:viewBox="0 0 946 1429" svg:d="M0 170c295-753 258 1243 946 1259">
          <text:p/>
        </draw:path>
        <draw:custom-shape draw:style-name="gr217" draw:text-style-name="P45" draw:layer="layout" svg:width="3.462cm" svg:height="1.12cm" svg:x="9.007cm" svg:y="5.057cm">
          <text:p text:style-name="P42"><text:span text:style-name="T14"><text:s text:c="5"/></text:span><text:span text:style-name="T15"><text:s text:c="2"/></text:span><text:span text:style-name="T16">http://</text:span></text:p>
          <text:p text:style-name="P42"><text:span text:style-name="T16"><text:s text:c="2"/></text:span><text:span text:style-name="T16">server</text:span></text:p>
          <draw:enhanced-geometry svg:viewBox="0 0 21600 21600" draw:mirror-horizontal="false" draw:mirror-vertical="false" draw:glue-points="?f6 0 10800 ?f8 ?f11 10800 ?f9 21600 10800 ?f10 ?f5 10800" draw:text-areas="?f3 ?f3 ?f4 ?f4" draw:type="parallelogram" draw:modifiers="7235.3450765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18" draw:text-style-name="P57" draw:layer="layout" svg:width="1.669cm" svg:height="1.085cm" draw:transform="skewX (0.00104719755119659) rotate (-0.0598647933434065) translate (8.525557812814cm 4.98506035816056cm)" svg:viewBox="0 0 1670 1086" svg:d="M0 1077c1242 133 2499-1190 956-1069">
          <text:p/>
        </draw:path>
      </draw:page>
      <draw:page draw:name="page7" draw:style-name="dp1" draw:master-page-name="Standard">
        <draw:frame draw:style-name="gr131" draw:text-style-name="P24" draw:layer="layout" svg:width="4.2cm" svg:height="0.61cm" svg:x="15.44cm" svg:y="12.89cm">
          <draw:text-box>
            <text:p><text:span text:style-name="T4">License : GFDL 1.2 - CC BY-SA</text:span></text:p>
          </draw:text-box>
        </draw:frame>
        <draw:frame draw:style-name="gr131" draw:text-style-name="P48" draw:layer="layout" svg:width="0.9cm" svg:height="0.61cm" svg:x="18.754cm" svg:y="12.911cm">
          <draw:text-box>
            <text:p><text:span text:style-name="T18">PRZ</text:span></text:p>
          </draw:text-box>
        </draw:frame>
        <draw:frame draw:style-name="gr219" draw:text-style-name="P21" draw:layer="layout" svg:width="7.26cm" svg:height="2.645cm" svg:x="3.772cm" svg:y="1.424cm">
          <draw:text-box>
            <text:p><text:span text:style-name="T1">RepRap Firmware </text:span></text:p>
            <text:p><text:span text:style-name="T1">Functional operation</text:span></text:p>
            <text:p><text:span text:style-name="T1">On Duet WiFi</text:span></text:p>
          </draw:text-box>
        </draw:frame>
        <draw:custom-shape draw:style-name="gr220" draw:text-style-name="P58" draw:layer="layout" svg:width="12.692cm" svg:height="3.593cm" svg:x="5.942cm" svg:y="3.556cm">
          <text:p/>
          <draw:enhanced-geometry svg:viewBox="0 0 21600 21600" draw:mirror-horizontal="false" draw:mirror-vertical="false" draw:glue-points="?f7 0 ?f6 ?f1 0 ?f10 ?f6 21600 ?f4 ?f10 21600 ?f9" draw:path-stretchpoint-x="10800" draw:path-stretchpoint-y="10800" draw:text-areas="0 ?f1 ?f4 ?f12" draw:type="cube" draw:modifiers="20740.84033613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4" draw:text-style-name="P3" draw:layer="layout" svg:width="0.69cm" svg:height="0.431cm" svg:x="12.507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5" draw:text-style-name="P3" draw:layer="layout" svg:width="0.691cm" svg:height="0.431cm" svg:x="13.949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5" draw:text-style-name="P3" draw:layer="layout" svg:width="0.691cm" svg:height="0.431cm" svg:x="15.39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6" draw:text-style-name="P3" draw:layer="layout" svg:width="0.689cm" svg:height="0.431cm" svg:x="16.834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1" draw:text-style-name="P45" draw:layer="layout" svg:width="5.499cm" svg:height="1.375cm" svg:x="10.86cm" svg:y="5.431cm">
          <text:p text:style-name="P42"><text:span text:style-name="T14"><text:s text:c="6"/></text:span></text:p>
          <text:p text:style-name="P43"><text:span text:style-name="T15"><text:s text:c="20"/></text:span><text:span text:style-name="T16">G-code</text:span></text:p>
          <text:p text:style-name="P44"><text:span text:style-name="T16"><text:s text:c="8"/></text:span><text:span text:style-name="T16">interpreter</text:span></text:p>
          <draw:enhanced-geometry svg:viewBox="0 0 21600 21600" draw:mirror-horizontal="false" draw:mirror-vertical="false" draw:glue-points="?f6 0 10800 ?f8 ?f11 10800 ?f9 21600 10800 ?f10 ?f5 10800" draw:text-areas="?f3 ?f3 ?f4 ?f4" draw:type="parallelogram" draw:modifiers="5371.1761457758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7" draw:text-style-name="P11" draw:layer="layout" svg:width="0.8cm" svg:height="0.591cm" svg:x="7.809cm" svg:y="4.141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8" draw:text-style-name="P6" draw:layer="layout" svg:width="1.833cm" svg:height="0.786cm" svg:x="8.047cm" svg:y="4.102cm">
          <text:p/>
          <draw:enhanced-geometry svg:viewBox="0 0 21600 21600" draw:mirror-horizontal="false" draw:mirror-vertical="false" draw:glue-points="?f7 0 ?f6 ?f1 0 ?f10 ?f6 21600 ?f4 ?f10 21600 ?f9" draw:path-stretchpoint-x="10800" draw:path-stretchpoint-y="10800" draw:text-areas="0 ?f1 ?f4 ?f12" draw:type="cube" draw:modifiers="16280.865224625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0" draw:text-style-name="P2" draw:layer="layout" svg:width="0.26cm" svg:height="1.519cm" draw:transform="rotate (-0.0582939970166117) translate (15.2890534089801cm 3.91407401886122cm)" svg:viewBox="0 0 261 1520" svg:d="M43 1520c654-932-421-727 110-1520">
          <text:p/>
        </draw:path>
        <draw:custom-shape draw:style-name="gr171" draw:text-style-name="P11" draw:layer="layout" svg:width="1.048cm" svg:height="0.262cm" svg:x="15.043cm" svg:y="3.68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2" draw:text-style-name="P11" draw:layer="layout" svg:width="1.049cm" svg:height="0.262cm" svg:x="16.486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3" draw:text-style-name="P11" draw:layer="layout" svg:width="1.05cm" svg:height="0.262cm" svg:x="13.601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1" draw:text-style-name="P11" draw:layer="layout" svg:width="1.048cm" svg:height="0.262cm" svg:x="12.16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0" draw:text-style-name="P2" draw:layer="layout" svg:width="1.269cm" svg:height="1.557cm" draw:transform="skewX (-0.000698131700797735) rotate (-0.0595157274930076) translate (15.4865975729526cm 3.87348043496517cm)" svg:viewBox="0 0 1270 1558" svg:d="M0 1558c1078-1770 777-557 1270-1558">
          <text:p/>
        </draw:path>
        <draw:path draw:style-name="gr170" draw:text-style-name="P2" draw:layer="layout" svg:width="2.533cm" svg:height="1.33cm" draw:transform="skewX (-0.000698131700797736) rotate (-0.0588175957922099) translate (12.636758408625cm 3.96880279453868cm)" svg:viewBox="0 0 2534 1331" svg:d="M2445 1331c714-1266-3120-286-2340-1331">
          <text:p/>
        </draw:path>
        <draw:path draw:style-name="gr170" draw:text-style-name="P2" draw:layer="layout" svg:width="1.211cm" svg:height="1.426cm" draw:transform="skewX (-0.0020943951023932) rotate (-0.0612610567450018) translate (14.0990762309012cm 3.94379096216896cm)" svg:viewBox="0 0 1212 1427" svg:d="M1105 1427c602-928-1551-633-1020-1427">
          <text:p/>
        </draw:path>
        <draw:custom-shape draw:style-name="gr174" draw:text-style-name="P11" draw:layer="layout" svg:width="0.686cm" svg:height="0.263cm" svg:x="16.424cm" svg:y="4.61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78" draw:text-style-name="P9" draw:layer="layout" svg:width="0.262cm" svg:height="0.261cm" svg:x="11.805cm" svg:y="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1cm" svg:height="0.132cm" svg:x="11.871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 draw:layer="layout" svg:width="0.13cm" svg:height="0.394cm" svg:x="11.871cm" svg:y="2.058cm">
            <text:p/>
            <draw:enhanced-geometry svg:viewBox="0 0 21600 21600" draw:type="rectangle" draw:enhanced-path="M 0 0 L 21600 0 21600 21600 0 21600 0 0 Z N"/>
          </draw:custom-shape>
          <draw:custom-shape draw:style-name="gr180" draw:text-style-name="P9" draw:layer="layout" svg:width="0.091cm" svg:height="0.525cm" svg:x="11.891cm" svg:y="2.032cm">
            <text:p/>
            <draw:enhanced-geometry svg:viewBox="0 0 21600 21600" draw:type="rectangle" draw:enhanced-path="M 0 0 L 21600 0 21600 21600 0 21600 0 0 Z N"/>
          </draw:custom-shape>
          <draw:line draw:style-name="gr181" draw:text-style-name="P2" draw:layer="layout" svg:x1="11.936cm" svg:y1="2.582cm" svg:x2="11.936cm" svg:y2="2.215cm">
            <text:p/>
          </draw:line>
          <draw:custom-shape draw:style-name="gr182" draw:text-style-name="P50" draw:layer="layout" svg:width="0.13cm" svg:height="0.13cm" svg:x="11.871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3" draw:text-style-name="P3" draw:layer="layout" svg:width="0.524cm" svg:height="0.432cm" svg:x="11.588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1" draw:text-style-name="P2" draw:layer="layout" svg:width="0.068cm" svg:height="0.53cm" draw:transform="skewX (0.00366519142918809) rotate (-0.0577703982410134) translate (11.878733328659cm 2.73645665724737cm)" svg:viewBox="0 0 69 531" svg:d="M4 531c-27-444 99-173 57-531">
          <text:p/>
        </draw:path>
        <draw:frame draw:style-name="gr222" draw:text-style-name="P31" draw:layer="layout" svg:width="2.042cm" svg:height="2.02cm" svg:x="9.611cm" svg:y="1.92cm">
          <draw:text-box>
            <text:p><text:span text:style-name="T10">Heater</text:span></text:p>
          </draw:text-box>
        </draw:frame>
        <draw:path draw:style-name="gr184" draw:text-style-name="P2" draw:layer="layout" svg:width="2.063cm" svg:height="0.697cm" draw:transform="skewX (-0.00122173047639604) rotate (-0.0586430628670105) translate (10.773619508074cm 3.89188604785299cm)" svg:viewBox="0 0 2064 698" svg:d="M2064 698c-928-156-2428-225-1983-698">
          <text:p/>
        </draw:path>
        <draw:custom-shape draw:style-name="gr185" draw:text-style-name="P51" draw:layer="layout" svg:width="0.525cm" svg:height="0.432cm" svg:x="10.803cm" svg:y="3.23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03cm" svg:height="0.699cm" draw:transform="skewX (0.00157079632679491) rotate (-0.0567232006898169) translate (10.9010212083757cm 2.56870116538845cm)" svg:viewBox="0 0 204 700" svg:d="M204 700c-26-444-443-655-5-700">
          <text:p/>
        </draw:path>
        <draw:custom-shape draw:style-name="gr174" draw:text-style-name="P11" draw:layer="layout" svg:width="0.525cm" svg:height="0.196cm" svg:x="10.67cm" svg:y="3.7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4" draw:text-style-name="P2" draw:layer="layout" svg:width="1.514cm" svg:height="0.891cm" draw:transform="rotate (-0.0581194640914122) translate (11.6208309972186cm 3.65185374521811cm)" svg:viewBox="0 0 1515 892" svg:d="M1515 892c-926-156-1895-99-1364-892">
          <text:p/>
        </draw:path>
        <draw:custom-shape draw:style-name="gr186" draw:text-style-name="P52" draw:layer="layout" svg:width="1.2cm" svg:height="0.6cm" svg:x="12.864cm" svg:y="5.574cm">
          <text:p text:style-name="P42"><text:span text:style-name="T20"><text:s text:c="11"/></text:span><text:span text:style-name="T20">G</text:span><text:span text:style-name="T19">xx yyy</text:span></text:p>
          <text:p text:style-name="P42"><text:span text:style-name="T19"><text:s text:c="7"/></text:span><text:span text:style-name="T19">Mxxx <text:s/>zz</text:span></text:p>
          <text:p text:style-name="P42"><text:span text:style-name="T19"><text:s text:c="3"/></text:span><text:span text:style-name="T19">Gtt xxxxx</text:span></text:p>
          <text:p text:style-name="P42"><text:span text:style-name="T19">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6" draw:text-style-name="P53" draw:layer="layout" svg:width="0.919cm" svg:height="0.329cm" svg:x="15.215cm" svg:y="5.469cm">
          <text:p text:style-name="P42"><text:span text:style-name="T21"><text:s text:c="10"/></text:span></text:p>
          <draw:enhanced-geometry svg:viewBox="0 0 21600 21600" draw:glue-points="?f6 0 10800 ?f8 ?f11 10800 ?f9 21600 10800 ?f10 ?f5 10800" draw:text-areas="?f3 ?f3 ?f4 ?f4" draw:type="parallelogram" draw:modifiers="7641.6547788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7" draw:text-style-name="P3" draw:layer="layout" svg:width="0.393cm" svg:height="0.523cm" svg:x="16.25cm" svg:y="5.134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1" draw:text-style-name="P2" draw:layer="layout" svg:width="1.374cm" svg:height="0.845cm" draw:transform="skewX (0.00261799387799148) rotate (-0.0589921287174094) translate (16.4793519621456cm 4.9785572551637cm)" svg:viewBox="0 0 1375 846" svg:d="M0 217c295-753 341 702 1375 626">
          <text:p/>
        </draw:path>
        <draw:path draw:style-name="gr188" draw:text-style-name="P2" draw:layer="layout" svg:width="0.43cm" svg:height="0.411cm" draw:transform="skewX (0.00261799387799149) rotate (-0.0548033385126223) translate (15.966668466697cm 5.08626368710495cm)" svg:viewBox="0 0 431 412" svg:d="M431 79c-172-142-220-128-431 333">
          <text:p/>
        </draw:path>
        <draw:path draw:style-name="gr170" draw:text-style-name="P2" draw:layer="layout" svg:width="0.84cm" svg:height="0.819cm" draw:transform="skewX (0.0031415926535898) rotate (-0.0595157274930076) translate (15.6873563352586cm 4.67643466319816cm)" svg:viewBox="0 0 841 820" svg:d="M0 820c359-575 103-850 841-817">
          <text:p/>
        </draw:path>
        <draw:custom-shape draw:style-name="gr189" draw:text-style-name="P54" draw:layer="layout" svg:width="0.472cm" svg:height="0.63cm" svg:x="16.877cm" svg:y="4.349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90" draw:text-style-name="P2" draw:layer="layout" svg:width="0.566cm" svg:height="0.286cm" draw:transform="skewX (-0.00628318530717958) rotate (-0.0598647933434065) translate (17.2469082674111cm 4.71025985939356cm)" svg:viewBox="0 0 567 287" svg:d="M0 0c551-7 43 316 567 285">
          <text:p/>
        </draw:path>
        <draw:path draw:style-name="gr191" draw:text-style-name="P2" draw:layer="layout" svg:width="0.428cm" svg:height="0.241cm" draw:transform="skewX (0.0137881010907552) rotate (-0.0568977336150163) translate (15.5080591650098cm 5.4978507279774cm)" svg:viewBox="0 0 429 242" svg:d="M429 0c-70 135-677 459-315 18">
          <text:p/>
        </draw:path>
        <draw:custom-shape draw:style-name="gr186" draw:text-style-name="P53" draw:layer="layout" svg:width="0.918cm" svg:height="0.328cm" svg:x="13.951cm" svg:y="5.471cm">
          <text:p text:style-name="P42"><text:span text:style-name="T21"><text:s text:c="10"/></text:span></text:p>
          <draw:enhanced-geometry svg:viewBox="0 0 21600 21600" draw:glue-points="?f6 0 10800 ?f8 ?f11 10800 ?f9 21600 10800 ?f10 ?f5 10800" draw:text-areas="?f3 ?f3 ?f4 ?f4" draw:type="parallelogram" draw:modifiers="8011.4122681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2" draw:text-style-name="P2" draw:layer="layout" svg:width="1.802cm" svg:height="0.776cm" draw:transform="skewX (0.00122173047639602) rotate (-0.0577703982410134) translate (13.083cm 4.631cm)" svg:viewBox="0 0 1803 777" svg:d="M1656 777c607-824-808-643-1656-777">
          <text:p/>
        </draw:path>
        <draw:path draw:style-name="gr193" draw:text-style-name="P2" draw:layer="layout" svg:width="1.791cm" svg:height="0.689cm" draw:transform="skewX (-0.00122173047639602) rotate (-0.0584685299418111) translate (12.794cm 4.709cm)" svg:viewBox="0 0 1792 690" svg:d="M1661 690c566-664-840-581-1661-690">
          <text:p/>
        </draw:path>
        <draw:path draw:style-name="gr191" draw:text-style-name="P2" draw:layer="layout" svg:width="0.388cm" svg:height="0.23cm" draw:transform="skewX (0.00436332312998581) rotate (-0.0563741348394171) translate (14.2796737681492cm 5.51108522435682cm)" svg:viewBox="0 0 389 231" svg:d="M389 0c-70 134-633 443-265 2">
          <text:p/>
        </draw:path>
        <draw:custom-shape draw:style-name="gr194" draw:text-style-name="P55" draw:layer="layout" svg:width="2.635cm" svg:height="0.918cm" svg:x="17.257cm" svg:y="4.671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23" draw:text-style-name="P31" draw:layer="layout" svg:width="2.043cm" svg:height="2.018cm" svg:x="17.74cm" svg:y="4.788cm">
          <draw:text-box>
            <text:p><text:span text:style-name="T10">Heater</text:span></text:p>
          </draw:text-box>
        </draw:frame>
        <draw:g>
          <draw:custom-shape draw:style-name="gr178" draw:text-style-name="P9" draw:layer="layout" svg:width="0.262cm" svg:height="0.263cm" svg:x="17.857cm" svg:y="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4cm" svg:height="0.131cm" svg:x="17.922cm" svg:y="5.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 draw:layer="layout" svg:width="0.133cm" svg:height="0.393cm" svg:x="17.922cm" svg:y="5.423cm">
            <text:p/>
            <draw:enhanced-geometry svg:viewBox="0 0 21600 21600" draw:type="rectangle" draw:enhanced-path="M 0 0 L 21600 0 21600 21600 0 21600 0 0 Z N"/>
          </draw:custom-shape>
          <draw:custom-shape draw:style-name="gr180" draw:text-style-name="P9" draw:layer="layout" svg:width="0.093cm" svg:height="0.525cm" svg:x="17.941cm" svg:y="5.395cm">
            <text:p/>
            <draw:enhanced-geometry svg:viewBox="0 0 21600 21600" draw:type="rectangle" draw:enhanced-path="M 0 0 L 21600 0 21600 21600 0 21600 0 0 Z N"/>
          </draw:custom-shape>
          <draw:line draw:style-name="gr181" draw:text-style-name="P2" draw:layer="layout" svg:x1="17.988cm" svg:y1="5.947cm" svg:x2="17.988cm" svg:y2="5.58cm">
            <text:p/>
          </draw:line>
          <draw:custom-shape draw:style-name="gr182" draw:text-style-name="P50" draw:layer="layout" svg:width="0.133cm" svg:height="0.131cm" svg:x="17.922cm" svg:y="5.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8" draw:text-style-name="P9" draw:layer="layout" svg:width="0.486cm" svg:height="0.21cm" svg:x="14.761cm" svg:y="5.484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8" draw:text-style-name="P9" draw:layer="layout" svg:width="0.387cm" svg:height="0.184cm" svg:x="14.722cm" svg:y="5.69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6" draw:text-style-name="P9" draw:layer="layout" svg:width="0.269cm" svg:height="0.131cm" svg:x="14.874cm" svg:y="5.62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24" draw:text-style-name="P19" draw:layer="layout" svg:width="0.414cm" svg:height="0.889cm" svg:x="14.333cm" svg:y="1.34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5" draw:text-style-name="P50" draw:layer="layout" svg:width="0.832cm" svg:height="0.889cm" svg:x="14.536cm" svg:y="1.3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6" draw:text-style-name="P19" draw:layer="layout" svg:width="0.415cm" svg:height="0.889cm" svg:x="15.025cm" svg:y="1.34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7" draw:text-style-name="P19" draw:layer="layout" svg:width="0.12cm" svg:height="0.444cm" draw:transform="rotate (-1.5707963267949) translate (15.767cm 1.72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7cm" svg:height="0.298cm" svg:x="14.331cm" svg:y="1.75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24" draw:text-style-name="P19" draw:layer="layout" svg:width="0.414cm" svg:height="0.889cm" svg:x="16.148cm" svg:y="1.34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8" draw:text-style-name="P50" draw:layer="layout" svg:width="0.831cm" svg:height="0.889cm" svg:x="16.35cm" svg:y="1.3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6" draw:text-style-name="P19" draw:layer="layout" svg:width="0.416cm" svg:height="0.889cm" svg:x="16.839cm" svg:y="1.34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9" draw:text-style-name="P19" draw:layer="layout" svg:width="0.12cm" svg:height="0.446cm" draw:transform="rotate (-1.5707963267949) translate (17.582cm 1.72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7cm" svg:height="0.298cm" svg:x="16.144cm" svg:y="1.75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24" draw:text-style-name="P19" draw:layer="layout" svg:width="0.414cm" svg:height="0.889cm" svg:x="17.827cm" svg:y="1.34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0" draw:text-style-name="P50" draw:layer="layout" svg:width="0.829cm" svg:height="0.889cm" svg:x="18.029cm" svg:y="1.3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4" draw:text-style-name="P19" draw:layer="layout" svg:width="0.414cm" svg:height="0.889cm" svg:x="18.52cm" svg:y="1.34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9" draw:text-style-name="P19" draw:layer="layout" svg:width="0.12cm" svg:height="0.446cm" draw:transform="rotate (-1.5707963267949) translate (19.26cm 1.72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8cm" svg:height="0.298cm" svg:x="17.825cm" svg:y="1.75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26" draw:text-style-name="P19" draw:layer="layout" svg:width="0.415cm" svg:height="0.89cm" svg:x="12.64cm" svg:y="1.34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1" draw:text-style-name="P50" draw:layer="layout" svg:width="0.83cm" svg:height="0.89cm" svg:x="12.841cm" svg:y="1.3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6" draw:text-style-name="P19" draw:layer="layout" svg:width="0.415cm" svg:height="0.889cm" svg:x="13.331cm" svg:y="1.34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7" draw:text-style-name="P19" draw:layer="layout" svg:width="0.12cm" svg:height="0.444cm" draw:transform="rotate (-1.5707963267949) translate (14.071cm 1.726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52cm" svg:height="0.298cm" svg:x="12.633cm" svg:y="1.756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251cm" svg:height="1.372cm" draw:transform="skewX (0.000698131700797727) rotate (-0.0577703982410134) translate (14.1488667292492cm 1.88547576952717cm)" svg:viewBox="0 0 252 1373" svg:d="M222 1373c-29-918-503-580 30-1373">
            <text:p/>
          </draw:path>
          <draw:path draw:style-name="gr34" draw:text-style-name="P2" draw:layer="layout" svg:width="0.416cm" svg:height="1.393cm" draw:transform="skewX (0.00366519142918809) rotate (-0.05550147021342) translate (15.7836455883407cm 1.87686796106456cm)" svg:viewBox="0 0 417 1394" svg:d="M31 1394c-30-918-144-603 386-1394">
            <text:p/>
          </draw:path>
          <draw:path draw:style-name="gr34" draw:text-style-name="P2" draw:layer="layout" svg:width="0.648cm" svg:height="1.405cm" draw:transform="skewX (0.00436332312998582) rotate (-0.0537561409614258) translate (17.2516725692262cm 1.86511480992508cm)" svg:viewBox="0 0 649 1406" svg:d="M3 1406c-26-917 114-616 646-1406">
            <text:p/>
          </draw:path>
          <draw:path draw:style-name="gr34" draw:text-style-name="P2" draw:layer="layout" svg:width="0.416cm" svg:height="1.355cm" draw:transform="skewX (0.00139626340159546) rotate (-0.0567232006898169) translate (12.5092271601268cm 1.88916713309742cm)" svg:viewBox="0 0 417 1356" svg:d="M417 1356c-26-918-753-425-226-1356">
            <text:p/>
          </draw:path>
        </draw:g>
        <draw:path draw:style-name="gr64" draw:text-style-name="P2" draw:layer="layout" svg:width="3.631cm" svg:height="2.815cm" draw:transform="rotate (-0.107337748997652) translate (5.35cm 7.89cm)" svg:viewBox="0 0 3632 2816" svg:d="M3632 2816c-1388-554-3249-1158-3632-2816">
          <text:p/>
        </draw:path>
        <draw:g>
          <draw:custom-shape draw:style-name="gr105" draw:text-style-name="P11" draw:layer="layout" svg:width="0.761cm" svg:height="0.652cm" draw:transform="skewX (-0.00610865238198015) rotate (-3.14159265358979) translate (5.694cm 7.17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299) rotate (-3.14159265358979) translate (5.863cm 7.42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8) rotate (-3.14159265358979) translate (6.066cm 7.69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69) rotate (-3.14159265358979) translate (5.424cm 6.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8" draw:text-style-name="P3" draw:layer="layout" svg:width="0.6cm" svg:height="0.25cm" svg:x="9.725cm" svg:y="11.787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58" draw:text-style-name="P13" draw:layer="layout" svg:width="4.29cm" svg:height="1.3cm" svg:x="10.245cm" svg:y="11.02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9.9cm" svg:y="7.46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0.045cm" svg:y="7.658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0.045cm" svg:y="7.65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0.045cm" svg:y="7.658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9.425cm" svg:y="12.482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9.69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9.69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9.69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12.605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12.197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11.772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11.349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10.521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10.944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0.109cm" svg:y="12.89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13.127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13.549cm" svg:y="12.89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9.883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9.883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9.883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12.785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2.377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11.953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11.551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0.712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1.12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0.291cm" svg:y="12.71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0.058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0.058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0.058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12.955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12.548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12.122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11.71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0.89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11.291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10.478cm" svg:y="12.52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13.271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3.683cm" svg:y="12.71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13.523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13.939cm" svg:y="12.521cm">
                  <text:p/>
                  <draw:enhanced-geometry svg:viewBox="0 0 21600 21600" draw:mirror-horizontal="false" draw:mirror-vertical="false" draw:type="rectangle" draw:enhanced-path="M 0 0 L 21600 0 21600 21600 0 21600 0 0 Z N"/>
                </draw:custom-shape>
              </draw:g>
            </draw:g>
          </draw:g>
          <draw:g>
            <draw:custom-shape draw:style-name="gr90" draw:text-style-name="P9" draw:layer="layout" svg:width="3.4cm" svg:height="2.699cm" svg:x="10.344cm" svg:y="7.959cm">
              <text:p/>
              <draw:enhanced-geometry svg:viewBox="0 0 21600 21600" draw:type="rectangle" draw:enhanced-path="M 0 0 L 21600 0 21600 21600 0 21600 0 0 Z N"/>
            </draw:custom-shape>
            <draw:g>
              <draw:g>
                <draw:line draw:style-name="gr3" draw:text-style-name="P2" draw:layer="layout" svg:x1="11.754cm" svg:y1="8.909cm" svg:x2="12.915cm" svg:y2="8.909cm">
                  <text:p/>
                </draw:line>
                <draw:custom-shape draw:style-name="gr91" draw:text-style-name="P3" draw:layer="layout" svg:width="1.351cm" svg:height="0.324cm" svg:x="11.788cm" svg:y="9.23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12.316cm" svg:y="9.0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12.278cm" svg:y="8.93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12.131cm" svg:y="8.79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2.465cm" svg:y1="8.909cm" svg:x2="12.989cm" svg:y2="8.909cm">
                  <text:p/>
                </draw:line>
                <draw:custom-shape draw:style-name="gr92" draw:text-style-name="P7" draw:layer="layout" svg:width="1.549cm" svg:height="1.134cm" svg:x="11.627cm" svg:y="8.64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11.837cm" svg:y="8.836cm">
                  <text:p/>
                  <draw:enhanced-geometry svg:viewBox="0 0 21600 21600" draw:type="rectangle" draw:enhanced-path="M 0 0 L 21600 0 21600 21600 0 21600 0 0 Z N"/>
                </draw:custom-shape>
              </draw:g>
            </draw:g>
            <draw:custom-shape draw:style-name="gr94" draw:text-style-name="P9" draw:layer="layout" svg:width="3.161cm" svg:height="0.149cm" svg:x="10.461cm" svg:y="8.065cm">
              <text:p/>
              <draw:enhanced-geometry svg:viewBox="0 0 21600 21600" draw:type="rectangle" draw:enhanced-path="M 0 0 L 21600 0 21600 21600 0 21600 0 0 Z N"/>
            </draw:custom-shape>
            <draw:custom-shape draw:style-name="gr95" draw:text-style-name="P9" draw:layer="layout" svg:width="0.598cm" svg:height="1.849cm" svg:x="10.461cm" svg:y="8.809cm">
              <text:p/>
              <draw:enhanced-geometry svg:viewBox="0 0 21600 21600" draw:type="rectangle" draw:enhanced-path="M 0 0 L 21600 0 21600 21600 0 21600 0 0 Z N"/>
            </draw:custom-shape>
            <draw:custom-shape draw:style-name="gr96" draw:text-style-name="P9" draw:layer="layout" svg:width="1.117cm" svg:height="0.448cm" svg:x="11.849cm" svg:y="9.70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6) rotate (0.540528469342644) translate (11.824130394383cm 9.9669653717749cm)" svg:viewBox="0 0 906 448" draw:points="0,77 307,0 357,205 524,217 676,396 906,448">
              <text:p/>
            </draw:polyline>
            <draw:custom-shape draw:style-name="gr97" draw:text-style-name="P9" draw:layer="layout" svg:width="0.955cm" svg:height="0.372cm" svg:x="10.461cm" svg:y="8.334cm">
              <text:p/>
              <draw:enhanced-geometry svg:viewBox="0 0 21600 21600" draw:type="rectangle" draw:enhanced-path="M 0 0 L 21600 0 21600 21600 0 21600 0 0 Z N"/>
            </draw:custom-shape>
            <draw:custom-shape draw:style-name="gr98" draw:text-style-name="P9" draw:layer="layout" svg:width="0.713cm" svg:height="0.372cm" svg:x="12.909cm" svg:y="8.334cm">
              <text:p/>
              <draw:enhanced-geometry svg:viewBox="0 0 21600 21600" draw:type="rectangle" draw:enhanced-path="M 0 0 L 21600 0 21600 21600 0 21600 0 0 Z N"/>
            </draw:custom-shape>
            <draw:custom-shape draw:style-name="gr99" draw:text-style-name="P9" draw:layer="layout" svg:width="1.268cm" svg:height="0.372cm" svg:x="11.536cm" svg:y="8.334cm">
              <text:p/>
              <draw:enhanced-geometry svg:viewBox="0 0 21600 21600" draw:type="rectangle" draw:enhanced-path="M 0 0 L 21600 0 21600 21600 0 21600 0 0 Z N"/>
            </draw:custom-shape>
            <draw:custom-shape draw:style-name="gr100" draw:text-style-name="P9" draw:layer="layout" svg:width="0.536cm" svg:height="0.372cm" svg:x="11.179cm" svg:y="8.809cm">
              <text:p/>
              <draw:enhanced-geometry svg:viewBox="0 0 21600 21600" draw:type="rectangle" draw:enhanced-path="M 0 0 L 21600 0 21600 21600 0 21600 0 0 Z N"/>
            </draw:custom-shape>
            <draw:custom-shape draw:style-name="gr101" draw:text-style-name="P9" draw:layer="layout" svg:width="0.536cm" svg:height="0.448cm" svg:x="11.179cm" svg:y="9.286cm">
              <text:p/>
              <draw:enhanced-geometry svg:viewBox="0 0 21600 21600" draw:type="rectangle" draw:enhanced-path="M 0 0 L 21600 0 21600 21600 0 21600 0 0 Z N"/>
            </draw:custom-shape>
            <draw:custom-shape draw:style-name="gr61" draw:text-style-name="P9" draw:layer="layout" svg:width="0.507cm" svg:height="0.223cm" svg:x="13.115cm" svg:y="8.826cm">
              <text:p/>
              <draw:enhanced-geometry svg:viewBox="0 0 21600 21600" draw:type="rectangle" draw:enhanced-path="M 0 0 L 21600 0 21600 21600 0 21600 0 0 Z N"/>
            </draw:custom-shape>
            <draw:custom-shape draw:style-name="gr102" draw:text-style-name="P9" draw:layer="layout" svg:width="0.507cm" svg:height="0.298cm" svg:x="13.115cm" svg:y="9.169cm">
              <text:p/>
              <draw:enhanced-geometry svg:viewBox="0 0 21600 21600" draw:type="rectangle" draw:enhanced-path="M 0 0 L 21600 0 21600 21600 0 21600 0 0 Z N"/>
            </draw:custom-shape>
            <draw:custom-shape draw:style-name="gr103" draw:text-style-name="P9" draw:layer="layout" svg:width="1.117cm" svg:height="0.373cm" svg:x="11.849cm" svg:y="10.285cm">
              <text:p/>
              <draw:enhanced-geometry svg:viewBox="0 0 21600 21600" draw:type="rectangle" draw:enhanced-path="M 0 0 L 21600 0 21600 21600 0 21600 0 0 Z N"/>
            </draw:custom-shape>
          </draw:g>
          <draw:custom-shape draw:style-name="gr159" draw:text-style-name="P9" draw:layer="layout" svg:width="0.8cm" svg:height="0.8cm" svg:x="11.716cm" svg:y="10.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47" draw:layer="layout" svg:width="3.536cm" svg:height="0.855cm" svg:x="10.417cm" svg:y="11.425cm">
            <text:p text:style-name="P46"><text:span text:style-name="T22">Browser</text:span><text:span text:style-name="T17"> execute</text:span></text:p>
            <text:p text:style-name="P46"><text:span text:style-name="T17">html and Javascript</text:span></text:p>
            <draw:enhanced-geometry svg:viewBox="0 0 21600 21600" draw:type="rectangle" draw:enhanced-path="M 0 0 L 21600 0 21600 21600 0 21600 0 0 Z N"/>
          </draw:custom-shape>
          <draw:g>
            <draw:custom-shape draw:style-name="gr112" draw:text-style-name="P11" draw:layer="layout" svg:width="0.812cm" svg:height="0.672cm" draw:transform="skewX (0.00453785605518523) rotate (0.872664625997165) translate (9.074cm 11.75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3" draw:text-style-name="P11" draw:layer="layout" svg:width="1.19cm" svg:height="0.996cm" draw:transform="skewX (0.00209439510239329) rotate (0.872664625997165) translate (8.762cm 11.72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4" draw:text-style-name="P11" draw:layer="layout" svg:width="1.641cm" svg:height="1.464cm" draw:transform="skewX (0.00139626340159534) rotate (0.872664625997165) translate (8.417cm 11.71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81) rotate (0.872664625997165) translate (9.423cm 1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2" draw:text-style-name="P14" draw:layer="layout" svg:width="2.987cm" svg:height="1.56cm" svg:x="4.6cm" svg:y="5.12cm">
          <text:p/>
          <draw:enhanced-geometry svg:viewBox="0 0 21600 21600" draw:mirror-horizontal="false" draw:mirror-vertical="false" draw:glue-points="?f7 0 ?f6 ?f1 0 ?f10 ?f6 21600 ?f4 ?f10 21600 ?f9" draw:path-stretchpoint-x="10800" draw:path-stretchpoint-y="10800" draw:text-areas="0 ?f1 ?f4 ?f12" draw:type="cube" draw:modifiers="20030.042398546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3" draw:text-style-name="P6" draw:layer="layout" svg:width="6.005cm" svg:height="1.87cm" svg:x="6.1cm" svg:y="4.98cm">
          <text:p/>
          <draw:enhanced-geometry svg:viewBox="0 0 21600 21600" draw:mirror-horizontal="false" draw:mirror-vertical="false" draw:glue-points="?f7 0 ?f6 ?f1 0 ?f10 ?f6 21600 ?f4 ?f10 21600 ?f9" draw:path-stretchpoint-x="10800" draw:path-stretchpoint-y="10800" draw:text-areas="0 ?f1 ?f4 ?f12" draw:type="cube" draw:modifiers="17795.2512424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234" draw:text-style-name="P2" draw:layer="layout" svg:width="2.349cm" svg:height="0.428cm" draw:transform="rotate (-0.0588175957922099) translate (9.06917068652757cm 4.22010138353491cm)" svg:viewBox="0 0 2350 429" svg:d="M2350 429c-1932-145-1389-463-2350-426">
          <text:p/>
        </draw:path>
        <draw:frame draw:style-name="gr235" draw:text-style-name="P31" draw:layer="layout" svg:width="2.399cm" svg:height="1.547cm" svg:x="3.638cm" svg:y="4.841cm">
          <draw:text-box>
            <text:p><text:span text:style-name="T10"><text:s text:c="8"/></text:span><text:span text:style-name="T10">WiFi</text:span></text:p>
            <text:p><text:span text:style-name="T10">Antenna</text:span></text:p>
          </draw:text-box>
        </draw:frame>
        <draw:custom-shape draw:style-name="gr236" draw:text-style-name="P59" draw:layer="layout" svg:width="3.126cm" svg:height="0.912cm" svg:x="8.239cm" svg:y="5.523cm">
          <text:p text:style-name="P42"><text:span text:style-name="T23"><text:s text:c="15"/></text:span><text:span text:style-name="T23">Web </text:span></text:p>
          <text:p text:style-name="P42"><text:span text:style-name="T23"><text:s text:c="3"/></text:span><text:span text:style-name="T23">Interface</text:span></text:p>
          <draw:enhanced-geometry svg:viewBox="0 0 21600 21600" draw:glue-points="?f6 0 10800 ?f8 ?f11 10800 ?f9 21600 10800 ?f10 ?f5 10800" draw:text-areas="?f3 ?f3 ?f4 ?f4" draw:type="parallelogram" draw:modifiers="6258.966565349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7" draw:text-style-name="P60" draw:layer="layout" svg:width="2.975cm" svg:height="0.402cm" svg:x="8.873cm" svg:y="5.051cm">
          <text:p text:style-name="P42"><text:span text:style-name="T23"><text:s text:c="7"/></text:span></text:p>
          <draw:enhanced-geometry svg:viewBox="0 0 21600 21600" draw:mirror-horizontal="false" draw:mirror-vertical="false" draw:glue-points="?f6 0 10800 ?f8 ?f11 10800 ?f9 21600 10800 ?f10 ?f5 10800" draw:text-areas="?f3 ?f3 ?f4 ?f4" draw:type="parallelogram" draw:modifiers="3064.255910987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8" draw:text-style-name="P60" draw:layer="layout" svg:width="3.198cm" svg:height="1.392cm" svg:x="6.309cm" svg:y="5.051cm">
          <text:p text:style-name="P42"><text:span text:style-name="T23"><text:s text:c="7"/></text:span></text:p>
          <draw:enhanced-geometry svg:viewBox="0 0 21600 21600" draw:glue-points="?f6 0 10800 ?f8 ?f11 10800 ?f9 21600 10800 ?f10 ?f5 10800" draw:text-areas="?f3 ?f3 ?f4 ?f4" draw:type="parallelogram" draw:modifiers="9317.9118474523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6" draw:layer="layout" svg:width="0.703cm" svg:height="0.359cm" svg:x="8.753cm" svg:y="3.698cm">
          <text:p/>
          <draw:enhanced-geometry svg:viewBox="0 0 21600 21600" draw:mirror-horizontal="false" draw:mirror-vertical="false" draw:glue-points="?f7 0 ?f6 ?f1 0 ?f10 ?f6 21600 ?f4 ?f10 21600 ?f9" draw:path-stretchpoint-x="10800" draw:path-stretchpoint-y="10800" draw:text-areas="0 ?f1 ?f4 ?f12" draw:type="cube" draw:modifiers="10646.4454976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39" draw:text-style-name="P61" draw:layer="layout" svg:width="3.524cm" svg:height="0.849cm" svg:x="6.22cm" svg:y="6.581cm">
          <draw:text-box>
            <text:p><text:span text:style-name="T24">WiFi module</text:span></text:p>
          </draw:text-box>
        </draw:frame>
        <draw:frame draw:style-name="gr235" draw:text-style-name="P31" draw:layer="layout" svg:width="2.925cm" svg:height="1.547cm" svg:x="5.395cm" svg:y="3.754cm">
          <draw:text-box>
            <text:p><text:span text:style-name="T10"><text:s text:c="8"/></text:span><text:span text:style-name="T10">G-codes </text:span></text:p>
            <text:p><text:span text:style-name="T10">Files on SD</text:span></text:p>
          </draw:text-box>
        </draw:frame>
        <draw:custom-shape draw:style-name="gr240" draw:text-style-name="P62" draw:layer="layout" svg:width="1.3cm" svg:height="0.102cm" svg:x="4.82cm" svg:y="6.3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69cm" svg:height="0.306cm" svg:x="4.838cm" svg:y="6.16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5.02cm" svg:y="6.179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4.822cm" svg:y="6.3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49cm" svg:height="0.286cm" svg:x="5.657cm" svg:y="5.794cm">
          <text:p/>
          <draw:enhanced-geometry svg:viewBox="0 0 21600 21600" draw:mirror-horizontal="false" draw:mirror-vertical="false" draw:glue-points="?f6 0 10800 ?f8 ?f11 10800 ?f9 21600 10800 ?f10 ?f5 10800" draw:text-areas="?f3 ?f3 ?f4 ?f4" draw:type="parallelogram" draw:modifiers="1368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2" draw:text-style-name="P62" draw:layer="layout" svg:width="0.7cm" svg:height="0.1cm" svg:x="5.22cm" svg:y="5.98cm">
          <text:p/>
          <draw:enhanced-geometry svg:viewBox="0 0 21600 21600" draw:glue-points="?f6 0 10800 ?f8 ?f11 10800 ?f9 21600 10800 ?f10 ?f5 10800" draw:text-areas="?f3 ?f3 ?f4 ?f4" draw:type="parallelogram" draw:modifiers="3204.5649072753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69cm" svg:height="0.3cm" svg:x="5.82cm" svg:y="5.1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3" draw:layer="layout" svg:width="0.459cm" svg:height="0.3cm" svg:x="5.398cm" svg:y="5.594cm">
          <text:p/>
          <draw:enhanced-geometry svg:viewBox="0 0 21600 21600" draw:mirror-horizontal="false" draw:mirror-vertical="false" draw:glue-points="?f6 0 10800 ?f8 ?f11 10800 ?f9 21600 10800 ?f10 ?f5 10800" draw:text-areas="?f3 ?f3 ?f4 ?f4" draw:type="parallelogram" draw:modifiers="13993.043478260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4.923cm" svg:y="6.3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6.035cm" svg:y="5.1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59cm" svg:height="0.3cm" svg:x="6.052cm" svg:y="5.385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18" draw:text-style-name="P57" draw:layer="layout" svg:width="2.842cm" svg:height="0.3cm" draw:transform="skewX (0.00104719755119659) rotate (-0.0598647933434065) translate (6.15130120009803cm 5.68291852024685cm)" svg:viewBox="0 0 2843 301" svg:d="M0 301c3182-128 2348-294 2843-301">
          <text:p/>
        </draw:path>
        <draw:g>
          <draw:custom-shape draw:style-name="gr211" draw:text-style-name="P19" draw:layer="layout" svg:width="0.097cm" svg:height="0.096cm" svg:x="11.374cm" svg:y="2.7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6" draw:layer="layout" svg:width="0.159cm" svg:height="0.474cm" draw:transform="rotate (-1.5707963267949) translate (11.56cm 2.497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2" draw:text-style-name="P10" draw:layer="layout" svg:width="0.554cm" svg:height="0.395cm" svg:x="11.15cm" svg:y="2.3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56" draw:layer="layout" svg:width="0.16cm" svg:height="0.11cm" draw:transform="rotate (-1.5707963267949) translate (11.749cm 2.4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4" draw:text-style-name="P19" draw:layer="layout" svg:width="0.651cm" svg:height="0.387cm" svg:x="11.108cm" svg:y="2.0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11.109cm" svg:y="1.9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11.11cm" svg:y="1.7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11.111cm" svg:y="1.6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11.112cm" svg:y="1.5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9" draw:layer="layout" svg:width="0.284cm" svg:height="0.321cm" svg:x="11.294cm" svg:y="1.34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41" draw:text-style-name="P62" draw:layer="layout" svg:width="0.469cm" svg:height="0.306cm" svg:x="5.019cm" svg:y="5.9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7cm" svg:height="0.1cm" svg:x="5.402cm" svg:y="5.794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7cm" svg:height="0.1cm" svg:x="5.6cm" svg:y="5.595cm">
          <text:p/>
          <draw:enhanced-geometry svg:viewBox="0 0 21600 21600" draw:glue-points="?f6 0 10800 ?f8 ?f11 10800 ?f9 21600 10800 ?f10 ?f5 10800" draw:text-areas="?f3 ?f3 ?f4 ?f4" draw:type="parallelogram" draw:modifiers="3112.1255349500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7cm" svg:height="0.1cm" svg:x="5.822cm" svg:y="5.38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169" draw:text-style-name="P27" draw:layer="layout" svg:x1="11.154cm" svg:y1="4.58cm" svg:x2="11.991cm" svg:y2="4.713cm">
            <text:p/>
          </draw:line>
          <draw:path draw:style-name="gr234" draw:text-style-name="P2" draw:layer="layout" svg:width="2.204cm" svg:height="0.612cm" draw:transform="rotate (-0.0588175957922099) translate (9.36814553061942cm 3.90152858379848cm)" svg:viewBox="0 0 2205 613" svg:d="M2205 613c-1517-100-897-654-2205-611">
            <text:p/>
          </draw:path>
          <draw:path draw:style-name="gr234" draw:text-style-name="P2" draw:layer="layout" svg:width="1.411cm" svg:height="0.961cm" draw:transform="rotate (-0.0588175957922099) translate (11.521cm 4.64cm)" svg:viewBox="0 0 1412 962" svg:d="M1196 962c651-676-292-895-1196-962">
            <text:p/>
          </draw:path>
        </draw:g>
        <draw:line draw:style-name="gr246" draw:text-style-name="P2" draw:layer="layout" svg:x1="13.469cm" svg:y1="5.436cm" svg:x2="12.1cm" svg:y2="6.805cm">
          <text:p/>
        </draw:line>
        <draw:path draw:style-name="gr234" draw:text-style-name="P2" draw:layer="layout" svg:width="1.083cm" svg:height="0.711cm" draw:transform="rotate (-0.0588175957922099) translate (11.379cm 4.786cm)" svg:viewBox="0 0 1084 712" svg:d="M1084 712c-45-637-180-645-1084-712">
          <text:p/>
        </draw:path>
        <draw:path draw:style-name="gr234" draw:text-style-name="P2" draw:layer="layout" svg:width="1.465cm" svg:height="0.067cm" draw:transform="rotate (-0.0588175957922099) translate (9.33086617568228cm 4.53630840936051cm)" svg:viewBox="0 0 1466 68" svg:d="M1466 68c-779-118-800-49-1466-36">
          <text:p/>
        </draw:path>
        <draw:line draw:style-name="gr169" draw:text-style-name="P27" draw:layer="layout" svg:x1="10.67cm" svg:y1="4.667cm" svg:x2="11.369cm" svg:y2="4.79cm">
          <text:p/>
        </draw:line>
        <draw:path draw:style-name="gr34" draw:text-style-name="P2" draw:layer="layout" svg:width="0.762cm" svg:height="0.249cm" draw:transform="rotate (-0.0588175957922099) translate (12.6587113025155cm 5.59117112187252cm)" svg:viewBox="0 0 763 250" svg:d="M0 250c402-30 357-219 763-250">
          <text:p/>
        </draw:path>
        <draw:custom-shape draw:style-name="gr247" draw:text-style-name="P64" draw:layer="layout" svg:width="0.568cm" svg:height="0.445cm" draw:transform="rotate (0.785398163397448) translate (12.05cm 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9" draw:text-style-name="P27" draw:layer="layout" svg:x1="9.95cm" svg:y1="5.237cm" svg:x2="10.66cm" svg:y2="5.237cm">
          <text:p/>
        </draw:line>
        <draw:line draw:style-name="gr163" draw:text-style-name="P27" draw:layer="layout" svg:x1="8.178cm" svg:y1="5.967cm" svg:x2="8.449cm" svg:y2="5.939cm">
          <text:p/>
        </draw:line>
        <draw:frame draw:style-name="gr119" draw:text-style-name="P31" draw:layer="layout" svg:width="1.606cm" svg:height="0.683cm" svg:x="7.457cm" svg:y="4.889cm">
          <draw:text-box>
            <text:p><text:span text:style-name="T10">board</text:span></text:p>
          </draw:text-box>
        </draw:frame>
        <draw:frame draw:style-name="gr119" draw:text-style-name="P31" draw:layer="layout" svg:width="1.978cm" svg:height="0.683cm" svg:x="7.057cm" svg:y="5.282cm">
          <draw:text-box>
            <text:p><text:span text:style-name="T10">connect</text:span></text:p>
          </draw:text-box>
        </draw:frame>
        <draw:frame draw:style-name="gr119" draw:text-style-name="P31" draw:layer="layout" svg:width="1.606cm" svg:height="0.683cm" svg:x="6.608cm" svg:y="5.883cm">
          <draw:text-box>
            <text:p><text:span text:style-name="T10">http://</text:span></text:p>
          </draw:text-box>
        </draw:frame>
        <draw:line draw:style-name="gr169" draw:text-style-name="P27" draw:layer="layout" svg:x1="6.947cm" svg:y1="5.436cm" svg:x2="7.657cm" svg:y2="5.436cm">
          <text:p/>
        </draw:line>
        <draw:custom-shape draw:style-name="gr248" draw:text-style-name="P49" draw:layer="layout" svg:width="0.938cm" svg:height="0.428cm" svg:x="8.258cm" svg:y="4.14cm">
          <text:p text:style-name="P42"><text:span text:style-name="T19"><text:s text:c="8"/></text:span><text:span text:style-name="T19">Gxx yyy</text:span></text:p>
          <text:p text:style-name="P42"><text:span text:style-name="T19"><text:s text:c="4"/></text:span><text:span text:style-name="T19">Mxxx <text:s/>zz</text:span></text:p>
          <text:p text:style-name="P42"><text:span text:style-name="T19">Gtt uu</text:span></text:p>
          <draw:enhanced-geometry svg:viewBox="0 0 21600 21600" draw:glue-points="?f6 0 10800 ?f8 ?f11 10800 ?f9 21600 10800 ?f10 ?f5 10800" draw:text-areas="?f3 ?f3 ?f4 ?f4" draw:type="parallelogram" draw:modifiers="9658.5365853658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8cm" svg:height="0.3cm" svg:x="8.775cm" svg:y="4.353cm">
          <text:p text:style-name="P42"><text:span text:style-name="T19"><text:s text:c="5"/></text:span><text:span text:style-name="T19">&lt;xx yy&gt;</text:span></text:p>
          <text:p text:style-name="P42"><text:span text:style-name="T19"><text:s/></text:span><text:span text:style-name="T19">Xxx <text:s/>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8cm" svg:height="0.3cm" svg:x="9.228cm" svg:y="5.698cm">
          <text:p text:style-name="P42"><text:span text:style-name="T19"><text:s text:c="5"/></text:span><text:span text:style-name="T19">axx y25</text:span></text:p>
          <text:p text:style-name="P42"><text:span text:style-name="T19"><text:s/></text:span><text:span text:style-name="T19">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8cm" svg:height="0.3cm" svg:x="9.121cm" svg:y="5.655cm">
          <text:p text:style-name="P42"><text:span text:style-name="T19"><text:s text:c="5"/></text:span><text:span text:style-name="T19">axx y12</text:span></text:p>
          <text:p text:style-name="P42"><text:span text:style-name="T19"><text:s/></text:span><text:span text:style-name="T19">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902cm" svg:height="0.399cm" svg:x="8.796cm" svg:y="5.613cm">
          <text:p text:style-name="P42"><text:span text:style-name="T19"><text:s text:c="8"/></text:span><text:span text:style-name="T19">jscgh yy</text:span></text:p>
          <text:p text:style-name="P42"><text:span text:style-name="T19"><text:s text:c="4"/></text:span><text:span text:style-name="T19">uxxx <text:s/>zz</text:span></text:p>
          <text:p text:style-name="P42"><text:span text:style-name="T19">ott u 24</text:span></text:p>
          <draw:enhanced-geometry svg:viewBox="0 0 21600 21600" draw:glue-points="?f6 0 10800 ?f8 ?f11 10800 ?f9 21600 10800 ?f10 ?f5 10800" draw:text-areas="?f3 ?f3 ?f4 ?f4" draw:type="parallelogram" draw:modifiers="9472.4252491694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9" draw:text-style-name="P27" draw:layer="layout" svg:width="0.546cm" svg:height="0.546cm" svg:x="15.667cm" svg:y="7.76cm">
          <text:p/>
          <draw:enhanced-geometry svg:viewBox="0 0 21600 21600" draw:mirror-horizontal="false" draw:mirror-vertical="false" draw:type="rectangle" draw:enhanced-path="M 0 0 L 21600 0 21600 21600 0 21600 0 0 Z N"/>
        </draw:custom-shape>
        <draw:frame draw:style-name="gr125" draw:text-style-name="P31" draw:layer="layout" svg:width="2.97cm" svg:height="1.115cm" svg:x="16.376cm" svg:y="7.519cm">
          <draw:text-box>
            <text:p><text:span text:style-name="T10">WiFi module firmware</text:span></text:p>
          </draw:text-box>
        </draw:frame>
        <draw:custom-shape draw:style-name="gr250" draw:text-style-name="P65" draw:layer="layout" svg:width="0.546cm" svg:height="0.546cm" svg:x="15.667cm" svg:y="9.06cm">
          <text:p/>
          <draw:enhanced-geometry svg:viewBox="0 0 21600 21600" draw:mirror-horizontal="false" draw:mirror-vertical="false" draw:type="rectangle" draw:enhanced-path="M 0 0 L 21600 0 21600 21600 0 21600 0 0 Z N"/>
        </draw:custom-shape>
        <draw:custom-shape draw:style-name="gr251" draw:text-style-name="P37" draw:layer="layout" svg:width="0.546cm" svg:height="0.546cm" svg:x="15.667cm" svg:y="10.36cm">
          <text:p/>
          <draw:enhanced-geometry svg:viewBox="0 0 21600 21600" draw:mirror-horizontal="false" draw:mirror-vertical="false" draw:type="rectangle" draw:enhanced-path="M 0 0 L 21600 0 21600 21600 0 21600 0 0 Z N"/>
        </draw:custom-shape>
        <draw:frame draw:style-name="gr125" draw:text-style-name="P31" draw:layer="layout" svg:width="2.97cm" svg:height="1.115cm" svg:x="16.376cm" svg:y="8.82cm">
          <draw:text-box>
            <text:p><text:span text:style-name="T10">Web</text:span></text:p>
            <text:p><text:span text:style-name="T10">interface</text:span></text:p>
          </draw:text-box>
        </draw:frame>
        <draw:frame draw:style-name="gr125" draw:text-style-name="P31" draw:layer="layout" svg:width="2.97cm" svg:height="1.115cm" svg:x="16.376cm" svg:y="10.021cm">
          <draw:text-box>
            <text:p><text:span text:style-name="T10">Board</text:span></text:p>
            <text:p><text:span text:style-name="T10">firmware</text:span></text:p>
          </draw:text-box>
        </draw:frame>
        <draw:line draw:style-name="gr252" draw:text-style-name="P2" draw:layer="layout" svg:x1="9.491cm" svg:y1="5.071cm" svg:x2="9.126cm" svg:y2="5.436cm">
          <text:p/>
        </draw:line>
        <draw:path draw:style-name="gr34" draw:text-style-name="P2" draw:layer="layout" svg:width="2.166cm" svg:height="0.362cm" draw:transform="skewX (0.00418879020478639) rotate (-0.0582939970166117) translate (10.0996976684622cm 5.19488161470925cm)" svg:viewBox="0 0 2167 363" svg:d="M0 43c2007-160 1434 166 2167 320">
          <text:p/>
        </draw:path>
        <draw:path draw:style-name="gr253" draw:text-style-name="P57" draw:layer="layout" svg:width="3.349cm" svg:height="0.394cm" draw:transform="skewX (0.00104719755119659) rotate (-0.0598647933434065) translate (6.73405491249515cm 5.04057593500912cm)" svg:viewBox="0 0 3350 395" svg:d="M0 395c3668-174 1401-280 3350-395">
          <text:p/>
        </draw:path>
        <draw:frame draw:style-name="gr254" draw:text-style-name="P31" draw:layer="layout" svg:width="1.482cm" svg:height="0.783cm" svg:x="7.609cm" svg:y="3.327cm">
          <draw:text-box>
            <text:p><text:span text:style-name="T10">USB</text:span></text:p>
          </draw:text-box>
        </draw:frame>
        <draw:frame draw:style-name="gr255" draw:text-style-name="P31" draw:layer="layout" svg:width="4.345cm" svg:height="2.45cm" svg:x="4.107cm" svg:y="10.864cm">
          <draw:text-box>
            <text:p><text:span text:style-name="T10">Web interface files are simply transferred to your computer and executed by your browser. </text:span></text:p>
          </draw:text-box>
        </draw:frame>
      </draw:page>
      <draw:page draw:name="page8" draw:style-name="dp1" draw:master-page-name="Standard">
        <draw:custom-shape draw:style-name="gr256" draw:text-style-name="P58" draw:layer="layout" svg:width="12.869cm" svg:height="3.745cm" svg:x="5.665cm" svg:y="3.493cm">
          <text:p/>
          <draw:enhanced-geometry svg:viewBox="0 0 21600 21600" draw:mirror-horizontal="false" draw:mirror-vertical="false" draw:glue-points="?f7 0 ?f6 ?f1 0 ?f10 ?f6 21600 ?f4 ?f10 21600 ?f9" draw:path-stretchpoint-x="10800" draw:path-stretchpoint-y="10800" draw:text-areas="0 ?f1 ?f4 ?f12" draw:type="cube" draw:modifiers="20740.84033613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3" draw:text-style-name="P3" draw:layer="layout" svg:width="0.599cm" svg:height="0.431cm" svg:x="13.5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3" draw:text-style-name="P3" draw:layer="layout" svg:width="0.599cm" svg:height="0.431cm" svg:x="14.7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3" draw:text-style-name="P3" draw:layer="layout" svg:width="0.599cm" svg:height="0.431cm" svg:x="15.9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3" draw:text-style-name="P3" draw:layer="layout" svg:width="0.599cm" svg:height="0.431cm" svg:x="17.1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1" draw:text-style-name="P24" draw:layer="layout" svg:width="4.2cm" svg:height="0.61cm" svg:x="15.24cm" svg:y="12.89cm">
          <draw:text-box>
            <text:p><text:span text:style-name="T4">License : GFDL 1.2 - CC BY-SA</text:span></text:p>
          </draw:text-box>
        </draw:frame>
        <draw:frame draw:style-name="gr131" draw:text-style-name="P48" draw:layer="layout" svg:width="0.9cm" svg:height="0.61cm" svg:x="18.554cm" svg:y="12.911cm">
          <draw:text-box>
            <text:p><text:span text:style-name="T18">PRZ</text:span></text:p>
          </draw:text-box>
        </draw:frame>
        <draw:frame draw:style-name="gr219" draw:text-style-name="P66" draw:layer="layout" svg:width="7.26cm" svg:height="2.645cm" svg:x="3.272cm" svg:y="1.824cm">
          <draw:text-box>
            <text:p><text:span text:style-name="T25">RepRap Firmware </text:span></text:p>
            <text:p><text:span text:style-name="T25">Functional operation</text:span></text:p>
            <text:p><text:span text:style-name="T25">On Duet WiFi</text:span></text:p>
          </draw:text-box>
        </draw:frame>
        <draw:custom-shape draw:style-name="gr183" draw:text-style-name="P3" draw:layer="layout" svg:width="0.599cm" svg:height="0.431cm" svg:x="12.3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7" draw:text-style-name="P45" draw:layer="layout" svg:width="5.669cm" svg:height="1.375cm" svg:x="10.49cm" svg:y="5.631cm">
          <text:p text:style-name="P42"><text:span text:style-name="T14"><text:s text:c="6"/></text:span></text:p>
          <text:p text:style-name="P43"><text:span text:style-name="T15"><text:s text:c="20"/></text:span><text:span text:style-name="T16">G-code</text:span></text:p>
          <text:p text:style-name="P44"><text:span text:style-name="T16"><text:s text:c="8"/></text:span><text:span text:style-name="T16">interpreter</text:span></text:p>
          <draw:enhanced-geometry svg:viewBox="0 0 21600 21600" draw:mirror-horizontal="false" draw:mirror-vertical="false" draw:glue-points="?f6 0 10800 ?f8 ?f11 10800 ?f9 21600 10800 ?f10 ?f5 10800" draw:text-areas="?f3 ?f3 ?f4 ?f4" draw:type="parallelogram" draw:modifiers="5131.428571428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7" draw:text-style-name="P11" draw:layer="layout" svg:width="0.8cm" svg:height="0.591cm" svg:x="7.409cm" svg:y="4.341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8" draw:text-style-name="P6" draw:layer="layout" svg:width="1.833cm" svg:height="0.786cm" svg:x="7.647cm" svg:y="4.302cm">
          <text:p/>
          <draw:enhanced-geometry svg:viewBox="0 0 21600 21600" draw:mirror-horizontal="false" draw:mirror-vertical="false" draw:glue-points="?f7 0 ?f6 ?f1 0 ?f10 ?f6 21600 ?f4 ?f10 21600 ?f9" draw:path-stretchpoint-x="10800" draw:path-stretchpoint-y="10800" draw:text-areas="0 ?f1 ?f4 ?f12" draw:type="cube" draw:modifiers="16280.865224625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0" draw:text-style-name="P2" draw:layer="layout" svg:width="0.662cm" svg:height="1.656cm" draw:transform="rotate (-0.0582939970166117) translate (14.734140344099cm 3.95970529772656cm)" svg:viewBox="0 0 663 1657" svg:d="M458 1657c762-1124-882-864-350-1657">
          <text:p/>
        </draw:path>
        <draw:custom-shape draw:style-name="gr258" draw:text-style-name="P11" draw:layer="layout" svg:width="0.952cm" svg:height="0.262cm" svg:x="12.019cm" svg:y="3.69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0" draw:text-style-name="P2" draw:layer="layout" svg:width="0.701cm" svg:height="1.72cm" draw:transform="skewX (-0.00069813170079773) rotate (-0.0595157274930076) translate (15.2991512344044cm 3.93023915687436cm)" svg:viewBox="0 0 702 1721" svg:d="M0 1721c585-1098 341-1134 702-1721">
          <text:p/>
        </draw:path>
        <draw:path draw:style-name="gr170" draw:text-style-name="P2" draw:layer="layout" svg:width="2.781cm" svg:height="1.512cm" draw:transform="skewX (-0.000698131700797738) rotate (-0.0588175957922099) translate (12.3211526929597cm 3.97835598182351cm)" svg:viewBox="0 0 2782 1513" svg:d="M2648 1513c932-1384-3333-468-2552-1513">
          <text:p/>
        </draw:path>
        <draw:path draw:style-name="gr170" draw:text-style-name="P2" draw:layer="layout" svg:width="1.686cm" svg:height="1.573cm" draw:transform="skewX (-0.0020943951023932) rotate (-0.0612610567450018) translate (13.5425556435702cm 3.97323113787172cm)" svg:viewBox="0 0 1687 1574" svg:d="M1540 1574c808-1270-1983-695-1478-1574">
          <text:p/>
        </draw:path>
        <draw:custom-shape draw:style-name="gr174" draw:text-style-name="P11" draw:layer="layout" svg:width="0.686cm" svg:height="0.263cm" svg:x="16.224cm" svg:y="4.61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78" draw:text-style-name="P9" draw:layer="layout" svg:width="0.262cm" svg:height="0.261cm" svg:x="11.605cm" svg:y="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1cm" svg:height="0.132cm" svg:x="11.671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 draw:layer="layout" svg:width="0.13cm" svg:height="0.394cm" svg:x="11.671cm" svg:y="2.058cm">
            <text:p/>
            <draw:enhanced-geometry svg:viewBox="0 0 21600 21600" draw:type="rectangle" draw:enhanced-path="M 0 0 L 21600 0 21600 21600 0 21600 0 0 Z N"/>
          </draw:custom-shape>
          <draw:custom-shape draw:style-name="gr180" draw:text-style-name="P9" draw:layer="layout" svg:width="0.091cm" svg:height="0.525cm" svg:x="11.691cm" svg:y="2.032cm">
            <text:p/>
            <draw:enhanced-geometry svg:viewBox="0 0 21600 21600" draw:type="rectangle" draw:enhanced-path="M 0 0 L 21600 0 21600 21600 0 21600 0 0 Z N"/>
          </draw:custom-shape>
          <draw:line draw:style-name="gr181" draw:text-style-name="P2" draw:layer="layout" svg:x1="11.736cm" svg:y1="2.582cm" svg:x2="11.736cm" svg:y2="2.215cm">
            <text:p/>
          </draw:line>
          <draw:custom-shape draw:style-name="gr182" draw:text-style-name="P50" draw:layer="layout" svg:width="0.13cm" svg:height="0.13cm" svg:x="11.671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3" draw:text-style-name="P3" draw:layer="layout" svg:width="0.447cm" svg:height="0.432cm" svg:x="11.388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1" draw:text-style-name="P2" draw:layer="layout" svg:width="0.078cm" svg:height="0.542cm" draw:transform="skewX (0.00366519142918808) rotate (-0.0577703982410134) translate (11.6677089627967cm 2.73587690053216cm)" svg:viewBox="0 0 79 543" svg:d="M4 543c-28-444 109-185 67-543">
          <text:p/>
        </draw:path>
        <draw:frame draw:style-name="gr222" draw:text-style-name="P31" draw:layer="layout" svg:width="2.042cm" svg:height="2.02cm" svg:x="8.111cm" svg:y="2.02cm">
          <draw:text-box>
            <text:p><text:span text:style-name="T10">Heater</text:span></text:p>
          </draw:text-box>
        </draw:frame>
        <draw:path draw:style-name="gr184" draw:text-style-name="P2" draw:layer="layout" svg:width="2.064cm" svg:height="0.697cm" draw:transform="skewX (-0.00122173047639603) rotate (-0.0586430628670105) translate (10.5723944175357cm 3.89220890523193cm)" svg:viewBox="0 0 2065 698" svg:d="M2065 698c-958-100-2428-225-1983-698">
          <text:p/>
        </draw:path>
        <draw:custom-shape draw:style-name="gr185" draw:text-style-name="P51" draw:layer="layout" svg:width="0.525cm" svg:height="0.432cm" svg:x="10.603cm" svg:y="3.23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03cm" svg:height="0.699cm" draw:transform="skewX (0.0015707963267949) rotate (-0.0567232006898169) translate (10.7010212083757cm 2.56870116538845cm)" svg:viewBox="0 0 204 700" svg:d="M204 700c-26-444-443-655-5-700">
          <text:p/>
        </draw:path>
        <draw:custom-shape draw:style-name="gr174" draw:text-style-name="P11" draw:layer="layout" svg:width="0.525cm" svg:height="0.196cm" svg:x="10.47cm" svg:y="3.7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4" draw:text-style-name="P2" draw:layer="layout" svg:width="1.487cm" svg:height="0.887cm" draw:transform="rotate (-0.0581194640914122) translate (11.4631126493424cm 3.65466439030007cm)" svg:viewBox="0 0 1488 888" svg:d="M1488 888c-343-36-1911-96-1379-888">
          <text:p/>
        </draw:path>
        <draw:custom-shape draw:style-name="gr186" draw:text-style-name="P52" draw:layer="layout" svg:width="1.2cm" svg:height="0.6cm" svg:x="12.264cm" svg:y="5.774cm">
          <text:p text:style-name="P42"><text:span text:style-name="T20"><text:s text:c="11"/></text:span><text:span text:style-name="T20">G</text:span><text:span text:style-name="T19">xx yyy</text:span></text:p>
          <text:p text:style-name="P42"><text:span text:style-name="T19"><text:s text:c="7"/></text:span><text:span text:style-name="T19">Mxxx <text:s/>zz</text:span></text:p>
          <text:p text:style-name="P42"><text:span text:style-name="T19"><text:s text:c="3"/></text:span><text:span text:style-name="T19">Gtt xxxxx</text:span></text:p>
          <text:p text:style-name="P42"><text:span text:style-name="T19">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7" draw:text-style-name="P3" draw:layer="layout" svg:width="0.393cm" svg:height="0.523cm" svg:x="16.15cm" svg:y="5.071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1" draw:text-style-name="P2" draw:layer="layout" svg:width="1.298cm" svg:height="0.872cm" draw:transform="skewX (0.00261799387799149) rotate (-0.0589921287174094) translate (16.3567244870424cm 4.95593953326131cm)" svg:viewBox="0 0 1299 873" svg:d="M0 190c277-698 265 756 1299 680">
          <text:p/>
        </draw:path>
        <draw:custom-shape draw:style-name="gr189" draw:text-style-name="P54" draw:layer="layout" svg:width="0.472cm" svg:height="0.63cm" svg:x="16.677cm" svg:y="4.349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90" draw:text-style-name="P2" draw:layer="layout" svg:width="0.605cm" svg:height="0.217cm" draw:transform="skewX (-0.0062831853071796) rotate (-0.0598647933434065) translate (17.0470075568049cm 4.70985910143423cm)" svg:viewBox="0 0 606 218" svg:d="M0 0c551-7 81 246 606 215">
          <text:p/>
        </draw:path>
        <draw:g>
          <draw:custom-shape draw:style-name="gr186" draw:text-style-name="P53" draw:layer="layout" svg:width="0.844cm" svg:height="0.329cm" svg:x="15.09cm" svg:y="5.669cm">
            <text:p text:style-name="P42"><text:span text:style-name="T21"><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1" draw:text-style-name="P2" draw:layer="layout" svg:width="0.379cm" svg:height="0.236cm" draw:transform="skewX (0.0137881010907552) rotate (-0.0568977336150163) translate (15.3573494081202cm 5.70037540123854cm)" svg:viewBox="0 0 380 237" svg:d="M380 0c-70 135-620 452-257 11">
            <text:p/>
          </draw:path>
        </draw:g>
        <draw:custom-shape draw:style-name="gr194" draw:text-style-name="P55" draw:layer="layout" svg:width="2.635cm" svg:height="0.918cm" svg:x="17.076cm" svg:y="4.671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23" draw:text-style-name="P31" draw:layer="layout" svg:width="2.043cm" svg:height="2.018cm" svg:x="17.54cm" svg:y="4.788cm">
          <draw:text-box>
            <text:p><text:span text:style-name="T10">Heater</text:span></text:p>
          </draw:text-box>
        </draw:frame>
        <draw:g>
          <draw:custom-shape draw:style-name="gr178" draw:text-style-name="P9" draw:layer="layout" svg:width="0.262cm" svg:height="0.263cm" svg:x="17.657cm" svg:y="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4cm" svg:height="0.131cm" svg:x="17.722cm" svg:y="5.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 draw:layer="layout" svg:width="0.133cm" svg:height="0.393cm" svg:x="17.722cm" svg:y="5.423cm">
            <text:p/>
            <draw:enhanced-geometry svg:viewBox="0 0 21600 21600" draw:type="rectangle" draw:enhanced-path="M 0 0 L 21600 0 21600 21600 0 21600 0 0 Z N"/>
          </draw:custom-shape>
          <draw:custom-shape draw:style-name="gr180" draw:text-style-name="P9" draw:layer="layout" svg:width="0.093cm" svg:height="0.525cm" svg:x="17.741cm" svg:y="5.395cm">
            <text:p/>
            <draw:enhanced-geometry svg:viewBox="0 0 21600 21600" draw:type="rectangle" draw:enhanced-path="M 0 0 L 21600 0 21600 21600 0 21600 0 0 Z N"/>
          </draw:custom-shape>
          <draw:line draw:style-name="gr181" draw:text-style-name="P2" draw:layer="layout" svg:x1="17.788cm" svg:y1="5.947cm" svg:x2="17.788cm" svg:y2="5.58cm">
            <text:p/>
          </draw:line>
          <draw:custom-shape draw:style-name="gr182" draw:text-style-name="P50" draw:layer="layout" svg:width="0.133cm" svg:height="0.131cm" svg:x="17.722cm" svg:y="5.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8" draw:text-style-name="P9" draw:layer="layout" svg:width="0.486cm" svg:height="0.21cm" svg:x="14.646cm" svg:y="5.684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8" draw:text-style-name="P9" draw:layer="layout" svg:width="0.387cm" svg:height="0.184cm" svg:x="14.607cm" svg:y="5.89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6" draw:text-style-name="P9" draw:layer="layout" svg:width="0.269cm" svg:height="0.131cm" svg:x="14.759cm" svg:y="5.82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59" draw:text-style-name="P19" draw:layer="layout" svg:width="0.402cm" svg:height="0.864cm" svg:x="13.685cm" svg:y="1.3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0" draw:text-style-name="P50" draw:layer="layout" svg:width="0.81cm" svg:height="0.864cm" svg:x="13.881cm" svg:y="1.39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1" draw:text-style-name="P19" draw:layer="layout" svg:width="0.404cm" svg:height="0.863cm" svg:x="14.357cm" svg:y="1.398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19" draw:layer="layout" svg:width="0.116cm" svg:height="0.432cm" draw:transform="rotate (-1.5707963267949) translate (15.078cm 1.77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2cm" svg:height="0.289cm" svg:x="13.683cm" svg:y="1.80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63" draw:text-style-name="P19" draw:layer="layout" svg:width="0.403cm" svg:height="0.864cm" svg:x="15.235cm" svg:y="1.39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50" draw:layer="layout" svg:width="0.807cm" svg:height="0.864cm" svg:x="15.432cm" svg:y="1.39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4cm" svg:height="0.864cm" svg:x="15.907cm" svg:y="1.394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19" draw:layer="layout" svg:width="0.117cm" svg:height="0.433cm" draw:transform="rotate (-1.5707963267949) translate (16.629cm 1.76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3cm" svg:height="0.289cm" svg:x="15.232cm" svg:y="1.79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63" draw:text-style-name="P19" draw:layer="layout" svg:width="0.403cm" svg:height="0.864cm" svg:x="16.788cm" svg:y="1.3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50" draw:layer="layout" svg:width="0.806cm" svg:height="0.864cm" svg:x="16.984cm" svg:y="1.39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2cm" svg:height="0.863cm" svg:x="17.462cm" svg:y="1.398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19" draw:layer="layout" svg:width="0.116cm" svg:height="0.433cm" draw:transform="rotate (-1.5707963267949) translate (18.18cm 1.77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4cm" svg:height="0.289cm" svg:x="16.786cm" svg:y="1.80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59" draw:text-style-name="P19" draw:layer="layout" svg:width="0.403cm" svg:height="0.865cm" svg:x="12.137cm" svg:y="1.395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50" draw:layer="layout" svg:width="0.806cm" svg:height="0.865cm" svg:x="12.332cm" svg:y="1.39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9" draw:text-style-name="P19" draw:layer="layout" svg:width="0.402cm" svg:height="0.864cm" svg:x="12.809cm" svg:y="1.3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8" draw:text-style-name="P19" draw:layer="layout" svg:width="0.116cm" svg:height="0.431cm" draw:transform="rotate (-1.5707963267949) translate (13.527cm 1.7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8cm" svg:height="0.289cm" svg:x="12.13cm" svg:y="1.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291cm" svg:height="1.334cm" draw:transform="skewX (0.00383972435438754) rotate (-0.05550147021342) translate (14.992257145422cm 1.93379119595649cm)" svg:viewBox="0 0 292 1335" svg:d="M122 1335c-28-892-345-567 170-1335">
            <text:p/>
          </draw:path>
          <draw:path draw:style-name="gr34" draw:text-style-name="P2" draw:layer="layout" svg:width="0.549cm" svg:height="1.369cm" draw:transform="skewX (0.0036651914291881) rotate (-0.0539306738866252) translate (16.3107650089765cm 1.90535063600451cm)" svg:viewBox="0 0 550 1370" svg:d="M5 1370c-25-891 28-602 545-1370">
            <text:p/>
          </draw:path>
          <draw:path draw:style-name="gr34" draw:text-style-name="P2" draw:layer="layout" svg:width="0.656cm" svg:height="1.291cm" draw:transform="skewX (0.00226892802759263) rotate (-0.0561996019142177) translate (12.0485628957432cm 1.94062222176469cm)" svg:viewBox="0 0 657 1292" svg:d="M657 1292c-26-892-1023-387-511-1292">
            <text:p/>
          </draw:path>
          <draw:g>
            <draw:custom-shape draw:style-name="gr263" draw:text-style-name="P19" draw:layer="layout" svg:width="0.402cm" svg:height="0.863cm" svg:x="18.335cm" svg:y="1.40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50" draw:layer="layout" svg:width="0.805cm" svg:height="0.863cm" svg:x="18.532cm" svg:y="1.40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2cm" svg:height="0.863cm" svg:x="19.009cm" svg:y="1.40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19" draw:layer="layout" svg:width="0.116cm" svg:height="0.434cm" draw:transform="rotate (-1.5707963267949) translate (19.728cm 1.78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4cm" svg:height="0.291cm" svg:x="18.333cm" svg:y="1.80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895cm" svg:height="1.351cm" draw:transform="skewX (0.00453785605518525) rotate (-0.0542797397370241) translate (17.5142468001222cm 1.92338527543991cm)" svg:viewBox="0 0 896 1352" svg:d="M1 1352c-26-891 378-584 895-1352">
            <text:p/>
          </draw:path>
          <draw:path draw:style-name="gr34" draw:text-style-name="P2" draw:layer="layout" svg:width="0.366cm" svg:height="1.303cm" draw:transform="skewX (-0.00069813170079774) rotate (-0.0589921287174094) translate (13.5497394483835cm 1.94911341971776cm)" svg:viewBox="0 0 367 1304" svg:d="M367 1304c-45-891-683-532-165-1304">
            <text:p/>
          </draw:path>
        </draw:g>
        <draw:path draw:style-name="gr64" draw:text-style-name="P2" draw:layer="layout" svg:width="3.673cm" svg:height="2.708cm" draw:transform="rotate (-0.107337748997652) translate (5.05cm 8.09cm)" svg:viewBox="0 0 3674 2709" svg:d="M3674 2709c-1387-555-3291-1051-3674-2709">
          <text:p/>
        </draw:path>
        <draw:g>
          <draw:custom-shape draw:style-name="gr105" draw:text-style-name="P11" draw:layer="layout" svg:width="0.761cm" svg:height="0.652cm" draw:transform="skewX (-0.00610865238198015) rotate (-3.14159265358979) translate (5.294cm 7.37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299) rotate (-3.14159265358979) translate (5.463cm 7.62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8) rotate (-3.14159265358979) translate (5.666cm 7.89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69) rotate (-3.14159265358979) translate (5.024cm 7.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8" draw:text-style-name="P3" draw:layer="layout" svg:width="0.6cm" svg:height="0.25cm" svg:x="9.542cm" svg:y="11.904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58" draw:text-style-name="P13" draw:layer="layout" svg:width="4.29cm" svg:height="1.3cm" svg:x="10.062cm" svg:y="11.137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9.717cm" svg:y="7.57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9.862cm" svg:y="7.775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9.862cm" svg:y="7.775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9.862cm" svg:y="7.775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9.242cm" svg:y="12.599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9.507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9.507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9.507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12.422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12.014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11.589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11.166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10.338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10.761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9.926cm" svg:y="13.01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12.944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13.366cm" svg:y="13.01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9.7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9.7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9.7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12.602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2.194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11.77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11.368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0.529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0.937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0.108cm" svg:y="12.83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9.875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9.875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9.875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12.772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12.365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11.939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11.527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0.707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11.108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10.295cm" svg:y="12.63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13.088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3.5cm" svg:y="12.83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13.34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13.756cm" svg:y="12.638cm">
                  <text:p/>
                  <draw:enhanced-geometry svg:viewBox="0 0 21600 21600" draw:mirror-horizontal="false" draw:mirror-vertical="false" draw:type="rectangle" draw:enhanced-path="M 0 0 L 21600 0 21600 21600 0 21600 0 0 Z N"/>
                </draw:custom-shape>
              </draw:g>
            </draw:g>
          </draw:g>
          <draw:g>
            <draw:custom-shape draw:style-name="gr90" draw:text-style-name="P9" draw:layer="layout" svg:width="3.4cm" svg:height="2.699cm" svg:x="10.161cm" svg:y="8.076cm">
              <text:p/>
              <draw:enhanced-geometry svg:viewBox="0 0 21600 21600" draw:type="rectangle" draw:enhanced-path="M 0 0 L 21600 0 21600 21600 0 21600 0 0 Z N"/>
            </draw:custom-shape>
            <draw:g>
              <draw:g>
                <draw:line draw:style-name="gr3" draw:text-style-name="P2" draw:layer="layout" svg:x1="11.571cm" svg:y1="9.026cm" svg:x2="12.732cm" svg:y2="9.026cm">
                  <text:p/>
                </draw:line>
                <draw:custom-shape draw:style-name="gr91" draw:text-style-name="P3" draw:layer="layout" svg:width="1.351cm" svg:height="0.324cm" svg:x="11.605cm" svg:y="9.351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12.133cm" svg:y="9.2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12.095cm" svg:y="9.0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11.948cm" svg:y="8.90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2.282cm" svg:y1="9.026cm" svg:x2="12.806cm" svg:y2="9.026cm">
                  <text:p/>
                </draw:line>
                <draw:custom-shape draw:style-name="gr92" draw:text-style-name="P7" draw:layer="layout" svg:width="1.549cm" svg:height="1.134cm" svg:x="11.444cm" svg:y="8.76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11.654cm" svg:y="8.953cm">
                  <text:p/>
                  <draw:enhanced-geometry svg:viewBox="0 0 21600 21600" draw:type="rectangle" draw:enhanced-path="M 0 0 L 21600 0 21600 21600 0 21600 0 0 Z N"/>
                </draw:custom-shape>
              </draw:g>
            </draw:g>
            <draw:custom-shape draw:style-name="gr94" draw:text-style-name="P9" draw:layer="layout" svg:width="3.161cm" svg:height="0.149cm" svg:x="10.278cm" svg:y="8.182cm">
              <text:p/>
              <draw:enhanced-geometry svg:viewBox="0 0 21600 21600" draw:type="rectangle" draw:enhanced-path="M 0 0 L 21600 0 21600 21600 0 21600 0 0 Z N"/>
            </draw:custom-shape>
            <draw:custom-shape draw:style-name="gr95" draw:text-style-name="P9" draw:layer="layout" svg:width="0.598cm" svg:height="1.849cm" svg:x="10.278cm" svg:y="8.926cm">
              <text:p/>
              <draw:enhanced-geometry svg:viewBox="0 0 21600 21600" draw:type="rectangle" draw:enhanced-path="M 0 0 L 21600 0 21600 21600 0 21600 0 0 Z N"/>
            </draw:custom-shape>
            <draw:custom-shape draw:style-name="gr96" draw:text-style-name="P9" draw:layer="layout" svg:width="1.117cm" svg:height="0.448cm" svg:x="11.666cm" svg:y="9.822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17) rotate (0.540528469342644) translate (11.641130394383cm 10.0839653717749cm)" svg:viewBox="0 0 906 448" draw:points="0,77 307,0 357,205 524,217 676,396 906,448">
              <text:p/>
            </draw:polyline>
            <draw:custom-shape draw:style-name="gr97" draw:text-style-name="P9" draw:layer="layout" svg:width="0.955cm" svg:height="0.372cm" svg:x="10.278cm" svg:y="8.451cm">
              <text:p/>
              <draw:enhanced-geometry svg:viewBox="0 0 21600 21600" draw:type="rectangle" draw:enhanced-path="M 0 0 L 21600 0 21600 21600 0 21600 0 0 Z N"/>
            </draw:custom-shape>
            <draw:custom-shape draw:style-name="gr98" draw:text-style-name="P9" draw:layer="layout" svg:width="0.713cm" svg:height="0.372cm" svg:x="12.726cm" svg:y="8.451cm">
              <text:p/>
              <draw:enhanced-geometry svg:viewBox="0 0 21600 21600" draw:type="rectangle" draw:enhanced-path="M 0 0 L 21600 0 21600 21600 0 21600 0 0 Z N"/>
            </draw:custom-shape>
            <draw:custom-shape draw:style-name="gr99" draw:text-style-name="P9" draw:layer="layout" svg:width="1.268cm" svg:height="0.372cm" svg:x="11.353cm" svg:y="8.451cm">
              <text:p/>
              <draw:enhanced-geometry svg:viewBox="0 0 21600 21600" draw:type="rectangle" draw:enhanced-path="M 0 0 L 21600 0 21600 21600 0 21600 0 0 Z N"/>
            </draw:custom-shape>
            <draw:custom-shape draw:style-name="gr100" draw:text-style-name="P9" draw:layer="layout" svg:width="0.536cm" svg:height="0.372cm" svg:x="10.996cm" svg:y="8.926cm">
              <text:p/>
              <draw:enhanced-geometry svg:viewBox="0 0 21600 21600" draw:type="rectangle" draw:enhanced-path="M 0 0 L 21600 0 21600 21600 0 21600 0 0 Z N"/>
            </draw:custom-shape>
            <draw:custom-shape draw:style-name="gr101" draw:text-style-name="P9" draw:layer="layout" svg:width="0.536cm" svg:height="0.448cm" svg:x="10.996cm" svg:y="9.403cm">
              <text:p/>
              <draw:enhanced-geometry svg:viewBox="0 0 21600 21600" draw:type="rectangle" draw:enhanced-path="M 0 0 L 21600 0 21600 21600 0 21600 0 0 Z N"/>
            </draw:custom-shape>
            <draw:custom-shape draw:style-name="gr61" draw:text-style-name="P9" draw:layer="layout" svg:width="0.507cm" svg:height="0.223cm" svg:x="12.932cm" svg:y="8.943cm">
              <text:p/>
              <draw:enhanced-geometry svg:viewBox="0 0 21600 21600" draw:type="rectangle" draw:enhanced-path="M 0 0 L 21600 0 21600 21600 0 21600 0 0 Z N"/>
            </draw:custom-shape>
            <draw:custom-shape draw:style-name="gr102" draw:text-style-name="P9" draw:layer="layout" svg:width="0.507cm" svg:height="0.298cm" svg:x="12.932cm" svg:y="9.286cm">
              <text:p/>
              <draw:enhanced-geometry svg:viewBox="0 0 21600 21600" draw:type="rectangle" draw:enhanced-path="M 0 0 L 21600 0 21600 21600 0 21600 0 0 Z N"/>
            </draw:custom-shape>
            <draw:custom-shape draw:style-name="gr103" draw:text-style-name="P9" draw:layer="layout" svg:width="1.117cm" svg:height="0.373cm" svg:x="11.666cm" svg:y="10.402cm">
              <text:p/>
              <draw:enhanced-geometry svg:viewBox="0 0 21600 21600" draw:type="rectangle" draw:enhanced-path="M 0 0 L 21600 0 21600 21600 0 21600 0 0 Z N"/>
            </draw:custom-shape>
          </draw:g>
          <draw:custom-shape draw:style-name="gr159" draw:text-style-name="P9" draw:layer="layout" svg:width="0.8cm" svg:height="0.8cm" svg:x="11.533cm" svg:y="10.7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47" draw:layer="layout" svg:width="3.536cm" svg:height="0.855cm" svg:x="10.234cm" svg:y="11.542cm">
            <text:p text:style-name="P46"><text:span text:style-name="T22">Browser</text:span><text:span text:style-name="T17"> execute</text:span></text:p>
            <text:p text:style-name="P46"><text:span text:style-name="T17">html and Javascript</text:span></text:p>
            <draw:enhanced-geometry svg:viewBox="0 0 21600 21600" draw:type="rectangle" draw:enhanced-path="M 0 0 L 21600 0 21600 21600 0 21600 0 0 Z N"/>
          </draw:custom-shape>
          <draw:g>
            <draw:custom-shape draw:style-name="gr112" draw:text-style-name="P11" draw:layer="layout" svg:width="0.812cm" svg:height="0.672cm" draw:transform="skewX (0.00453785605518523) rotate (0.872664625997165) translate (8.891cm 11.86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3" draw:text-style-name="P11" draw:layer="layout" svg:width="1.19cm" svg:height="0.996cm" draw:transform="skewX (0.00209439510239329) rotate (0.872664625997165) translate (8.579cm 11.84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4" draw:text-style-name="P11" draw:layer="layout" svg:width="1.641cm" svg:height="1.464cm" draw:transform="skewX (0.00139626340159534) rotate (0.872664625997165) translate (8.234cm 11.83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81) rotate (0.872664625997165) translate (9.24cm 11.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2" draw:text-style-name="P14" draw:layer="layout" svg:width="2.987cm" svg:height="1.56cm" svg:x="4.2cm" svg:y="5.32cm">
          <text:p/>
          <draw:enhanced-geometry svg:viewBox="0 0 21600 21600" draw:mirror-horizontal="false" draw:mirror-vertical="false" draw:glue-points="?f7 0 ?f6 ?f1 0 ?f10 ?f6 21600 ?f4 ?f10 21600 ?f9" draw:path-stretchpoint-x="10800" draw:path-stretchpoint-y="10800" draw:text-areas="0 ?f1 ?f4 ?f12" draw:type="cube" draw:modifiers="20030.042398546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3" draw:text-style-name="P6" draw:layer="layout" svg:width="6.005cm" svg:height="1.87cm" svg:x="5.7cm" svg:y="5.18cm">
          <text:p/>
          <draw:enhanced-geometry svg:viewBox="0 0 21600 21600" draw:mirror-horizontal="false" draw:mirror-vertical="false" draw:glue-points="?f7 0 ?f6 ?f1 0 ?f10 ?f6 21600 ?f4 ?f10 21600 ?f9" draw:path-stretchpoint-x="10800" draw:path-stretchpoint-y="10800" draw:text-areas="0 ?f1 ?f4 ?f12" draw:type="cube" draw:modifiers="17795.2512424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234" draw:text-style-name="P2" draw:layer="layout" svg:width="2.367cm" svg:height="0.431cm" draw:transform="rotate (-0.0588175957922099) translate (8.66916927936672cm 4.42012528008768cm)" svg:viewBox="0 0 2368 432" svg:d="M2368 432c-1932-144-1406-466-2368-429">
          <text:p/>
        </draw:path>
        <draw:frame draw:style-name="gr235" draw:text-style-name="P31" draw:layer="layout" svg:width="2.399cm" svg:height="1.547cm" svg:x="3.238cm" svg:y="5.041cm">
          <draw:text-box>
            <text:p><text:span text:style-name="T10"><text:s text:c="8"/></text:span><text:span text:style-name="T10">WiFi</text:span></text:p>
            <text:p><text:span text:style-name="T10">Antenna</text:span></text:p>
          </draw:text-box>
        </draw:frame>
        <draw:custom-shape draw:style-name="gr236" draw:text-style-name="P59" draw:layer="layout" svg:width="3.126cm" svg:height="0.912cm" svg:x="7.839cm" svg:y="5.723cm">
          <text:p text:style-name="P42"><text:span text:style-name="T23"><text:s text:c="15"/></text:span><text:span text:style-name="T23">Web </text:span></text:p>
          <text:p text:style-name="P42"><text:span text:style-name="T23"><text:s text:c="3"/></text:span><text:span text:style-name="T23">Interface</text:span></text:p>
          <draw:enhanced-geometry svg:viewBox="0 0 21600 21600" draw:glue-points="?f6 0 10800 ?f8 ?f11 10800 ?f9 21600 10800 ?f10 ?f5 10800" draw:text-areas="?f3 ?f3 ?f4 ?f4" draw:type="parallelogram" draw:modifiers="6258.966565349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7" draw:text-style-name="P60" draw:layer="layout" svg:width="2.975cm" svg:height="0.402cm" svg:x="8.473cm" svg:y="5.251cm">
          <text:p text:style-name="P42"><text:span text:style-name="T23"><text:s text:c="7"/></text:span></text:p>
          <draw:enhanced-geometry svg:viewBox="0 0 21600 21600" draw:mirror-horizontal="false" draw:mirror-vertical="false" draw:glue-points="?f6 0 10800 ?f8 ?f11 10800 ?f9 21600 10800 ?f10 ?f5 10800" draw:text-areas="?f3 ?f3 ?f4 ?f4" draw:type="parallelogram" draw:modifiers="3064.255910987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0" draw:text-style-name="P60" draw:layer="layout" svg:width="3.198cm" svg:height="1.392cm" svg:x="5.909cm" svg:y="5.251cm">
          <text:p text:style-name="P42"><text:span text:style-name="T23"><text:s text:c="7"/></text:span></text:p>
          <draw:enhanced-geometry svg:viewBox="0 0 21600 21600" draw:glue-points="?f6 0 10800 ?f8 ?f11 10800 ?f9 21600 10800 ?f10 ?f5 10800" draw:text-areas="?f3 ?f3 ?f4 ?f4" draw:type="parallelogram" draw:modifiers="9317.9118474523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6" draw:layer="layout" svg:width="0.703cm" svg:height="0.359cm" svg:x="8.353cm" svg:y="3.898cm">
          <text:p/>
          <draw:enhanced-geometry svg:viewBox="0 0 21600 21600" draw:mirror-horizontal="false" draw:mirror-vertical="false" draw:glue-points="?f7 0 ?f6 ?f1 0 ?f10 ?f6 21600 ?f4 ?f10 21600 ?f9" draw:path-stretchpoint-x="10800" draw:path-stretchpoint-y="10800" draw:text-areas="0 ?f1 ?f4 ?f12" draw:type="cube" draw:modifiers="10646.4454976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39" draw:text-style-name="P61" draw:layer="layout" svg:width="3.524cm" svg:height="0.849cm" svg:x="5.82cm" svg:y="6.781cm">
          <draw:text-box>
            <text:p><text:span text:style-name="T24">WiFi module</text:span></text:p>
          </draw:text-box>
        </draw:frame>
        <draw:frame draw:style-name="gr235" draw:text-style-name="P31" draw:layer="layout" svg:width="2.925cm" svg:height="1.547cm" svg:x="4.995cm" svg:y="3.954cm">
          <draw:text-box>
            <text:p><text:span text:style-name="T10"><text:s text:c="8"/></text:span><text:span text:style-name="T10">G-codes </text:span></text:p>
            <text:p><text:span text:style-name="T10">Files on SD</text:span></text:p>
          </draw:text-box>
        </draw:frame>
        <draw:custom-shape draw:style-name="gr240" draw:text-style-name="P62" draw:layer="layout" svg:width="1.3cm" svg:height="0.102cm" svg:x="4.42cm" svg:y="6.5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69cm" svg:height="0.306cm" svg:x="4.438cm" svg:y="6.36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4.62cm" svg:y="6.379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4.422cm" svg:y="6.5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49cm" svg:height="0.286cm" svg:x="5.257cm" svg:y="5.994cm">
          <text:p/>
          <draw:enhanced-geometry svg:viewBox="0 0 21600 21600" draw:mirror-horizontal="false" draw:mirror-vertical="false" draw:glue-points="?f6 0 10800 ?f8 ?f11 10800 ?f9 21600 10800 ?f10 ?f5 10800" draw:text-areas="?f3 ?f3 ?f4 ?f4" draw:type="parallelogram" draw:modifiers="1368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7cm" svg:height="0.1cm" svg:x="4.82cm" svg:y="6.18cm">
          <text:p/>
          <draw:enhanced-geometry svg:viewBox="0 0 21600 21600" draw:glue-points="?f6 0 10800 ?f8 ?f11 10800 ?f9 21600 10800 ?f10 ?f5 10800" draw:text-areas="?f3 ?f3 ?f4 ?f4" draw:type="parallelogram" draw:modifiers="3204.5649072753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69cm" svg:height="0.3cm" svg:x="5.42cm" svg:y="5.3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3" draw:layer="layout" svg:width="0.459cm" svg:height="0.3cm" svg:x="4.998cm" svg:y="5.794cm">
          <text:p/>
          <draw:enhanced-geometry svg:viewBox="0 0 21600 21600" draw:mirror-horizontal="false" draw:mirror-vertical="false" draw:glue-points="?f6 0 10800 ?f8 ?f11 10800 ?f9 21600 10800 ?f10 ?f5 10800" draw:text-areas="?f3 ?f3 ?f4 ?f4" draw:type="parallelogram" draw:modifiers="13993.043478260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4.523cm" svg:y="6.5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5.635cm" svg:y="5.3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59cm" svg:height="0.3cm" svg:x="5.652cm" svg:y="5.585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18" draw:text-style-name="P57" draw:layer="layout" svg:width="2.842cm" svg:height="0.3cm" draw:transform="skewX (0.0010471975511966) rotate (-0.0598647933434065) translate (5.75130120009803cm 5.88291852024685cm)" svg:viewBox="0 0 2843 301" svg:d="M0 301c3182-128 2348-294 2843-301">
          <text:p/>
        </draw:path>
        <draw:g>
          <draw:custom-shape draw:style-name="gr211" draw:text-style-name="P19" draw:layer="layout" svg:width="0.097cm" svg:height="0.096cm" svg:x="11.174cm" svg:y="2.7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6" draw:layer="layout" svg:width="0.159cm" svg:height="0.474cm" draw:transform="rotate (-1.5707963267949) translate (11.36cm 2.497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2" draw:text-style-name="P10" draw:layer="layout" svg:width="0.554cm" svg:height="0.395cm" svg:x="10.95cm" svg:y="2.3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56" draw:layer="layout" svg:width="0.16cm" svg:height="0.11cm" draw:transform="rotate (-1.5707963267949) translate (11.549cm 2.4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4" draw:text-style-name="P19" draw:layer="layout" svg:width="0.651cm" svg:height="0.387cm" svg:x="10.908cm" svg:y="2.0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10.909cm" svg:y="1.9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10.91cm" svg:y="1.7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10.911cm" svg:y="1.6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10.912cm" svg:y="1.5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9" draw:layer="layout" svg:width="0.284cm" svg:height="0.321cm" svg:x="11.094cm" svg:y="1.34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41" draw:text-style-name="P62" draw:layer="layout" svg:width="0.469cm" svg:height="0.306cm" svg:x="4.619cm" svg:y="6.1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7cm" svg:height="0.1cm" svg:x="5.002cm" svg:y="5.994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1" draw:text-style-name="P62" draw:layer="layout" svg:width="0.7cm" svg:height="0.1cm" svg:x="5.2cm" svg:y="5.795cm">
          <text:p/>
          <draw:enhanced-geometry svg:viewBox="0 0 21600 21600" draw:glue-points="?f6 0 10800 ?f8 ?f11 10800 ?f9 21600 10800 ?f10 ?f5 10800" draw:text-areas="?f3 ?f3 ?f4 ?f4" draw:type="parallelogram" draw:modifiers="3112.1255349500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7cm" svg:height="0.1cm" svg:x="5.422cm" svg:y="5.58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169" draw:text-style-name="P27" draw:layer="layout" svg:x1="10.954cm" svg:y1="4.835cm" svg:x2="11.791cm" svg:y2="4.968cm">
            <text:p/>
          </draw:line>
          <draw:path draw:style-name="gr234" draw:text-style-name="P2" draw:layer="layout" svg:width="2.227cm" svg:height="0.631cm" draw:transform="rotate (-0.0588175957922099) translate (8.96813486109357cm 4.10170977480236cm)" svg:viewBox="0 0 2228 632" svg:d="M2228 632c-1517-100-920-673-2228-630">
            <text:p/>
          </draw:path>
          <draw:path draw:style-name="gr234" draw:text-style-name="P2" draw:layer="layout" svg:width="1.385cm" svg:height="0.942cm" draw:transform="rotate (-0.0588175957922099) translate (11.15cm 4.865cm)" svg:viewBox="0 0 1386 943" svg:d="M1165 943c652-676-261-876-1165-943">
            <text:p/>
          </draw:path>
        </draw:g>
        <draw:line draw:style-name="gr246" draw:text-style-name="P2" draw:layer="layout" svg:x1="12.869cm" svg:y1="5.636cm" svg:x2="11.5cm" svg:y2="7.005cm">
          <text:p/>
        </draw:line>
        <draw:path draw:style-name="gr234" draw:text-style-name="P2" draw:layer="layout" svg:width="1.091cm" svg:height="0.742cm" draw:transform="rotate (-0.0588175957922099) translate (10.997cm 4.989cm)" svg:viewBox="0 0 1092 743" svg:d="M1092 743c-46-705-188-676-1092-743">
          <text:p/>
        </draw:path>
        <draw:path draw:style-name="gr234" draw:text-style-name="P2" draw:layer="layout" svg:width="1.465cm" svg:height="0.067cm" draw:transform="rotate (-0.0588175957922099) translate (8.93086617568228cm 4.73630840936051cm)" svg:viewBox="0 0 1466 68" svg:d="M1466 68c-779-118-800-49-1466-36">
          <text:p/>
        </draw:path>
        <draw:line draw:style-name="gr169" draw:text-style-name="P27" draw:layer="layout" svg:x1="10.329cm" svg:y1="4.878cm" svg:x2="11.03cm" svg:y2="4.989cm">
          <text:p/>
        </draw:line>
        <draw:path draw:style-name="gr34" draw:text-style-name="P2" draw:layer="layout" svg:width="0.762cm" svg:height="0.249cm" draw:transform="rotate (-0.0588175957922099) translate (12.0587113025155cm 5.79117112187252cm)" svg:viewBox="0 0 763 250" svg:d="M0 250c402-30 357-219 763-250">
          <text:p/>
        </draw:path>
        <draw:custom-shape draw:style-name="gr247" draw:text-style-name="P64" draw:layer="layout" svg:width="0.568cm" svg:height="0.445cm" draw:transform="rotate (0.785398163397448) translate (11.65cm 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9" draw:text-style-name="P27" draw:layer="layout" svg:x1="9.55cm" svg:y1="5.437cm" svg:x2="10.26cm" svg:y2="5.437cm">
          <text:p/>
        </draw:line>
        <draw:line draw:style-name="gr163" draw:text-style-name="P27" draw:layer="layout" svg:x1="7.778cm" svg:y1="6.167cm" svg:x2="8.049cm" svg:y2="6.139cm">
          <text:p/>
        </draw:line>
        <draw:frame draw:style-name="gr119" draw:text-style-name="P31" draw:layer="layout" svg:width="1.606cm" svg:height="0.683cm" svg:x="7.057cm" svg:y="5.089cm">
          <draw:text-box>
            <text:p><text:span text:style-name="T10">board</text:span></text:p>
          </draw:text-box>
        </draw:frame>
        <draw:frame draw:style-name="gr119" draw:text-style-name="P31" draw:layer="layout" svg:width="1.978cm" svg:height="0.683cm" svg:x="6.657cm" svg:y="5.482cm">
          <draw:text-box>
            <text:p><text:span text:style-name="T10">connect</text:span></text:p>
          </draw:text-box>
        </draw:frame>
        <draw:frame draw:style-name="gr119" draw:text-style-name="P31" draw:layer="layout" svg:width="1.606cm" svg:height="0.683cm" svg:x="6.208cm" svg:y="6.083cm">
          <draw:text-box>
            <text:p><text:span text:style-name="T10">http://</text:span></text:p>
          </draw:text-box>
        </draw:frame>
        <draw:line draw:style-name="gr169" draw:text-style-name="P27" draw:layer="layout" svg:x1="6.547cm" svg:y1="5.636cm" svg:x2="7.257cm" svg:y2="5.636cm">
          <text:p/>
        </draw:line>
        <draw:custom-shape draw:style-name="gr248" draw:text-style-name="P49" draw:layer="layout" svg:width="0.938cm" svg:height="0.428cm" svg:x="7.858cm" svg:y="4.34cm">
          <text:p text:style-name="P42"><text:span text:style-name="T19"><text:s text:c="8"/></text:span><text:span text:style-name="T19">Gxx yyy</text:span></text:p>
          <text:p text:style-name="P42"><text:span text:style-name="T19"><text:s text:c="4"/></text:span><text:span text:style-name="T19">Mxxx <text:s/>zz</text:span></text:p>
          <text:p text:style-name="P42"><text:span text:style-name="T19">Gtt uu</text:span></text:p>
          <draw:enhanced-geometry svg:viewBox="0 0 21600 21600" draw:glue-points="?f6 0 10800 ?f8 ?f11 10800 ?f9 21600 10800 ?f10 ?f5 10800" draw:text-areas="?f3 ?f3 ?f4 ?f4" draw:type="parallelogram" draw:modifiers="9658.5365853658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8cm" svg:height="0.3cm" svg:x="8.375cm" svg:y="4.553cm">
          <text:p text:style-name="P42"><text:span text:style-name="T19"><text:s text:c="5"/></text:span><text:span text:style-name="T19">&lt;xx yy&gt;</text:span></text:p>
          <text:p text:style-name="P42"><text:span text:style-name="T19"><text:s/></text:span><text:span text:style-name="T19">Xxx <text:s/>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8cm" svg:height="0.3cm" svg:x="8.828cm" svg:y="5.898cm">
          <text:p text:style-name="P42"><text:span text:style-name="T19"><text:s text:c="5"/></text:span><text:span text:style-name="T19">axx y25</text:span></text:p>
          <text:p text:style-name="P42"><text:span text:style-name="T19"><text:s/></text:span><text:span text:style-name="T19">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8cm" svg:height="0.3cm" svg:x="8.721cm" svg:y="5.855cm">
          <text:p text:style-name="P42"><text:span text:style-name="T19"><text:s text:c="5"/></text:span><text:span text:style-name="T19">axx y12</text:span></text:p>
          <text:p text:style-name="P42"><text:span text:style-name="T19"><text:s/></text:span><text:span text:style-name="T19">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902cm" svg:height="0.399cm" svg:x="8.396cm" svg:y="5.813cm">
          <text:p text:style-name="P42"><text:span text:style-name="T19"><text:s text:c="8"/></text:span><text:span text:style-name="T19">jscgh yy</text:span></text:p>
          <text:p text:style-name="P42"><text:span text:style-name="T19"><text:s text:c="4"/></text:span><text:span text:style-name="T19">uxxx <text:s/>zz</text:span></text:p>
          <text:p text:style-name="P42"><text:span text:style-name="T19">ott u 24</text:span></text:p>
          <draw:enhanced-geometry svg:viewBox="0 0 21600 21600" draw:glue-points="?f6 0 10800 ?f8 ?f11 10800 ?f9 21600 10800 ?f10 ?f5 10800" draw:text-areas="?f3 ?f3 ?f4 ?f4" draw:type="parallelogram" draw:modifiers="9472.4252491694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9" draw:text-style-name="P27" draw:layer="layout" svg:width="0.546cm" svg:height="0.546cm" svg:x="15.467cm" svg:y="7.76cm">
          <text:p/>
          <draw:enhanced-geometry svg:viewBox="0 0 21600 21600" draw:mirror-horizontal="false" draw:mirror-vertical="false" draw:type="rectangle" draw:enhanced-path="M 0 0 L 21600 0 21600 21600 0 21600 0 0 Z N"/>
        </draw:custom-shape>
        <draw:frame draw:style-name="gr125" draw:text-style-name="P31" draw:layer="layout" svg:width="2.97cm" svg:height="1.115cm" svg:x="16.176cm" svg:y="7.519cm">
          <draw:text-box>
            <text:p><text:span text:style-name="T10">WiFi module firmware</text:span></text:p>
          </draw:text-box>
        </draw:frame>
        <draw:custom-shape draw:style-name="gr250" draw:text-style-name="P65" draw:layer="layout" svg:width="0.546cm" svg:height="0.546cm" svg:x="15.467cm" svg:y="9.06cm">
          <text:p/>
          <draw:enhanced-geometry svg:viewBox="0 0 21600 21600" draw:mirror-horizontal="false" draw:mirror-vertical="false" draw:type="rectangle" draw:enhanced-path="M 0 0 L 21600 0 21600 21600 0 21600 0 0 Z N"/>
        </draw:custom-shape>
        <draw:custom-shape draw:style-name="gr251" draw:text-style-name="P37" draw:layer="layout" svg:width="0.546cm" svg:height="0.546cm" svg:x="15.467cm" svg:y="10.36cm">
          <text:p/>
          <draw:enhanced-geometry svg:viewBox="0 0 21600 21600" draw:mirror-horizontal="false" draw:mirror-vertical="false" draw:type="rectangle" draw:enhanced-path="M 0 0 L 21600 0 21600 21600 0 21600 0 0 Z N"/>
        </draw:custom-shape>
        <draw:frame draw:style-name="gr125" draw:text-style-name="P31" draw:layer="layout" svg:width="2.97cm" svg:height="1.115cm" svg:x="16.176cm" svg:y="8.82cm">
          <draw:text-box>
            <text:p><text:span text:style-name="T10">Web</text:span></text:p>
            <text:p><text:span text:style-name="T10">interface</text:span></text:p>
          </draw:text-box>
        </draw:frame>
        <draw:frame draw:style-name="gr125" draw:text-style-name="P31" draw:layer="layout" svg:width="2.97cm" svg:height="1.115cm" svg:x="16.176cm" svg:y="10.021cm">
          <draw:text-box>
            <text:p><text:span text:style-name="T10">Board</text:span></text:p>
            <text:p><text:span text:style-name="T10">firmware</text:span></text:p>
          </draw:text-box>
        </draw:frame>
        <draw:line draw:style-name="gr252" draw:text-style-name="P2" draw:layer="layout" svg:x1="9.091cm" svg:y1="5.271cm" svg:x2="8.726cm" svg:y2="5.636cm">
          <text:p/>
        </draw:line>
        <draw:path draw:style-name="gr34" draw:text-style-name="P2" draw:layer="layout" svg:width="2.166cm" svg:height="0.362cm" draw:transform="skewX (0.0041887902047864) rotate (-0.0582939970166117) translate (9.6996976684622cm 5.39488161470925cm)" svg:viewBox="0 0 2167 363" svg:d="M0 43c2007-160 1434 166 2167 320">
          <text:p/>
        </draw:path>
        <draw:path draw:style-name="gr253" draw:text-style-name="P57" draw:layer="layout" svg:width="3.349cm" svg:height="0.394cm" draw:transform="skewX (0.00104719755119659) rotate (-0.0598647933434065) translate (6.33405491249515cm 5.24057593500912cm)" svg:viewBox="0 0 3350 395" svg:d="M0 395c3668-174 1401-280 3350-395">
          <text:p/>
        </draw:path>
        <draw:frame draw:style-name="gr254" draw:text-style-name="P31" draw:layer="layout" svg:width="1.482cm" svg:height="0.783cm" svg:x="7.209cm" svg:y="3.627cm">
          <draw:text-box>
            <text:p><text:span text:style-name="T10">USB</text:span></text:p>
          </draw:text-box>
        </draw:frame>
        <draw:frame draw:style-name="gr255" draw:text-style-name="P31" draw:layer="layout" svg:width="4.345cm" svg:height="2.45cm" svg:x="3.907cm" svg:y="10.864cm">
          <draw:text-box>
            <text:p><text:span text:style-name="T10">Web interface files are simply transferred to your computer and executed by your browser. </text:span></text:p>
          </draw:text-box>
        </draw:frame>
        <draw:custom-shape draw:style-name="gr258" draw:text-style-name="P11" draw:layer="layout" svg:width="0.952cm" svg:height="0.262cm" svg:x="13.22cm" svg:y="3.699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4.421cm" svg:y="3.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5.622cm" svg:y="3.7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6.823cm" svg:y="3.702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0" draw:text-style-name="P2" draw:layer="layout" svg:width="1.733cm" svg:height="1.769cm" draw:transform="skewX (-0.000698131700797732) rotate (-0.0595157274930076) translate (15.4120589528906cm 3.87485997739237cm)" svg:viewBox="0 0 1734 1770" svg:d="M0 1770c953-2047 1474-1063 1734-1770">
          <text:p/>
        </draw:path>
        <draw:g>
          <draw:custom-shape draw:style-name="gr186" draw:text-style-name="P53" draw:layer="layout" svg:width="0.844cm" svg:height="0.329cm" svg:x="13.927cm" svg:y="5.669cm">
            <text:p text:style-name="P42"><text:span text:style-name="T21"><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1" draw:text-style-name="P2" draw:layer="layout" svg:width="0.379cm" svg:height="0.236cm" draw:transform="skewX (0.0137881010907552) rotate (-0.0568977336150163) translate (14.1943494081202cm 5.70037540123854cm)" svg:viewBox="0 0 380 237" svg:d="M380 0c-70 135-620 452-257 11">
            <text:p/>
          </draw:path>
        </draw:g>
        <draw:g>
          <draw:custom-shape draw:style-name="gr186" draw:text-style-name="P53" draw:layer="layout" svg:width="0.844cm" svg:height="0.329cm" svg:x="13.328cm" svg:y="5.669cm">
            <text:p text:style-name="P42"><text:span text:style-name="T21"><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1" draw:text-style-name="P2" draw:layer="layout" svg:width="0.379cm" svg:height="0.236cm" draw:transform="skewX (0.0137881010907552) rotate (-0.0568977336150163) translate (13.5953494081202cm 5.70037540123854cm)" svg:viewBox="0 0 380 237" svg:d="M380 0c-70 135-620 452-257 11">
            <text:p/>
          </draw:path>
        </draw:g>
        <draw:g>
          <draw:custom-shape draw:style-name="gr178" draw:text-style-name="P9" draw:layer="layout" svg:width="0.262cm" svg:height="0.261cm" svg:x="10.305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1cm" svg:height="0.132cm" svg:x="10.371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 draw:layer="layout" svg:width="0.13cm" svg:height="0.394cm" svg:x="10.371cm" svg:y="2.063cm">
            <text:p/>
            <draw:enhanced-geometry svg:viewBox="0 0 21600 21600" draw:type="rectangle" draw:enhanced-path="M 0 0 L 21600 0 21600 21600 0 21600 0 0 Z N"/>
          </draw:custom-shape>
          <draw:custom-shape draw:style-name="gr180" draw:text-style-name="P9" draw:layer="layout" svg:width="0.091cm" svg:height="0.525cm" svg:x="10.391cm" svg:y="2.037cm">
            <text:p/>
            <draw:enhanced-geometry svg:viewBox="0 0 21600 21600" draw:type="rectangle" draw:enhanced-path="M 0 0 L 21600 0 21600 21600 0 21600 0 0 Z N"/>
          </draw:custom-shape>
          <draw:line draw:style-name="gr181" draw:text-style-name="P2" draw:layer="layout" svg:x1="10.436cm" svg:y1="2.587cm" svg:x2="10.436cm" svg:y2="2.22cm">
            <text:p/>
          </draw:line>
          <draw:custom-shape draw:style-name="gr182" draw:text-style-name="P50" draw:layer="layout" svg:width="0.13cm" svg:height="0.13cm" svg:x="10.371cm" svg:y="2.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2" draw:text-style-name="P3" draw:layer="layout" svg:width="0.423cm" svg:height="0.432cm" svg:x="10.088cm" svg:y="3.235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1" draw:text-style-name="P2" draw:layer="layout" svg:width="0.127cm" svg:height="0.536cm" draw:transform="skewX (0.00366519142918809) rotate (-0.0577703982410134) translate (10.317249881467cm 2.73795861206927cm)" svg:viewBox="0 0 128 537" svg:d="M3 537c-28-444 161-179 119-537">
          <text:p/>
        </draw:path>
        <draw:custom-shape draw:style-name="gr185" draw:text-style-name="P51" draw:layer="layout" svg:width="0.525cm" svg:height="0.432cm" svg:x="9.303cm" svg:y="3.236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03cm" svg:height="0.699cm" draw:transform="skewX (0.0015707963267949) rotate (-0.0567232006898169) translate (9.4010212083757cm 2.57370116538845cm)" svg:viewBox="0 0 204 700" svg:d="M204 700c-26-444-443-655-5-700">
          <text:p/>
        </draw:path>
        <draw:custom-shape draw:style-name="gr174" draw:text-style-name="P11" draw:layer="layout" svg:width="0.525cm" svg:height="0.196cm" svg:x="9.17cm" svg:y="3.706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11" draw:text-style-name="P19" draw:layer="layout" svg:width="0.097cm" svg:height="0.096cm" svg:x="9.874cm" svg:y="2.74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6" draw:layer="layout" svg:width="0.159cm" svg:height="0.474cm" draw:transform="rotate (-1.5707963267949) translate (10.06cm 2.502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2" draw:text-style-name="P10" draw:layer="layout" svg:width="0.554cm" svg:height="0.395cm" svg:x="9.65cm" svg:y="2.36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56" draw:layer="layout" svg:width="0.16cm" svg:height="0.11cm" draw:transform="rotate (-1.5707963267949) translate (10.249cm 2.4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4" draw:text-style-name="P19" draw:layer="layout" svg:width="0.651cm" svg:height="0.387cm" svg:x="9.608cm" svg:y="2.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9.609cm" svg:y="1.9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9.61cm" svg:y="1.7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9.611cm" svg:y="1.6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9.612cm" svg:y="1.55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9" draw:layer="layout" svg:width="0.284cm" svg:height="0.321cm" svg:x="9.794cm" svg:y="1.345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192" draw:text-style-name="P2" draw:layer="layout" svg:width="1.982cm" svg:height="0.804cm" draw:transform="skewX (0.00122173047639602) rotate (-0.0577703982410134) translate (12.269cm 4.796cm)" svg:viewBox="0 0 1983 805" svg:d="M1783 805c749-1003-777-700-1783-805">
          <text:p/>
        </draw:path>
        <draw:path draw:style-name="gr193" draw:text-style-name="P2" draw:layer="layout" svg:width="1.873cm" svg:height="0.711cm" draw:transform="skewX (-0.00122173047639602) rotate (-0.0584685299418111) translate (12.081cm 4.894cm)" svg:viewBox="0 0 1874 712" svg:d="M1687 712c731-871-866-603-1687-712">
          <text:p/>
        </draw:path>
        <draw:path draw:style-name="gr188" draw:text-style-name="P2" draw:layer="layout" svg:width="0.493cm" svg:height="0.637cm" draw:transform="skewX (0.00261799387799149) rotate (-0.0548033385126223) translate (15.7796110629537cm 5.06111446513526cm)" svg:viewBox="0 0 494 638" svg:d="M494 37c-171-142-283 140-494 601">
          <text:p/>
        </draw:path>
        <draw:path draw:style-name="gr170" draw:text-style-name="P2" draw:layer="layout" svg:width="0.786cm" svg:height="1.031cm" draw:transform="skewX (0.0031415926535898) rotate (-0.0595157274930076) translate (15.5496482121185cm 4.67557628966296cm)" svg:viewBox="0 0 787 1032" svg:d="M0 1032c359-574 156-1064 787-1030">
          <text:p/>
        </draw:path>
        <draw:path draw:style-name="gr192" draw:text-style-name="P2" draw:layer="layout" svg:width="1.955cm" svg:height="0.968cm" draw:transform="skewX (0.00122173047639603) rotate (-0.0577703982410134) translate (12.89cm 4.627cm)" svg:viewBox="0 0 1956 969" svg:d="M1756 969c744-947-755-894-1756-969">
          <text:p/>
        </draw:path>
        <draw:path draw:style-name="gr193" draw:text-style-name="P2" draw:layer="layout" svg:width="1.999cm" svg:height="0.88cm" draw:transform="skewX (-0.00122173047639602) rotate (-0.0584685299418111) translate (12.594cm 4.709cm)" svg:viewBox="0 0 2000 881" svg:d="M1798 881c800-1039-977-772-1798-881">
          <text:p/>
        </draw:path>
        <draw:path draw:style-name="gr184" draw:text-style-name="P2" draw:layer="layout" svg:width="2.147cm" svg:height="1.015cm" draw:transform="rotate (-0.0581194640914123) translate (10.1913810601851cm 3.65730918757776cm)" svg:viewBox="0 0 2148 1016" svg:d="M2148 1016c-342-37-2599-224-2067-1016">
          <text:p/>
        </draw:path>
        <draw:path draw:style-name="gr184" draw:text-style-name="P2" draw:layer="layout" svg:width="2.54cm" svg:height="0.922cm" draw:transform="skewX (-0.00122173047639603) rotate (-0.0586430628670105) translate (9.60103442225584cm 3.82440119092285cm)" svg:viewBox="0 0 2541 923" svg:d="M2541 923c-2274-259-2137-946-2541-922">
          <text:p/>
        </draw:path>
      </draw:page>
      <draw:page draw:name="page9" draw:style-name="dp1" draw:master-page-name="Standard">
        <draw:custom-shape draw:style-name="gr256" draw:text-style-name="P58" draw:layer="layout" svg:width="12.869cm" svg:height="3.745cm" svg:x="5.665cm" svg:y="6.793cm">
          <text:p/>
          <draw:enhanced-geometry svg:viewBox="0 0 21600 21600" draw:mirror-horizontal="false" draw:mirror-vertical="false" draw:glue-points="?f7 0 ?f6 ?f1 0 ?f10 ?f6 21600 ?f4 ?f10 21600 ?f9" draw:path-stretchpoint-x="10800" draw:path-stretchpoint-y="10800" draw:text-areas="0 ?f1 ?f4 ?f12" draw:type="cube" draw:modifiers="20740.84033613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3" draw:text-style-name="P3" draw:layer="layout" svg:width="0.599cm" svg:height="0.431cm" svg:x="13.5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3" draw:text-style-name="P3" draw:layer="layout" svg:width="0.599cm" svg:height="0.431cm" svg:x="14.7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3" draw:text-style-name="P3" draw:layer="layout" svg:width="0.599cm" svg:height="0.431cm" svg:x="15.9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3" draw:text-style-name="P3" draw:layer="layout" svg:width="0.599cm" svg:height="0.431cm" svg:x="17.1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1" draw:text-style-name="P24" draw:layer="layout" svg:width="4.2cm" svg:height="0.61cm" svg:x="15.34cm" svg:y="10.542cm">
          <draw:text-box>
            <text:p><text:span text:style-name="T4">License : GFDL 1.2 - CC BY-SA</text:span></text:p>
          </draw:text-box>
        </draw:frame>
        <draw:frame draw:style-name="gr131" draw:text-style-name="P48" draw:layer="layout" svg:width="0.9cm" svg:height="0.61cm" svg:x="18.654cm" svg:y="10.563cm">
          <draw:text-box>
            <text:p><text:span text:style-name="T18">PRZ</text:span></text:p>
          </draw:text-box>
        </draw:frame>
        <draw:frame draw:style-name="gr219" draw:text-style-name="P66" draw:layer="layout" svg:width="10.241cm" svg:height="2.645cm" svg:x="9.472cm" svg:y="1.124cm">
          <draw:text-box>
            <text:p><text:span text:style-name="T25">RepRap Firmware functional operation</text:span></text:p>
            <text:p><text:span text:style-name="T25"><text:s text:c="3"/></text:span><text:span text:style-name="T25">on Duet WiFi</text:span></text:p>
          </draw:text-box>
        </draw:frame>
        <draw:custom-shape draw:style-name="gr183" draw:text-style-name="P3" draw:layer="layout" svg:width="0.599cm" svg:height="0.431cm" svg:x="12.3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3" draw:text-style-name="P45" draw:layer="layout" svg:width="5.669cm" svg:height="1.375cm" svg:x="10.49cm" svg:y="8.931cm">
          <text:p text:style-name="P42"><text:span text:style-name="T14"><text:s text:c="6"/></text:span></text:p>
          <text:p text:style-name="P43"><text:span text:style-name="T15"><text:s text:c="20"/></text:span><text:span text:style-name="T16">G-code</text:span></text:p>
          <text:p text:style-name="P44"><text:span text:style-name="T16"><text:s text:c="8"/></text:span><text:span text:style-name="T16">interpreter</text:span></text:p>
          <draw:enhanced-geometry svg:viewBox="0 0 21600 21600" draw:mirror-horizontal="false" draw:mirror-vertical="false" draw:glue-points="?f6 0 10800 ?f8 ?f11 10800 ?f9 21600 10800 ?f10 ?f5 10800" draw:text-areas="?f3 ?f3 ?f4 ?f4" draw:type="parallelogram" draw:modifiers="5131.428571428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7" draw:text-style-name="P11" draw:layer="layout" svg:width="0.8cm" svg:height="0.591cm" svg:x="7.371cm" svg:y="7.679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8" draw:text-style-name="P6" draw:layer="layout" svg:width="1.833cm" svg:height="0.786cm" svg:x="7.625cm" svg:y="7.624cm">
          <text:p/>
          <draw:enhanced-geometry svg:viewBox="0 0 21600 21600" draw:mirror-horizontal="false" draw:mirror-vertical="false" draw:glue-points="?f7 0 ?f6 ?f1 0 ?f10 ?f6 21600 ?f4 ?f10 21600 ?f9" draw:path-stretchpoint-x="10800" draw:path-stretchpoint-y="10800" draw:text-areas="0 ?f1 ?f4 ?f12" draw:type="cube" draw:modifiers="16280.865224625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0" draw:text-style-name="P2" draw:layer="layout" svg:width="0.662cm" svg:height="1.656cm" draw:transform="rotate (-0.0582939970166117) translate (14.734140344099cm 7.25970529772656cm)" svg:viewBox="0 0 663 1657" svg:d="M458 1657c762-1124-882-864-350-1657">
          <text:p/>
        </draw:path>
        <draw:custom-shape draw:style-name="gr258" draw:text-style-name="P11" draw:layer="layout" svg:width="0.952cm" svg:height="0.262cm" svg:x="12.019cm" svg:y="6.99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0" draw:text-style-name="P2" draw:layer="layout" svg:width="0.701cm" svg:height="1.72cm" draw:transform="skewX (-0.000698131700797739) rotate (-0.0595157274930076) translate (15.2991512344044cm 7.23023915687436cm)" svg:viewBox="0 0 702 1721" svg:d="M0 1721c585-1098 341-1134 702-1721">
          <text:p/>
        </draw:path>
        <draw:path draw:style-name="gr170" draw:text-style-name="P2" draw:layer="layout" svg:width="2.781cm" svg:height="1.512cm" draw:transform="skewX (-0.00069813170079773) rotate (-0.0588175957922099) translate (12.3211526929597cm 7.27835598182351cm)" svg:viewBox="0 0 2782 1513" svg:d="M2648 1513c932-1384-3333-468-2552-1513">
          <text:p/>
        </draw:path>
        <draw:path draw:style-name="gr170" draw:text-style-name="P2" draw:layer="layout" svg:width="1.686cm" svg:height="1.573cm" draw:transform="skewX (-0.0020943951023932) rotate (-0.0612610567450018) translate (13.5425556435702cm 7.27323113787172cm)" svg:viewBox="0 0 1687 1574" svg:d="M1540 1574c808-1270-1983-695-1478-1574">
          <text:p/>
        </draw:path>
        <draw:custom-shape draw:style-name="gr174" draw:text-style-name="P11" draw:layer="layout" svg:width="0.686cm" svg:height="0.263cm" svg:x="16.224cm" svg:y="7.91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78" draw:text-style-name="P9" draw:layer="layout" svg:width="0.262cm" svg:height="0.261cm" svg:x="11.605cm" svg:y="5.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1cm" svg:height="0.132cm" svg:x="11.671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 draw:layer="layout" svg:width="0.13cm" svg:height="0.394cm" svg:x="11.671cm" svg:y="5.358cm">
            <text:p/>
            <draw:enhanced-geometry svg:viewBox="0 0 21600 21600" draw:type="rectangle" draw:enhanced-path="M 0 0 L 21600 0 21600 21600 0 21600 0 0 Z N"/>
          </draw:custom-shape>
          <draw:custom-shape draw:style-name="gr180" draw:text-style-name="P9" draw:layer="layout" svg:width="0.091cm" svg:height="0.525cm" svg:x="11.691cm" svg:y="5.332cm">
            <text:p/>
            <draw:enhanced-geometry svg:viewBox="0 0 21600 21600" draw:type="rectangle" draw:enhanced-path="M 0 0 L 21600 0 21600 21600 0 21600 0 0 Z N"/>
          </draw:custom-shape>
          <draw:line draw:style-name="gr181" draw:text-style-name="P2" draw:layer="layout" svg:x1="11.736cm" svg:y1="5.882cm" svg:x2="11.736cm" svg:y2="5.515cm">
            <text:p/>
          </draw:line>
          <draw:custom-shape draw:style-name="gr182" draw:text-style-name="P50" draw:layer="layout" svg:width="0.13cm" svg:height="0.13cm" svg:x="11.671cm" svg:y="5.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3" draw:text-style-name="P3" draw:layer="layout" svg:width="0.447cm" svg:height="0.432cm" svg:x="11.331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1" draw:text-style-name="P2" draw:layer="layout" svg:width="0.142cm" svg:height="0.546cm" draw:transform="skewX (0.00366519142918807) rotate (-0.0577703982410134) translate (11.5998957888806cm 6.03201277717775cm)" svg:viewBox="0 0 143 547" svg:d="M3 547c-29-444 177-189 135-547">
          <text:p/>
        </draw:path>
        <draw:path draw:style-name="gr184" draw:text-style-name="P2" draw:layer="layout" svg:width="1.973cm" svg:height="0.705cm" draw:transform="skewX (-0.00122173047639604) rotate (-0.0586430628670105) translate (10.6639930360302cm 7.18995049845059cm)" svg:viewBox="0 0 1974 706" svg:d="M1974 706c-958-100-2332-233-1888-706">
          <text:p/>
        </draw:path>
        <draw:custom-shape draw:style-name="gr185" draw:text-style-name="P51" draw:layer="layout" svg:width="0.525cm" svg:height="0.432cm" svg:x="10.657cm" svg:y="6.539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48cm" svg:height="0.703cm" draw:transform="skewX (0.00157079632679489) rotate (-0.0567232006898169) translate (10.7160474304849cm 5.86955441611464cm)" svg:viewBox="0 0 249 704" svg:d="M249 704c-26-445-503-659-65-704">
          <text:p/>
        </draw:path>
        <draw:path draw:style-name="gr184" draw:text-style-name="P2" draw:layer="layout" svg:width="1.522cm" svg:height="0.878cm" draw:transform="rotate (-0.0581194640914122) translate (11.4271476626876cm 6.96178279753664cm)" svg:viewBox="0 0 1523 879" svg:d="M1523 879c-342-36-1948-87-1416-879">
          <text:p/>
        </draw:path>
        <draw:custom-shape draw:style-name="gr186" draw:text-style-name="P52" draw:layer="layout" svg:width="1.2cm" svg:height="0.6cm" svg:x="12.264cm" svg:y="9.074cm">
          <text:p text:style-name="P42"><text:span text:style-name="T20"><text:s text:c="11"/></text:span><text:span text:style-name="T20">G</text:span><text:span text:style-name="T19">xx yyy</text:span></text:p>
          <text:p text:style-name="P42"><text:span text:style-name="T19"><text:s text:c="7"/></text:span><text:span text:style-name="T19">Mxxx <text:s/>zz</text:span></text:p>
          <text:p text:style-name="P42"><text:span text:style-name="T19"><text:s text:c="3"/></text:span><text:span text:style-name="T19">Gtt xxxxx</text:span></text:p>
          <text:p text:style-name="P42"><text:span text:style-name="T19">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7" draw:text-style-name="P3" draw:layer="layout" svg:width="0.393cm" svg:height="0.523cm" svg:x="16.15cm" svg:y="8.371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1" draw:text-style-name="P2" draw:layer="layout" svg:width="1.298cm" svg:height="0.872cm" draw:transform="skewX (0.00261799387799149) rotate (-0.0589921287174094) translate (16.3567244870424cm 8.25593953326131cm)" svg:viewBox="0 0 1299 873" svg:d="M0 190c277-698 265 756 1299 680">
          <text:p/>
        </draw:path>
        <draw:custom-shape draw:style-name="gr189" draw:text-style-name="P54" draw:layer="layout" svg:width="0.472cm" svg:height="0.63cm" svg:x="16.677cm" svg:y="7.649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90" draw:text-style-name="P2" draw:layer="layout" svg:width="0.605cm" svg:height="0.217cm" draw:transform="skewX (-0.00628318530717959) rotate (-0.0598647933434065) translate (17.0470075568049cm 8.00985910143423cm)" svg:viewBox="0 0 606 218" svg:d="M0 0c551-7 81 246 606 215">
          <text:p/>
        </draw:path>
        <draw:g>
          <draw:custom-shape draw:style-name="gr186" draw:text-style-name="P53" draw:layer="layout" svg:width="0.844cm" svg:height="0.329cm" svg:x="15.09cm" svg:y="8.969cm">
            <text:p text:style-name="P42"><text:span text:style-name="T21"><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1" draw:text-style-name="P2" draw:layer="layout" svg:width="0.379cm" svg:height="0.236cm" draw:transform="skewX (0.0137881010907552) rotate (-0.0568977336150163) translate (15.3573494081202cm 9.00037540123854cm)" svg:viewBox="0 0 380 237" svg:d="M380 0c-70 135-620 452-257 11">
            <text:p/>
          </draw:path>
        </draw:g>
        <draw:custom-shape draw:style-name="gr194" draw:text-style-name="P55" draw:layer="layout" svg:width="2.635cm" svg:height="0.918cm" svg:x="17.076cm" svg:y="7.971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23" draw:text-style-name="P31" draw:layer="layout" svg:width="2.043cm" svg:height="2.018cm" svg:x="17.54cm" svg:y="8.088cm">
          <draw:text-box>
            <text:p><text:span text:style-name="T10">Heater</text:span></text:p>
          </draw:text-box>
        </draw:frame>
        <draw:g>
          <draw:custom-shape draw:style-name="gr178" draw:text-style-name="P9" draw:layer="layout" svg:width="0.262cm" svg:height="0.263cm" svg:x="17.657cm" svg:y="9.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4cm" svg:height="0.131cm" svg:x="17.722cm" svg:y="8.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 draw:layer="layout" svg:width="0.133cm" svg:height="0.393cm" svg:x="17.722cm" svg:y="8.723cm">
            <text:p/>
            <draw:enhanced-geometry svg:viewBox="0 0 21600 21600" draw:type="rectangle" draw:enhanced-path="M 0 0 L 21600 0 21600 21600 0 21600 0 0 Z N"/>
          </draw:custom-shape>
          <draw:custom-shape draw:style-name="gr180" draw:text-style-name="P9" draw:layer="layout" svg:width="0.093cm" svg:height="0.525cm" svg:x="17.741cm" svg:y="8.695cm">
            <text:p/>
            <draw:enhanced-geometry svg:viewBox="0 0 21600 21600" draw:type="rectangle" draw:enhanced-path="M 0 0 L 21600 0 21600 21600 0 21600 0 0 Z N"/>
          </draw:custom-shape>
          <draw:line draw:style-name="gr181" draw:text-style-name="P2" draw:layer="layout" svg:x1="17.788cm" svg:y1="9.247cm" svg:x2="17.788cm" svg:y2="8.88cm">
            <text:p/>
          </draw:line>
          <draw:custom-shape draw:style-name="gr182" draw:text-style-name="P50" draw:layer="layout" svg:width="0.133cm" svg:height="0.131cm" svg:x="17.722cm" svg:y="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8" draw:text-style-name="P9" draw:layer="layout" svg:width="0.486cm" svg:height="0.21cm" svg:x="14.646cm" svg:y="8.984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8" draw:text-style-name="P9" draw:layer="layout" svg:width="0.387cm" svg:height="0.184cm" svg:x="14.607cm" svg:y="9.19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6" draw:text-style-name="P9" draw:layer="layout" svg:width="0.269cm" svg:height="0.131cm" svg:x="14.759cm" svg:y="9.12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59" draw:text-style-name="P19" draw:layer="layout" svg:width="0.402cm" svg:height="0.864cm" svg:x="13.685cm" svg:y="4.6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0" draw:text-style-name="P50" draw:layer="layout" svg:width="0.81cm" svg:height="0.864cm" svg:x="13.881cm" svg:y="4.69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1" draw:text-style-name="P19" draw:layer="layout" svg:width="0.404cm" svg:height="0.863cm" svg:x="14.357cm" svg:y="4.698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19" draw:layer="layout" svg:width="0.116cm" svg:height="0.432cm" draw:transform="rotate (-1.5707963267949) translate (15.078cm 5.07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2cm" svg:height="0.289cm" svg:x="13.683cm" svg:y="5.10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63" draw:text-style-name="P19" draw:layer="layout" svg:width="0.403cm" svg:height="0.864cm" svg:x="15.235cm" svg:y="4.69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50" draw:layer="layout" svg:width="0.807cm" svg:height="0.864cm" svg:x="15.432cm" svg:y="4.69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4cm" svg:height="0.864cm" svg:x="15.907cm" svg:y="4.694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19" draw:layer="layout" svg:width="0.117cm" svg:height="0.433cm" draw:transform="rotate (-1.5707963267949) translate (16.629cm 5.06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3cm" svg:height="0.289cm" svg:x="15.232cm" svg:y="5.09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63" draw:text-style-name="P19" draw:layer="layout" svg:width="0.403cm" svg:height="0.864cm" svg:x="16.788cm" svg:y="4.6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50" draw:layer="layout" svg:width="0.806cm" svg:height="0.864cm" svg:x="16.984cm" svg:y="4.69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2cm" svg:height="0.863cm" svg:x="17.462cm" svg:y="4.698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19" draw:layer="layout" svg:width="0.116cm" svg:height="0.433cm" draw:transform="rotate (-1.5707963267949) translate (18.18cm 5.07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4cm" svg:height="0.289cm" svg:x="16.786cm" svg:y="5.10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59" draw:text-style-name="P19" draw:layer="layout" svg:width="0.403cm" svg:height="0.865cm" svg:x="12.137cm" svg:y="4.695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50" draw:layer="layout" svg:width="0.806cm" svg:height="0.865cm" svg:x="12.332cm" svg:y="4.69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9" draw:text-style-name="P19" draw:layer="layout" svg:width="0.402cm" svg:height="0.864cm" svg:x="12.809cm" svg:y="4.6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8" draw:text-style-name="P19" draw:layer="layout" svg:width="0.116cm" svg:height="0.431cm" draw:transform="rotate (-1.5707963267949) translate (13.527cm 5.0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8cm" svg:height="0.289cm" svg:x="12.13cm" svg:y="5.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291cm" svg:height="1.334cm" draw:transform="skewX (0.00383972435438754) rotate (-0.05550147021342) translate (14.992257145422cm 5.23379119595649cm)" svg:viewBox="0 0 292 1335" svg:d="M122 1335c-28-892-345-567 170-1335">
            <text:p/>
          </draw:path>
          <draw:path draw:style-name="gr34" draw:text-style-name="P2" draw:layer="layout" svg:width="0.549cm" svg:height="1.369cm" draw:transform="skewX (0.00366519142918809) rotate (-0.0539306738866252) translate (16.3107650089765cm 5.20535063600451cm)" svg:viewBox="0 0 550 1370" svg:d="M5 1370c-25-891 28-602 545-1370">
            <text:p/>
          </draw:path>
          <draw:path draw:style-name="gr34" draw:text-style-name="P2" draw:layer="layout" svg:width="0.656cm" svg:height="1.291cm" draw:transform="skewX (0.00226892802759263) rotate (-0.0561996019142177) translate (12.0485628957432cm 5.24062222176469cm)" svg:viewBox="0 0 657 1292" svg:d="M657 1292c-26-892-1023-387-511-1292">
            <text:p/>
          </draw:path>
          <draw:g>
            <draw:custom-shape draw:style-name="gr263" draw:text-style-name="P19" draw:layer="layout" svg:width="0.402cm" svg:height="0.863cm" svg:x="18.335cm" svg:y="4.70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50" draw:layer="layout" svg:width="0.805cm" svg:height="0.863cm" svg:x="18.532cm" svg:y="4.70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2cm" svg:height="0.863cm" svg:x="19.009cm" svg:y="4.70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19" draw:layer="layout" svg:width="0.116cm" svg:height="0.434cm" draw:transform="rotate (-1.5707963267949) translate (19.728cm 5.08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2" draw:text-style-name="P3" draw:layer="layout" svg:width="0.144cm" svg:height="0.291cm" svg:x="18.333cm" svg:y="5.10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895cm" svg:height="1.351cm" draw:transform="skewX (0.00453785605518525) rotate (-0.0542797397370241) translate (17.5142468001222cm 5.22338527543991cm)" svg:viewBox="0 0 896 1352" svg:d="M1 1352c-26-891 378-584 895-1352">
            <text:p/>
          </draw:path>
          <draw:path draw:style-name="gr34" draw:text-style-name="P2" draw:layer="layout" svg:width="0.366cm" svg:height="1.303cm" draw:transform="skewX (-0.000698131700797724) rotate (-0.0589921287174094) translate (13.5497394483835cm 5.24911341971776cm)" svg:viewBox="0 0 367 1304" svg:d="M367 1304c-45-891-683-532-165-1304">
            <text:p/>
          </draw:path>
        </draw:g>
        <draw:g>
          <draw:custom-shape draw:style-name="gr105" draw:text-style-name="P11" draw:layer="layout" svg:width="0.761cm" svg:height="0.652cm" draw:transform="skewX (-0.0061086523819802) rotate (0.331612557878923) translate (4.279cm 9.0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296) rotate (0.331612557878923) translate (4.037cm 8.85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5) rotate (0.331612557878923) translate (3.759cm 8.673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 rotate (0.331612557878923) translate (4.602cm 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8" draw:text-style-name="P3" draw:layer="layout" svg:width="0.6cm" svg:height="0.25cm" svg:x="4.077cm" svg:y="5.039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58" draw:text-style-name="P13" draw:layer="layout" svg:width="4.29cm" svg:height="1.3cm" svg:x="4.597cm" svg:y="4.672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4.252cm" svg:y="1.112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4.397cm" svg:y="1.31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4.397cm" svg:y="1.31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4.397cm" svg:y="1.31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3.777cm" svg:y="6.134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4.042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4.042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4.042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6.957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6.549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6.124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5.701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4.873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5.296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4.461cm" svg:y="6.5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7.479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7.901cm" svg:y="6.5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4.235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5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5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7.137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6.729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6.305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5.903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064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472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4.643cm" svg:y="6.367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4.41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4.41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4.41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7.307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6.9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6.474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6.062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5.242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5.643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4.83cm" svg:y="6.17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7.623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8.035cm" svg:y="6.367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7.875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8.291cm" svg:y="6.173cm">
                  <text:p/>
                  <draw:enhanced-geometry svg:viewBox="0 0 21600 21600" draw:mirror-horizontal="false" draw:mirror-vertical="false" draw:type="rectangle" draw:enhanced-path="M 0 0 L 21600 0 21600 21600 0 21600 0 0 Z N"/>
                </draw:custom-shape>
              </draw:g>
            </draw:g>
          </draw:g>
          <draw:g>
            <draw:custom-shape draw:style-name="gr90" draw:text-style-name="P9" draw:layer="layout" svg:width="3.4cm" svg:height="2.699cm" svg:x="4.696cm" svg:y="1.611cm">
              <text:p/>
              <draw:enhanced-geometry svg:viewBox="0 0 21600 21600" draw:type="rectangle" draw:enhanced-path="M 0 0 L 21600 0 21600 21600 0 21600 0 0 Z N"/>
            </draw:custom-shape>
            <draw:g>
              <draw:g>
                <draw:line draw:style-name="gr3" draw:text-style-name="P2" draw:layer="layout" svg:x1="6.106cm" svg:y1="2.561cm" svg:x2="7.267cm" svg:y2="2.561cm">
                  <text:p/>
                </draw:line>
                <draw:custom-shape draw:style-name="gr91" draw:text-style-name="P3" draw:layer="layout" svg:width="1.351cm" svg:height="0.324cm" svg:x="6.14cm" svg:y="2.88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6.668cm" svg:y="2.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6.63cm" svg:y="2.58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6.483cm" svg:y="2.444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6.817cm" svg:y1="2.561cm" svg:x2="7.341cm" svg:y2="2.561cm">
                  <text:p/>
                </draw:line>
                <draw:custom-shape draw:style-name="gr92" draw:text-style-name="P7" draw:layer="layout" svg:width="1.549cm" svg:height="1.134cm" svg:x="5.979cm" svg:y="2.29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6.189cm" svg:y="2.488cm">
                  <text:p/>
                  <draw:enhanced-geometry svg:viewBox="0 0 21600 21600" draw:type="rectangle" draw:enhanced-path="M 0 0 L 21600 0 21600 21600 0 21600 0 0 Z N"/>
                </draw:custom-shape>
              </draw:g>
            </draw:g>
            <draw:custom-shape draw:style-name="gr94" draw:text-style-name="P9" draw:layer="layout" svg:width="3.161cm" svg:height="0.149cm" svg:x="4.813cm" svg:y="1.717cm">
              <text:p/>
              <draw:enhanced-geometry svg:viewBox="0 0 21600 21600" draw:type="rectangle" draw:enhanced-path="M 0 0 L 21600 0 21600 21600 0 21600 0 0 Z N"/>
            </draw:custom-shape>
            <draw:custom-shape draw:style-name="gr95" draw:text-style-name="P9" draw:layer="layout" svg:width="0.598cm" svg:height="1.849cm" svg:x="4.813cm" svg:y="2.461cm">
              <text:p/>
              <draw:enhanced-geometry svg:viewBox="0 0 21600 21600" draw:type="rectangle" draw:enhanced-path="M 0 0 L 21600 0 21600 21600 0 21600 0 0 Z N"/>
            </draw:custom-shape>
            <draw:custom-shape draw:style-name="gr96" draw:text-style-name="P9" draw:layer="layout" svg:width="1.117cm" svg:height="0.448cm" svg:x="6.201cm" svg:y="3.357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5) rotate (0.540528469342644) translate (6.176130394383cm 3.6189653717749cm)" svg:viewBox="0 0 906 448" draw:points="0,77 307,0 357,205 524,217 676,396 906,448">
              <text:p/>
            </draw:polyline>
            <draw:custom-shape draw:style-name="gr97" draw:text-style-name="P9" draw:layer="layout" svg:width="0.955cm" svg:height="0.372cm" svg:x="4.813cm" svg:y="1.986cm">
              <text:p/>
              <draw:enhanced-geometry svg:viewBox="0 0 21600 21600" draw:type="rectangle" draw:enhanced-path="M 0 0 L 21600 0 21600 21600 0 21600 0 0 Z N"/>
            </draw:custom-shape>
            <draw:custom-shape draw:style-name="gr98" draw:text-style-name="P9" draw:layer="layout" svg:width="0.713cm" svg:height="0.372cm" svg:x="7.261cm" svg:y="1.986cm">
              <text:p/>
              <draw:enhanced-geometry svg:viewBox="0 0 21600 21600" draw:type="rectangle" draw:enhanced-path="M 0 0 L 21600 0 21600 21600 0 21600 0 0 Z N"/>
            </draw:custom-shape>
            <draw:custom-shape draw:style-name="gr99" draw:text-style-name="P9" draw:layer="layout" svg:width="1.268cm" svg:height="0.372cm" svg:x="5.888cm" svg:y="1.986cm">
              <text:p/>
              <draw:enhanced-geometry svg:viewBox="0 0 21600 21600" draw:type="rectangle" draw:enhanced-path="M 0 0 L 21600 0 21600 21600 0 21600 0 0 Z N"/>
            </draw:custom-shape>
            <draw:custom-shape draw:style-name="gr100" draw:text-style-name="P9" draw:layer="layout" svg:width="0.536cm" svg:height="0.372cm" svg:x="5.531cm" svg:y="2.461cm">
              <text:p/>
              <draw:enhanced-geometry svg:viewBox="0 0 21600 21600" draw:type="rectangle" draw:enhanced-path="M 0 0 L 21600 0 21600 21600 0 21600 0 0 Z N"/>
            </draw:custom-shape>
            <draw:custom-shape draw:style-name="gr101" draw:text-style-name="P9" draw:layer="layout" svg:width="0.536cm" svg:height="0.448cm" svg:x="5.531cm" svg:y="2.938cm">
              <text:p/>
              <draw:enhanced-geometry svg:viewBox="0 0 21600 21600" draw:type="rectangle" draw:enhanced-path="M 0 0 L 21600 0 21600 21600 0 21600 0 0 Z N"/>
            </draw:custom-shape>
            <draw:custom-shape draw:style-name="gr61" draw:text-style-name="P9" draw:layer="layout" svg:width="0.507cm" svg:height="0.223cm" svg:x="7.467cm" svg:y="2.478cm">
              <text:p/>
              <draw:enhanced-geometry svg:viewBox="0 0 21600 21600" draw:type="rectangle" draw:enhanced-path="M 0 0 L 21600 0 21600 21600 0 21600 0 0 Z N"/>
            </draw:custom-shape>
            <draw:custom-shape draw:style-name="gr102" draw:text-style-name="P9" draw:layer="layout" svg:width="0.507cm" svg:height="0.298cm" svg:x="7.467cm" svg:y="2.821cm">
              <text:p/>
              <draw:enhanced-geometry svg:viewBox="0 0 21600 21600" draw:type="rectangle" draw:enhanced-path="M 0 0 L 21600 0 21600 21600 0 21600 0 0 Z N"/>
            </draw:custom-shape>
            <draw:custom-shape draw:style-name="gr103" draw:text-style-name="P9" draw:layer="layout" svg:width="1.117cm" svg:height="0.373cm" svg:x="6.201cm" svg:y="3.937cm">
              <text:p/>
              <draw:enhanced-geometry svg:viewBox="0 0 21600 21600" draw:type="rectangle" draw:enhanced-path="M 0 0 L 21600 0 21600 21600 0 21600 0 0 Z N"/>
            </draw:custom-shape>
          </draw:g>
          <draw:custom-shape draw:style-name="gr159" draw:text-style-name="P9" draw:layer="layout" svg:width="0.8cm" svg:height="0.8cm" svg:x="6.068cm" svg:y="4.3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47" draw:layer="layout" svg:width="3.536cm" svg:height="0.855cm" svg:x="4.769cm" svg:y="5.077cm">
            <text:p text:style-name="P46"><text:span text:style-name="T22">Browser</text:span><text:span text:style-name="T17"> execute</text:span></text:p>
            <text:p text:style-name="P46"><text:span text:style-name="T17">html and Javascript</text:span></text:p>
            <draw:enhanced-geometry svg:viewBox="0 0 21600 21600" draw:type="rectangle" draw:enhanced-path="M 0 0 L 21600 0 21600 21600 0 21600 0 0 Z N"/>
          </draw:custom-shape>
          <draw:g>
            <draw:custom-shape draw:style-name="gr274" draw:text-style-name="P67" draw:layer="layout" svg:width="2.003cm" svg:height="2.325cm" draw:transform="rotate (0.0698131700797732) translate (3.193cm 4.198cm)">
              <text:p/>
              <draw:enhanced-geometry draw:glue-point-type="segments" draw:type="mso-spt100" draw:modifiers="131.491860856739 41.10102935239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2" draw:text-style-name="P11" draw:layer="layout" svg:width="0.812cm" svg:height="0.672cm" draw:transform="skewX (0.00453785605518529) rotate (-3.01941960595019) translate (4.743cm 5.76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3" draw:text-style-name="P11" draw:layer="layout" svg:width="1.19cm" svg:height="0.996cm" draw:transform="skewX (0.00209439510239319) rotate (-3.01941960595019) translate (4.953cm 5.996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4" draw:text-style-name="P11" draw:layer="layout" svg:width="1.641cm" svg:height="1.464cm" draw:transform="skewX (0.00139626340159548) rotate (-3.01941960595019) translate (5.2cm 6.23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68) rotate (-3.01941960595019) translate (4.429cm 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75" draw:text-style-name="P14" draw:layer="layout" svg:width="2.94cm" svg:height="1.528cm" svg:x="4.247cm" svg:y="8.62cm">
          <text:p/>
          <draw:enhanced-geometry svg:viewBox="0 0 21600 21600" draw:mirror-horizontal="false" draw:mirror-vertical="false" draw:glue-points="?f7 0 ?f6 ?f1 0 ?f10 ?f6 21600 ?f4 ?f10 21600 ?f9" draw:path-stretchpoint-x="10800" draw:path-stretchpoint-y="10800" draw:text-areas="0 ?f1 ?f4 ?f12" draw:type="cube" draw:modifiers="20030.042398546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3" draw:text-style-name="P6" draw:layer="layout" svg:width="6.005cm" svg:height="1.87cm" svg:x="5.7cm" svg:y="8.48cm">
          <text:p/>
          <draw:enhanced-geometry svg:viewBox="0 0 21600 21600" draw:mirror-horizontal="false" draw:mirror-vertical="false" draw:glue-points="?f7 0 ?f6 ?f1 0 ?f10 ?f6 21600 ?f4 ?f10 21600 ?f9" draw:path-stretchpoint-x="10800" draw:path-stretchpoint-y="10800" draw:text-areas="0 ?f1 ?f4 ?f12" draw:type="cube" draw:modifiers="17795.2512424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234" draw:text-style-name="P2" draw:layer="layout" svg:width="2.367cm" svg:height="0.431cm" draw:transform="rotate (-0.0588175957922099) translate (8.66916927936672cm 7.72012528008768cm)" svg:viewBox="0 0 2368 432" svg:d="M2368 432c-1932-144-1406-466-2368-429">
          <text:p/>
        </draw:path>
        <draw:frame draw:style-name="gr235" draw:text-style-name="P31" draw:layer="layout" svg:width="2.399cm" svg:height="1.547cm" svg:x="3.638cm" svg:y="10.041cm">
          <draw:text-box>
            <text:p><text:span text:style-name="T10">WiFi</text:span></text:p>
            <text:p><text:span text:style-name="T10">Antenna</text:span></text:p>
          </draw:text-box>
        </draw:frame>
        <draw:custom-shape draw:style-name="gr276" draw:text-style-name="P59" draw:layer="layout" svg:width="3.126cm" svg:height="0.948cm" svg:x="7.839cm" svg:y="8.987cm">
          <text:p text:style-name="P42"><text:span text:style-name="T23"><text:s text:c="15"/></text:span><text:span text:style-name="T10">Web </text:span></text:p>
          <text:p text:style-name="P42"><text:span text:style-name="T10"><text:s text:c="3"/></text:span><text:span text:style-name="T10">Interface</text:span></text:p>
          <draw:enhanced-geometry svg:viewBox="0 0 21600 21600" draw:mirror-horizontal="false" draw:mirror-vertical="false" draw:glue-points="?f6 0 10800 ?f8 ?f11 10800 ?f9 21600 10800 ?f10 ?f5 10800" draw:text-areas="?f3 ?f3 ?f4 ?f4" draw:type="parallelogram" draw:modifiers="6541.477454429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7" draw:text-style-name="P60" draw:layer="layout" svg:width="2.859cm" svg:height="0.377cm" svg:x="8.566cm" svg:y="8.551cm">
          <text:p text:style-name="P42"><text:span text:style-name="T23"><text:s text:c="7"/></text:span></text:p>
          <draw:enhanced-geometry svg:viewBox="0 0 21600 21600" draw:mirror-horizontal="false" draw:mirror-vertical="false" draw:glue-points="?f6 0 10800 ?f8 ?f11 10800 ?f9 21600 10800 ?f10 ?f5 10800" draw:text-areas="?f3 ?f3 ?f4 ?f4" draw:type="parallelogram" draw:modifiers="3064.255910987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0" draw:text-style-name="P60" draw:layer="layout" svg:width="3.198cm" svg:height="1.392cm" svg:x="5.909cm" svg:y="8.551cm">
          <text:p text:style-name="P42"><text:span text:style-name="T23"><text:s text:c="7"/></text:span></text:p>
          <draw:enhanced-geometry svg:viewBox="0 0 21600 21600" draw:glue-points="?f6 0 10800 ?f8 ?f11 10800 ?f9 21600 10800 ?f10 ?f5 10800" draw:text-areas="?f3 ?f3 ?f4 ?f4" draw:type="parallelogram" draw:modifiers="9317.9118474523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6" draw:layer="layout" svg:width="0.703cm" svg:height="0.359cm" svg:x="8.457cm" svg:y="7.21cm">
          <text:p/>
          <draw:enhanced-geometry svg:viewBox="0 0 21600 21600" draw:mirror-horizontal="false" draw:mirror-vertical="false" draw:glue-points="?f7 0 ?f6 ?f1 0 ?f10 ?f6 21600 ?f4 ?f10 21600 ?f9" draw:path-stretchpoint-x="10800" draw:path-stretchpoint-y="10800" draw:text-areas="0 ?f1 ?f4 ?f12" draw:type="cube" draw:modifiers="10646.4454976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39" draw:text-style-name="P61" draw:layer="layout" svg:width="3.524cm" svg:height="0.849cm" svg:x="5.82cm" svg:y="10.199cm">
          <draw:text-box>
            <text:p><text:span text:style-name="T24">WiFi module</text:span></text:p>
          </draw:text-box>
        </draw:frame>
        <draw:frame draw:style-name="gr235" draw:text-style-name="P31" draw:layer="layout" svg:width="2.925cm" svg:height="1.547cm" svg:x="4.995cm" svg:y="7.354cm">
          <draw:text-box>
            <text:p><text:span text:style-name="T10"><text:s text:c="8"/></text:span><text:span text:style-name="T10">G-codes </text:span></text:p>
            <text:p><text:span text:style-name="T10">Files on SD</text:span></text:p>
          </draw:text-box>
        </draw:frame>
        <draw:custom-shape draw:style-name="gr241" draw:text-style-name="P62" draw:layer="layout" svg:width="0.469cm" svg:height="0.306cm" svg:x="4.438cm" svg:y="9.66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4.627cm" svg:y="9.672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49cm" svg:height="0.286cm" svg:x="5.257cm" svg:y="9.294cm">
          <text:p/>
          <draw:enhanced-geometry svg:viewBox="0 0 21600 21600" draw:mirror-horizontal="false" draw:mirror-vertical="false" draw:glue-points="?f6 0 10800 ?f8 ?f11 10800 ?f9 21600 10800 ?f10 ?f5 10800" draw:text-areas="?f3 ?f3 ?f4 ?f4" draw:type="parallelogram" draw:modifiers="1368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7cm" svg:height="0.1cm" svg:x="4.82cm" svg:y="9.48cm">
          <text:p/>
          <draw:enhanced-geometry svg:viewBox="0 0 21600 21600" draw:glue-points="?f6 0 10800 ?f8 ?f11 10800 ?f9 21600 10800 ?f10 ?f5 10800" draw:text-areas="?f3 ?f3 ?f4 ?f4" draw:type="parallelogram" draw:modifiers="3204.5649072753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69cm" svg:height="0.3cm" svg:x="5.42cm" svg:y="8.6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3" draw:layer="layout" svg:width="0.459cm" svg:height="0.3cm" svg:x="4.998cm" svg:y="9.094cm">
          <text:p/>
          <draw:enhanced-geometry svg:viewBox="0 0 21600 21600" draw:mirror-horizontal="false" draw:mirror-vertical="false" draw:glue-points="?f6 0 10800 ?f8 ?f11 10800 ?f9 21600 10800 ?f10 ?f5 10800" draw:text-areas="?f3 ?f3 ?f4 ?f4" draw:type="parallelogram" draw:modifiers="13993.043478260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4.537cm" svg:y="9.864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62" draw:layer="layout" svg:width="1.3cm" svg:height="0.102cm" svg:x="5.635cm" svg:y="8.6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459cm" svg:height="0.3cm" svg:x="5.652cm" svg:y="8.885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18" draw:text-style-name="P57" draw:layer="layout" svg:width="2.842cm" svg:height="0.3cm" draw:transform="skewX (0.00104719755119659) rotate (-0.0598647933434065) translate (5.75130120009803cm 9.18291852024685cm)" svg:viewBox="0 0 2843 301" svg:d="M0 301c3182-128 2348-294 2843-301">
          <text:p/>
        </draw:path>
        <draw:g>
          <draw:custom-shape draw:style-name="gr211" draw:text-style-name="P19" draw:layer="layout" svg:width="0.097cm" svg:height="0.096cm" svg:x="11.192cm" svg:y="6.03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6" draw:layer="layout" svg:width="0.159cm" svg:height="0.474cm" draw:transform="rotate (-1.5707963267949) translate (11.36cm 5.797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2" draw:text-style-name="P10" draw:layer="layout" svg:width="0.554cm" svg:height="0.395cm" svg:x="10.95cm" svg:y="5.6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56" draw:layer="layout" svg:width="0.16cm" svg:height="0.11cm" draw:transform="rotate (-1.5707963267949) translate (11.549cm 5.7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8" draw:text-style-name="P19" draw:layer="layout" svg:width="0.623cm" svg:height="0.387cm" svg:x="10.936cm" svg:y="5.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9" draw:text-style-name="P19" draw:layer="layout" svg:width="0.624cm" svg:height="0.387cm" svg:x="10.937cm" svg:y="5.2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9" draw:text-style-name="P19" draw:layer="layout" svg:width="0.624cm" svg:height="0.387cm" svg:x="10.938cm" svg:y="5.0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9" draw:text-style-name="P19" draw:layer="layout" svg:width="0.624cm" svg:height="0.385cm" svg:x="10.939cm" svg:y="4.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9" draw:text-style-name="P19" draw:layer="layout" svg:width="0.624cm" svg:height="0.385cm" svg:x="10.94cm" svg:y="4.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9" draw:layer="layout" svg:width="0.272cm" svg:height="0.321cm" svg:x="11.114cm" svg:y="4.64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41" draw:text-style-name="P62" draw:layer="layout" svg:width="0.469cm" svg:height="0.306cm" svg:x="4.619cm" svg:y="9.4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7cm" svg:height="0.1cm" svg:x="5.002cm" svg:y="9.294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1" draw:text-style-name="P62" draw:layer="layout" svg:width="0.7cm" svg:height="0.1cm" svg:x="5.2cm" svg:y="9.095cm">
          <text:p/>
          <draw:enhanced-geometry svg:viewBox="0 0 21600 21600" draw:glue-points="?f6 0 10800 ?f8 ?f11 10800 ?f9 21600 10800 ?f10 ?f5 10800" draw:text-areas="?f3 ?f3 ?f4 ?f4" draw:type="parallelogram" draw:modifiers="3112.1255349500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2" draw:layer="layout" svg:width="0.7cm" svg:height="0.1cm" svg:x="5.422cm" svg:y="8.88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169" draw:text-style-name="P27" draw:layer="layout" svg:x1="10.954cm" svg:y1="8.135cm" svg:x2="11.791cm" svg:y2="8.268cm">
            <text:p/>
          </draw:line>
          <draw:path draw:style-name="gr234" draw:text-style-name="P2" draw:layer="layout" svg:width="2.132cm" svg:height="0.643cm" draw:transform="rotate (-0.0588175957922099) translate (9.06313232679861cm 7.39575281246451cm)" svg:viewBox="0 0 2133 644" svg:d="M2133 644c-1516-100-825-685-2133-642">
            <text:p/>
          </draw:path>
          <draw:path draw:style-name="gr234" draw:text-style-name="P2" draw:layer="layout" svg:width="1.385cm" svg:height="0.942cm" draw:transform="rotate (-0.0588175957922099) translate (11.15cm 8.165cm)" svg:viewBox="0 0 1386 943" svg:d="M1165 943c652-676-261-876-1165-943">
            <text:p/>
          </draw:path>
        </draw:g>
        <draw:line draw:style-name="gr246" draw:text-style-name="P2" draw:layer="layout" svg:x1="12.869cm" svg:y1="8.936cm" svg:x2="11.5cm" svg:y2="10.305cm">
          <text:p/>
        </draw:line>
        <draw:path draw:style-name="gr234" draw:text-style-name="P2" draw:layer="layout" svg:width="1.091cm" svg:height="0.742cm" draw:transform="rotate (-0.0588175957922099) translate (10.997cm 8.289cm)" svg:viewBox="0 0 1092 743" svg:d="M1092 743c-46-705-188-676-1092-743">
          <text:p/>
        </draw:path>
        <draw:path draw:style-name="gr234" draw:text-style-name="P2" draw:layer="layout" svg:width="1.465cm" svg:height="0.067cm" draw:transform="rotate (-0.0588175957922099) translate (8.93086617568228cm 8.03630840936051cm)" svg:viewBox="0 0 1466 68" svg:d="M1466 68c-779-118-800-49-1466-36">
          <text:p/>
        </draw:path>
        <draw:line draw:style-name="gr169" draw:text-style-name="P27" draw:layer="layout" svg:x1="10.329cm" svg:y1="8.178cm" svg:x2="11.03cm" svg:y2="8.289cm">
          <text:p/>
        </draw:line>
        <draw:path draw:style-name="gr34" draw:text-style-name="P2" draw:layer="layout" svg:width="0.762cm" svg:height="0.249cm" draw:transform="rotate (-0.0588175957922099) translate (12.0587113025155cm 9.09117112187252cm)" svg:viewBox="0 0 763 250" svg:d="M0 250c402-30 357-219 763-250">
          <text:p/>
        </draw:path>
        <draw:custom-shape draw:style-name="gr247" draw:text-style-name="P64" draw:layer="layout" svg:width="0.568cm" svg:height="0.445cm" draw:transform="rotate (0.785398163397448) translate (11.65cm 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9" draw:text-style-name="P27" draw:layer="layout" svg:x1="9.55cm" svg:y1="8.737cm" svg:x2="10.26cm" svg:y2="8.737cm">
          <text:p/>
        </draw:line>
        <draw:line draw:style-name="gr163" draw:text-style-name="P27" draw:layer="layout" svg:x1="7.778cm" svg:y1="9.467cm" svg:x2="8.049cm" svg:y2="9.439cm">
          <text:p/>
        </draw:line>
        <draw:frame draw:style-name="gr119" draw:text-style-name="P31" draw:layer="layout" svg:width="1.606cm" svg:height="0.683cm" svg:x="7.057cm" svg:y="8.389cm">
          <draw:text-box>
            <text:p><text:span text:style-name="T10">board</text:span></text:p>
          </draw:text-box>
        </draw:frame>
        <draw:frame draw:style-name="gr119" draw:text-style-name="P31" draw:layer="layout" svg:width="1.978cm" svg:height="0.683cm" svg:x="6.657cm" svg:y="8.782cm">
          <draw:text-box>
            <text:p><text:span text:style-name="T10">connect</text:span></text:p>
          </draw:text-box>
        </draw:frame>
        <draw:frame draw:style-name="gr119" draw:text-style-name="P31" draw:layer="layout" svg:width="1.606cm" svg:height="0.683cm" svg:x="6.208cm" svg:y="9.383cm">
          <draw:text-box>
            <text:p><text:span text:style-name="T10">http://</text:span></text:p>
          </draw:text-box>
        </draw:frame>
        <draw:line draw:style-name="gr169" draw:text-style-name="P27" draw:layer="layout" svg:x1="6.547cm" svg:y1="8.936cm" svg:x2="7.257cm" svg:y2="8.936cm">
          <text:p/>
        </draw:line>
        <draw:custom-shape draw:style-name="gr248" draw:text-style-name="P49" draw:layer="layout" svg:width="0.938cm" svg:height="0.428cm" svg:x="7.858cm" svg:y="7.64cm">
          <text:p text:style-name="P42"><text:span text:style-name="T19"><text:s text:c="8"/></text:span><text:span text:style-name="T19">Gxx yyy</text:span></text:p>
          <text:p text:style-name="P42"><text:span text:style-name="T19"><text:s text:c="4"/></text:span><text:span text:style-name="T19">Mxxx <text:s/>zz</text:span></text:p>
          <text:p text:style-name="P42"><text:span text:style-name="T19">Gtt uu</text:span></text:p>
          <draw:enhanced-geometry svg:viewBox="0 0 21600 21600" draw:glue-points="?f6 0 10800 ?f8 ?f11 10800 ?f9 21600 10800 ?f10 ?f5 10800" draw:text-areas="?f3 ?f3 ?f4 ?f4" draw:type="parallelogram" draw:modifiers="9658.5365853658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8cm" svg:height="0.3cm" svg:x="8.375cm" svg:y="7.853cm">
          <text:p text:style-name="P42"><text:span text:style-name="T19"><text:s text:c="5"/></text:span><text:span text:style-name="T19">&lt;xx yy&gt;</text:span></text:p>
          <text:p text:style-name="P42"><text:span text:style-name="T19"><text:s/></text:span><text:span text:style-name="T19">Xxx <text:s/>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8cm" svg:height="0.3cm" svg:x="8.865cm" svg:y="9.136cm">
          <text:p text:style-name="P42"><text:span text:style-name="T19"><text:s text:c="5"/></text:span><text:span text:style-name="T19">axx y25</text:span></text:p>
          <text:p text:style-name="P42"><text:span text:style-name="T19"><text:s/></text:span><text:span text:style-name="T19">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8cm" svg:height="0.3cm" svg:x="8.758cm" svg:y="9.093cm">
          <text:p text:style-name="P42"><text:span text:style-name="T19"><text:s text:c="5"/></text:span><text:span text:style-name="T19">axx y12</text:span></text:p>
          <text:p text:style-name="P42"><text:span text:style-name="T19"><text:s/></text:span><text:span text:style-name="T19">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9" draw:layer="layout" svg:width="0.902cm" svg:height="0.399cm" svg:x="8.433cm" svg:y="9.051cm">
          <text:p text:style-name="P42"><text:span text:style-name="T19"><text:s text:c="8"/></text:span><text:span text:style-name="T19">jscgh yy</text:span></text:p>
          <text:p text:style-name="P42"><text:span text:style-name="T19"><text:s text:c="4"/></text:span><text:span text:style-name="T19">uxxx <text:s/>zz</text:span></text:p>
          <text:p text:style-name="P42"><text:span text:style-name="T19">ott u 24</text:span></text:p>
          <draw:enhanced-geometry svg:viewBox="0 0 21600 21600" draw:glue-points="?f6 0 10800 ?f8 ?f11 10800 ?f9 21600 10800 ?f10 ?f5 10800" draw:text-areas="?f3 ?f3 ?f4 ?f4" draw:type="parallelogram" draw:modifiers="9472.4252491694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9" draw:text-style-name="P27" draw:layer="layout" svg:width="0.546cm" svg:height="0.546cm" svg:x="15.067cm" svg:y="2.227cm">
          <text:p/>
          <draw:enhanced-geometry svg:viewBox="0 0 21600 21600" draw:mirror-horizontal="false" draw:mirror-vertical="false" draw:type="rectangle" draw:enhanced-path="M 0 0 L 21600 0 21600 21600 0 21600 0 0 Z N"/>
        </draw:custom-shape>
        <draw:frame draw:style-name="gr119" draw:text-style-name="P31" draw:layer="layout" svg:width="4.37cm" svg:height="0.683cm" svg:x="15.502cm" svg:y="2.167cm">
          <draw:text-box>
            <text:p><text:span text:style-name="T10">WiFi module firmware</text:span></text:p>
          </draw:text-box>
        </draw:frame>
        <draw:custom-shape draw:style-name="gr250" draw:text-style-name="P65" draw:layer="layout" svg:width="0.546cm" svg:height="0.546cm" svg:x="15.067cm" svg:y="2.96cm">
          <text:p/>
          <draw:enhanced-geometry svg:viewBox="0 0 21600 21600" draw:mirror-horizontal="false" draw:mirror-vertical="false" draw:type="rectangle" draw:enhanced-path="M 0 0 L 21600 0 21600 21600 0 21600 0 0 Z N"/>
        </draw:custom-shape>
        <draw:custom-shape draw:style-name="gr251" draw:text-style-name="P37" draw:layer="layout" svg:width="0.546cm" svg:height="0.546cm" svg:x="15.067cm" svg:y="3.731cm">
          <text:p/>
          <draw:enhanced-geometry svg:viewBox="0 0 21600 21600" draw:mirror-horizontal="false" draw:mirror-vertical="false" draw:type="rectangle" draw:enhanced-path="M 0 0 L 21600 0 21600 21600 0 21600 0 0 Z N"/>
        </draw:custom-shape>
        <draw:frame draw:style-name="gr119" draw:text-style-name="P31" draw:layer="layout" svg:width="2.97cm" svg:height="0.683cm" svg:x="15.556cm" svg:y="2.886cm">
          <draw:text-box>
            <text:p><text:span text:style-name="T10">Web interface</text:span></text:p>
          </draw:text-box>
        </draw:frame>
        <draw:frame draw:style-name="gr119" draw:text-style-name="P31" draw:layer="layout" svg:width="3.36cm" svg:height="0.683cm" svg:x="15.528cm" svg:y="3.65cm">
          <draw:text-box>
            <text:p><text:span text:style-name="T10">Board firmware</text:span></text:p>
          </draw:text-box>
        </draw:frame>
        <draw:line draw:style-name="gr252" draw:text-style-name="P2" draw:layer="layout" svg:x1="9.097cm" svg:y1="8.564cm" svg:x2="8.746cm" svg:y2="8.909cm">
          <text:p/>
        </draw:line>
        <draw:path draw:style-name="gr34" draw:text-style-name="P2" draw:layer="layout" svg:width="2.166cm" svg:height="0.362cm" draw:transform="skewX (0.00418879020478639) rotate (-0.0582939970166117) translate (9.6996976684622cm 8.69488161470925cm)" svg:viewBox="0 0 2167 363" svg:d="M0 43c2007-160 1434 166 2167 320">
          <text:p/>
        </draw:path>
        <draw:path draw:style-name="gr253" draw:text-style-name="P57" draw:layer="layout" svg:width="3.349cm" svg:height="0.394cm" draw:transform="skewX (0.0010471975511966) rotate (-0.0598647933434065) translate (6.33405491249515cm 8.54057593500912cm)" svg:viewBox="0 0 3350 395" svg:d="M0 395c3668-174 1401-280 3350-395">
          <text:p/>
        </draw:path>
        <draw:frame draw:style-name="gr254" draw:text-style-name="P31" draw:layer="layout" svg:width="1.482cm" svg:height="0.783cm" svg:x="7.309cm" svg:y="7.027cm">
          <draw:text-box>
            <text:p><text:span text:style-name="T10">USB</text:span></text:p>
          </draw:text-box>
        </draw:frame>
        <draw:frame draw:style-name="gr235" draw:text-style-name="P31" draw:layer="layout" svg:width="5.899cm" svg:height="1.547cm" svg:x="9.058cm" svg:y="2.578cm">
          <draw:text-box>
            <text:p><text:span text:style-name="T10">Web interface files are simply transferred to your computer and executed by your browser. </text:span></text:p>
          </draw:text-box>
        </draw:frame>
        <draw:custom-shape draw:style-name="gr258" draw:text-style-name="P11" draw:layer="layout" svg:width="0.952cm" svg:height="0.262cm" svg:x="13.22cm" svg:y="6.999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4.421cm" svg:y="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5.622cm" svg:y="7.0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6.823cm" svg:y="7.002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0" draw:text-style-name="P2" draw:layer="layout" svg:width="1.733cm" svg:height="1.769cm" draw:transform="skewX (-0.000698131700797731) rotate (-0.0595157274930076) translate (15.4120589528906cm 7.17485997739237cm)" svg:viewBox="0 0 1734 1770" svg:d="M0 1770c953-2047 1474-1063 1734-1770">
          <text:p/>
        </draw:path>
        <draw:g>
          <draw:custom-shape draw:style-name="gr186" draw:text-style-name="P53" draw:layer="layout" svg:width="0.844cm" svg:height="0.329cm" svg:x="13.927cm" svg:y="8.969cm">
            <text:p text:style-name="P42"><text:span text:style-name="T21"><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1" draw:text-style-name="P2" draw:layer="layout" svg:width="0.379cm" svg:height="0.236cm" draw:transform="skewX (0.0137881010907552) rotate (-0.0568977336150163) translate (14.1943494081202cm 9.00037540123854cm)" svg:viewBox="0 0 380 237" svg:d="M380 0c-70 135-620 452-257 11">
            <text:p/>
          </draw:path>
        </draw:g>
        <draw:g>
          <draw:custom-shape draw:style-name="gr186" draw:text-style-name="P53" draw:layer="layout" svg:width="0.844cm" svg:height="0.329cm" svg:x="13.328cm" svg:y="8.969cm">
            <text:p text:style-name="P42"><text:span text:style-name="T21"><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1" draw:text-style-name="P2" draw:layer="layout" svg:width="0.379cm" svg:height="0.236cm" draw:transform="skewX (0.0137881010907552) rotate (-0.0568977336150163) translate (13.5953494081202cm 9.00037540123854cm)" svg:viewBox="0 0 380 237" svg:d="M380 0c-70 135-620 452-257 11">
            <text:p/>
          </draw:path>
        </draw:g>
        <draw:g>
          <draw:custom-shape draw:style-name="gr178" draw:text-style-name="P9" draw:layer="layout" svg:width="0.262cm" svg:height="0.261cm" svg:x="10.305cm" svg:y="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1cm" svg:height="0.132cm" svg:x="10.371cm" svg:y="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 draw:layer="layout" svg:width="0.13cm" svg:height="0.394cm" svg:x="10.371cm" svg:y="5.363cm">
            <text:p/>
            <draw:enhanced-geometry svg:viewBox="0 0 21600 21600" draw:type="rectangle" draw:enhanced-path="M 0 0 L 21600 0 21600 21600 0 21600 0 0 Z N"/>
          </draw:custom-shape>
          <draw:custom-shape draw:style-name="gr180" draw:text-style-name="P9" draw:layer="layout" svg:width="0.091cm" svg:height="0.525cm" svg:x="10.391cm" svg:y="5.337cm">
            <text:p/>
            <draw:enhanced-geometry svg:viewBox="0 0 21600 21600" draw:type="rectangle" draw:enhanced-path="M 0 0 L 21600 0 21600 21600 0 21600 0 0 Z N"/>
          </draw:custom-shape>
          <draw:line draw:style-name="gr181" draw:text-style-name="P2" draw:layer="layout" svg:x1="10.436cm" svg:y1="5.887cm" svg:x2="10.436cm" svg:y2="5.52cm">
            <text:p/>
          </draw:line>
          <draw:custom-shape draw:style-name="gr182" draw:text-style-name="P50" draw:layer="layout" svg:width="0.13cm" svg:height="0.13cm" svg:x="10.371cm" svg:y="5.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2" draw:text-style-name="P3" draw:layer="layout" svg:width="0.423cm" svg:height="0.432cm" svg:x="10.042cm" svg:y="6.535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1" draw:text-style-name="P2" draw:layer="layout" svg:width="0.157cm" svg:height="0.534cm" draw:transform="skewX (0.00366519142918808) rotate (-0.0577703982410134) translate (10.2863149235428cm 6.03616949644467cm)" svg:viewBox="0 0 158 535" svg:d="M3 535c-29-445 192-177 150-535">
          <text:p/>
        </draw:path>
        <draw:custom-shape draw:style-name="gr185" draw:text-style-name="P51" draw:layer="layout" svg:width="0.525cm" svg:height="0.432cm" svg:x="9.33cm" svg:y="6.536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5cm" svg:height="0.685cm" draw:transform="skewX (0.00157079632679489) rotate (-0.0567232006898169) translate (9.41650903966072cm 5.87458062818322cm)" svg:viewBox="0 0 251 686" svg:d="M251 686c-26-444-505-641-67-686">
          <text:p/>
        </draw:path>
        <draw:custom-shape draw:style-name="gr174" draw:text-style-name="P11" draw:layer="layout" svg:width="0.525cm" svg:height="0.196cm" svg:x="9.236cm" svg:y="7.006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11" draw:text-style-name="P19" draw:layer="layout" svg:width="0.097cm" svg:height="0.096cm" svg:x="9.892cm" svg:y="6.04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6" draw:layer="layout" svg:width="0.159cm" svg:height="0.474cm" draw:transform="rotate (-1.5707963267949) translate (10.06cm 5.802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2" draw:text-style-name="P10" draw:layer="layout" svg:width="0.554cm" svg:height="0.395cm" svg:x="9.65cm" svg:y="5.66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56" draw:layer="layout" svg:width="0.16cm" svg:height="0.11cm" draw:transform="rotate (-1.5707963267949) translate (10.249cm 5.7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0" draw:text-style-name="P19" draw:layer="layout" svg:width="0.615cm" svg:height="0.387cm" svg:x="9.635cm" svg:y="5.3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1" draw:text-style-name="P19" draw:layer="layout" svg:width="0.616cm" svg:height="0.387cm" svg:x="9.636cm" svg:y="5.2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1" draw:text-style-name="P19" draw:layer="layout" svg:width="0.616cm" svg:height="0.388cm" svg:x="9.637cm" svg:y="5.0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1" draw:text-style-name="P19" draw:layer="layout" svg:width="0.616cm" svg:height="0.386cm" svg:x="9.638cm" svg:y="4.9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1" draw:text-style-name="P19" draw:layer="layout" svg:width="0.616cm" svg:height="0.386cm" svg:x="9.639cm" svg:y="4.85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9" draw:layer="layout" svg:width="0.268cm" svg:height="0.321cm" svg:x="9.811cm" svg:y="4.645cm">
              <text:p/>
              <draw:enhanced-geometry svg:viewBox="0 0 88 21600" draw:mirror-horizontal="false" draw:mirror-vertical="false"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ath draw:style-name="gr192" draw:text-style-name="P2" draw:layer="layout" svg:width="1.982cm" svg:height="0.804cm" draw:transform="skewX (0.00122173047639603) rotate (-0.0577703982410134) translate (12.269cm 8.096cm)" svg:viewBox="0 0 1983 805" svg:d="M1783 805c749-1003-777-700-1783-805">
          <text:p/>
        </draw:path>
        <draw:path draw:style-name="gr193" draw:text-style-name="P2" draw:layer="layout" svg:width="1.873cm" svg:height="0.711cm" draw:transform="skewX (-0.00122173047639602) rotate (-0.0584685299418111) translate (12.081cm 8.194cm)" svg:viewBox="0 0 1874 712" svg:d="M1687 712c731-871-866-603-1687-712">
          <text:p/>
        </draw:path>
        <draw:path draw:style-name="gr188" draw:text-style-name="P2" draw:layer="layout" svg:width="0.493cm" svg:height="0.637cm" draw:transform="skewX (0.00261799387799149) rotate (-0.0548033385126223) translate (15.7796110629537cm 8.36111446513526cm)" svg:viewBox="0 0 494 638" svg:d="M494 37c-171-142-283 140-494 601">
          <text:p/>
        </draw:path>
        <draw:path draw:style-name="gr170" draw:text-style-name="P2" draw:layer="layout" svg:width="0.786cm" svg:height="1.031cm" draw:transform="skewX (0.0031415926535898) rotate (-0.0595157274930076) translate (15.5496482121185cm 7.97557628966296cm)" svg:viewBox="0 0 787 1032" svg:d="M0 1032c359-574 156-1064 787-1030">
          <text:p/>
        </draw:path>
        <draw:path draw:style-name="gr192" draw:text-style-name="P2" draw:layer="layout" svg:width="1.955cm" svg:height="0.968cm" draw:transform="skewX (0.00122173047639602) rotate (-0.0577703982410134) translate (12.89cm 7.927cm)" svg:viewBox="0 0 1956 969" svg:d="M1756 969c744-947-755-894-1756-969">
          <text:p/>
        </draw:path>
        <draw:path draw:style-name="gr193" draw:text-style-name="P2" draw:layer="layout" svg:width="1.999cm" svg:height="0.88cm" draw:transform="skewX (-0.00122173047639602) rotate (-0.0584685299418111) translate (12.594cm 8.009cm)" svg:viewBox="0 0 2000 881" svg:d="M1798 881c800-1039-977-772-1798-881">
          <text:p/>
        </draw:path>
        <draw:path draw:style-name="gr184" draw:text-style-name="P2" draw:layer="layout" svg:width="2.196cm" svg:height="1.01cm" draw:transform="rotate (-0.0581194640914122) translate (10.1428710269145cm 6.95939588128099cm)" svg:viewBox="0 0 2197 1011" svg:d="M2197 1011c-343-36-2650-219-2118-1011">
          <text:p/>
        </draw:path>
        <draw:path draw:style-name="gr184" draw:text-style-name="P2" draw:layer="layout" svg:width="2.499cm" svg:height="0.927cm" draw:transform="skewX (-0.00122173047639604) rotate (-0.0586430628670105) translate (9.6420341613613cm 7.12140572944053cm)" svg:viewBox="0 0 2500 928" svg:d="M2500 928c-2274-259-2096-951-2500-927">
          <text:p/>
        </draw:path>
        <draw:custom-shape draw:style-name="gr174" draw:text-style-name="P11" draw:layer="layout" svg:width="0.525cm" svg:height="0.196cm" svg:x="10.528cm" svg:y="7.00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draw:page draw:name="page10" draw:style-name="dp1" draw:master-page-name="Standard">
        <draw:g>
          <draw:custom-shape draw:style-name="gr158" draw:text-style-name="P13" draw:layer="layout" svg:width="4.29cm" svg:height="1.3cm" svg:x="1.5cm" svg:y="4.9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155cm" svg:y="1.34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3cm" svg:y="1.538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3cm" svg:y="1.53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3cm" svg:y="1.538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0.68cm" svg:y="6.362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0.945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0.945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0.945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86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3.452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027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2.604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1.776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199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364cm" svg:y="6.77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382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4.804cm" svg:y="6.77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138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138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138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04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3.632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208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2.806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967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375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546cm" svg:y="6.59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313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313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313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21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3.803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377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2.965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145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2.546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1.733cm" svg:y="6.40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4.526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4.938cm" svg:y="6.59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4.778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194cm" svg:y="6.401cm">
                <text:p/>
                <draw:enhanced-geometry svg:viewBox="0 0 21600 21600" draw:mirror-horizontal="false" draw:mirror-vertical="false" draw:type="rectangle" draw:enhanced-path="M 0 0 L 21600 0 21600 21600 0 21600 0 0 Z N"/>
              </draw:custom-shape>
            </draw:g>
          </draw:g>
        </draw:g>
        <draw:custom-shape draw:style-name="gr282" draw:text-style-name="P41" draw:layer="layout" svg:width="8.9cm" svg:height="2.723cm" svg:x="6.92cm" svg:y="3.537cm">
          <text:p/>
          <draw:enhanced-geometry svg:viewBox="0 0 21600 21600" draw:mirror-horizontal="false" draw:mirror-vertical="false" draw:glue-points="?f7 0 ?f6 ?f1 0 ?f10 ?f6 21600 ?f4 ?f10 21600 ?f9" draw:path-stretchpoint-x="10800" draw:path-stretchpoint-y="10800" draw:text-areas="0 ?f1 ?f4 ?f12" draw:type="cube" draw:modifiers="20854.62555066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90" draw:text-style-name="P9" draw:layer="layout" svg:width="3.4cm" svg:height="2.699cm" svg:x="1.599cm" svg:y="1.939cm">
            <text:p/>
            <draw:enhanced-geometry svg:viewBox="0 0 21600 21600" draw:type="rectangle" draw:enhanced-path="M 0 0 L 21600 0 21600 21600 0 21600 0 0 Z N"/>
          </draw:custom-shape>
          <draw:g>
            <draw:g>
              <draw:line draw:style-name="gr3" draw:text-style-name="P2" draw:layer="layout" svg:x1="3.009cm" svg:y1="2.889cm" svg:x2="4.17cm" svg:y2="2.889cm">
                <text:p/>
              </draw:line>
              <draw:custom-shape draw:style-name="gr91" draw:text-style-name="P3" draw:layer="layout" svg:width="1.351cm" svg:height="0.324cm" svg:x="3.043cm" svg:y="3.2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3.571cm" svg:y="3.0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3.533cm" svg:y="2.9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386cm" svg:y="2.7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3.72cm" svg:y1="2.889cm" svg:x2="4.244cm" svg:y2="2.889cm">
                <text:p/>
              </draw:line>
              <draw:custom-shape draw:style-name="gr92" draw:text-style-name="P7" draw:layer="layout" svg:width="1.549cm" svg:height="1.134cm" svg:x="2.882cm" svg:y="2.6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092cm" svg:y="2.816cm">
                <text:p/>
                <draw:enhanced-geometry svg:viewBox="0 0 21600 21600" draw:type="rectangle" draw:enhanced-path="M 0 0 L 21600 0 21600 21600 0 21600 0 0 Z N"/>
              </draw:custom-shape>
            </draw:g>
          </draw:g>
          <draw:custom-shape draw:style-name="gr94" draw:text-style-name="P9" draw:layer="layout" svg:width="3.161cm" svg:height="0.149cm" svg:x="1.716cm" svg:y="2.045cm">
            <text:p/>
            <draw:enhanced-geometry svg:viewBox="0 0 21600 21600" draw:type="rectangle" draw:enhanced-path="M 0 0 L 21600 0 21600 21600 0 21600 0 0 Z N"/>
          </draw:custom-shape>
          <draw:custom-shape draw:style-name="gr95" draw:text-style-name="P9" draw:layer="layout" svg:width="0.598cm" svg:height="1.849cm" svg:x="1.716cm" svg:y="2.789cm">
            <text:p/>
            <draw:enhanced-geometry svg:viewBox="0 0 21600 21600" draw:type="rectangle" draw:enhanced-path="M 0 0 L 21600 0 21600 21600 0 21600 0 0 Z N"/>
          </draw:custom-shape>
          <draw:custom-shape draw:style-name="gr96" draw:text-style-name="P9" draw:layer="layout" svg:width="1.117cm" svg:height="0.448cm" svg:x="3.104cm" svg:y="3.6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18) rotate (0.540528469342644) translate (3.07913039438303cm 3.94696537177489cm)" svg:viewBox="0 0 906 448" draw:points="0,77 307,0 357,205 524,217 676,396 906,448">
            <text:p/>
          </draw:polyline>
          <draw:custom-shape draw:style-name="gr97" draw:text-style-name="P9" draw:layer="layout" svg:width="0.955cm" svg:height="0.372cm" svg:x="1.716cm" svg:y="2.314cm">
            <text:p/>
            <draw:enhanced-geometry svg:viewBox="0 0 21600 21600" draw:type="rectangle" draw:enhanced-path="M 0 0 L 21600 0 21600 21600 0 21600 0 0 Z N"/>
          </draw:custom-shape>
          <draw:custom-shape draw:style-name="gr98" draw:text-style-name="P9" draw:layer="layout" svg:width="0.713cm" svg:height="0.372cm" svg:x="4.164cm" svg:y="2.314cm">
            <text:p/>
            <draw:enhanced-geometry svg:viewBox="0 0 21600 21600" draw:type="rectangle" draw:enhanced-path="M 0 0 L 21600 0 21600 21600 0 21600 0 0 Z N"/>
          </draw:custom-shape>
          <draw:custom-shape draw:style-name="gr99" draw:text-style-name="P9" draw:layer="layout" svg:width="1.268cm" svg:height="0.372cm" svg:x="2.791cm" svg:y="2.314cm">
            <text:p/>
            <draw:enhanced-geometry svg:viewBox="0 0 21600 21600" draw:type="rectangle" draw:enhanced-path="M 0 0 L 21600 0 21600 21600 0 21600 0 0 Z N"/>
          </draw:custom-shape>
          <draw:custom-shape draw:style-name="gr100" draw:text-style-name="P9" draw:layer="layout" svg:width="0.536cm" svg:height="0.372cm" svg:x="2.434cm" svg:y="2.789cm">
            <text:p/>
            <draw:enhanced-geometry svg:viewBox="0 0 21600 21600" draw:type="rectangle" draw:enhanced-path="M 0 0 L 21600 0 21600 21600 0 21600 0 0 Z N"/>
          </draw:custom-shape>
          <draw:custom-shape draw:style-name="gr101" draw:text-style-name="P9" draw:layer="layout" svg:width="0.536cm" svg:height="0.448cm" svg:x="2.434cm" svg:y="3.266cm">
            <text:p/>
            <draw:enhanced-geometry svg:viewBox="0 0 21600 21600" draw:type="rectangle" draw:enhanced-path="M 0 0 L 21600 0 21600 21600 0 21600 0 0 Z N"/>
          </draw:custom-shape>
          <draw:custom-shape draw:style-name="gr61" draw:text-style-name="P9" draw:layer="layout" svg:width="0.507cm" svg:height="0.223cm" svg:x="4.37cm" svg:y="2.806cm">
            <text:p/>
            <draw:enhanced-geometry svg:viewBox="0 0 21600 21600" draw:type="rectangle" draw:enhanced-path="M 0 0 L 21600 0 21600 21600 0 21600 0 0 Z N"/>
          </draw:custom-shape>
          <draw:custom-shape draw:style-name="gr102" draw:text-style-name="P9" draw:layer="layout" svg:width="0.507cm" svg:height="0.298cm" svg:x="4.37cm" svg:y="3.149cm">
            <text:p/>
            <draw:enhanced-geometry svg:viewBox="0 0 21600 21600" draw:type="rectangle" draw:enhanced-path="M 0 0 L 21600 0 21600 21600 0 21600 0 0 Z N"/>
          </draw:custom-shape>
          <draw:custom-shape draw:style-name="gr103" draw:text-style-name="P9" draw:layer="layout" svg:width="1.117cm" svg:height="0.373cm" svg:x="3.104cm" svg:y="4.265cm">
            <text:p/>
            <draw:enhanced-geometry svg:viewBox="0 0 21600 21600" draw:type="rectangle" draw:enhanced-path="M 0 0 L 21600 0 21600 21600 0 21600 0 0 Z N"/>
          </draw:custom-shape>
        </draw:g>
        <draw:frame draw:style-name="gr67" draw:text-style-name="P34" draw:layer="layout" svg:width="5.42cm" svg:height="0.619cm" svg:x="10.32cm" svg:y="6.98cm">
          <draw:text-box>
            <text:p><text:span text:style-name="T12">License : GFDL 1.2 - CC BY-SA</text:span></text:p>
          </draw:text-box>
        </draw:frame>
        <draw:frame draw:style-name="gr67" draw:text-style-name="P24" draw:layer="layout" svg:width="1.4cm" svg:height="0.619cm" svg:x="15.66cm" svg:y="7.041cm">
          <draw:text-box>
            <text:p><text:span text:style-name="T4">PRZ</text:span></text:p>
          </draw:text-box>
        </draw:frame>
        <draw:g>
          <draw:custom-shape draw:style-name="gr283" draw:text-style-name="P19" draw:layer="layout" svg:width="0.28cm" svg:height="0.6cm" svg:x="11.083cm" svg:y="1.9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4" draw:text-style-name="P50" draw:layer="layout" svg:width="0.56cm" svg:height="0.6cm" svg:x="11.22cm" svg:y="1.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3" draw:text-style-name="P19" draw:layer="layout" svg:width="0.28cm" svg:height="0.6cm" svg:x="11.55cm" svg:y="1.901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5" draw:text-style-name="P19" draw:layer="layout" svg:width="0.08cm" svg:height="0.3cm" draw:transform="rotate (-1.5707963267949) translate (12.05cm 2.16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83" draw:text-style-name="P19" draw:layer="layout" svg:width="0.28cm" svg:height="0.6cm" svg:x="12.284cm" svg:y="1.901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4" draw:text-style-name="P50" draw:layer="layout" svg:width="0.56cm" svg:height="0.6cm" svg:x="12.421cm" svg:y="1.9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3" draw:text-style-name="P19" draw:layer="layout" svg:width="0.28cm" svg:height="0.6cm" svg:x="12.751cm" svg:y="1.90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5" draw:text-style-name="P19" draw:layer="layout" svg:width="0.08cm" svg:height="0.3cm" draw:transform="rotate (-1.5707963267949) translate (13.251cm 2.161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83" draw:text-style-name="P19" draw:layer="layout" svg:width="0.28cm" svg:height="0.6cm" svg:x="13.584cm" svg:y="1.901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4" draw:text-style-name="P50" draw:layer="layout" svg:width="0.56cm" svg:height="0.6cm" svg:x="13.721cm" svg:y="1.9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3" draw:text-style-name="P19" draw:layer="layout" svg:width="0.28cm" svg:height="0.6cm" svg:x="14.051cm" svg:y="1.90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5" draw:text-style-name="P19" draw:layer="layout" svg:width="0.08cm" svg:height="0.3cm" draw:transform="rotate (-1.5707963267949) translate (14.551cm 2.161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83" draw:text-style-name="P19" draw:layer="layout" svg:width="0.28cm" svg:height="0.6cm" svg:x="14.784cm" svg:y="1.901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4" draw:text-style-name="P50" draw:layer="layout" svg:width="0.56cm" svg:height="0.6cm" svg:x="14.921cm" svg:y="1.9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3" draw:text-style-name="P19" draw:layer="layout" svg:width="0.28cm" svg:height="0.6cm" svg:x="15.251cm" svg:y="1.90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5" draw:text-style-name="P19" draw:layer="layout" svg:width="0.08cm" svg:height="0.3cm" draw:transform="rotate (-1.5707963267949) translate (15.751cm 2.161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38" draw:text-style-name="P3" draw:layer="layout" svg:width="0.527cm" svg:height="0.329cm" svg:x="11.1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527cm" svg:height="0.329cm" svg:x="12.2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527cm" svg:height="0.329cm" svg:x="13.3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527cm" svg:height="0.329cm" svg:x="14.4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64" draw:text-style-name="P2" draw:layer="layout" svg:width="0.412cm" svg:height="1.064cm" draw:transform="rotate (-0.0588175957922099) translate (11.0299227326784cm 2.2523403329339cm)" svg:viewBox="0 0 413 1065" svg:d="M413 1065c-21-700-688-460-283-1065">
          <text:p/>
        </draw:path>
        <draw:path draw:style-name="gr64" draw:text-style-name="P2" draw:layer="layout" svg:width="0.344cm" svg:height="1.05cm" draw:transform="rotate (-0.0588175957922099) translate (12.1978717085634cm 2.271630702155cm)" svg:viewBox="0 0 345 1051" svg:d="M345 1051c-22-700-608-446-203-1051">
          <text:p/>
        </draw:path>
        <draw:path draw:style-name="gr64" draw:text-style-name="P2" draw:layer="layout" svg:width="0.186cm" svg:height="1.062cm" draw:transform="rotate (-0.0588175957922099) translate (13.4561219744071cm 2.26917224749709cm)" svg:viewBox="0 0 187 1063" svg:d="M187 1063c-22-700-408-458-3-1063">
          <text:p/>
        </draw:path>
        <draw:path draw:style-name="gr64" draw:text-style-name="P2" draw:layer="layout" svg:width="0.214cm" svg:height="1.068cm" draw:transform="rotate (-0.0588175957922099) translate (14.6249222365833cm 2.26733503482188cm)" svg:viewBox="0 0 215 1069" svg:d="M118 1069c-21-700-308-464 97-1069">
          <text:p/>
        </draw:path>
        <draw:custom-shape draw:style-name="gr286" draw:text-style-name="P68" draw:layer="layout" svg:width="3.6cm" svg:height="1.05cm" svg:x="10.56cm" svg:y="4.99cm">
          <text:p text:style-name="P42"><text:span text:style-name="T15"><text:s text:c="6"/></text:span></text:p>
          <text:p text:style-name="P44"><text:span text:style-name="T15"><text:s text:c="6"/></text:span><text:span text:style-name="T26">G-code</text:span></text:p>
          <text:p text:style-name="P44"><text:span text:style-name="T26">interpreter</text:span></text:p>
          <draw:enhanced-geometry svg:viewBox="0 0 21600 21600" draw:glue-points="?f6 0 10800 ?f8 ?f11 10800 ?f9 21600 10800 ?f10 ?f5 10800" draw:text-areas="?f3 ?f3 ?f4 ?f4" draw:type="parallelogram" draw:modifiers="6412.2188281033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7" draw:text-style-name="P11" draw:layer="layout" svg:width="0.61cm" svg:height="0.45cm" svg:x="7.8cm" svg:y="4.475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7" draw:text-style-name="P6" draw:layer="layout" svg:width="1.32cm" svg:height="0.5cm" svg:x="8.071cm" svg:y="4.44cm">
          <text:p/>
          <draw:enhanced-geometry svg:viewBox="0 0 21600 21600" draw:mirror-horizontal="false" draw:mirror-vertical="false" draw:glue-points="?f7 0 ?f6 ?f1 0 ?f10 ?f6 21600 ?f4 ?f10 21600 ?f9" draw:path-stretchpoint-x="10800" draw:path-stretchpoint-y="10800" draw:text-areas="0 ?f1 ?f4 ?f12" draw:type="cube" draw:modifiers="15242.68502581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8" draw:text-style-name="P69" draw:layer="layout" svg:width="2.6cm" svg:height="0.79cm" svg:x="8.71cm" svg:y="4.74cm">
          <text:p text:style-name="P42"><text:span text:style-name="T23"><text:s text:c="9"/></text:span><text:span text:style-name="T26">http://</text:span></text:p>
          <text:p text:style-name="P42"><text:span text:style-name="T26"><text:s text:c="4"/></text:span><text:span text:style-name="T26">server</text:span></text:p>
          <draw:enhanced-geometry svg:viewBox="0 0 21600 21600" draw:glue-points="?f6 0 10800 ?f8 ?f11 10800 ?f9 21600 10800 ?f10 ?f5 10800" draw:text-areas="?f3 ?f3 ?f4 ?f4" draw:type="parallelogram" draw:modifiers="6809.6885813148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9" draw:text-style-name="P27" draw:layer="layout" svg:x1="9.26cm" svg:y1="5.694cm" svg:x2="9.975cm" svg:y2="5.782cm">
          <text:p/>
        </draw:line>
        <draw:path draw:style-name="gr188" draw:text-style-name="P2" draw:layer="layout" svg:width="0.231cm" svg:height="1.155cm" draw:transform="rotate (-0.0588175957922099) translate (13.1279341779434cm 3.8263346842152cm)" svg:viewBox="0 0 232 1156" svg:d="M0 1156c499-711-173-551 232-1156">
          <text:p/>
        </draw:path>
        <draw:custom-shape draw:style-name="gr289" draw:text-style-name="P11" draw:layer="layout" svg:width="0.8cm" svg:height="0.2cm" svg:x="13.055cm" svg:y="3.66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9" draw:text-style-name="P11" draw:layer="layout" svg:width="0.8cm" svg:height="0.2cm" svg:x="14.156cm" svg:y="3.66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9" draw:text-style-name="P11" draw:layer="layout" svg:width="0.8cm" svg:height="0.2cm" svg:x="11.956cm" svg:y="3.66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9" draw:text-style-name="P11" draw:layer="layout" svg:width="0.8cm" svg:height="0.2cm" svg:x="10.856cm" svg:y="3.66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8" draw:text-style-name="P2" draw:layer="layout" svg:width="1.051cm" svg:height="1.183cm" draw:transform="rotate (-0.0588175957922099) translate (13.3095940652683cm 3.79814630403937cm)" svg:viewBox="0 0 1052 1184" svg:d="M0 1184c780-1388 676-421 1052-1184">
          <text:p/>
        </draw:path>
        <draw:path draw:style-name="gr188" draw:text-style-name="P2" draw:layer="layout" svg:width="1.686cm" svg:height="1.011cm" draw:transform="rotate (-0.0588175957922099) translate (11.2135878403268cm 3.87491157534911cm)" svg:viewBox="0 0 1687 1012" svg:d="M1609 1012c563-975-2117-216-1522-1012">
          <text:p/>
        </draw:path>
        <draw:path draw:style-name="gr188" draw:text-style-name="P2" draw:layer="layout" svg:width="0.747cm" svg:height="1.086cm" draw:transform="rotate (-0.0588175957922099) translate (12.3277711584997cm 3.85574676736486cm)" svg:viewBox="0 0 748 1087" svg:d="M657 1087c459-708-990-482-585-1087">
          <text:p/>
        </draw:path>
        <draw:custom-shape draw:style-name="gr174" draw:text-style-name="P11" draw:layer="layout" svg:width="0.523cm" svg:height="0.2cm" svg:x="14.18cm" svg:y="4.32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290" draw:text-style-name="P2" draw:layer="layout" svg:width="3.083cm" svg:height="0.529cm" draw:transform="rotate (-0.0588175957922099) translate (8.78722099277044cm 4.3973723454529cm)" svg:viewBox="0 0 3084 530" svg:d="M2949 530c753-825-1850-452-2949-407">
          <text:p/>
        </draw:path>
        <draw:frame draw:style-name="gr219" draw:text-style-name="P70" draw:layer="layout" svg:width="7.26cm" svg:height="2.645cm" svg:x="6.18cm" svg:y="1.14cm">
          <draw:text-box>
            <text:p><text:span text:style-name="T27">RepRap Firmware </text:span></text:p>
            <text:p><text:span text:style-name="T27">Functional</text:span></text:p>
            <text:p><text:span text:style-name="T27"><text:s/></text:span><text:span text:style-name="T27">operation</text:span></text:p>
          </draw:text-box>
        </draw:frame>
        <draw:line draw:style-name="gr169" draw:text-style-name="P27" draw:layer="layout" svg:x1="6.179cm" svg:y1="5.606cm" svg:x2="6.892cm" svg:y2="5.506cm">
          <text:p/>
        </draw:line>
        <draw:custom-shape draw:style-name="gr291" draw:text-style-name="P55" draw:layer="layout" svg:width="2.12cm" svg:height="0.809cm" svg:x="15.14cm" svg:y="4.04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4cm" svg:height="0.25cm" svg:x="5.22cm" svg:y="5.509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2" draw:text-style-name="P9" draw:layer="layout" svg:width="0.719cm" svg:height="0.719cm" svg:x="2.971cm" svg:y="4.6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3" draw:text-style-name="P71" draw:layer="layout" svg:width="1.558cm" svg:height="1.54cm" svg:x="15.402cm" svg:y="4.12cm">
          <draw:text-box>
            <text:p><text:span text:style-name="T15">Heater</text:span></text:p>
          </draw:text-box>
        </draw:frame>
        <draw:custom-shape draw:style-name="gr176" draw:text-style-name="P72" draw:layer="layout" svg:width="0.562cm" svg:height="0.171cm" svg:x="8.618cm" svg:y="4.6cm">
          <text:p text:style-name="P42"><text:span text:style-name="T28"><text:s text:c="5"/></text:span><text:span text:style-name="T28">&lt;xx yy&gt;</text:span></text:p>
          <text:p text:style-name="P42"><text:span text:style-name="T28"><text:s/></text:span><text:span text:style-name="T28">Xxxx <text:s/>zz</text:span></text:p>
          <draw:enhanced-geometry svg:viewBox="0 0 21600 21600" draw:glue-points="?f6 0 10800 ?f8 ?f11 10800 ?f9 21600 10800 ?f10 ?f5 10800" draw:text-areas="?f3 ?f3 ?f4 ?f4" draw:type="parallelogram" draw:modifiers="6809.6885813148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6" draw:text-style-name="P72" draw:layer="layout" svg:width="0.6cm" svg:height="0.25cm" svg:x="8.24cm" svg:y="4.469cm">
          <text:p text:style-name="P42"><text:span text:style-name="T28"><text:s text:c="8"/></text:span><text:span text:style-name="T28">Gxx yyy</text:span></text:p>
          <text:p text:style-name="P42"><text:span text:style-name="T28"><text:s text:c="4"/></text:span><text:span text:style-name="T28">Mxxx <text:s/>zz</text:span></text:p>
          <text:p text:style-name="P42"><text:span text:style-name="T28">Gtt uu</text:span></text:p>
          <draw:enhanced-geometry svg:viewBox="0 0 21600 21600" draw:glue-points="?f6 0 10800 ?f8 ?f11 10800 ?f9 21600 10800 ?f10 ?f5 10800" draw:text-areas="?f3 ?f3 ?f4 ?f4" draw:type="parallelogram" draw:modifiers="8949.0848585690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64" draw:text-style-name="P2" draw:layer="layout" svg:width="1.727cm" svg:height="0.261cm" draw:transform="rotate (-0.0588175957922099) translate (5.59540173410353cm 5.37844614042453cm)" svg:viewBox="0 0 1728 262" svg:d="M0 262c739-43 1029-221 1728-262">
          <text:p/>
        </draw:path>
        <draw:custom-shape draw:style-name="gr294" draw:text-style-name="P6" draw:layer="layout" svg:width="1.086cm" svg:height="0.68cm" svg:x="7.314cm" svg:y="5.159cm">
          <text:p/>
          <draw:enhanced-geometry svg:viewBox="0 0 21600 21600" draw:mirror-horizontal="false" draw:mirror-vertical="false" draw:glue-points="?f7 0 ?f6 ?f1 0 ?f10 ?f6 21600 ?f4 ?f10 21600 ?f9" draw:path-stretchpoint-x="10800" draw:path-stretchpoint-y="10800" draw:text-areas="0 ?f1 ?f4 ?f12" draw:type="cube" draw:modifiers="6204.2553191489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64" draw:text-style-name="P2" draw:layer="layout" svg:width="2.545cm" svg:height="0.08cm" draw:transform="rotate (-0.0588175957922099) translate (8.30013395787861cm 5.59772511329347cm)" svg:viewBox="0 0 2546 81" svg:d="M0 2c1441-24 631 163 2546 31">
          <text:p/>
        </draw:path>
        <draw:path draw:style-name="gr295" draw:text-style-name="P57" draw:layer="layout" svg:width="1.261cm" svg:height="0.835cm" draw:transform="rotate (-0.0588175957922099) translate (8.3887253394048cm 4.63254118953234cm)" svg:viewBox="0 0 1262 836" svg:d="M0 829c948 104 1890-913 713-823">
          <text:p/>
        </draw:path>
        <draw:g>
          <draw:custom-shape draw:style-name="gr178" draw:text-style-name="P9" draw:layer="layout" svg:width="0.2cm" svg:height="0.2cm" svg:x="10.28cm" svg:y="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01cm" svg:height="0.101cm" svg:x="10.33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6" draw:text-style-name="P9" draw:layer="layout" svg:width="0.1cm" svg:height="0.3cm" svg:x="10.33cm" svg:y="2.3cm">
            <text:p/>
            <draw:enhanced-geometry svg:viewBox="0 0 21600 21600" draw:type="rectangle" draw:enhanced-path="M 0 0 L 21600 0 21600 21600 0 21600 0 0 Z N"/>
          </draw:custom-shape>
          <draw:custom-shape draw:style-name="gr297" draw:text-style-name="P9" draw:layer="layout" svg:width="0.07cm" svg:height="0.4cm" svg:x="10.345cm" svg:y="2.28cm">
            <text:p/>
            <draw:enhanced-geometry svg:viewBox="0 0 21600 21600" draw:type="rectangle" draw:enhanced-path="M 0 0 L 21600 0 21600 21600 0 21600 0 0 Z N"/>
          </draw:custom-shape>
          <draw:line draw:style-name="gr181" draw:text-style-name="P2" draw:layer="layout" svg:x1="10.38cm" svg:y1="2.7cm" svg:x2="10.38cm" svg:y2="2.42cm">
            <text:p/>
          </draw:line>
          <draw:custom-shape draw:style-name="gr182" draw:text-style-name="P50" draw:layer="layout" svg:width="0.1cm" svg:height="0.1cm" svg:x="10.33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8" draw:text-style-name="P3" draw:layer="layout" svg:width="0.4cm" svg:height="0.33cm" svg:x="10.4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64" draw:text-style-name="P2" draw:layer="layout" svg:width="0.258cm" svg:height="0.632cm" draw:transform="rotate (-0.0588175957922099) translate (10.52cm 2.7cm)" svg:viewBox="0 0 259 633" svg:d="M137 633c-20-339 364-622-137-633">
          <text:p/>
        </draw:path>
        <draw:frame draw:style-name="gr293" draw:text-style-name="P71" draw:layer="layout" svg:width="1.558cm" svg:height="1.54cm" svg:x="8.8cm" svg:y="2.78cm">
          <draw:text-box>
            <text:p><text:span text:style-name="T15">Heater</text:span></text:p>
          </draw:text-box>
        </draw:frame>
        <draw:g>
          <draw:custom-shape draw:style-name="gr213" draw:text-style-name="P56" draw:layer="layout" svg:width="0.1cm" svg:height="0.3cm" draw:transform="rotate (-1.5707963267949) translate (10.12cm 2.8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8" draw:text-style-name="P10" draw:layer="layout" svg:width="0.35cm" svg:height="0.25cm" svg:x="9.86cm" svg:y="2.7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56" draw:layer="layout" svg:width="0.1cm" svg:height="0.07cm" draw:transform="rotate (-1.5707963267949) translate (10.24cm 2.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9" draw:text-style-name="P19" draw:layer="layout" svg:width="0.3cm" svg:height="0.4cm" svg:x="9.9cm" svg:y="2.35cm">
            <text:p/>
            <draw:enhanced-geometry svg:viewBox="0 0 88 21600" draw:glue-points="44 ?f6 44 0 0 10800 44 21600 88 10800" draw:text-areas="0 ?f6 88 ?f3" draw:type="can" draw:modifiers="5494.264339152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9" draw:text-style-name="P19" draw:layer="layout" svg:width="0.15cm" svg:height="0.17cm" svg:x="9.98cm" svg:y="2.24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8" draw:text-style-name="P9" draw:layer="layout" svg:width="0.2cm" svg:height="0.2cm" svg:x="15.7cm" svg:y="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01cm" svg:height="0.101cm" svg:x="15.75cm" svg:y="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6" draw:text-style-name="P9" draw:layer="layout" svg:width="0.1cm" svg:height="0.3cm" svg:x="15.75cm" svg:y="4.74cm">
            <text:p/>
            <draw:enhanced-geometry svg:viewBox="0 0 21600 21600" draw:type="rectangle" draw:enhanced-path="M 0 0 L 21600 0 21600 21600 0 21600 0 0 Z N"/>
          </draw:custom-shape>
          <draw:custom-shape draw:style-name="gr297" draw:text-style-name="P9" draw:layer="layout" svg:width="0.07cm" svg:height="0.4cm" svg:x="15.765cm" svg:y="4.72cm">
            <text:p/>
            <draw:enhanced-geometry svg:viewBox="0 0 21600 21600" draw:type="rectangle" draw:enhanced-path="M 0 0 L 21600 0 21600 21600 0 21600 0 0 Z N"/>
          </draw:custom-shape>
          <draw:line draw:style-name="gr181" draw:text-style-name="P2" draw:layer="layout" svg:x1="15.8cm" svg:y1="5.14cm" svg:x2="15.8cm" svg:y2="4.86cm">
            <text:p/>
          </draw:line>
          <draw:custom-shape draw:style-name="gr182" draw:text-style-name="P50" draw:layer="layout" svg:width="0.1cm" svg:height="0.1cm" svg:x="15.75cm" svg:y="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00" draw:text-style-name="P2" draw:layer="layout" svg:width="1.575cm" svg:height="0.551cm" draw:transform="rotate (-0.0588175957922099) translate (9.79871477348225cm 3.81639118778506cm)" svg:viewBox="0 0 1576 552" svg:d="M1576 552c-708-119-1854-191-1515-552">
          <text:p/>
        </draw:path>
        <draw:custom-shape draw:style-name="gr301" draw:text-style-name="P51" draw:layer="layout" svg:width="0.4cm" svg:height="0.33cm" svg:x="9.821cm" svg:y="3.312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334cm" svg:height="0.525cm" draw:transform="rotate (-0.0588175957922099) translate (10.0504673953201cm 2.82386264751746cm)" svg:viewBox="0 0 335 526" svg:d="M0 526c-20-339 628-567 170-520">
          <text:p/>
        </draw:path>
        <draw:custom-shape draw:style-name="gr174" draw:text-style-name="P11" draw:layer="layout" svg:width="0.4cm" svg:height="0.15cm" svg:x="9.72cm" svg:y="3.6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00" draw:text-style-name="P2" draw:layer="layout" svg:width="1.122cm" svg:height="0.679cm" draw:transform="rotate (-0.0588175957922099) translate (10.4785225966742cm 3.63520216102524cm)" svg:viewBox="0 0 1123 680" svg:d="M1123 680c-708-119-1356-241-1041-680">
          <text:p/>
        </draw:path>
        <draw:custom-shape draw:style-name="gr176" draw:text-style-name="P53" draw:layer="layout" svg:width="0.8cm" svg:height="0.4cm" svg:x="11.18cm" svg:y="5.1cm">
          <text:p text:style-name="P42"><text:span text:style-name="T21"><text:s text:c="11"/></text:span><text:span text:style-name="T21">G</text:span><text:span text:style-name="T28">xx yyy</text:span></text:p>
          <text:p text:style-name="P42"><text:span text:style-name="T28"><text:s text:c="7"/></text:span><text:span text:style-name="T28">Mxxx <text:s/>zz</text:span></text:p>
          <text:p text:style-name="P42"><text:span text:style-name="T28"><text:s text:c="3"/></text:span><text:span text:style-name="T28">Gtt xxxxx</text:span></text:p>
          <text:p text:style-name="P42"><text:span text:style-name="T28">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6" draw:text-style-name="P53" draw:layer="layout" svg:width="0.75cm" svg:height="0.25cm" svg:x="13.163cm" svg:y="5.02cm">
          <text:p text:style-name="P42"><text:span text:style-name="T21"><text:s text:c="10"/></text:span></text:p>
          <draw:enhanced-geometry svg:viewBox="0 0 21600 21600" draw:glue-points="?f6 0 10800 ?f8 ?f11 10800 ?f9 21600 10800 ?f10 ?f5 10800" draw:text-areas="?f3 ?f3 ?f4 ?f4" draw:type="parallelogram" draw:modifiers="7190.4127829560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02" draw:text-style-name="P3" draw:layer="layout" svg:width="0.3cm" svg:height="0.4cm" svg:x="13.96cm" svg:y="4.809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64" draw:text-style-name="P2" draw:layer="layout" svg:width="1.538cm" svg:height="0.448cm" draw:transform="rotate (-0.0588175957922099) translate (14.1337371755645cm 4.62671384764879cm)" svg:viewBox="0 0 1539 449" svg:d="M0 234c101-667 664 317 1539 206">
          <text:p/>
        </draw:path>
        <draw:path draw:style-name="gr188" draw:text-style-name="P2" draw:layer="layout" svg:width="0.386cm" svg:height="0.499cm" draw:transform="rotate (-0.0588175957922099) translate (13.769398758176cm 4.54074721353026cm)" svg:viewBox="0 0 387 500" svg:d="M345 239c136-408-76-276-345 261">
          <text:p/>
        </draw:path>
        <draw:path draw:style-name="gr188" draw:text-style-name="P2" draw:layer="layout" svg:width="0.7cm" svg:height="0.686cm" draw:transform="rotate (-0.0588175957922099) translate (13.5603667648358cm 4.35448737717481cm)" svg:viewBox="0 0 701 687" svg:d="M0 687c275-437 77-726 701-683">
          <text:p/>
        </draw:path>
        <draw:custom-shape draw:style-name="gr303" draw:text-style-name="P54" draw:layer="layout" svg:width="0.36cm" svg:height="0.48cm" svg:x="14.56cm" svg:y="4.06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90" draw:text-style-name="P2" draw:layer="layout" svg:width="0.745cm" svg:height="0.103cm" draw:transform="rotate (-0.0588175957922099) translate (14.8661294989275cm 4.23590820806482cm)" svg:viewBox="0 0 746 104" svg:d="M0 104c721-2 165-110 746-104">
          <text:p/>
        </draw:path>
        <draw:path draw:style-name="gr304" draw:text-style-name="P2" draw:layer="layout" svg:width="0.328cm" svg:height="0.184cm" draw:transform="rotate (-0.0588175957922099) translate (13.4117482827326cm 5.04067072809942cm)" svg:viewBox="0 0 329 185" svg:d="M329 0c-54 103-520 351-240 14">
          <text:p/>
        </draw:path>
        <draw:custom-shape draw:style-name="gr176" draw:text-style-name="P53" draw:layer="layout" svg:width="0.75cm" svg:height="0.25cm" svg:x="11.92cm" svg:y="5.021cm">
          <text:p text:style-name="P42"><text:span text:style-name="T21"><text:s text:c="10"/></text:span></text:p>
          <draw:enhanced-geometry svg:viewBox="0 0 21600 21600" draw:glue-points="?f6 0 10800 ?f8 ?f11 10800 ?f9 21600 10800 ?f10 ?f5 10800" draw:text-areas="?f3 ?f3 ?f4 ?f4" draw:type="parallelogram" draw:modifiers="7478.029294274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90" draw:text-style-name="P2" draw:layer="layout" svg:width="1.133cm" svg:height="0.601cm" draw:transform="rotate (-0.0588175957922099) translate (11.56cm 4.38cm)" svg:viewBox="0 0 1134 602" svg:d="M997 602c464-628-350-500-997-602">
          <text:p/>
        </draw:path>
        <draw:path draw:style-name="gr305" draw:text-style-name="P2" draw:layer="layout" svg:width="1.035cm" svg:height="0.524cm" draw:transform="rotate (-0.0588175957922099) translate (11.34cm 4.46cm)" svg:viewBox="0 0 1036 525" svg:d="M953 525c317-399-327-442-953-525">
          <text:p/>
        </draw:path>
        <draw:path draw:style-name="gr304" draw:text-style-name="P2" draw:layer="layout" svg:width="0.329cm" svg:height="0.176cm" draw:transform="rotate (-0.0588175957922099) translate (12.1710743346848cm 5.05476356627126cm)" svg:viewBox="0 0 330 177" svg:d="M330 6c-54 103-522 331-241-6">
          <text:p/>
        </draw:path>
        <draw:custom-shape draw:style-name="gr306" draw:text-style-name="P73" draw:layer="layout" svg:width="8.1cm" svg:height="5.56cm" svg:x="7.3cm" svg:y="8.27cm">
          <text:p/>
          <draw:enhanced-geometry svg:viewBox="0 0 21600 21600" draw:type="rectangle" draw:enhanced-path="M 0 0 L 21600 0 21600 21600 0 21600 0 0 Z N"/>
        </draw:custom-shape>
        <draw:custom-shape draw:style-name="gr307" draw:text-style-name="P19" draw:layer="layout" svg:width="1.474cm" svg:height="1.012cm" svg:x="7.3cm" svg:y="12.46cm">
          <text:p/>
          <draw:enhanced-geometry svg:viewBox="0 0 21600 21600" draw:type="rectangle" draw:enhanced-path="M 0 0 L 21600 0 21600 21600 0 21600 0 0 Z N"/>
        </draw:custom-shape>
        <draw:custom-shape draw:style-name="gr308" draw:text-style-name="P19" draw:layer="layout" svg:width="1.3cm" svg:height="1.2cm" svg:x="7.3cm" svg:y="10.82cm">
          <text:p/>
          <draw:enhanced-geometry svg:viewBox="0 0 21600 21600" draw:type="rectangle" draw:enhanced-path="M 0 0 L 21600 0 21600 21600 0 21600 0 0 Z N"/>
        </draw:custom-shape>
        <draw:custom-shape draw:style-name="gr309" draw:text-style-name="P50" draw:layer="layout" svg:width="0.3cm" svg:height="1.19cm" svg:x="7cm" svg:y="10.82cm">
          <text:p/>
          <draw:enhanced-geometry svg:viewBox="0 0 21600 21600" draw:type="rectangle" draw:enhanced-path="M 0 0 L 21600 0 21600 21600 0 21600 0 0 Z N"/>
        </draw:custom-shape>
        <draw:g>
          <draw:custom-shape draw:style-name="gr310" draw:text-style-name="P9" draw:layer="layout" svg:width="0.5cm" svg:height="0.7cm" svg:x="7.4cm" svg:y="10.94cm">
            <text:p/>
            <draw:enhanced-geometry svg:viewBox="0 0 21600 21600" draw:type="rectangle" draw:enhanced-path="M 0 0 L 21600 0 21600 21600 0 21600 0 0 Z N"/>
          </draw:custom-shape>
          <draw:frame draw:style-name="gr311" draw:text-style-name="P74" draw:layer="layout" svg:width="1.1cm" svg:height="1.83cm" svg:x="7.2cm" svg:y="10.855cm">
            <draw:text-box>
              <text:p text:style-name="P42"><text:span text:style-name="T29">Gxx yyy</text:span></text:p>
              <text:p text:style-name="P42"><text:span text:style-name="T29">Mxxx <text:s/>zz</text:span></text:p>
              <text:p text:style-name="P42"><text:span text:style-name="T29">Gtt xxxxx</text:span></text:p>
              <text:p text:style-name="P42"><text:span text:style-name="T29">Mztu vv</text:span></text:p>
            </draw:text-box>
          </draw:frame>
        </draw:g>
        <draw:g>
          <draw:custom-shape draw:style-name="gr312" draw:text-style-name="P9" draw:layer="layout" svg:width="0.51cm" svg:height="0.6cm" svg:x="8cm" svg:y="11.34cm">
            <text:p/>
            <draw:enhanced-geometry svg:viewBox="0 0 21600 21600" draw:type="rectangle" draw:enhanced-path="M 0 0 L 21600 0 21600 21600 0 21600 0 0 Z N"/>
          </draw:custom-shape>
          <draw:frame draw:style-name="gr311" draw:text-style-name="P74" draw:layer="layout" svg:width="1.1cm" svg:height="1.83cm" svg:x="7.8cm" svg:y="11.255cm">
            <draw:text-box>
              <text:p text:style-name="P42"><text:span text:style-name="T29">&lt;xx yyy&gt;</text:span></text:p>
              <text:p text:style-name="P42"><text:span text:style-name="T29">Txxx <text:s/>zz</text:span></text:p>
              <text:p text:style-name="P42"><text:span text:style-name="T29">&lt;tt xxxx&gt;</text:span></text:p>
              <text:p text:style-name="P42"><text:span text:style-name="T29">Fztu vv</text:span></text:p>
            </draw:text-box>
          </draw:frame>
        </draw:g>
        <draw:g>
          <draw:custom-shape draw:style-name="gr178" draw:text-style-name="P9" draw:layer="layout" svg:width="0.37cm" svg:height="0.16cm" svg:x="12.71cm" svg:y="5.03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8" draw:text-style-name="P9" draw:layer="layout" svg:width="0.296cm" svg:height="0.14cm" svg:x="12.68cm" svg:y="5.1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6" draw:text-style-name="P9" draw:layer="layout" svg:width="0.205cm" svg:height="0.1cm" svg:x="12.796cm" svg:y="5.1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60" draw:text-style-name="P75" draw:layer="layout" svg:width="3.536cm" svg:height="0.855cm" svg:x="1.672cm" svg:y="5.305cm">
          <text:p text:style-name="P46"><text:span text:style-name="T26">Browser html and </text:span></text:p>
          <text:p text:style-name="P46"><text:span text:style-name="T26">Javascript interpreter</text:span></text:p>
          <draw:enhanced-geometry svg:viewBox="0 0 21600 21600" draw:type="rectangle" draw:enhanced-path="M 0 0 L 21600 0 21600 21600 0 21600 0 0 Z N"/>
        </draw:custom-shape>
        <draw:g>
          <draw:custom-shape draw:style-name="gr313" draw:text-style-name="P13" draw:layer="layout" svg:width="1.6cm" svg:height="3.3cm" svg:x="6.882cm" svg:y="17.008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859cm" svg:y="16.248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2.004cm" svg:y="16.446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2.004cm" svg:y="16.446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2.004cm" svg:y="16.446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384cm" svg:y="20.27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649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649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649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564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156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731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308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48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903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2.068cm" svg:y="20.6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5.086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508cm" svg:y="20.6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842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842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842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744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336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912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51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671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3.079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25cm" svg:y="20.5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2.017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017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017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914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507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4.081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669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849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25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437cm" svg:y="20.309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23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642cm" svg:y="20.5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482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98cm" svg:y="20.309cm">
                <text:p/>
                <draw:enhanced-geometry svg:viewBox="0 0 21600 21600" draw:mirror-horizontal="false" draw:mirror-vertical="false" draw:type="rectangle" draw:enhanced-path="M 0 0 L 21600 0 21600 21600 0 21600 0 0 Z N"/>
              </draw:custom-shape>
            </draw:g>
          </draw:g>
        </draw:g>
        <draw:g>
          <draw:custom-shape draw:style-name="gr314" draw:text-style-name="P69" draw:layer="layout" svg:width="1.024cm" svg:height="0.298cm" svg:x="8.876cm" svg:y="7.093cm">
            <text:p text:style-name="P42"><text:span text:style-name="T23"><text:s text:c="7"/></text:span></text:p>
            <draw:enhanced-geometry svg:viewBox="0 0 21600 21600" draw:glue-points="?f6 0 10800 ?f8 ?f11 10800 ?f9 21600 10800 ?f10 ?f5 10800" draw:text-areas="?f3 ?f3 ?f4 ?f4" draw:type="parallelogram" draw:modifiers="6404.4198895027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5" draw:text-style-name="P69" draw:layer="layout" svg:width="0.35cm" svg:height="0.091cm" svg:x="9.201cm" svg:y="7.182cm">
            <text:p text:style-name="P42"><text:span text:style-name="T23"><text:s text:c="7"/></text:span></text:p>
            <draw:enhanced-geometry svg:viewBox="0 0 21600 21600" draw:mirror-horizontal="false" draw:mirror-vertical="false" draw:glue-points="?f6 0 10800 ?f8 ?f11 10800 ?f9 21600 10800 ?f10 ?f5 10800" draw:text-areas="?f3 ?f3 ?f4 ?f4" draw:type="parallelogram" draw:modifiers="5644.221105527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5" draw:text-style-name="P69" draw:layer="layout" svg:width="0.319cm" svg:height="0.058cm" svg:x="9.109cm" svg:y="7.322cm">
            <text:p text:style-name="P42"><text:span text:style-name="T23"><text:s text:c="7"/></text:span></text:p>
            <draw:enhanced-geometry svg:viewBox="0 0 21600 21600" draw:mirror-horizontal="false" draw:mirror-vertical="false" draw:glue-points="?f6 0 10800 ?f8 ?f11 10800 ?f9 21600 10800 ?f10 ?f5 10800" draw:text-areas="?f3 ?f3 ?f4 ?f4" draw:type="parallelogram" draw:modifiers="3949.030470914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6" draw:text-style-name="P2" draw:layer="layout" svg:x1="9.207cm" svg:y1="7.134cm" svg:x2="9.785cm" svg:y2="7.134cm">
            <text:p/>
          </draw:line>
          <draw:line draw:style-name="gr316" draw:text-style-name="P2" draw:layer="layout" svg:x1="9.598cm" svg:y1="7.18cm" svg:x2="9.743cm" svg:y2="7.18cm">
            <text:p/>
          </draw:line>
          <draw:line draw:style-name="gr316" draw:text-style-name="P2" draw:layer="layout" svg:x1="9.563cm" svg:y1="7.228cm" svg:x2="9.692cm" svg:y2="7.228cm">
            <text:p/>
          </draw:line>
          <draw:line draw:style-name="gr316" draw:text-style-name="P2" draw:layer="layout" svg:x1="9.52cm" svg:y1="7.273cm" svg:x2="9.649cm" svg:y2="7.273cm">
            <text:p/>
          </draw:line>
          <draw:line draw:style-name="gr316" draw:text-style-name="P2" draw:layer="layout" svg:x1="9.471cm" svg:y1="7.323cm" svg:x2="9.6cm" svg:y2="7.323cm">
            <text:p/>
          </draw:line>
          <draw:line draw:style-name="gr316" draw:text-style-name="P2" draw:layer="layout" svg:x1="9.149cm" svg:y1="7.179cm" svg:x2="9.235cm" svg:y2="7.179cm">
            <text:p/>
          </draw:line>
          <draw:line draw:style-name="gr316" draw:text-style-name="P2" draw:layer="layout" svg:x1="9.096cm" svg:y1="7.227cm" svg:x2="9.184cm" svg:y2="7.227cm">
            <text:p/>
          </draw:line>
          <draw:line draw:style-name="gr316" draw:text-style-name="P2" draw:layer="layout" svg:x1="9.055cm" svg:y1="7.272cm" svg:x2="9.141cm" svg:y2="7.272cm">
            <text:p/>
          </draw:line>
          <draw:line draw:style-name="gr316" draw:text-style-name="P2" draw:layer="layout" svg:x1="9.005cm" svg:y1="7.322cm" svg:x2="9.092cm" svg:y2="7.322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Axis" draw:style="rect" draw:dots1="1" draw:dots1-length="1cm" draw:dots2="1" draw:distance="0.15cm"/>
    <draw:stroke-dash draw:name="Dashed_20__28_var_29__20_1" draw:display-name="Dashed (var) 1" draw:style="rect" draw:dots1="1" draw:dots1-length="0.02cm" draw:dots2="1" draw:dots2-length="0.02cm" draw:distance="0.02cm"/>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e6e6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1T02:52:20.171000000</meta:creation-date>
    <dc:date>2016-07-14T12:54:08.892000000</dc:date>
    <meta:editing-duration>PT14H12M</meta:editing-duration>
    <meta:editing-cycles>187</meta:editing-cycles>
    <meta:generator>LibreOffice/5.1.4.2$Windows_x86 LibreOffice_project/f99d75f39f1c57ebdd7ffc5f42867c12031db97a</meta:generator>
    <meta:document-statistic meta:object-count="2213"/>
  </office:meta>
</office:document-meta>
</file>